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1173in" svg:y="0.563in">
            <draw:object draw:notify-on-update-of-ranges="Sheet1.A2:Sheet1.A401 Sheet1.D1:Sheet1.D1 Sheet1.D2:Sheet1.D401 Sheet1.A2:Sheet1.A401 Sheet1.E1:Sheet1.E1 Sheet1.E2:Sheet1.E401 Sheet1.B1:Sheet1.B1 Sheet1.B2:Sheet1.B401 Sheet1.A2:Sheet1.A401 Sheet1.C1:Sheet1.C1 Sheet1.C2:Sheet1.C401 Sheet1.A2:Sheet1.A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v</text:p>
          </table:table-cell>
          <table:table-cell office:value-type="string">
            <text:p>cons_vt</text:p>
          </table:table-cell>
          <table:table-cell office:value-type="string">
            <text:p>vt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6604002">
            <text:p>0.00366040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3]-[.E3])-([.D2]-[.E2])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5]-[.E5])-([.D4]-[.E4]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6]-[.E6])-([.D5]-[.E5]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8]-[.E8])-([.D7]-[.E7])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9]-[.E9])-([.D8]-[.E8])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0]-[.E10])-([.D9]-[.E9])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1]-[.E11])-([.D10]-[.E10])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2]-[.E12])-([.D11]-[.E11])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]-[.E13])-([.D12]-[.E12])" office:value-type="float" office:value="0.02">
            <text:p>0.02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table:formula="of:=([.D14]-[.E14])-([.D13]-[.E13])" office:value-type="float" office:value="0.02">
            <text:p>0.02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15">
            <text:p>0.015</text:p>
          </table:table-cell>
          <table:table-cell office:value-type="float" office:value="0.00091510004">
            <text:p>0.0009151</text:p>
          </table:table-cell>
          <table:table-cell office:value-type="float" office:value="0.06">
            <text:p>0.06</text:p>
          </table:table-cell>
          <table:table-cell office:value-type="float" office:value="0.0066552726">
            <text:p>0.0066552726</text:p>
          </table:table-cell>
          <table:table-cell/>
          <table:table-cell table:formula="of:=([.D15]-[.E15])-([.D14]-[.E14])" office:value-type="float" office:value="0.0133447274">
            <text:p>0.013344727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2">
            <text:p>0.02</text:p>
          </table:table-cell>
          <table:table-cell office:value-type="float" office:value="0.0036604002">
            <text:p>0.0036604002</text:p>
          </table:table-cell>
          <table:table-cell office:value-type="float" office:value="0.08">
            <text:p>0.08</text:p>
          </table:table-cell>
          <table:table-cell office:value-type="float" office:value="0.02662109">
            <text:p>0.02662109</text:p>
          </table:table-cell>
          <table:table-cell/>
          <table:table-cell table:formula="of:=([.D16]-[.E16])-([.D15]-[.E15])" office:value-type="float" office:value="0.0000341826000000017">
            <text:p>3.41826000000017E-005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24999999">
            <text:p>0.024999999</text:p>
          </table:table-cell>
          <table:table-cell office:value-type="float" office:value="0.0045755003">
            <text:p>0.0045755003</text:p>
          </table:table-cell>
          <table:table-cell office:value-type="float" office:value="0.099999994">
            <text:p>0.099999994</text:p>
          </table:table-cell>
          <table:table-cell office:value-type="float" office:value="0.033276364">
            <text:p>0.033276364</text:p>
          </table:table-cell>
          <table:table-cell/>
          <table:table-cell table:formula="of:=([.D17]-[.E17])-([.D16]-[.E16])" office:value-type="float" office:value="0.01334472">
            <text:p>0.01334472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29999997">
            <text:p>0.029999997</text:p>
          </table:table-cell>
          <table:table-cell office:value-type="float" office:value="0.013726501">
            <text:p>0.013726501</text:p>
          </table:table-cell>
          <table:table-cell office:value-type="float" office:value="0.11999999">
            <text:p>0.11999999</text:p>
          </table:table-cell>
          <table:table-cell office:value-type="float" office:value="0.099829085">
            <text:p>0.099829085</text:p>
          </table:table-cell>
          <table:table-cell/>
          <table:table-cell table:formula="of:=([.D18]-[.E18])-([.D17]-[.E17])" office:value-type="float" office:value="-0.046552725">
            <text:p>-0.046552725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34999996">
            <text:p>0.034999996</text:p>
          </table:table-cell>
          <table:table-cell office:value-type="float" office:value="0.0219624">
            <text:p>0.0219624</text:p>
          </table:table-cell>
          <table:table-cell office:value-type="float" office:value="0.13999999">
            <text:p>0.13999999</text:p>
          </table:table-cell>
          <table:table-cell office:value-type="float" office:value="0.15972655">
            <text:p>0.15972655</text:p>
          </table:table-cell>
          <table:table-cell/>
          <table:table-cell table:formula="of:=([.D19]-[.E19])-([.D18]-[.E18])" office:value-type="float" office:value="-0.039897465">
            <text:p>-0.039897465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39999995">
            <text:p>0.039999995</text:p>
          </table:table-cell>
          <table:table-cell office:value-type="float" office:value="0.027453002">
            <text:p>0.027453002</text:p>
          </table:table-cell>
          <table:table-cell office:value-type="float" office:value="0.15999998">
            <text:p>0.15999998</text:p>
          </table:table-cell>
          <table:table-cell office:value-type="float" office:value="0.19965817">
            <text:p>0.19965817</text:p>
          </table:table-cell>
          <table:table-cell/>
          <table:table-cell table:formula="of:=([.D20]-[.E20])-([.D19]-[.E19])" office:value-type="float" office:value="-0.01993163">
            <text:p>-0.0199316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44999994">
            <text:p>0.044999994</text:p>
          </table:table-cell>
          <table:table-cell office:value-type="float" office:value="0.0320285">
            <text:p>0.0320285</text:p>
          </table:table-cell>
          <table:table-cell office:value-type="float" office:value="0.17999998">
            <text:p>0.17999998</text:p>
          </table:table-cell>
          <table:table-cell office:value-type="float" office:value="0.19300291">
            <text:p>0.19300291</text:p>
          </table:table-cell>
          <table:table-cell/>
          <table:table-cell table:formula="of:=([.D21]-[.E21])-([.D20]-[.E20])" office:value-type="float" office:value="0.02665526">
            <text:p>0.02665526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49999993">
            <text:p>0.049999993</text:p>
          </table:table-cell>
          <table:table-cell office:value-type="float" office:value="0.038434204">
            <text:p>0.038434204</text:p>
          </table:table-cell>
          <table:table-cell office:value-type="float" office:value="0.19999997">
            <text:p>0.19999997</text:p>
          </table:table-cell>
          <table:table-cell office:value-type="float" office:value="0.22627929">
            <text:p>0.22627929</text:p>
          </table:table-cell>
          <table:table-cell/>
          <table:table-cell table:formula="of:=([.D22]-[.E22])-([.D21]-[.E21])" office:value-type="float" office:value="-0.01327639">
            <text:p>-0.01327639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54999992">
            <text:p>0.054999992</text:p>
          </table:table-cell>
          <table:table-cell office:value-type="float" office:value="0.039349303">
            <text:p>0.039349303</text:p>
          </table:table-cell>
          <table:table-cell office:value-type="float" office:value="0.21999997">
            <text:p>0.21999997</text:p>
          </table:table-cell>
          <table:table-cell office:value-type="float" office:value="0.20631345">
            <text:p>0.20631345</text:p>
          </table:table-cell>
          <table:table-cell/>
          <table:table-cell table:formula="of:=([.D23]-[.E23])-([.D22]-[.E22])" office:value-type="float" office:value="0.03996584">
            <text:p>0.03996584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5999999">
            <text:p>0.05999999</text:p>
          </table:table-cell>
          <table:table-cell office:value-type="float" office:value="0.044839904">
            <text:p>0.044839904</text:p>
          </table:table-cell>
          <table:table-cell office:value-type="float" office:value="0.23999996">
            <text:p>0.23999996</text:p>
          </table:table-cell>
          <table:table-cell office:value-type="float" office:value="0.21962401">
            <text:p>0.21962401</text:p>
          </table:table-cell>
          <table:table-cell/>
          <table:table-cell table:formula="of:=([.D24]-[.E24])-([.D23]-[.E23])" office:value-type="float" office:value="0.00668943">
            <text:p>0.00668943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6499999">
            <text:p>0.06499999</text:p>
          </table:table-cell>
          <table:table-cell office:value-type="float" office:value="0.047585204">
            <text:p>0.047585204</text:p>
          </table:table-cell>
          <table:table-cell office:value-type="float" office:value="0.25999996">
            <text:p>0.25999996</text:p>
          </table:table-cell>
          <table:table-cell office:value-type="float" office:value="0.23958981">
            <text:p>0.23958981</text:p>
          </table:table-cell>
          <table:table-cell/>
          <table:table-cell table:formula="of:=([.D25]-[.E25])-([.D24]-[.E24])" office:value-type="float" office:value="0.000034200000000012">
            <text:p>0.0000342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6999999">
            <text:p>0.06999999</text:p>
          </table:table-cell>
          <table:table-cell office:value-type="float" office:value="0.0530758">
            <text:p>0.0530758</text:p>
          </table:table-cell>
          <table:table-cell office:value-type="float" office:value="0.27999997">
            <text:p>0.27999997</text:p>
          </table:table-cell>
          <table:table-cell office:value-type="float" office:value="0.2662109">
            <text:p>0.2662109</text:p>
          </table:table-cell>
          <table:table-cell/>
          <table:table-cell table:formula="of:=([.D26]-[.E26])-([.D25]-[.E25])" office:value-type="float" office:value="-0.00662108">
            <text:p>-0.00662108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74999996">
            <text:p>0.074999996</text:p>
          </table:table-cell>
          <table:table-cell office:value-type="float" office:value="0.0603966">
            <text:p>0.0603966</text:p>
          </table:table-cell>
          <table:table-cell office:value-type="float" office:value="0.29999998">
            <text:p>0.29999998</text:p>
          </table:table-cell>
          <table:table-cell office:value-type="float" office:value="0.30614254">
            <text:p>0.30614254</text:p>
          </table:table-cell>
          <table:table-cell/>
          <table:table-cell table:formula="of:=([.D27]-[.E27])-([.D26]-[.E26])" office:value-type="float" office:value="-0.01993163">
            <text:p>-0.01993163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8">
            <text:p>0.08</text:p>
          </table:table-cell>
          <table:table-cell office:value-type="float" office:value="0.063141905">
            <text:p>0.063141905</text:p>
          </table:table-cell>
          <table:table-cell office:value-type="float" office:value="0.32">
            <text:p>0.32</text:p>
          </table:table-cell>
          <table:table-cell office:value-type="float" office:value="0.29948726">
            <text:p>0.29948726</text:p>
          </table:table-cell>
          <table:table-cell/>
          <table:table-cell table:formula="of:=([.D28]-[.E28])-([.D27]-[.E27])" office:value-type="float" office:value="0.0266553">
            <text:p>0.0266553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85">
            <text:p>0.085</text:p>
          </table:table-cell>
          <table:table-cell office:value-type="float" office:value="0.0668023">
            <text:p>0.0668023</text:p>
          </table:table-cell>
          <table:table-cell office:value-type="float" office:value="0.34">
            <text:p>0.34</text:p>
          </table:table-cell>
          <table:table-cell office:value-type="float" office:value="0.32610837">
            <text:p>0.32610837</text:p>
          </table:table-cell>
          <table:table-cell/>
          <table:table-cell table:formula="of:=([.D29]-[.E29])-([.D28]-[.E28])" office:value-type="float" office:value="-0.00662110999999993">
            <text:p>-0.00662111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9">
            <text:p>0.09</text:p>
          </table:table-cell>
          <table:table-cell office:value-type="float" office:value="0.0722929">
            <text:p>0.0722929</text:p>
          </table:table-cell>
          <table:table-cell office:value-type="float" office:value="0.36">
            <text:p>0.36</text:p>
          </table:table-cell>
          <table:table-cell office:value-type="float" office:value="0.35272944">
            <text:p>0.35272944</text:p>
          </table:table-cell>
          <table:table-cell/>
          <table:table-cell table:formula="of:=([.D30]-[.E30])-([.D29]-[.E29])" office:value-type="float" office:value="-0.00662107000000006">
            <text:p>-0.00662107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95000006">
            <text:p>0.095000006</text:p>
          </table:table-cell>
          <table:table-cell office:value-type="float" office:value="0.078698605">
            <text:p>0.078698605</text:p>
          </table:table-cell>
          <table:table-cell office:value-type="float" office:value="0.38000003">
            <text:p>0.38000003</text:p>
          </table:table-cell>
          <table:table-cell office:value-type="float" office:value="0.37269527">
            <text:p>0.37269527</text:p>
          </table:table-cell>
          <table:table-cell/>
          <table:table-cell table:formula="of:=([.D31]-[.E31])-([.D30]-[.E30])" office:value-type="float" office:value="0.0000341999999999842">
            <text:p>0.0000342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10000001">
            <text:p>0.10000001</text:p>
          </table:table-cell>
          <table:table-cell office:value-type="float" office:value="0.08235901">
            <text:p>0.08235901</text:p>
          </table:table-cell>
          <table:table-cell office:value-type="float" office:value="0.40000004">
            <text:p>0.40000004</text:p>
          </table:table-cell>
          <table:table-cell office:value-type="float" office:value="0.39931634">
            <text:p>0.39931634</text:p>
          </table:table-cell>
          <table:table-cell/>
          <table:table-cell table:formula="of:=([.D32]-[.E32])-([.D31]-[.E31])" office:value-type="float" office:value="-0.00662105999999996">
            <text:p>-0.00662106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0500001">
            <text:p>0.10500001</text:p>
          </table:table-cell>
          <table:table-cell office:value-type="float" office:value="0.088764705">
            <text:p>0.088764705</text:p>
          </table:table-cell>
          <table:table-cell office:value-type="float" office:value="0.42000005">
            <text:p>0.42000005</text:p>
          </table:table-cell>
          <table:table-cell office:value-type="float" office:value="0.41928217">
            <text:p>0.41928217</text:p>
          </table:table-cell>
          <table:table-cell/>
          <table:table-cell table:formula="of:=([.D33]-[.E33])-([.D32]-[.E32])" office:value-type="float" office:value="0.0000341799999999948">
            <text:p>0.00003418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10000014">
            <text:p>0.110000014</text:p>
          </table:table-cell>
          <table:table-cell office:value-type="float" office:value="0.09974591">
            <text:p>0.09974591</text:p>
          </table:table-cell>
          <table:table-cell office:value-type="float" office:value="0.44000006">
            <text:p>0.44000006</text:p>
          </table:table-cell>
          <table:table-cell office:value-type="float" office:value="0.4459033">
            <text:p>0.4459033</text:p>
          </table:table-cell>
          <table:table-cell/>
          <table:table-cell table:formula="of:=([.D34]-[.E34])-([.D33]-[.E33])" office:value-type="float" office:value="-0.00662111999999998">
            <text:p>-0.00662112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1500002">
            <text:p>0.11500002</text:p>
          </table:table-cell>
          <table:table-cell office:value-type="float" office:value="0.09974591">
            <text:p>0.09974591</text:p>
          </table:table-cell>
          <table:table-cell office:value-type="float" office:value="0.46000007">
            <text:p>0.46000007</text:p>
          </table:table-cell>
          <table:table-cell office:value-type="float" office:value="0.4459033">
            <text:p>0.4459033</text:p>
          </table:table-cell>
          <table:table-cell/>
          <table:table-cell table:formula="of:=([.D35]-[.E35])-([.D34]-[.E34])" office:value-type="float" office:value="0.02000001">
            <text:p>0.02000001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2000002">
            <text:p>0.12000002</text:p>
          </table:table-cell>
          <table:table-cell office:value-type="float" office:value="0.10523651">
            <text:p>0.10523651</text:p>
          </table:table-cell>
          <table:table-cell office:value-type="float" office:value="0.48000008">
            <text:p>0.48000008</text:p>
          </table:table-cell>
          <table:table-cell office:value-type="float" office:value="0.4858349">
            <text:p>0.4858349</text:p>
          </table:table-cell>
          <table:table-cell/>
          <table:table-cell table:formula="of:=([.D36]-[.E36])-([.D35]-[.E35])" office:value-type="float" office:value="-0.0199315899999999">
            <text:p>-0.01993159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2500001">
            <text:p>0.12500001</text:p>
          </table:table-cell>
          <table:table-cell office:value-type="float" office:value="0.111642204">
            <text:p>0.111642204</text:p>
          </table:table-cell>
          <table:table-cell office:value-type="float" office:value="0.50000006">
            <text:p>0.50000006</text:p>
          </table:table-cell>
          <table:table-cell office:value-type="float" office:value="0.5058007">
            <text:p>0.5058007</text:p>
          </table:table-cell>
          <table:table-cell/>
          <table:table-cell table:formula="of:=([.D37]-[.E37])-([.D36]-[.E36])" office:value-type="float" office:value="0.0000341799999999393">
            <text:p>0.00003418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3000001">
            <text:p>0.13000001</text:p>
          </table:table-cell>
          <table:table-cell office:value-type="float" office:value="0.116217695">
            <text:p>0.116217695</text:p>
          </table:table-cell>
          <table:table-cell office:value-type="float" office:value="0.52000004">
            <text:p>0.52000004</text:p>
          </table:table-cell>
          <table:table-cell office:value-type="float" office:value="0.52576655">
            <text:p>0.52576655</text:p>
          </table:table-cell>
          <table:table-cell/>
          <table:table-cell table:formula="of:=([.D38]-[.E38])-([.D37]-[.E37])" office:value-type="float" office:value="0.0000341299999999656">
            <text:p>0.00003413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35">
            <text:p>0.135</text:p>
          </table:table-cell>
          <table:table-cell office:value-type="float" office:value="0.117132805">
            <text:p>0.117132805</text:p>
          </table:table-cell>
          <table:table-cell office:value-type="float" office:value="0.54">
            <text:p>0.54</text:p>
          </table:table-cell>
          <table:table-cell office:value-type="float" office:value="0.5191113">
            <text:p>0.5191113</text:p>
          </table:table-cell>
          <table:table-cell/>
          <table:table-cell table:formula="of:=([.D39]-[.E39])-([.D38]-[.E38])" office:value-type="float" office:value="0.0266552100000002">
            <text:p>0.02665521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4">
            <text:p>0.14</text:p>
          </table:table-cell>
          <table:table-cell office:value-type="float" office:value="0.12353851">
            <text:p>0.12353851</text:p>
          </table:table-cell>
          <table:table-cell office:value-type="float" office:value="0.56">
            <text:p>0.56</text:p>
          </table:table-cell>
          <table:table-cell office:value-type="float" office:value="0.55238765">
            <text:p>0.55238765</text:p>
          </table:table-cell>
          <table:table-cell/>
          <table:table-cell table:formula="of:=([.D40]-[.E40])-([.D39]-[.E39])" office:value-type="float" office:value="-0.01327635">
            <text:p>-0.01327635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45">
            <text:p>0.145</text:p>
          </table:table-cell>
          <table:table-cell office:value-type="float" office:value="0.124453604">
            <text:p>0.124453604</text:p>
          </table:table-cell>
          <table:table-cell office:value-type="float" office:value="0.58">
            <text:p>0.58</text:p>
          </table:table-cell>
          <table:table-cell office:value-type="float" office:value="0.5324218">
            <text:p>0.5324218</text:p>
          </table:table-cell>
          <table:table-cell/>
          <table:table-cell table:formula="of:=([.D41]-[.E41])-([.D40]-[.E40])" office:value-type="float" office:value="0.03996585">
            <text:p>0.03996585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14999999">
            <text:p>0.14999999</text:p>
          </table:table-cell>
          <table:table-cell office:value-type="float" office:value="0.13451971">
            <text:p>0.13451971</text:p>
          </table:table-cell>
          <table:table-cell office:value-type="float" office:value="0.59999996">
            <text:p>0.59999996</text:p>
          </table:table-cell>
          <table:table-cell office:value-type="float" office:value="0.57900876">
            <text:p>0.57900876</text:p>
          </table:table-cell>
          <table:table-cell/>
          <table:table-cell table:formula="of:=([.D42]-[.E42])-([.D41]-[.E41])" office:value-type="float" office:value="-0.026587">
            <text:p>-0.026587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15499999">
            <text:p>0.15499999</text:p>
          </table:table-cell>
          <table:table-cell office:value-type="float" office:value="0.1381801">
            <text:p>0.1381801</text:p>
          </table:table-cell>
          <table:table-cell office:value-type="float" office:value="0.61999995">
            <text:p>0.61999995</text:p>
          </table:table-cell>
          <table:table-cell office:value-type="float" office:value="0.57900876">
            <text:p>0.57900876</text:p>
          </table:table-cell>
          <table:table-cell/>
          <table:table-cell table:formula="of:=([.D43]-[.E43])-([.D42]-[.E42])" office:value-type="float" office:value="0.01999999">
            <text:p>0.01999999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15999998">
            <text:p>0.15999998</text:p>
          </table:table-cell>
          <table:table-cell office:value-type="float" office:value="0.14824621">
            <text:p>0.14824621</text:p>
          </table:table-cell>
          <table:table-cell office:value-type="float" office:value="0.6399999">
            <text:p>0.6399999</text:p>
          </table:table-cell>
          <table:table-cell office:value-type="float" office:value="0.6255956">
            <text:p>0.6255956</text:p>
          </table:table-cell>
          <table:table-cell/>
          <table:table-cell table:formula="of:=([.D44]-[.E44])-([.D43]-[.E43])" office:value-type="float" office:value="-0.0265868899999999">
            <text:p>-0.02658689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16499998">
            <text:p>0.16499998</text:p>
          </table:table-cell>
          <table:table-cell office:value-type="float" office:value="0.14916131">
            <text:p>0.14916131</text:p>
          </table:table-cell>
          <table:table-cell office:value-type="float" office:value="0.6599999">
            <text:p>0.6599999</text:p>
          </table:table-cell>
          <table:table-cell office:value-type="float" office:value="0.63225085">
            <text:p>0.63225085</text:p>
          </table:table-cell>
          <table:table-cell/>
          <table:table-cell table:formula="of:=([.D45]-[.E45])-([.D44]-[.E44])" office:value-type="float" office:value="0.0133447499999999">
            <text:p>0.01334475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16999997">
            <text:p>0.16999997</text:p>
          </table:table-cell>
          <table:table-cell office:value-type="float" office:value="0.1564821">
            <text:p>0.1564821</text:p>
          </table:table-cell>
          <table:table-cell office:value-type="float" office:value="0.6799999">
            <text:p>0.6799999</text:p>
          </table:table-cell>
          <table:table-cell office:value-type="float" office:value="0.65887195">
            <text:p>0.65887195</text:p>
          </table:table-cell>
          <table:table-cell/>
          <table:table-cell table:formula="of:=([.D46]-[.E46])-([.D45]-[.E45])" office:value-type="float" office:value="-0.00662109999999994">
            <text:p>-0.0066211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17499997">
            <text:p>0.17499997</text:p>
          </table:table-cell>
          <table:table-cell office:value-type="float" office:value="0.1619727">
            <text:p>0.1619727</text:p>
          </table:table-cell>
          <table:table-cell office:value-type="float" office:value="0.69999987">
            <text:p>0.69999987</text:p>
          </table:table-cell>
          <table:table-cell office:value-type="float" office:value="0.69880354">
            <text:p>0.69880354</text:p>
          </table:table-cell>
          <table:table-cell/>
          <table:table-cell table:formula="of:=([.D47]-[.E47])-([.D46]-[.E46])" office:value-type="float" office:value="-0.01993162">
            <text:p>-0.01993162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17999996">
            <text:p>0.17999996</text:p>
          </table:table-cell>
          <table:table-cell office:value-type="float" office:value="0.16654819">
            <text:p>0.16654819</text:p>
          </table:table-cell>
          <table:table-cell office:value-type="float" office:value="0.71999985">
            <text:p>0.71999985</text:p>
          </table:table-cell>
          <table:table-cell office:value-type="float" office:value="0.71876943">
            <text:p>0.71876943</text:p>
          </table:table-cell>
          <table:table-cell/>
          <table:table-cell table:formula="of:=([.D48]-[.E48])-([.D47]-[.E47])" office:value-type="float" office:value="0.0000340899999999866">
            <text:p>0.00003409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18499996">
            <text:p>0.18499996</text:p>
          </table:table-cell>
          <table:table-cell office:value-type="float" office:value="0.1720388">
            <text:p>0.1720388</text:p>
          </table:table-cell>
          <table:table-cell office:value-type="float" office:value="0.73999983">
            <text:p>0.73999983</text:p>
          </table:table-cell>
          <table:table-cell office:value-type="float" office:value="0.73208">
            <text:p>0.73208</text:p>
          </table:table-cell>
          <table:table-cell/>
          <table:table-cell table:formula="of:=([.D49]-[.E49])-([.D48]-[.E48])" office:value-type="float" office:value="0.00668941000000001">
            <text:p>0.00668941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18999995">
            <text:p>0.18999995</text:p>
          </table:table-cell>
          <table:table-cell office:value-type="float" office:value="0.1711237">
            <text:p>0.1711237</text:p>
          </table:table-cell>
          <table:table-cell office:value-type="float" office:value="0.7599998">
            <text:p>0.7599998</text:p>
          </table:table-cell>
          <table:table-cell office:value-type="float" office:value="0.73873526">
            <text:p>0.73873526</text:p>
          </table:table-cell>
          <table:table-cell/>
          <table:table-cell table:formula="of:=([.D50]-[.E50])-([.D49]-[.E49])" office:value-type="float" office:value="0.01334471">
            <text:p>0.01334471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9499995">
            <text:p>0.19499995</text:p>
          </table:table-cell>
          <table:table-cell office:value-type="float" office:value="0.1775294">
            <text:p>0.1775294</text:p>
          </table:table-cell>
          <table:table-cell office:value-type="float" office:value="0.7799998">
            <text:p>0.7799998</text:p>
          </table:table-cell>
          <table:table-cell office:value-type="float" office:value="0.71876943">
            <text:p>0.71876943</text:p>
          </table:table-cell>
          <table:table-cell/>
          <table:table-cell table:formula="of:=([.D51]-[.E51])-([.D50]-[.E50])" office:value-type="float" office:value="0.0399658299999999">
            <text:p>0.03996583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19999994">
            <text:p>0.19999994</text:p>
          </table:table-cell>
          <table:table-cell office:value-type="float" office:value="0.1940012">
            <text:p>0.1940012</text:p>
          </table:table-cell>
          <table:table-cell office:value-type="float" office:value="0.7999998">
            <text:p>0.7999998</text:p>
          </table:table-cell>
          <table:table-cell office:value-type="float" office:value="0.81194323">
            <text:p>0.81194323</text:p>
          </table:table-cell>
          <table:table-cell/>
          <table:table-cell table:formula="of:=([.D52]-[.E52])-([.D51]-[.E51])" office:value-type="float" office:value="-0.0731738">
            <text:p>-0.0731738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0499994">
            <text:p>0.20499994</text:p>
          </table:table-cell>
          <table:table-cell office:value-type="float" office:value="0.1930861">
            <text:p>0.1930861</text:p>
          </table:table-cell>
          <table:table-cell office:value-type="float" office:value="0.81999975">
            <text:p>0.81999975</text:p>
          </table:table-cell>
          <table:table-cell office:value-type="float" office:value="0.79197747">
            <text:p>0.79197747</text:p>
          </table:table-cell>
          <table:table-cell/>
          <table:table-cell table:formula="of:=([.D53]-[.E53])-([.D52]-[.E52])" office:value-type="float" office:value="0.0399657100000002">
            <text:p>0.03996571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0999993">
            <text:p>0.20999993</text:p>
          </table:table-cell>
          <table:table-cell office:value-type="float" office:value="0.19583142">
            <text:p>0.19583142</text:p>
          </table:table-cell>
          <table:table-cell office:value-type="float" office:value="0.83999974">
            <text:p>0.83999974</text:p>
          </table:table-cell>
          <table:table-cell office:value-type="float" office:value="0.81194323">
            <text:p>0.81194323</text:p>
          </table:table-cell>
          <table:table-cell/>
          <table:table-cell table:formula="of:=([.D54]-[.E54])-([.D53]-[.E53])" office:value-type="float" office:value="0.0000342299999999129">
            <text:p>0.00003423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1499993">
            <text:p>0.21499993</text:p>
          </table:table-cell>
          <table:table-cell office:value-type="float" office:value="0.19949181">
            <text:p>0.19949181</text:p>
          </table:table-cell>
          <table:table-cell office:value-type="float" office:value="0.8599997">
            <text:p>0.8599997</text:p>
          </table:table-cell>
          <table:table-cell office:value-type="float" office:value="0.87849605">
            <text:p>0.87849605</text:p>
          </table:table-cell>
          <table:table-cell/>
          <table:table-cell table:formula="of:=([.D55]-[.E55])-([.D54]-[.E54])" office:value-type="float" office:value="-0.04655286">
            <text:p>-0.04655286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1999992">
            <text:p>0.21999992</text:p>
          </table:table-cell>
          <table:table-cell office:value-type="float" office:value="0.20589752">
            <text:p>0.20589752</text:p>
          </table:table-cell>
          <table:table-cell office:value-type="float" office:value="0.8799997">
            <text:p>0.8799997</text:p>
          </table:table-cell>
          <table:table-cell office:value-type="float" office:value="0.8984619">
            <text:p>0.8984619</text:p>
          </table:table-cell>
          <table:table-cell/>
          <table:table-cell table:formula="of:=([.D56]-[.E56])-([.D55]-[.E55])" office:value-type="float" office:value="0.0000341500000000661">
            <text:p>0.00003415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2499992">
            <text:p>0.22499992</text:p>
          </table:table-cell>
          <table:table-cell office:value-type="float" office:value="0.2150485">
            <text:p>0.2150485</text:p>
          </table:table-cell>
          <table:table-cell office:value-type="float" office:value="0.8999997">
            <text:p>0.8999997</text:p>
          </table:table-cell>
          <table:table-cell office:value-type="float" office:value="0.8984618">
            <text:p>0.8984618</text:p>
          </table:table-cell>
          <table:table-cell/>
          <table:table-cell table:formula="of:=([.D57]-[.E57])-([.D56]-[.E56])" office:value-type="float" office:value="0.0200001">
            <text:p>0.0200001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2999991">
            <text:p>0.22999991</text:p>
          </table:table-cell>
          <table:table-cell office:value-type="float" office:value="0.21413341">
            <text:p>0.21413341</text:p>
          </table:table-cell>
          <table:table-cell office:value-type="float" office:value="0.91999966">
            <text:p>0.91999966</text:p>
          </table:table-cell>
          <table:table-cell office:value-type="float" office:value="0.86518544">
            <text:p>0.86518544</text:p>
          </table:table-cell>
          <table:table-cell/>
          <table:table-cell table:formula="of:=([.D58]-[.E58])-([.D57]-[.E57])" office:value-type="float" office:value="0.05327632">
            <text:p>0.05327632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3499991">
            <text:p>0.23499991</text:p>
          </table:table-cell>
          <table:table-cell office:value-type="float" office:value="0.21962401">
            <text:p>0.21962401</text:p>
          </table:table-cell>
          <table:table-cell office:value-type="float" office:value="0.93999964">
            <text:p>0.93999964</text:p>
          </table:table-cell>
          <table:table-cell office:value-type="float" office:value="0.9184277">
            <text:p>0.9184277</text:p>
          </table:table-cell>
          <table:table-cell/>
          <table:table-cell table:formula="of:=([.D59]-[.E59])-([.D58]-[.E58])" office:value-type="float" office:value="-0.03324228">
            <text:p>-0.03324228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399999">
            <text:p>0.2399999</text:p>
          </table:table-cell>
          <table:table-cell office:value-type="float" office:value="0.22969012">
            <text:p>0.22969012</text:p>
          </table:table-cell>
          <table:table-cell office:value-type="float" office:value="0.9599996">
            <text:p>0.9599996</text:p>
          </table:table-cell>
          <table:table-cell office:value-type="float" office:value="1.0049461">
            <text:p>1.0049461</text:p>
          </table:table-cell>
          <table:table-cell/>
          <table:table-cell table:formula="of:=([.D60]-[.E60])-([.D59]-[.E59])" office:value-type="float" office:value="-0.0665184400000001">
            <text:p>-0.06651844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449999">
            <text:p>0.2449999</text:p>
          </table:table-cell>
          <table:table-cell office:value-type="float" office:value="0.2306052">
            <text:p>0.2306052</text:p>
          </table:table-cell>
          <table:table-cell office:value-type="float" office:value="0.9799996">
            <text:p>0.9799996</text:p>
          </table:table-cell>
          <table:table-cell office:value-type="float" office:value="1.0116014">
            <text:p>1.0116014</text:p>
          </table:table-cell>
          <table:table-cell/>
          <table:table-cell table:formula="of:=([.D61]-[.E61])-([.D60]-[.E60])" office:value-type="float" office:value="0.0133447">
            <text:p>0.0133447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499999">
            <text:p>0.2499999</text:p>
          </table:table-cell>
          <table:table-cell office:value-type="float" office:value="0.23426561">
            <text:p>0.23426561</text:p>
          </table:table-cell>
          <table:table-cell office:value-type="float" office:value="0.9999996">
            <text:p>0.9999996</text:p>
          </table:table-cell>
          <table:table-cell office:value-type="float" office:value="0.9583592">
            <text:p>0.9583592</text:p>
          </table:table-cell>
          <table:table-cell/>
          <table:table-cell table:formula="of:=([.D62]-[.E62])-([.D61]-[.E61])" office:value-type="float" office:value="0.0732422">
            <text:p>0.0732422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2549999">
            <text:p>0.2549999</text:p>
          </table:table-cell>
          <table:table-cell office:value-type="float" office:value="0.2388411">
            <text:p>0.2388411</text:p>
          </table:table-cell>
          <table:table-cell office:value-type="float" office:value="1.0199996">
            <text:p>1.0199996</text:p>
          </table:table-cell>
          <table:table-cell office:value-type="float" office:value="1.0182568">
            <text:p>1.0182568</text:p>
          </table:table-cell>
          <table:table-cell/>
          <table:table-cell table:formula="of:=([.D63]-[.E63])-([.D62]-[.E62])" office:value-type="float" office:value="-0.0398976000000001">
            <text:p>-0.0398976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2599999">
            <text:p>0.2599999</text:p>
          </table:table-cell>
          <table:table-cell office:value-type="float" office:value="0.24524681">
            <text:p>0.24524681</text:p>
          </table:table-cell>
          <table:table-cell office:value-type="float" office:value="1.0399996">
            <text:p>1.0399996</text:p>
          </table:table-cell>
          <table:table-cell office:value-type="float" office:value="1.0515331">
            <text:p>1.0515331</text:p>
          </table:table-cell>
          <table:table-cell/>
          <table:table-cell table:formula="of:=([.D64]-[.E64])-([.D63]-[.E63])" office:value-type="float" office:value="-0.0132762999999998">
            <text:p>-0.0132763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2649999">
            <text:p>0.2649999</text:p>
          </table:table-cell>
          <table:table-cell office:value-type="float" office:value="0.24616191">
            <text:p>0.24616191</text:p>
          </table:table-cell>
          <table:table-cell office:value-type="float" office:value="1.0599996">
            <text:p>1.0599996</text:p>
          </table:table-cell>
          <table:table-cell office:value-type="float" office:value="1.071499">
            <text:p>1.071499</text:p>
          </table:table-cell>
          <table:table-cell/>
          <table:table-cell table:formula="of:=([.D65]-[.E65])-([.D64]-[.E64])" office:value-type="float" office:value="0.0000340999999999259">
            <text:p>0.0000341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2699999">
            <text:p>0.2699999</text:p>
          </table:table-cell>
          <table:table-cell office:value-type="float" office:value="0.2543978">
            <text:p>0.2543978</text:p>
          </table:table-cell>
          <table:table-cell office:value-type="float" office:value="1.0799996">
            <text:p>1.0799996</text:p>
          </table:table-cell>
          <table:table-cell office:value-type="float" office:value="1.0515331">
            <text:p>1.0515331</text:p>
          </table:table-cell>
          <table:table-cell/>
          <table:table-cell table:formula="of:=([.D66]-[.E66])-([.D65]-[.E65])" office:value-type="float" office:value="0.0399659000000001">
            <text:p>0.0399659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2727274">
            <text:p>0.2727274</text:p>
          </table:table-cell>
          <table:table-cell office:value-type="float" office:value="0.26080352">
            <text:p>0.26080352</text:p>
          </table:table-cell>
          <table:table-cell office:value-type="float" office:value="1.0999995">
            <text:p>1.0999995</text:p>
          </table:table-cell>
          <table:table-cell office:value-type="float" office:value="1.0581884">
            <text:p>1.0581884</text:p>
          </table:table-cell>
          <table:table-cell/>
          <table:table-cell table:formula="of:=([.D67]-[.E67])-([.D66]-[.E66])" office:value-type="float" office:value="0.0133445999999999">
            <text:p>0.0133446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26785725">
            <text:p>0.26785725</text:p>
          </table:table-cell>
          <table:table-cell office:value-type="float" office:value="0.2690394">
            <text:p>0.2690394</text:p>
          </table:table-cell>
          <table:table-cell office:value-type="float" office:value="1.1199995">
            <text:p>1.1199995</text:p>
          </table:table-cell>
          <table:table-cell office:value-type="float" office:value="1.1447068">
            <text:p>1.1447068</text:p>
          </table:table-cell>
          <table:table-cell/>
          <table:table-cell table:formula="of:=([.D68]-[.E68])-([.D67]-[.E67])" office:value-type="float" office:value="-0.0665184000000001">
            <text:p>-0.0665184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26315802">
            <text:p>0.26315802</text:p>
          </table:table-cell>
          <table:table-cell office:value-type="float" office:value="0.2580582">
            <text:p>0.2580582</text:p>
          </table:table-cell>
          <table:table-cell office:value-type="float" office:value="1.1399995">
            <text:p>1.1399995</text:p>
          </table:table-cell>
          <table:table-cell office:value-type="float" office:value="1.1047753">
            <text:p>1.1047753</text:p>
          </table:table-cell>
          <table:table-cell/>
          <table:table-cell table:formula="of:=([.D69]-[.E69])-([.D68]-[.E68])" office:value-type="float" office:value="0.0599315">
            <text:p>0.0599315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25862083">
            <text:p>0.25862083</text:p>
          </table:table-cell>
          <table:table-cell office:value-type="float" office:value="0.24890721">
            <text:p>0.24890721</text:p>
          </table:table-cell>
          <table:table-cell office:value-type="float" office:value="1.1599995">
            <text:p>1.1599995</text:p>
          </table:table-cell>
          <table:table-cell office:value-type="float" office:value="1.1047753">
            <text:p>1.1047753</text:p>
          </table:table-cell>
          <table:table-cell/>
          <table:table-cell table:formula="of:=([.D70]-[.E70])-([.D69]-[.E69])" office:value-type="float" office:value="0.02">
            <text:p>0.02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2542374">
            <text:p>0.2542374</text:p>
          </table:table-cell>
          <table:table-cell office:value-type="float" office:value="0.2580582">
            <text:p>0.2580582</text:p>
          </table:table-cell>
          <table:table-cell office:value-type="float" office:value="1.1799995">
            <text:p>1.1799995</text:p>
          </table:table-cell>
          <table:table-cell office:value-type="float" office:value="1.1180857">
            <text:p>1.1180857</text:p>
          </table:table-cell>
          <table:table-cell/>
          <table:table-cell table:formula="of:=([.D71]-[.E71])-([.D70]-[.E70])" office:value-type="float" office:value="0.00668960000000007">
            <text:p>0.0066896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25000012">
            <text:p>0.25000012</text:p>
          </table:table-cell>
          <table:table-cell office:value-type="float" office:value="0.2598884">
            <text:p>0.2598884</text:p>
          </table:table-cell>
          <table:table-cell office:value-type="float" office:value="1.1999995">
            <text:p>1.1999995</text:p>
          </table:table-cell>
          <table:table-cell office:value-type="float" office:value="1.197949">
            <text:p>1.197949</text:p>
          </table:table-cell>
          <table:table-cell/>
          <table:table-cell table:formula="of:=([.D72]-[.E72])-([.D71]-[.E71])" office:value-type="float" office:value="-0.0598633">
            <text:p>-0.0598633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24590176">
            <text:p>0.24590176</text:p>
          </table:table-cell>
          <table:table-cell office:value-type="float" office:value="0.2543978">
            <text:p>0.2543978</text:p>
          </table:table-cell>
          <table:table-cell office:value-type="float" office:value="1.2199994">
            <text:p>1.2199994</text:p>
          </table:table-cell>
          <table:table-cell office:value-type="float" office:value="1.2378807">
            <text:p>1.2378807</text:p>
          </table:table-cell>
          <table:table-cell/>
          <table:table-cell table:formula="of:=([.D73]-[.E73])-([.D72]-[.E72])" office:value-type="float" office:value="-0.0199318000000002">
            <text:p>-0.0199318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24193561">
            <text:p>0.24193561</text:p>
          </table:table-cell>
          <table:table-cell office:value-type="float" office:value="0.24341659">
            <text:p>0.24341659</text:p>
          </table:table-cell>
          <table:table-cell office:value-type="float" office:value="1.2399994">
            <text:p>1.2399994</text:p>
          </table:table-cell>
          <table:table-cell office:value-type="float" office:value="1.2245702">
            <text:p>1.2245702</text:p>
          </table:table-cell>
          <table:table-cell/>
          <table:table-cell table:formula="of:=([.D74]-[.E74])-([.D73]-[.E73])" office:value-type="float" office:value="0.0333105">
            <text:p>0.0333105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23809536">
            <text:p>0.23809536</text:p>
          </table:table-cell>
          <table:table-cell office:value-type="float" office:value="0.2351807">
            <text:p>0.2351807</text:p>
          </table:table-cell>
          <table:table-cell office:value-type="float" office:value="1.2599994">
            <text:p>1.2599994</text:p>
          </table:table-cell>
          <table:table-cell office:value-type="float" office:value="1.2312254">
            <text:p>1.2312254</text:p>
          </table:table-cell>
          <table:table-cell/>
          <table:table-cell table:formula="of:=([.D75]-[.E75])-([.D74]-[.E74])" office:value-type="float" office:value="0.0133447999999998">
            <text:p>0.0133448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23437512">
            <text:p>0.23437512</text:p>
          </table:table-cell>
          <table:table-cell office:value-type="float" office:value="0.23518072">
            <text:p>0.23518072</text:p>
          </table:table-cell>
          <table:table-cell office:value-type="float" office:value="1.2799994">
            <text:p>1.2799994</text:p>
          </table:table-cell>
          <table:table-cell office:value-type="float" office:value="1.2977782">
            <text:p>1.2977782</text:p>
          </table:table-cell>
          <table:table-cell/>
          <table:table-cell table:formula="of:=([.D76]-[.E76])-([.D75]-[.E75])" office:value-type="float" office:value="-0.0465528">
            <text:p>-0.0465528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23076935">
            <text:p>0.23076935</text:p>
          </table:table-cell>
          <table:table-cell office:value-type="float" office:value="0.2269448">
            <text:p>0.2269448</text:p>
          </table:table-cell>
          <table:table-cell office:value-type="float" office:value="1.2999994">
            <text:p>1.2999994</text:p>
          </table:table-cell>
          <table:table-cell office:value-type="float" office:value="1.2911229">
            <text:p>1.2911229</text:p>
          </table:table-cell>
          <table:table-cell/>
          <table:table-cell table:formula="of:=([.D77]-[.E77])-([.D76]-[.E76])" office:value-type="float" office:value="0.0266553">
            <text:p>0.0266553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22727285">
            <text:p>0.22727285</text:p>
          </table:table-cell>
          <table:table-cell office:value-type="float" office:value="0.22419952">
            <text:p>0.22419952</text:p>
          </table:table-cell>
          <table:table-cell office:value-type="float" office:value="1.3199993">
            <text:p>1.3199993</text:p>
          </table:table-cell>
          <table:table-cell office:value-type="float" office:value="1.2711571">
            <text:p>1.2711571</text:p>
          </table:table-cell>
          <table:table-cell/>
          <table:table-cell table:formula="of:=([.D78]-[.E78])-([.D77]-[.E77])" office:value-type="float" office:value="0.0399657000000002">
            <text:p>0.0399657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22388072">
            <text:p>0.22388072</text:p>
          </table:table-cell>
          <table:table-cell office:value-type="float" office:value="0.2168787">
            <text:p>0.2168787</text:p>
          </table:table-cell>
          <table:table-cell office:value-type="float" office:value="1.3399993">
            <text:p>1.3399993</text:p>
          </table:table-cell>
          <table:table-cell office:value-type="float" office:value="1.2844677">
            <text:p>1.2844677</text:p>
          </table:table-cell>
          <table:table-cell/>
          <table:table-cell table:formula="of:=([.D79]-[.E79])-([.D78]-[.E78])" office:value-type="float" office:value="0.00668939999999996">
            <text:p>0.0066894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22058836">
            <text:p>0.22058836</text:p>
          </table:table-cell>
          <table:table-cell office:value-type="float" office:value="0.2095579">
            <text:p>0.2095579</text:p>
          </table:table-cell>
          <table:table-cell office:value-type="float" office:value="1.3599993">
            <text:p>1.3599993</text:p>
          </table:table-cell>
          <table:table-cell office:value-type="float" office:value="1.2977782">
            <text:p>1.2977782</text:p>
          </table:table-cell>
          <table:table-cell/>
          <table:table-cell table:formula="of:=([.D80]-[.E80])-([.D79]-[.E79])" office:value-type="float" office:value="0.00668949999999979">
            <text:p>0.0066895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21739143">
            <text:p>0.21739143</text:p>
          </table:table-cell>
          <table:table-cell office:value-type="float" office:value="0.2095579">
            <text:p>0.2095579</text:p>
          </table:table-cell>
          <table:table-cell office:value-type="float" office:value="1.3799993">
            <text:p>1.3799993</text:p>
          </table:table-cell>
          <table:table-cell office:value-type="float" office:value="1.3510205">
            <text:p>1.3510205</text:p>
          </table:table-cell>
          <table:table-cell/>
          <table:table-cell table:formula="of:=([.D81]-[.E81])-([.D80]-[.E80])" office:value-type="float" office:value="-0.0332422999999999">
            <text:p>-0.0332423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21428584">
            <text:p>0.21428584</text:p>
          </table:table-cell>
          <table:table-cell office:value-type="float" office:value="0.20864281">
            <text:p>0.20864281</text:p>
          </table:table-cell>
          <table:table-cell office:value-type="float" office:value="1.3999993">
            <text:p>1.3999993</text:p>
          </table:table-cell>
          <table:table-cell office:value-type="float" office:value="1.3842968">
            <text:p>1.3842968</text:p>
          </table:table-cell>
          <table:table-cell/>
          <table:table-cell table:formula="of:=([.D82]-[.E82])-([.D81]-[.E81])" office:value-type="float" office:value="-0.0132763">
            <text:p>-0.0132763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21126772">
            <text:p>0.21126772</text:p>
          </table:table-cell>
          <table:table-cell office:value-type="float" office:value="0.2049824">
            <text:p>0.2049824</text:p>
          </table:table-cell>
          <table:table-cell office:value-type="float" office:value="1.4199992">
            <text:p>1.4199992</text:p>
          </table:table-cell>
          <table:table-cell office:value-type="float" office:value="1.4242284">
            <text:p>1.4242284</text:p>
          </table:table-cell>
          <table:table-cell/>
          <table:table-cell table:formula="of:=([.D83]-[.E83])-([.D82]-[.E82])" office:value-type="float" office:value="-0.0199317000000001">
            <text:p>-0.0199317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20833345">
            <text:p>0.20833345</text:p>
          </table:table-cell>
          <table:table-cell office:value-type="float" office:value="0.2022371">
            <text:p>0.2022371</text:p>
          </table:table-cell>
          <table:table-cell office:value-type="float" office:value="1.4399992">
            <text:p>1.4399992</text:p>
          </table:table-cell>
          <table:table-cell office:value-type="float" office:value="1.417573">
            <text:p>1.417573</text:p>
          </table:table-cell>
          <table:table-cell/>
          <table:table-cell table:formula="of:=([.D84]-[.E84])-([.D83]-[.E83])" office:value-type="float" office:value="0.0266554000000001">
            <text:p>0.0266554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20547958">
            <text:p>0.20547958</text:p>
          </table:table-cell>
          <table:table-cell office:value-type="float" office:value="0.1949163">
            <text:p>0.1949163</text:p>
          </table:table-cell>
          <table:table-cell office:value-type="float" office:value="1.4599992">
            <text:p>1.4599992</text:p>
          </table:table-cell>
          <table:table-cell office:value-type="float" office:value="1.4042625">
            <text:p>1.4042625</text:p>
          </table:table-cell>
          <table:table-cell/>
          <table:table-cell table:formula="of:=([.D85]-[.E85])-([.D84]-[.E84])" office:value-type="float" office:value="0.0333105">
            <text:p>0.0333105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20270282">
            <text:p>0.20270282</text:p>
          </table:table-cell>
          <table:table-cell office:value-type="float" office:value="0.1985767">
            <text:p>0.1985767</text:p>
          </table:table-cell>
          <table:table-cell office:value-type="float" office:value="1.4799992">
            <text:p>1.4799992</text:p>
          </table:table-cell>
          <table:table-cell office:value-type="float" office:value="1.4441941">
            <text:p>1.4441941</text:p>
          </table:table-cell>
          <table:table-cell/>
          <table:table-cell table:formula="of:=([.D86]-[.E86])-([.D85]-[.E85])" office:value-type="float" office:value="-0.0199316000000001">
            <text:p>-0.0199316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20000012">
            <text:p>0.20000012</text:p>
          </table:table-cell>
          <table:table-cell office:value-type="float" office:value="0.19674651">
            <text:p>0.19674651</text:p>
          </table:table-cell>
          <table:table-cell office:value-type="float" office:value="1.4999992">
            <text:p>1.4999992</text:p>
          </table:table-cell>
          <table:table-cell office:value-type="float" office:value="1.4308836">
            <text:p>1.4308836</text:p>
          </table:table-cell>
          <table:table-cell/>
          <table:table-cell table:formula="of:=([.D87]-[.E87])-([.D86]-[.E86])" office:value-type="float" office:value="0.0333105">
            <text:p>0.0333105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19736853">
            <text:p>0.19736853</text:p>
          </table:table-cell>
          <table:table-cell office:value-type="float" office:value="0.201322">
            <text:p>0.201322</text:p>
          </table:table-cell>
          <table:table-cell office:value-type="float" office:value="1.5199991">
            <text:p>1.5199991</text:p>
          </table:table-cell>
          <table:table-cell office:value-type="float" office:value="1.46416">
            <text:p>1.46416</text:p>
          </table:table-cell>
          <table:table-cell/>
          <table:table-cell table:formula="of:=([.D88]-[.E88])-([.D87]-[.E87])" office:value-type="float" office:value="-0.0132765000000001">
            <text:p>-0.0132765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19480531">
            <text:p>0.19480531</text:p>
          </table:table-cell>
          <table:table-cell office:value-type="float" office:value="0.19766161">
            <text:p>0.19766161</text:p>
          </table:table-cell>
          <table:table-cell office:value-type="float" office:value="1.5399991">
            <text:p>1.5399991</text:p>
          </table:table-cell>
          <table:table-cell office:value-type="float" office:value="1.4375389">
            <text:p>1.4375389</text:p>
          </table:table-cell>
          <table:table-cell/>
          <table:table-cell table:formula="of:=([.D89]-[.E89])-([.D88]-[.E88])" office:value-type="float" office:value="0.0466211000000003">
            <text:p>0.0466211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19230781">
            <text:p>0.19230781</text:p>
          </table:table-cell>
          <table:table-cell office:value-type="float" office:value="0.201322">
            <text:p>0.201322</text:p>
          </table:table-cell>
          <table:table-cell office:value-type="float" office:value="1.5599991">
            <text:p>1.5599991</text:p>
          </table:table-cell>
          <table:table-cell office:value-type="float" office:value="1.46416">
            <text:p>1.46416</text:p>
          </table:table-cell>
          <table:table-cell/>
          <table:table-cell table:formula="of:=([.D90]-[.E90])-([.D89]-[.E89])" office:value-type="float" office:value="-0.00662110000000027">
            <text:p>-0.0066211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18987353">
            <text:p>0.18987353</text:p>
          </table:table-cell>
          <table:table-cell office:value-type="float" office:value="0.20040691">
            <text:p>0.20040691</text:p>
          </table:table-cell>
          <table:table-cell office:value-type="float" office:value="1.5799991">
            <text:p>1.5799991</text:p>
          </table:table-cell>
          <table:table-cell office:value-type="float" office:value="1.4575047">
            <text:p>1.4575047</text:p>
          </table:table-cell>
          <table:table-cell/>
          <table:table-cell table:formula="of:=([.D91]-[.E91])-([.D90]-[.E90])" office:value-type="float" office:value="0.0266553000000003">
            <text:p>0.0266553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18750012">
            <text:p>0.18750012</text:p>
          </table:table-cell>
          <table:table-cell office:value-type="float" office:value="0.1940012">
            <text:p>0.1940012</text:p>
          </table:table-cell>
          <table:table-cell office:value-type="float" office:value="1.5999991">
            <text:p>1.5999991</text:p>
          </table:table-cell>
          <table:table-cell office:value-type="float" office:value="1.4774705">
            <text:p>1.4774705</text:p>
          </table:table-cell>
          <table:table-cell/>
          <table:table-cell table:formula="of:=([.D92]-[.E92])-([.D91]-[.E91])" office:value-type="float" office:value="0.0000341999999999842">
            <text:p>0.0000342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1851853">
            <text:p>0.1851853</text:p>
          </table:table-cell>
          <table:table-cell office:value-type="float" office:value="0.19491632">
            <text:p>0.19491632</text:p>
          </table:table-cell>
          <table:table-cell office:value-type="float" office:value="1.619999">
            <text:p>1.619999</text:p>
          </table:table-cell>
          <table:table-cell office:value-type="float" office:value="1.537368">
            <text:p>1.537368</text:p>
          </table:table-cell>
          <table:table-cell/>
          <table:table-cell table:formula="of:=([.D93]-[.E93])-([.D92]-[.E92])" office:value-type="float" office:value="-0.0398976">
            <text:p>-0.0398976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18292694">
            <text:p>0.18292694</text:p>
          </table:table-cell>
          <table:table-cell office:value-type="float" office:value="0.192171">
            <text:p>0.192171</text:p>
          </table:table-cell>
          <table:table-cell office:value-type="float" office:value="1.639999">
            <text:p>1.639999</text:p>
          </table:table-cell>
          <table:table-cell office:value-type="float" office:value="1.5440233">
            <text:p>1.5440233</text:p>
          </table:table-cell>
          <table:table-cell/>
          <table:table-cell table:formula="of:=([.D94]-[.E94])-([.D93]-[.E93])" office:value-type="float" office:value="0.0133446999999998">
            <text:p>0.0133447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18072301">
            <text:p>0.18072301</text:p>
          </table:table-cell>
          <table:table-cell office:value-type="float" office:value="0.1875955">
            <text:p>0.1875955</text:p>
          </table:table-cell>
          <table:table-cell office:value-type="float" office:value="1.659999">
            <text:p>1.659999</text:p>
          </table:table-cell>
          <table:table-cell office:value-type="float" office:value="1.5639892">
            <text:p>1.5639892</text:p>
          </table:table-cell>
          <table:table-cell/>
          <table:table-cell table:formula="of:=([.D95]-[.E95])-([.D94]-[.E94])" office:value-type="float" office:value="0.0000341000000001479">
            <text:p>0.0000341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17857154">
            <text:p>0.17857154</text:p>
          </table:table-cell>
          <table:table-cell office:value-type="float" office:value="0.18302001">
            <text:p>0.18302001</text:p>
          </table:table-cell>
          <table:table-cell office:value-type="float" office:value="1.679999">
            <text:p>1.679999</text:p>
          </table:table-cell>
          <table:table-cell office:value-type="float" office:value="1.5839549">
            <text:p>1.5839549</text:p>
          </table:table-cell>
          <table:table-cell/>
          <table:table-cell table:formula="of:=([.D96]-[.E96])-([.D95]-[.E95])" office:value-type="float" office:value="0.0000343000000000426">
            <text:p>0.0000343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1764707">
            <text:p>0.1764707</text:p>
          </table:table-cell>
          <table:table-cell office:value-type="float" office:value="0.18485022">
            <text:p>0.18485022</text:p>
          </table:table-cell>
          <table:table-cell office:value-type="float" office:value="1.699999">
            <text:p>1.699999</text:p>
          </table:table-cell>
          <table:table-cell office:value-type="float" office:value="1.6238865">
            <text:p>1.6238865</text:p>
          </table:table-cell>
          <table:table-cell/>
          <table:table-cell table:formula="of:=([.D97]-[.E97])-([.D96]-[.E96])" office:value-type="float" office:value="-0.0199316000000001">
            <text:p>-0.0199316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17441872">
            <text:p>0.17441872</text:p>
          </table:table-cell>
          <table:table-cell office:value-type="float" office:value="0.1811898">
            <text:p>0.1811898</text:p>
          </table:table-cell>
          <table:table-cell office:value-type="float" office:value="1.719999">
            <text:p>1.719999</text:p>
          </table:table-cell>
          <table:table-cell office:value-type="float" office:value="1.6238865">
            <text:p>1.6238865</text:p>
          </table:table-cell>
          <table:table-cell/>
          <table:table-cell table:formula="of:=([.D98]-[.E98])-([.D97]-[.E97])" office:value-type="float" office:value="0.02">
            <text:p>0.02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1724139">
            <text:p>0.1724139</text:p>
          </table:table-cell>
          <table:table-cell office:value-type="float" office:value="0.1784445">
            <text:p>0.1784445</text:p>
          </table:table-cell>
          <table:table-cell office:value-type="float" office:value="1.7399989">
            <text:p>1.7399989</text:p>
          </table:table-cell>
          <table:table-cell office:value-type="float" office:value="1.6172312">
            <text:p>1.6172312</text:p>
          </table:table-cell>
          <table:table-cell/>
          <table:table-cell table:formula="of:=([.D99]-[.E99])-([.D98]-[.E98])" office:value-type="float" office:value="0.0266552">
            <text:p>0.0266552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17045465">
            <text:p>0.17045465</text:p>
          </table:table-cell>
          <table:table-cell office:value-type="float" office:value="0.18393512">
            <text:p>0.18393512</text:p>
          </table:table-cell>
          <table:table-cell office:value-type="float" office:value="1.7599989">
            <text:p>1.7599989</text:p>
          </table:table-cell>
          <table:table-cell office:value-type="float" office:value="1.6704735">
            <text:p>1.6704735</text:p>
          </table:table-cell>
          <table:table-cell/>
          <table:table-cell table:formula="of:=([.D100]-[.E100])-([.D99]-[.E99])" office:value-type="float" office:value="-0.0332423000000002">
            <text:p>-0.033242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16853943">
            <text:p>0.16853943</text:p>
          </table:table-cell>
          <table:table-cell office:value-type="float" office:value="0.1848502">
            <text:p>0.1848502</text:p>
          </table:table-cell>
          <table:table-cell office:value-type="float" office:value="1.7799989">
            <text:p>1.7799989</text:p>
          </table:table-cell>
          <table:table-cell office:value-type="float" office:value="1.6904392">
            <text:p>1.6904392</text:p>
          </table:table-cell>
          <table:table-cell/>
          <table:table-cell table:formula="of:=([.D101]-[.E101])-([.D100]-[.E100])" office:value-type="float" office:value="0.0000343000000000426">
            <text:p>0.0000343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16666678">
            <text:p>0.16666678</text:p>
          </table:table-cell>
          <table:table-cell office:value-type="float" office:value="0.18027472">
            <text:p>0.18027472</text:p>
          </table:table-cell>
          <table:table-cell office:value-type="float" office:value="1.7999989">
            <text:p>1.7999989</text:p>
          </table:table-cell>
          <table:table-cell office:value-type="float" office:value="1.6970946">
            <text:p>1.6970946</text:p>
          </table:table-cell>
          <table:table-cell/>
          <table:table-cell table:formula="of:=([.D102]-[.E102])-([.D101]-[.E101])" office:value-type="float" office:value="0.0133445999999999">
            <text:p>0.0133446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16483527">
            <text:p>0.16483527</text:p>
          </table:table-cell>
          <table:table-cell office:value-type="float" office:value="0.17478411">
            <text:p>0.17478411</text:p>
          </table:table-cell>
          <table:table-cell office:value-type="float" office:value="1.8199989">
            <text:p>1.8199989</text:p>
          </table:table-cell>
          <table:table-cell office:value-type="float" office:value="1.7104051">
            <text:p>1.7104051</text:p>
          </table:table-cell>
          <table:table-cell/>
          <table:table-cell table:formula="of:=([.D103]-[.E103])-([.D102]-[.E102])" office:value-type="float" office:value="0.00668950000000002">
            <text:p>0.0066895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16304359">
            <text:p>0.16304359</text:p>
          </table:table-cell>
          <table:table-cell office:value-type="float" office:value="0.1720388">
            <text:p>0.1720388</text:p>
          </table:table-cell>
          <table:table-cell office:value-type="float" office:value="1.8399988">
            <text:p>1.8399988</text:p>
          </table:table-cell>
          <table:table-cell office:value-type="float" office:value="1.7436814">
            <text:p>1.7436814</text:p>
          </table:table-cell>
          <table:table-cell/>
          <table:table-cell table:formula="of:=([.D104]-[.E104])-([.D103]-[.E103])" office:value-type="float" office:value="-0.0132763999999996">
            <text:p>-0.0132764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16129044">
            <text:p>0.16129044</text:p>
          </table:table-cell>
          <table:table-cell office:value-type="float" office:value="0.1674633">
            <text:p>0.1674633</text:p>
          </table:table-cell>
          <table:table-cell office:value-type="float" office:value="1.8599988">
            <text:p>1.8599988</text:p>
          </table:table-cell>
          <table:table-cell office:value-type="float" office:value="1.8035791">
            <text:p>1.8035791</text:p>
          </table:table-cell>
          <table:table-cell/>
          <table:table-cell table:formula="of:=([.D105]-[.E105])-([.D104]-[.E104])" office:value-type="float" office:value="-0.0398977">
            <text:p>-0.0398977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15957458">
            <text:p>0.15957458</text:p>
          </table:table-cell>
          <table:table-cell office:value-type="float" office:value="0.15465191">
            <text:p>0.15465191</text:p>
          </table:table-cell>
          <table:table-cell office:value-type="float" office:value="1.8799988">
            <text:p>1.8799988</text:p>
          </table:table-cell>
          <table:table-cell office:value-type="float" office:value="1.7769579">
            <text:p>1.7769579</text:p>
          </table:table-cell>
          <table:table-cell/>
          <table:table-cell table:formula="of:=([.D106]-[.E106])-([.D105]-[.E105])" office:value-type="float" office:value="0.0466211999999999">
            <text:p>0.0466212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15789485">
            <text:p>0.15789485</text:p>
          </table:table-cell>
          <table:table-cell office:value-type="float" office:value="0.1528217">
            <text:p>0.1528217</text:p>
          </table:table-cell>
          <table:table-cell office:value-type="float" office:value="1.8999988">
            <text:p>1.8999988</text:p>
          </table:table-cell>
          <table:table-cell office:value-type="float" office:value="1.7636473">
            <text:p>1.7636473</text:p>
          </table:table-cell>
          <table:table-cell/>
          <table:table-cell table:formula="of:=([.D107]-[.E107])-([.D106]-[.E106])" office:value-type="float" office:value="0.0333106000000001">
            <text:p>0.0333106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1562501">
            <text:p>0.1562501</text:p>
          </table:table-cell>
          <table:table-cell office:value-type="float" office:value="0.15922742">
            <text:p>0.15922742</text:p>
          </table:table-cell>
          <table:table-cell office:value-type="float" office:value="1.9199988">
            <text:p>1.9199988</text:p>
          </table:table-cell>
          <table:table-cell office:value-type="float" office:value="1.8102343">
            <text:p>1.8102343</text:p>
          </table:table-cell>
          <table:table-cell/>
          <table:table-cell table:formula="of:=([.D108]-[.E108])-([.D107]-[.E107])" office:value-type="float" office:value="-0.0265869999999999">
            <text:p>-0.026587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15463929">
            <text:p>0.15463929</text:p>
          </table:table-cell>
          <table:table-cell office:value-type="float" office:value="0.164718">
            <text:p>0.164718</text:p>
          </table:table-cell>
          <table:table-cell office:value-type="float" office:value="1.9399987">
            <text:p>1.9399987</text:p>
          </table:table-cell>
          <table:table-cell office:value-type="float" office:value="1.8368554">
            <text:p>1.8368554</text:p>
          </table:table-cell>
          <table:table-cell/>
          <table:table-cell table:formula="of:=([.D109]-[.E109])-([.D108]-[.E108])" office:value-type="float" office:value="-0.00662120000000033">
            <text:p>-0.0066212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15306133">
            <text:p>0.15306133</text:p>
          </table:table-cell>
          <table:table-cell office:value-type="float" office:value="0.16654819">
            <text:p>0.16654819</text:p>
          </table:table-cell>
          <table:table-cell office:value-type="float" office:value="1.9599987">
            <text:p>1.9599987</text:p>
          </table:table-cell>
          <table:table-cell office:value-type="float" office:value="1.8900974">
            <text:p>1.8900974</text:p>
          </table:table-cell>
          <table:table-cell/>
          <table:table-cell table:formula="of:=([.D110]-[.E110])-([.D109]-[.E109])" office:value-type="float" office:value="-0.033242">
            <text:p>-0.033242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15151526">
            <text:p>0.15151526</text:p>
          </table:table-cell>
          <table:table-cell office:value-type="float" office:value="0.1601425">
            <text:p>0.1601425</text:p>
          </table:table-cell>
          <table:table-cell office:value-type="float" office:value="1.9799987">
            <text:p>1.9799987</text:p>
          </table:table-cell>
          <table:table-cell office:value-type="float" office:value="1.9233737">
            <text:p>1.9233737</text:p>
          </table:table-cell>
          <table:table-cell/>
          <table:table-cell table:formula="of:=([.D111]-[.E111])-([.D110]-[.E110])" office:value-type="float" office:value="-0.0132763">
            <text:p>-0.0132763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15000011">
            <text:p>0.15000011</text:p>
          </table:table-cell>
          <table:table-cell office:value-type="float" office:value="0.15922742">
            <text:p>0.15922742</text:p>
          </table:table-cell>
          <table:table-cell office:value-type="float" office:value="1.9999987">
            <text:p>1.9999987</text:p>
          </table:table-cell>
          <table:table-cell office:value-type="float" office:value="1.9167185">
            <text:p>1.9167185</text:p>
          </table:table-cell>
          <table:table-cell/>
          <table:table-cell table:formula="of:=([.D112]-[.E112])-([.D111]-[.E111])" office:value-type="float" office:value="0.0266552">
            <text:p>0.0266552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15">
            <text:p>0.15</text:p>
          </table:table-cell>
          <table:table-cell office:value-type="float" office:value="0.16197272">
            <text:p>0.16197272</text:p>
          </table:table-cell>
          <table:table-cell office:value-type="float" office:value="2">
            <text:p>2</text:p>
          </table:table-cell>
          <table:table-cell office:value-type="float" office:value="1.9499949">
            <text:p>1.9499949</text:p>
          </table:table-cell>
          <table:table-cell/>
          <table:table-cell table:formula="of:=([.D113]-[.E113])-([.D112]-[.E112])" office:value-type="float" office:value="-0.0332751">
            <text:p>-0.0332751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15">
            <text:p>0.15</text:p>
          </table:table-cell>
          <table:table-cell office:value-type="float" office:value="0.15465191">
            <text:p>0.15465191</text:p>
          </table:table-cell>
          <table:table-cell office:value-type="float" office:value="2">
            <text:p>2</text:p>
          </table:table-cell>
          <table:table-cell office:value-type="float" office:value="1.9633055">
            <text:p>1.9633055</text:p>
          </table:table-cell>
          <table:table-cell/>
          <table:table-cell table:formula="of:=([.D114]-[.E114])-([.D113]-[.E113])" office:value-type="float" office:value="-0.0133105999999998">
            <text:p>-0.0133106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15">
            <text:p>0.15</text:p>
          </table:table-cell>
          <table:table-cell office:value-type="float" office:value="0.1445858">
            <text:p>0.1445858</text:p>
          </table:table-cell>
          <table:table-cell office:value-type="float" office:value="2">
            <text:p>2</text:p>
          </table:table-cell>
          <table:table-cell office:value-type="float" office:value="1.903408">
            <text:p>1.903408</text:p>
          </table:table-cell>
          <table:table-cell/>
          <table:table-cell table:formula="of:=([.D115]-[.E115])-([.D114]-[.E114])" office:value-type="float" office:value="0.0598974999999999">
            <text:p>0.0598975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15">
            <text:p>0.15</text:p>
          </table:table-cell>
          <table:table-cell office:value-type="float" office:value="0.1390952">
            <text:p>0.1390952</text:p>
          </table:table-cell>
          <table:table-cell office:value-type="float" office:value="2">
            <text:p>2</text:p>
          </table:table-cell>
          <table:table-cell office:value-type="float" office:value="1.8634765">
            <text:p>1.8634765</text:p>
          </table:table-cell>
          <table:table-cell/>
          <table:table-cell table:formula="of:=([.D116]-[.E116])-([.D115]-[.E115])" office:value-type="float" office:value="0.0399315">
            <text:p>0.0399315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15">
            <text:p>0.15</text:p>
          </table:table-cell>
          <table:table-cell office:value-type="float" office:value="0.15556699">
            <text:p>0.15556699</text:p>
          </table:table-cell>
          <table:table-cell office:value-type="float" office:value="2">
            <text:p>2</text:p>
          </table:table-cell>
          <table:table-cell office:value-type="float" office:value="1.9699606">
            <text:p>1.9699606</text:p>
          </table:table-cell>
          <table:table-cell/>
          <table:table-cell table:formula="of:=([.D117]-[.E117])-([.D116]-[.E116])" office:value-type="float" office:value="-0.1064841">
            <text:p>-0.1064841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15">
            <text:p>0.15</text:p>
          </table:table-cell>
          <table:table-cell office:value-type="float" office:value="0.15465191">
            <text:p>0.15465191</text:p>
          </table:table-cell>
          <table:table-cell office:value-type="float" office:value="2">
            <text:p>2</text:p>
          </table:table-cell>
          <table:table-cell office:value-type="float" office:value="1.9633055">
            <text:p>1.9633055</text:p>
          </table:table-cell>
          <table:table-cell/>
          <table:table-cell table:formula="of:=([.D118]-[.E118])-([.D117]-[.E117])" office:value-type="float" office:value="0.00665509999999991">
            <text:p>0.0066551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15">
            <text:p>0.15</text:p>
          </table:table-cell>
          <table:table-cell office:value-type="float" office:value="0.16197269">
            <text:p>0.16197269</text:p>
          </table:table-cell>
          <table:table-cell office:value-type="float" office:value="2">
            <text:p>2</text:p>
          </table:table-cell>
          <table:table-cell office:value-type="float" office:value="2.029858">
            <text:p>2.029858</text:p>
          </table:table-cell>
          <table:table-cell/>
          <table:table-cell table:formula="of:=([.D119]-[.E119])-([.D118]-[.E118])" office:value-type="float" office:value="-0.0665525">
            <text:p>-0.0665525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15">
            <text:p>0.15</text:p>
          </table:table-cell>
          <table:table-cell office:value-type="float" office:value="0.15831229">
            <text:p>0.15831229</text:p>
          </table:table-cell>
          <table:table-cell office:value-type="float" office:value="2">
            <text:p>2</text:p>
          </table:table-cell>
          <table:table-cell office:value-type="float" office:value="2.003237">
            <text:p>2.003237</text:p>
          </table:table-cell>
          <table:table-cell/>
          <table:table-cell table:formula="of:=([.D120]-[.E120])-([.D119]-[.E119])" office:value-type="float" office:value="0.026621">
            <text:p>0.026621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15">
            <text:p>0.15</text:p>
          </table:table-cell>
          <table:table-cell office:value-type="float" office:value="0.155567">
            <text:p>0.155567</text:p>
          </table:table-cell>
          <table:table-cell office:value-type="float" office:value="2">
            <text:p>2</text:p>
          </table:table-cell>
          <table:table-cell office:value-type="float" office:value="1.9566501">
            <text:p>1.9566501</text:p>
          </table:table-cell>
          <table:table-cell/>
          <table:table-cell table:formula="of:=([.D121]-[.E121])-([.D120]-[.E120])" office:value-type="float" office:value="0.0465868999999999">
            <text:p>0.0465869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15">
            <text:p>0.15</text:p>
          </table:table-cell>
          <table:table-cell office:value-type="float" office:value="0.1564821">
            <text:p>0.1564821</text:p>
          </table:table-cell>
          <table:table-cell office:value-type="float" office:value="2">
            <text:p>2</text:p>
          </table:table-cell>
          <table:table-cell office:value-type="float" office:value="1.9633054">
            <text:p>1.9633054</text:p>
          </table:table-cell>
          <table:table-cell/>
          <table:table-cell table:formula="of:=([.D122]-[.E122])-([.D121]-[.E121])" office:value-type="float" office:value="-0.00665529999999981">
            <text:p>-0.0066553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15">
            <text:p>0.15</text:p>
          </table:table-cell>
          <table:table-cell office:value-type="float" office:value="0.15099151">
            <text:p>0.15099151</text:p>
          </table:table-cell>
          <table:table-cell office:value-type="float" office:value="2">
            <text:p>2</text:p>
          </table:table-cell>
          <table:table-cell office:value-type="float" office:value="1.9633055">
            <text:p>1.9633055</text:p>
          </table:table-cell>
          <table:table-cell/>
          <table:table-cell table:formula="of:=([.D123]-[.E123])-([.D122]-[.E122])" office:value-type="float" office:value="-0.000000100000000058387">
            <text:p>-0.0000001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15">
            <text:p>0.15</text:p>
          </table:table-cell>
          <table:table-cell office:value-type="float" office:value="0.15373681">
            <text:p>0.15373681</text:p>
          </table:table-cell>
          <table:table-cell office:value-type="float" office:value="2">
            <text:p>2</text:p>
          </table:table-cell>
          <table:table-cell office:value-type="float" office:value="1.9566501">
            <text:p>1.9566501</text:p>
          </table:table-cell>
          <table:table-cell/>
          <table:table-cell table:formula="of:=([.D124]-[.E124])-([.D123]-[.E123])" office:value-type="float" office:value="0.00665539999999987">
            <text:p>0.0066554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15">
            <text:p>0.15</text:p>
          </table:table-cell>
          <table:table-cell office:value-type="float" office:value="0.1564821">
            <text:p>0.1564821</text:p>
          </table:table-cell>
          <table:table-cell office:value-type="float" office:value="2">
            <text:p>2</text:p>
          </table:table-cell>
          <table:table-cell office:value-type="float" office:value="1.9633054">
            <text:p>1.9633054</text:p>
          </table:table-cell>
          <table:table-cell/>
          <table:table-cell table:formula="of:=([.D125]-[.E125])-([.D124]-[.E124])" office:value-type="float" office:value="-0.00665529999999981">
            <text:p>-0.0066553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15">
            <text:p>0.15</text:p>
          </table:table-cell>
          <table:table-cell office:value-type="float" office:value="0.15922742">
            <text:p>0.15922742</text:p>
          </table:table-cell>
          <table:table-cell office:value-type="float" office:value="2">
            <text:p>2</text:p>
          </table:table-cell>
          <table:table-cell office:value-type="float" office:value="1.9832712">
            <text:p>1.9832712</text:p>
          </table:table-cell>
          <table:table-cell/>
          <table:table-cell table:formula="of:=([.D126]-[.E126])-([.D125]-[.E125])" office:value-type="float" office:value="-0.0199658">
            <text:p>-0.0199658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15">
            <text:p>0.15</text:p>
          </table:table-cell>
          <table:table-cell office:value-type="float" office:value="0.15465191">
            <text:p>0.15465191</text:p>
          </table:table-cell>
          <table:table-cell office:value-type="float" office:value="2">
            <text:p>2</text:p>
          </table:table-cell>
          <table:table-cell office:value-type="float" office:value="1.9633055">
            <text:p>1.9633055</text:p>
          </table:table-cell>
          <table:table-cell/>
          <table:table-cell table:formula="of:=([.D127]-[.E127])-([.D126]-[.E126])" office:value-type="float" office:value="0.0199657">
            <text:p>0.0199657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15">
            <text:p>0.15</text:p>
          </table:table-cell>
          <table:table-cell office:value-type="float" office:value="0.1528217">
            <text:p>0.1528217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28]-[.E128])-([.D127]-[.E127])" office:value-type="float" office:value="-0.0133105">
            <text:p>-0.0133105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15">
            <text:p>0.15</text:p>
          </table:table-cell>
          <table:table-cell office:value-type="float" office:value="0.15739721">
            <text:p>0.15739721</text:p>
          </table:table-cell>
          <table:table-cell office:value-type="float" office:value="2">
            <text:p>2</text:p>
          </table:table-cell>
          <table:table-cell office:value-type="float" office:value="1.9832714">
            <text:p>1.9832714</text:p>
          </table:table-cell>
          <table:table-cell/>
          <table:table-cell table:formula="of:=([.D129]-[.E129])-([.D128]-[.E128])" office:value-type="float" office:value="-0.00665540000000009">
            <text:p>-0.0066554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15">
            <text:p>0.15</text:p>
          </table:table-cell>
          <table:table-cell office:value-type="float" office:value="0.1573972">
            <text:p>0.1573972</text:p>
          </table:table-cell>
          <table:table-cell office:value-type="float" office:value="2">
            <text:p>2</text:p>
          </table:table-cell>
          <table:table-cell office:value-type="float" office:value="1.9965819">
            <text:p>1.9965819</text:p>
          </table:table-cell>
          <table:table-cell/>
          <table:table-cell table:formula="of:=([.D130]-[.E130])-([.D129]-[.E129])" office:value-type="float" office:value="-0.0133104999999998">
            <text:p>-0.0133105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15">
            <text:p>0.15</text:p>
          </table:table-cell>
          <table:table-cell office:value-type="float" office:value="0.15099151">
            <text:p>0.15099151</text:p>
          </table:table-cell>
          <table:table-cell office:value-type="float" office:value="2">
            <text:p>2</text:p>
          </table:table-cell>
          <table:table-cell office:value-type="float" office:value="1.9633055">
            <text:p>1.9633055</text:p>
          </table:table-cell>
          <table:table-cell/>
          <table:table-cell table:formula="of:=([.D131]-[.E131])-([.D130]-[.E130])" office:value-type="float" office:value="0.0332763999999999">
            <text:p>0.0332764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15">
            <text:p>0.15</text:p>
          </table:table-cell>
          <table:table-cell office:value-type="float" office:value="0.1546519">
            <text:p>0.1546519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32]-[.E132])-([.D131]-[.E131])" office:value-type="float" office:value="-0.0133105">
            <text:p>-0.0133105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15">
            <text:p>0.15</text:p>
          </table:table-cell>
          <table:table-cell office:value-type="float" office:value="0.155567">
            <text:p>0.155567</text:p>
          </table:table-cell>
          <table:table-cell office:value-type="float" office:value="2">
            <text:p>2</text:p>
          </table:table-cell>
          <table:table-cell office:value-type="float" office:value="1.9566501">
            <text:p>1.9566501</text:p>
          </table:table-cell>
          <table:table-cell/>
          <table:table-cell table:formula="of:=([.D133]-[.E133])-([.D132]-[.E132])" office:value-type="float" office:value="0.0199658999999999">
            <text:p>0.0199659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15">
            <text:p>0.15</text:p>
          </table:table-cell>
          <table:table-cell office:value-type="float" office:value="0.15190661">
            <text:p>0.15190661</text:p>
          </table:table-cell>
          <table:table-cell office:value-type="float" office:value="2">
            <text:p>2</text:p>
          </table:table-cell>
          <table:table-cell office:value-type="float" office:value="1.903408">
            <text:p>1.903408</text:p>
          </table:table-cell>
          <table:table-cell/>
          <table:table-cell table:formula="of:=([.D134]-[.E134])-([.D133]-[.E133])" office:value-type="float" office:value="0.0532421000000001">
            <text:p>0.0532421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15">
            <text:p>0.15</text:p>
          </table:table-cell>
          <table:table-cell office:value-type="float" office:value="0.1528217">
            <text:p>0.1528217</text:p>
          </table:table-cell>
          <table:table-cell office:value-type="float" office:value="2">
            <text:p>2</text:p>
          </table:table-cell>
          <table:table-cell office:value-type="float" office:value="1.9233737">
            <text:p>1.9233737</text:p>
          </table:table-cell>
          <table:table-cell/>
          <table:table-cell table:formula="of:=([.D135]-[.E135])-([.D134]-[.E134])" office:value-type="float" office:value="-0.0199657">
            <text:p>-0.0199657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15">
            <text:p>0.15</text:p>
          </table:table-cell>
          <table:table-cell office:value-type="float" office:value="0.15831232">
            <text:p>0.15831232</text:p>
          </table:table-cell>
          <table:table-cell office:value-type="float" office:value="2">
            <text:p>2</text:p>
          </table:table-cell>
          <table:table-cell office:value-type="float" office:value="1.9633055">
            <text:p>1.9633055</text:p>
          </table:table-cell>
          <table:table-cell/>
          <table:table-cell table:formula="of:=([.D136]-[.E136])-([.D135]-[.E135])" office:value-type="float" office:value="-0.0399318">
            <text:p>-0.0399318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15">
            <text:p>0.15</text:p>
          </table:table-cell>
          <table:table-cell office:value-type="float" office:value="0.1601425">
            <text:p>0.1601425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37]-[.E137])-([.D136]-[.E136])" office:value-type="float" office:value="-0.0133105">
            <text:p>-0.0133105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15">
            <text:p>0.15</text:p>
          </table:table-cell>
          <table:table-cell office:value-type="float" office:value="0.155567">
            <text:p>0.155567</text:p>
          </table:table-cell>
          <table:table-cell office:value-type="float" office:value="2">
            <text:p>2</text:p>
          </table:table-cell>
          <table:table-cell office:value-type="float" office:value="1.9832714">
            <text:p>1.9832714</text:p>
          </table:table-cell>
          <table:table-cell/>
          <table:table-cell table:formula="of:=([.D138]-[.E138])-([.D137]-[.E137])" office:value-type="float" office:value="-0.00665540000000009">
            <text:p>-0.0066554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15">
            <text:p>0.15</text:p>
          </table:table-cell>
          <table:table-cell office:value-type="float" office:value="0.15099148">
            <text:p>0.15099148</text:p>
          </table:table-cell>
          <table:table-cell office:value-type="float" office:value="2">
            <text:p>2</text:p>
          </table:table-cell>
          <table:table-cell office:value-type="float" office:value="2.003237">
            <text:p>2.003237</text:p>
          </table:table-cell>
          <table:table-cell/>
          <table:table-cell table:formula="of:=([.D139]-[.E139])-([.D138]-[.E138])" office:value-type="float" office:value="-0.0199655999999999">
            <text:p>-0.0199656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15">
            <text:p>0.15</text:p>
          </table:table-cell>
          <table:table-cell office:value-type="float" office:value="0.15099151">
            <text:p>0.15099151</text:p>
          </table:table-cell>
          <table:table-cell office:value-type="float" office:value="2">
            <text:p>2</text:p>
          </table:table-cell>
          <table:table-cell office:value-type="float" office:value="2.0165477">
            <text:p>2.0165477</text:p>
          </table:table-cell>
          <table:table-cell/>
          <table:table-cell table:formula="of:=([.D140]-[.E140])-([.D139]-[.E139])" office:value-type="float" office:value="-0.0133106999999999">
            <text:p>-0.0133107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15">
            <text:p>0.15</text:p>
          </table:table-cell>
          <table:table-cell office:value-type="float" office:value="0.14916131">
            <text:p>0.14916131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41]-[.E141])-([.D140]-[.E140])" office:value-type="float" office:value="0.0399316999999999">
            <text:p>0.0399317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15">
            <text:p>0.15</text:p>
          </table:table-cell>
          <table:table-cell office:value-type="float" office:value="0.1381801">
            <text:p>0.1381801</text:p>
          </table:table-cell>
          <table:table-cell office:value-type="float" office:value="2">
            <text:p>2</text:p>
          </table:table-cell>
          <table:table-cell office:value-type="float" office:value="1.8834422">
            <text:p>1.8834422</text:p>
          </table:table-cell>
          <table:table-cell/>
          <table:table-cell table:formula="of:=([.D142]-[.E142])-([.D141]-[.E141])" office:value-type="float" office:value="0.0931738">
            <text:p>0.0931738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15">
            <text:p>0.15</text:p>
          </table:table-cell>
          <table:table-cell office:value-type="float" office:value="0.14001028">
            <text:p>0.14001028</text:p>
          </table:table-cell>
          <table:table-cell office:value-type="float" office:value="2">
            <text:p>2</text:p>
          </table:table-cell>
          <table:table-cell office:value-type="float" office:value="1.8701317">
            <text:p>1.8701317</text:p>
          </table:table-cell>
          <table:table-cell/>
          <table:table-cell table:formula="of:=([.D143]-[.E143])-([.D142]-[.E142])" office:value-type="float" office:value="0.0133105">
            <text:p>0.0133105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15">
            <text:p>0.15</text:p>
          </table:table-cell>
          <table:table-cell office:value-type="float" office:value="0.14824621">
            <text:p>0.14824621</text:p>
          </table:table-cell>
          <table:table-cell office:value-type="float" office:value="2">
            <text:p>2</text:p>
          </table:table-cell>
          <table:table-cell office:value-type="float" office:value="1.876787">
            <text:p>1.876787</text:p>
          </table:table-cell>
          <table:table-cell/>
          <table:table-cell table:formula="of:=([.D144]-[.E144])-([.D143]-[.E143])" office:value-type="float" office:value="-0.00665530000000003">
            <text:p>-0.0066553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15">
            <text:p>0.15</text:p>
          </table:table-cell>
          <table:table-cell office:value-type="float" office:value="0.15922742">
            <text:p>0.15922742</text:p>
          </table:table-cell>
          <table:table-cell office:value-type="float" office:value="2">
            <text:p>2</text:p>
          </table:table-cell>
          <table:table-cell office:value-type="float" office:value="1.9167185">
            <text:p>1.9167185</text:p>
          </table:table-cell>
          <table:table-cell/>
          <table:table-cell table:formula="of:=([.D145]-[.E145])-([.D144]-[.E144])" office:value-type="float" office:value="-0.0399315">
            <text:p>-0.0399315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15">
            <text:p>0.15</text:p>
          </table:table-cell>
          <table:table-cell office:value-type="float" office:value="0.1638029">
            <text:p>0.1638029</text:p>
          </table:table-cell>
          <table:table-cell office:value-type="float" office:value="2">
            <text:p>2</text:p>
          </table:table-cell>
          <table:table-cell office:value-type="float" office:value="1.9633054">
            <text:p>1.9633054</text:p>
          </table:table-cell>
          <table:table-cell/>
          <table:table-cell table:formula="of:=([.D146]-[.E146])-([.D145]-[.E145])" office:value-type="float" office:value="-0.0465868999999999">
            <text:p>-0.0465869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15">
            <text:p>0.15</text:p>
          </table:table-cell>
          <table:table-cell office:value-type="float" office:value="0.1601425">
            <text:p>0.1601425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47]-[.E147])-([.D146]-[.E146])" office:value-type="float" office:value="-0.0133106000000001">
            <text:p>-0.0133106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15">
            <text:p>0.15</text:p>
          </table:table-cell>
          <table:table-cell office:value-type="float" office:value="0.15099151">
            <text:p>0.15099151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48]-[.E148])-([.D147]-[.E147])" office:value-type="float" office:value="0">
            <text:p>0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15">
            <text:p>0.15</text:p>
          </table:table-cell>
          <table:table-cell office:value-type="float" office:value="0.15099151">
            <text:p>0.15099151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49]-[.E149])-([.D148]-[.E148])" office:value-type="float" office:value="0">
            <text:p>0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15">
            <text:p>0.15</text:p>
          </table:table-cell>
          <table:table-cell office:value-type="float" office:value="0.14550091">
            <text:p>0.14550091</text:p>
          </table:table-cell>
          <table:table-cell office:value-type="float" office:value="2">
            <text:p>2</text:p>
          </table:table-cell>
          <table:table-cell office:value-type="float" office:value="1.949995">
            <text:p>1.949995</text:p>
          </table:table-cell>
          <table:table-cell/>
          <table:table-cell table:formula="of:=([.D150]-[.E150])-([.D149]-[.E149])" office:value-type="float" office:value="0.026621">
            <text:p>0.026621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15">
            <text:p>0.15</text:p>
          </table:table-cell>
          <table:table-cell office:value-type="float" office:value="0.1500764">
            <text:p>0.1500764</text:p>
          </table:table-cell>
          <table:table-cell office:value-type="float" office:value="2">
            <text:p>2</text:p>
          </table:table-cell>
          <table:table-cell office:value-type="float" office:value="1.9832714">
            <text:p>1.9832714</text:p>
          </table:table-cell>
          <table:table-cell/>
          <table:table-cell table:formula="of:=([.D151]-[.E151])-([.D150]-[.E150])" office:value-type="float" office:value="-0.0332764000000001">
            <text:p>-0.0332764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15">
            <text:p>0.15</text:p>
          </table:table-cell>
          <table:table-cell office:value-type="float" office:value="0.14733112">
            <text:p>0.14733112</text:p>
          </table:table-cell>
          <table:table-cell office:value-type="float" office:value="2">
            <text:p>2</text:p>
          </table:table-cell>
          <table:table-cell office:value-type="float" office:value="1.9366844">
            <text:p>1.9366844</text:p>
          </table:table-cell>
          <table:table-cell/>
          <table:table-cell table:formula="of:=([.D152]-[.E152])-([.D151]-[.E151])" office:value-type="float" office:value="0.0465870000000002">
            <text:p>0.046587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15">
            <text:p>0.15</text:p>
          </table:table-cell>
          <table:table-cell office:value-type="float" office:value="0.1509915">
            <text:p>0.1509915</text:p>
          </table:table-cell>
          <table:table-cell office:value-type="float" office:value="2">
            <text:p>2</text:p>
          </table:table-cell>
          <table:table-cell office:value-type="float" office:value="1.9366843">
            <text:p>1.9366843</text:p>
          </table:table-cell>
          <table:table-cell/>
          <table:table-cell table:formula="of:=([.D153]-[.E153])-([.D152]-[.E152])" office:value-type="float" office:value="0.0000000999999998363421">
            <text:p>0.0000001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15">
            <text:p>0.15</text:p>
          </table:table-cell>
          <table:table-cell office:value-type="float" office:value="0.15648212">
            <text:p>0.15648212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54]-[.E154])-([.D153]-[.E153])" office:value-type="float" office:value="-0.0399316999999999">
            <text:p>-0.0399317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15">
            <text:p>0.15</text:p>
          </table:table-cell>
          <table:table-cell office:value-type="float" office:value="0.15465191">
            <text:p>0.15465191</text:p>
          </table:table-cell>
          <table:table-cell office:value-type="float" office:value="2">
            <text:p>2</text:p>
          </table:table-cell>
          <table:table-cell office:value-type="float" office:value="1.9899266">
            <text:p>1.9899266</text:p>
          </table:table-cell>
          <table:table-cell/>
          <table:table-cell table:formula="of:=([.D155]-[.E155])-([.D154]-[.E154])" office:value-type="float" office:value="-0.0133106000000001">
            <text:p>-0.0133106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15">
            <text:p>0.15</text:p>
          </table:table-cell>
          <table:table-cell office:value-type="float" office:value="0.15282172">
            <text:p>0.15282172</text:p>
          </table:table-cell>
          <table:table-cell office:value-type="float" office:value="2">
            <text:p>2</text:p>
          </table:table-cell>
          <table:table-cell office:value-type="float" office:value="1.949995">
            <text:p>1.949995</text:p>
          </table:table-cell>
          <table:table-cell/>
          <table:table-cell table:formula="of:=([.D156]-[.E156])-([.D155]-[.E155])" office:value-type="float" office:value="0.0399316000000001">
            <text:p>0.0399316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15">
            <text:p>0.15</text:p>
          </table:table-cell>
          <table:table-cell office:value-type="float" office:value="0.15190661">
            <text:p>0.15190661</text:p>
          </table:table-cell>
          <table:table-cell office:value-type="float" office:value="2">
            <text:p>2</text:p>
          </table:table-cell>
          <table:table-cell office:value-type="float" office:value="1.9167185">
            <text:p>1.9167185</text:p>
          </table:table-cell>
          <table:table-cell/>
          <table:table-cell table:formula="of:=([.D157]-[.E157])-([.D156]-[.E156])" office:value-type="float" office:value="0.0332764999999999">
            <text:p>0.0332765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15">
            <text:p>0.15</text:p>
          </table:table-cell>
          <table:table-cell office:value-type="float" office:value="0.15099148">
            <text:p>0.15099148</text:p>
          </table:table-cell>
          <table:table-cell office:value-type="float" office:value="2">
            <text:p>2</text:p>
          </table:table-cell>
          <table:table-cell office:value-type="float" office:value="1.9499949">
            <text:p>1.9499949</text:p>
          </table:table-cell>
          <table:table-cell/>
          <table:table-cell table:formula="of:=([.D158]-[.E158])-([.D157]-[.E157])" office:value-type="float" office:value="-0.0332764000000001">
            <text:p>-0.0332764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15">
            <text:p>0.15</text:p>
          </table:table-cell>
          <table:table-cell office:value-type="float" office:value="0.1509915">
            <text:p>0.1509915</text:p>
          </table:table-cell>
          <table:table-cell office:value-type="float" office:value="2">
            <text:p>2</text:p>
          </table:table-cell>
          <table:table-cell office:value-type="float" office:value="1.9899265">
            <text:p>1.9899265</text:p>
          </table:table-cell>
          <table:table-cell/>
          <table:table-cell table:formula="of:=([.D159]-[.E159])-([.D158]-[.E158])" office:value-type="float" office:value="-0.0399315999999998">
            <text:p>-0.0399316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15">
            <text:p>0.15</text:p>
          </table:table-cell>
          <table:table-cell office:value-type="float" office:value="0.1509915">
            <text:p>0.1509915</text:p>
          </table:table-cell>
          <table:table-cell office:value-type="float" office:value="2">
            <text:p>2</text:p>
          </table:table-cell>
          <table:table-cell office:value-type="float" office:value="1.9899265">
            <text:p>1.9899265</text:p>
          </table:table-cell>
          <table:table-cell/>
          <table:table-cell table:formula="of:=([.D160]-[.E160])-([.D159]-[.E159])" office:value-type="float" office:value="0">
            <text:p>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15">
            <text:p>0.15</text:p>
          </table:table-cell>
          <table:table-cell office:value-type="float" office:value="0.15465191">
            <text:p>0.15465191</text:p>
          </table:table-cell>
          <table:table-cell office:value-type="float" office:value="2">
            <text:p>2</text:p>
          </table:table-cell>
          <table:table-cell office:value-type="float" office:value="2.003237">
            <text:p>2.003237</text:p>
          </table:table-cell>
          <table:table-cell/>
          <table:table-cell table:formula="of:=([.D161]-[.E161])-([.D160]-[.E160])" office:value-type="float" office:value="-0.0133105">
            <text:p>-0.0133105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15">
            <text:p>0.15</text:p>
          </table:table-cell>
          <table:table-cell office:value-type="float" office:value="0.1519066">
            <text:p>0.1519066</text:p>
          </table:table-cell>
          <table:table-cell office:value-type="float" office:value="2">
            <text:p>2</text:p>
          </table:table-cell>
          <table:table-cell office:value-type="float" office:value="1.9965819">
            <text:p>1.9965819</text:p>
          </table:table-cell>
          <table:table-cell/>
          <table:table-cell table:formula="of:=([.D162]-[.E162])-([.D161]-[.E161])" office:value-type="float" office:value="0.00665510000000014">
            <text:p>0.0066551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15">
            <text:p>0.15</text:p>
          </table:table-cell>
          <table:table-cell office:value-type="float" office:value="0.15190661">
            <text:p>0.15190661</text:p>
          </table:table-cell>
          <table:table-cell office:value-type="float" office:value="2">
            <text:p>2</text:p>
          </table:table-cell>
          <table:table-cell office:value-type="float" office:value="1.9832712">
            <text:p>1.9832712</text:p>
          </table:table-cell>
          <table:table-cell/>
          <table:table-cell table:formula="of:=([.D163]-[.E163])-([.D162]-[.E162])" office:value-type="float" office:value="0.0133106999999999">
            <text:p>0.0133107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15">
            <text:p>0.15</text:p>
          </table:table-cell>
          <table:table-cell office:value-type="float" office:value="0.15373681">
            <text:p>0.15373681</text:p>
          </table:table-cell>
          <table:table-cell office:value-type="float" office:value="2">
            <text:p>2</text:p>
          </table:table-cell>
          <table:table-cell office:value-type="float" office:value="1.9433396">
            <text:p>1.9433396</text:p>
          </table:table-cell>
          <table:table-cell/>
          <table:table-cell table:formula="of:=([.D164]-[.E164])-([.D163]-[.E163])" office:value-type="float" office:value="0.0399316000000001">
            <text:p>0.0399316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15">
            <text:p>0.15</text:p>
          </table:table-cell>
          <table:table-cell office:value-type="float" office:value="0.15739723">
            <text:p>0.15739723</text:p>
          </table:table-cell>
          <table:table-cell office:value-type="float" office:value="2">
            <text:p>2</text:p>
          </table:table-cell>
          <table:table-cell office:value-type="float" office:value="1.9167185">
            <text:p>1.9167185</text:p>
          </table:table-cell>
          <table:table-cell/>
          <table:table-cell table:formula="of:=([.D165]-[.E165])-([.D164]-[.E164])" office:value-type="float" office:value="0.0266210999999998">
            <text:p>0.0266211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15">
            <text:p>0.15</text:p>
          </table:table-cell>
          <table:table-cell office:value-type="float" office:value="0.1573972">
            <text:p>0.1573972</text:p>
          </table:table-cell>
          <table:table-cell office:value-type="float" office:value="2">
            <text:p>2</text:p>
          </table:table-cell>
          <table:table-cell office:value-type="float" office:value="1.9034079">
            <text:p>1.9034079</text:p>
          </table:table-cell>
          <table:table-cell/>
          <table:table-cell table:formula="of:=([.D166]-[.E166])-([.D165]-[.E165])" office:value-type="float" office:value="0.0133106000000001">
            <text:p>0.0133106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15">
            <text:p>0.15</text:p>
          </table:table-cell>
          <table:table-cell office:value-type="float" office:value="0.14916131">
            <text:p>0.14916131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67]-[.E167])-([.D166]-[.E166])" office:value-type="float" office:value="-0.0732081">
            <text:p>-0.0732081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15">
            <text:p>0.15</text:p>
          </table:table-cell>
          <table:table-cell office:value-type="float" office:value="0.15190661">
            <text:p>0.15190661</text:p>
          </table:table-cell>
          <table:table-cell office:value-type="float" office:value="2">
            <text:p>2</text:p>
          </table:table-cell>
          <table:table-cell office:value-type="float" office:value="2.0098925">
            <text:p>2.0098925</text:p>
          </table:table-cell>
          <table:table-cell/>
          <table:table-cell table:formula="of:=([.D168]-[.E168])-([.D167]-[.E167])" office:value-type="float" office:value="-0.0332764999999999">
            <text:p>-0.0332765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15">
            <text:p>0.15</text:p>
          </table:table-cell>
          <table:table-cell office:value-type="float" office:value="0.1528217">
            <text:p>0.1528217</text:p>
          </table:table-cell>
          <table:table-cell office:value-type="float" office:value="2">
            <text:p>2</text:p>
          </table:table-cell>
          <table:table-cell office:value-type="float" office:value="2.0165477">
            <text:p>2.0165477</text:p>
          </table:table-cell>
          <table:table-cell/>
          <table:table-cell table:formula="of:=([.D169]-[.E169])-([.D168]-[.E168])" office:value-type="float" office:value="-0.00665519999999997">
            <text:p>-0.0066552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15">
            <text:p>0.15</text:p>
          </table:table-cell>
          <table:table-cell office:value-type="float" office:value="0.1528217">
            <text:p>0.1528217</text:p>
          </table:table-cell>
          <table:table-cell office:value-type="float" office:value="2">
            <text:p>2</text:p>
          </table:table-cell>
          <table:table-cell office:value-type="float" office:value="1.976616">
            <text:p>1.976616</text:p>
          </table:table-cell>
          <table:table-cell/>
          <table:table-cell table:formula="of:=([.D170]-[.E170])-([.D169]-[.E169])" office:value-type="float" office:value="0.0399316999999999">
            <text:p>0.0399317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15151516">
            <text:p>0.15151516</text:p>
          </table:table-cell>
          <table:table-cell office:value-type="float" office:value="0.1500764">
            <text:p>0.1500764</text:p>
          </table:table-cell>
          <table:table-cell office:value-type="float" office:value="1.98">
            <text:p>1.98</text:p>
          </table:table-cell>
          <table:table-cell office:value-type="float" office:value="1.9832714">
            <text:p>1.9832714</text:p>
          </table:table-cell>
          <table:table-cell/>
          <table:table-cell table:formula="of:=([.D171]-[.E171])-([.D170]-[.E170])" office:value-type="float" office:value="-0.0266554000000001">
            <text:p>-0.0266554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15306123">
            <text:p>0.15306123</text:p>
          </table:table-cell>
          <table:table-cell office:value-type="float" office:value="0.15465191">
            <text:p>0.15465191</text:p>
          </table:table-cell>
          <table:table-cell office:value-type="float" office:value="1.96">
            <text:p>1.96</text:p>
          </table:table-cell>
          <table:table-cell office:value-type="float" office:value="2.003237">
            <text:p>2.003237</text:p>
          </table:table-cell>
          <table:table-cell/>
          <table:table-cell table:formula="of:=([.D172]-[.E172])-([.D171]-[.E171])" office:value-type="float" office:value="-0.0399655999999999">
            <text:p>-0.0399656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15463917">
            <text:p>0.15463917</text:p>
          </table:table-cell>
          <table:table-cell office:value-type="float" office:value="0.155567">
            <text:p>0.155567</text:p>
          </table:table-cell>
          <table:table-cell office:value-type="float" office:value="1.94">
            <text:p>1.94</text:p>
          </table:table-cell>
          <table:table-cell office:value-type="float" office:value="1.9965819">
            <text:p>1.9965819</text:p>
          </table:table-cell>
          <table:table-cell/>
          <table:table-cell table:formula="of:=([.D173]-[.E173])-([.D172]-[.E172])" office:value-type="float" office:value="-0.0133448999999999">
            <text:p>-0.0133449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15625">
            <text:p>0.15625</text:p>
          </table:table-cell>
          <table:table-cell office:value-type="float" office:value="0.14916131">
            <text:p>0.14916131</text:p>
          </table:table-cell>
          <table:table-cell office:value-type="float" office:value="1.9200001">
            <text:p>1.9200001</text:p>
          </table:table-cell>
          <table:table-cell office:value-type="float" office:value="1.9233737">
            <text:p>1.9233737</text:p>
          </table:table-cell>
          <table:table-cell/>
          <table:table-cell table:formula="of:=([.D174]-[.E174])-([.D173]-[.E173])" office:value-type="float" office:value="0.0532082999999999">
            <text:p>0.0532083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15789473">
            <text:p>0.15789473</text:p>
          </table:table-cell>
          <table:table-cell office:value-type="float" office:value="0.14184052">
            <text:p>0.14184052</text:p>
          </table:table-cell>
          <table:table-cell office:value-type="float" office:value="1.9000001">
            <text:p>1.9000001</text:p>
          </table:table-cell>
          <table:table-cell office:value-type="float" office:value="1.8701317">
            <text:p>1.8701317</text:p>
          </table:table-cell>
          <table:table-cell/>
          <table:table-cell table:formula="of:=([.D175]-[.E175])-([.D174]-[.E174])" office:value-type="float" office:value="0.033242">
            <text:p>0.033242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15957446">
            <text:p>0.15957446</text:p>
          </table:table-cell>
          <table:table-cell office:value-type="float" office:value="0.16197269">
            <text:p>0.16197269</text:p>
          </table:table-cell>
          <table:table-cell office:value-type="float" office:value="1.8800001">
            <text:p>1.8800001</text:p>
          </table:table-cell>
          <table:table-cell office:value-type="float" office:value="1.9233737">
            <text:p>1.9233737</text:p>
          </table:table-cell>
          <table:table-cell/>
          <table:table-cell table:formula="of:=([.D176]-[.E176])-([.D175]-[.E175])" office:value-type="float" office:value="-0.073242">
            <text:p>-0.073242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16129032">
            <text:p>0.16129032</text:p>
          </table:table-cell>
          <table:table-cell office:value-type="float" office:value="0.16380292">
            <text:p>0.16380292</text:p>
          </table:table-cell>
          <table:table-cell office:value-type="float" office:value="1.8600001">
            <text:p>1.8600001</text:p>
          </table:table-cell>
          <table:table-cell office:value-type="float" office:value="1.8168896">
            <text:p>1.8168896</text:p>
          </table:table-cell>
          <table:table-cell/>
          <table:table-cell table:formula="of:=([.D177]-[.E177])-([.D176]-[.E176])" office:value-type="float" office:value="0.0864840999999998">
            <text:p>0.0864841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16304347">
            <text:p>0.16304347</text:p>
          </table:table-cell>
          <table:table-cell office:value-type="float" office:value="0.1592274">
            <text:p>0.1592274</text:p>
          </table:table-cell>
          <table:table-cell office:value-type="float" office:value="1.8400002">
            <text:p>1.8400002</text:p>
          </table:table-cell>
          <table:table-cell office:value-type="float" office:value="1.7170603">
            <text:p>1.7170603</text:p>
          </table:table-cell>
          <table:table-cell/>
          <table:table-cell table:formula="of:=([.D178]-[.E178])-([.D177]-[.E177])" office:value-type="float" office:value="0.0798294000000002">
            <text:p>0.0798294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16483516">
            <text:p>0.16483516</text:p>
          </table:table-cell>
          <table:table-cell office:value-type="float" office:value="0.16929352">
            <text:p>0.16929352</text:p>
          </table:table-cell>
          <table:table-cell office:value-type="float" office:value="1.8200002">
            <text:p>1.8200002</text:p>
          </table:table-cell>
          <table:table-cell office:value-type="float" office:value="1.7769579">
            <text:p>1.7769579</text:p>
          </table:table-cell>
          <table:table-cell/>
          <table:table-cell table:formula="of:=([.D179]-[.E179])-([.D178]-[.E178])" office:value-type="float" office:value="-0.0798976">
            <text:p>-0.0798976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16666666">
            <text:p>0.16666666</text:p>
          </table:table-cell>
          <table:table-cell office:value-type="float" office:value="0.1729539">
            <text:p>0.1729539</text:p>
          </table:table-cell>
          <table:table-cell office:value-type="float" office:value="1.8000002">
            <text:p>1.8000002</text:p>
          </table:table-cell>
          <table:table-cell office:value-type="float" office:value="1.8302002">
            <text:p>1.8302002</text:p>
          </table:table-cell>
          <table:table-cell/>
          <table:table-cell table:formula="of:=([.D180]-[.E180])-([.D179]-[.E179])" office:value-type="float" office:value="-0.0732423">
            <text:p>-0.0732423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16853932">
            <text:p>0.16853932</text:p>
          </table:table-cell>
          <table:table-cell office:value-type="float" office:value="0.1766143">
            <text:p>0.1766143</text:p>
          </table:table-cell>
          <table:table-cell office:value-type="float" office:value="1.7800002">
            <text:p>1.7800002</text:p>
          </table:table-cell>
          <table:table-cell office:value-type="float" office:value="1.8568213">
            <text:p>1.8568213</text:p>
          </table:table-cell>
          <table:table-cell/>
          <table:table-cell table:formula="of:=([.D181]-[.E181])-([.D180]-[.E180])" office:value-type="float" office:value="-0.0466211000000001">
            <text:p>-0.0466211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17045453">
            <text:p>0.17045453</text:p>
          </table:table-cell>
          <table:table-cell office:value-type="float" office:value="0.1711237">
            <text:p>0.1711237</text:p>
          </table:table-cell>
          <table:table-cell office:value-type="float" office:value="1.7600002">
            <text:p>1.7600002</text:p>
          </table:table-cell>
          <table:table-cell office:value-type="float" office:value="1.8302002">
            <text:p>1.8302002</text:p>
          </table:table-cell>
          <table:table-cell/>
          <table:table-cell table:formula="of:=([.D182]-[.E182])-([.D181]-[.E181])" office:value-type="float" office:value="0.00662110000000005">
            <text:p>0.0066211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17241378">
            <text:p>0.17241378</text:p>
          </table:table-cell>
          <table:table-cell office:value-type="float" office:value="0.1656331">
            <text:p>0.1656331</text:p>
          </table:table-cell>
          <table:table-cell office:value-type="float" office:value="1.7400002">
            <text:p>1.7400002</text:p>
          </table:table-cell>
          <table:table-cell office:value-type="float" office:value="1.7769579">
            <text:p>1.7769579</text:p>
          </table:table-cell>
          <table:table-cell/>
          <table:table-cell table:formula="of:=([.D183]-[.E183])-([.D182]-[.E182])" office:value-type="float" office:value="0.0332422999999999">
            <text:p>0.0332423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17441858">
            <text:p>0.17441858</text:p>
          </table:table-cell>
          <table:table-cell office:value-type="float" office:value="0.1683784">
            <text:p>0.1683784</text:p>
          </table:table-cell>
          <table:table-cell office:value-type="float" office:value="1.7200003">
            <text:p>1.7200003</text:p>
          </table:table-cell>
          <table:table-cell office:value-type="float" office:value="1.8102343">
            <text:p>1.8102343</text:p>
          </table:table-cell>
          <table:table-cell/>
          <table:table-cell table:formula="of:=([.D184]-[.E184])-([.D183]-[.E183])" office:value-type="float" office:value="-0.0532762999999998">
            <text:p>-0.0532763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17647056">
            <text:p>0.17647056</text:p>
          </table:table-cell>
          <table:table-cell office:value-type="float" office:value="0.1821049">
            <text:p>0.1821049</text:p>
          </table:table-cell>
          <table:table-cell office:value-type="float" office:value="1.7000003">
            <text:p>1.7000003</text:p>
          </table:table-cell>
          <table:table-cell office:value-type="float" office:value="1.7769578">
            <text:p>1.7769578</text:p>
          </table:table-cell>
          <table:table-cell/>
          <table:table-cell table:formula="of:=([.D185]-[.E185])-([.D184]-[.E184])" office:value-type="float" office:value="0.0132765000000001">
            <text:p>0.0132765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1785714">
            <text:p>0.1785714</text:p>
          </table:table-cell>
          <table:table-cell office:value-type="float" office:value="0.1821049">
            <text:p>0.1821049</text:p>
          </table:table-cell>
          <table:table-cell office:value-type="float" office:value="1.6800003">
            <text:p>1.6800003</text:p>
          </table:table-cell>
          <table:table-cell office:value-type="float" office:value="1.6970946">
            <text:p>1.6970946</text:p>
          </table:table-cell>
          <table:table-cell/>
          <table:table-cell table:formula="of:=([.D186]-[.E186])-([.D185]-[.E185])" office:value-type="float" office:value="0.0598631999999999">
            <text:p>0.0598632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18072286">
            <text:p>0.18072286</text:p>
          </table:table-cell>
          <table:table-cell office:value-type="float" office:value="0.1811898">
            <text:p>0.1811898</text:p>
          </table:table-cell>
          <table:table-cell office:value-type="float" office:value="1.6600003">
            <text:p>1.6600003</text:p>
          </table:table-cell>
          <table:table-cell office:value-type="float" office:value="1.663818">
            <text:p>1.663818</text:p>
          </table:table-cell>
          <table:table-cell/>
          <table:table-cell table:formula="of:=([.D187]-[.E187])-([.D186]-[.E186])" office:value-type="float" office:value="0.0132766">
            <text:p>0.0132766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1829268">
            <text:p>0.1829268</text:p>
          </table:table-cell>
          <table:table-cell office:value-type="float" office:value="0.17478411">
            <text:p>0.17478411</text:p>
          </table:table-cell>
          <table:table-cell office:value-type="float" office:value="1.6400003">
            <text:p>1.6400003</text:p>
          </table:table-cell>
          <table:table-cell office:value-type="float" office:value="1.6039206">
            <text:p>1.6039206</text:p>
          </table:table-cell>
          <table:table-cell/>
          <table:table-cell table:formula="of:=([.D188]-[.E188])-([.D187]-[.E187])" office:value-type="float" office:value="0.0398974000000001">
            <text:p>0.0398974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18518515">
            <text:p>0.18518515</text:p>
          </table:table-cell>
          <table:table-cell office:value-type="float" office:value="0.18210492">
            <text:p>0.18210492</text:p>
          </table:table-cell>
          <table:table-cell office:value-type="float" office:value="1.6200004">
            <text:p>1.6200004</text:p>
          </table:table-cell>
          <table:table-cell office:value-type="float" office:value="1.5772997">
            <text:p>1.5772997</text:p>
          </table:table-cell>
          <table:table-cell/>
          <table:table-cell table:formula="of:=([.D189]-[.E189])-([.D188]-[.E188])" office:value-type="float" office:value="0.00662099999999977">
            <text:p>0.006621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18749997">
            <text:p>0.18749997</text:p>
          </table:table-cell>
          <table:table-cell office:value-type="float" office:value="0.18851061">
            <text:p>0.18851061</text:p>
          </table:table-cell>
          <table:table-cell office:value-type="float" office:value="1.6000004">
            <text:p>1.6000004</text:p>
          </table:table-cell>
          <table:table-cell office:value-type="float" office:value="1.5972654">
            <text:p>1.5972654</text:p>
          </table:table-cell>
          <table:table-cell/>
          <table:table-cell table:formula="of:=([.D190]-[.E190])-([.D189]-[.E189])" office:value-type="float" office:value="-0.0399657">
            <text:p>-0.0399657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18987338">
            <text:p>0.18987338</text:p>
          </table:table-cell>
          <table:table-cell office:value-type="float" office:value="0.192171">
            <text:p>0.192171</text:p>
          </table:table-cell>
          <table:table-cell office:value-type="float" office:value="1.5800004">
            <text:p>1.5800004</text:p>
          </table:table-cell>
          <table:table-cell office:value-type="float" office:value="1.5839549">
            <text:p>1.5839549</text:p>
          </table:table-cell>
          <table:table-cell/>
          <table:table-cell table:formula="of:=([.D191]-[.E191])-([.D190]-[.E190])" office:value-type="float" office:value="-0.00668950000000002">
            <text:p>-0.0066895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19230765">
            <text:p>0.19230765</text:p>
          </table:table-cell>
          <table:table-cell office:value-type="float" office:value="0.19034082">
            <text:p>0.19034082</text:p>
          </table:table-cell>
          <table:table-cell office:value-type="float" office:value="1.5600004">
            <text:p>1.5600004</text:p>
          </table:table-cell>
          <table:table-cell office:value-type="float" office:value="1.5839549">
            <text:p>1.5839549</text:p>
          </table:table-cell>
          <table:table-cell/>
          <table:table-cell table:formula="of:=([.D192]-[.E192])-([.D191]-[.E191])" office:value-type="float" office:value="-0.02">
            <text:p>-0.02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19480515">
            <text:p>0.19480515</text:p>
          </table:table-cell>
          <table:table-cell office:value-type="float" office:value="0.192171">
            <text:p>0.192171</text:p>
          </table:table-cell>
          <table:table-cell office:value-type="float" office:value="1.5400004">
            <text:p>1.5400004</text:p>
          </table:table-cell>
          <table:table-cell office:value-type="float" office:value="1.5706445">
            <text:p>1.5706445</text:p>
          </table:table-cell>
          <table:table-cell/>
          <table:table-cell table:formula="of:=([.D193]-[.E193])-([.D192]-[.E192])" office:value-type="float" office:value="-0.00668960000000007">
            <text:p>-0.0066896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19736837">
            <text:p>0.19736837</text:p>
          </table:table-cell>
          <table:table-cell office:value-type="float" office:value="0.1930861">
            <text:p>0.1930861</text:p>
          </table:table-cell>
          <table:table-cell office:value-type="float" office:value="1.5200005">
            <text:p>1.5200005</text:p>
          </table:table-cell>
          <table:table-cell office:value-type="float" office:value="1.5240574">
            <text:p>1.5240574</text:p>
          </table:table-cell>
          <table:table-cell/>
          <table:table-cell table:formula="of:=([.D194]-[.E194])-([.D193]-[.E193])" office:value-type="float" office:value="0.0265872000000003">
            <text:p>0.0265872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19999994">
            <text:p>0.19999994</text:p>
          </table:table-cell>
          <table:table-cell office:value-type="float" office:value="0.19400121">
            <text:p>0.19400121</text:p>
          </table:table-cell>
          <table:table-cell office:value-type="float" office:value="1.5000005">
            <text:p>1.5000005</text:p>
          </table:table-cell>
          <table:table-cell office:value-type="float" office:value="1.4907811">
            <text:p>1.4907811</text:p>
          </table:table-cell>
          <table:table-cell/>
          <table:table-cell table:formula="of:=([.D195]-[.E195])-([.D194]-[.E194])" office:value-type="float" office:value="0.0132763">
            <text:p>0.0132763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20270264">
            <text:p>0.20270264</text:p>
          </table:table-cell>
          <table:table-cell office:value-type="float" office:value="0.20040691">
            <text:p>0.20040691</text:p>
          </table:table-cell>
          <table:table-cell office:value-type="float" office:value="1.4800005">
            <text:p>1.4800005</text:p>
          </table:table-cell>
          <table:table-cell office:value-type="float" office:value="1.4841257">
            <text:p>1.4841257</text:p>
          </table:table-cell>
          <table:table-cell/>
          <table:table-cell table:formula="of:=([.D196]-[.E196])-([.D195]-[.E195])" office:value-type="float" office:value="-0.0133445999999999">
            <text:p>-0.0133446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20547938">
            <text:p>0.20547938</text:p>
          </table:table-cell>
          <table:table-cell office:value-type="float" office:value="0.2040673">
            <text:p>0.2040673</text:p>
          </table:table-cell>
          <table:table-cell office:value-type="float" office:value="1.4600005">
            <text:p>1.4600005</text:p>
          </table:table-cell>
          <table:table-cell office:value-type="float" office:value="1.4974364">
            <text:p>1.4974364</text:p>
          </table:table-cell>
          <table:table-cell/>
          <table:table-cell table:formula="of:=([.D197]-[.E197])-([.D196]-[.E196])" office:value-type="float" office:value="-0.0333107000000001">
            <text:p>-0.0333107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20833327">
            <text:p>0.20833327</text:p>
          </table:table-cell>
          <table:table-cell office:value-type="float" office:value="0.2095579">
            <text:p>0.2095579</text:p>
          </table:table-cell>
          <table:table-cell office:value-type="float" office:value="1.4400005">
            <text:p>1.4400005</text:p>
          </table:table-cell>
          <table:table-cell office:value-type="float" office:value="1.5240574">
            <text:p>1.5240574</text:p>
          </table:table-cell>
          <table:table-cell/>
          <table:table-cell table:formula="of:=([.D198]-[.E198])-([.D197]-[.E197])" office:value-type="float" office:value="-0.046621">
            <text:p>-0.046621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21126753">
            <text:p>0.21126753</text:p>
          </table:table-cell>
          <table:table-cell office:value-type="float" office:value="0.20315221">
            <text:p>0.20315221</text:p>
          </table:table-cell>
          <table:table-cell office:value-type="float" office:value="1.4200006">
            <text:p>1.4200006</text:p>
          </table:table-cell>
          <table:table-cell office:value-type="float" office:value="1.4774706">
            <text:p>1.4774706</text:p>
          </table:table-cell>
          <table:table-cell/>
          <table:table-cell table:formula="of:=([.D199]-[.E199])-([.D198]-[.E198])" office:value-type="float" office:value="0.0265869000000001">
            <text:p>0.0265869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21428564">
            <text:p>0.21428564</text:p>
          </table:table-cell>
          <table:table-cell office:value-type="float" office:value="0.201322">
            <text:p>0.201322</text:p>
          </table:table-cell>
          <table:table-cell office:value-type="float" office:value="1.4000006">
            <text:p>1.4000006</text:p>
          </table:table-cell>
          <table:table-cell office:value-type="float" office:value="1.46416">
            <text:p>1.46416</text:p>
          </table:table-cell>
          <table:table-cell/>
          <table:table-cell table:formula="of:=([.D200]-[.E200])-([.D199]-[.E199])" office:value-type="float" office:value="-0.00668940000000018">
            <text:p>-0.0066894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21739122">
            <text:p>0.21739122</text:p>
          </table:table-cell>
          <table:table-cell office:value-type="float" office:value="0.20040691">
            <text:p>0.20040691</text:p>
          </table:table-cell>
          <table:table-cell office:value-type="float" office:value="1.3800006">
            <text:p>1.3800006</text:p>
          </table:table-cell>
          <table:table-cell office:value-type="float" office:value="1.4575047">
            <text:p>1.4575047</text:p>
          </table:table-cell>
          <table:table-cell/>
          <table:table-cell table:formula="of:=([.D201]-[.E201])-([.D200]-[.E200])" office:value-type="float" office:value="-0.0133446999999998">
            <text:p>-0.013344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22058815">
            <text:p>0.22058815</text:p>
          </table:table-cell>
          <table:table-cell office:value-type="float" office:value="0.20681262">
            <text:p>0.20681262</text:p>
          </table:table-cell>
          <table:table-cell office:value-type="float" office:value="1.3600006">
            <text:p>1.3600006</text:p>
          </table:table-cell>
          <table:table-cell office:value-type="float" office:value="1.4109179">
            <text:p>1.4109179</text:p>
          </table:table-cell>
          <table:table-cell/>
          <table:table-cell table:formula="of:=([.D202]-[.E202])-([.D201]-[.E201])" office:value-type="float" office:value="0.0265867999999998">
            <text:p>0.0265868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2238805">
            <text:p>0.2238805</text:p>
          </table:table-cell>
          <table:table-cell office:value-type="float" office:value="0.20772772">
            <text:p>0.20772772</text:p>
          </table:table-cell>
          <table:table-cell office:value-type="float" office:value="1.3400006">
            <text:p>1.3400006</text:p>
          </table:table-cell>
          <table:table-cell office:value-type="float" office:value="1.3510205">
            <text:p>1.3510205</text:p>
          </table:table-cell>
          <table:table-cell/>
          <table:table-cell table:formula="of:=([.D203]-[.E203])-([.D202]-[.E202])" office:value-type="float" office:value="0.0398974000000001">
            <text:p>0.0398974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22727263">
            <text:p>0.22727263</text:p>
          </table:table-cell>
          <table:table-cell office:value-type="float" office:value="0.2150485">
            <text:p>0.2150485</text:p>
          </table:table-cell>
          <table:table-cell office:value-type="float" office:value="1.3200006">
            <text:p>1.3200006</text:p>
          </table:table-cell>
          <table:table-cell office:value-type="float" office:value="1.3510205">
            <text:p>1.3510205</text:p>
          </table:table-cell>
          <table:table-cell/>
          <table:table-cell table:formula="of:=([.D204]-[.E204])-([.D203]-[.E203])" office:value-type="float" office:value="-0.02">
            <text:p>-0.02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23076913">
            <text:p>0.23076913</text:p>
          </table:table-cell>
          <table:table-cell office:value-type="float" office:value="0.2251146">
            <text:p>0.2251146</text:p>
          </table:table-cell>
          <table:table-cell office:value-type="float" office:value="1.3000007">
            <text:p>1.3000007</text:p>
          </table:table-cell>
          <table:table-cell office:value-type="float" office:value="1.3576757">
            <text:p>1.3576757</text:p>
          </table:table-cell>
          <table:table-cell/>
          <table:table-cell table:formula="of:=([.D205]-[.E205])-([.D204]-[.E204])" office:value-type="float" office:value="-0.0266550999999999">
            <text:p>-0.0266551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23437488">
            <text:p>0.23437488</text:p>
          </table:table-cell>
          <table:table-cell office:value-type="float" office:value="0.22602971">
            <text:p>0.22602971</text:p>
          </table:table-cell>
          <table:table-cell office:value-type="float" office:value="1.2800007">
            <text:p>1.2800007</text:p>
          </table:table-cell>
          <table:table-cell office:value-type="float" office:value="1.3110888">
            <text:p>1.3110888</text:p>
          </table:table-cell>
          <table:table-cell/>
          <table:table-cell table:formula="of:=([.D206]-[.E206])-([.D205]-[.E205])" office:value-type="float" office:value="0.0265868999999999">
            <text:p>0.0265869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23809512">
            <text:p>0.23809512</text:p>
          </table:table-cell>
          <table:table-cell office:value-type="float" office:value="0.2260297">
            <text:p>0.2260297</text:p>
          </table:table-cell>
          <table:table-cell office:value-type="float" office:value="1.2600007">
            <text:p>1.2600007</text:p>
          </table:table-cell>
          <table:table-cell office:value-type="float" office:value="1.2977781">
            <text:p>1.2977781</text:p>
          </table:table-cell>
          <table:table-cell/>
          <table:table-cell table:formula="of:=([.D207]-[.E207])-([.D206]-[.E206])" office:value-type="float" office:value="-0.0066892999999999">
            <text:p>-0.0066893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24193536">
            <text:p>0.24193536</text:p>
          </table:table-cell>
          <table:table-cell office:value-type="float" office:value="0.23243539">
            <text:p>0.23243539</text:p>
          </table:table-cell>
          <table:table-cell office:value-type="float" office:value="1.2400007">
            <text:p>1.2400007</text:p>
          </table:table-cell>
          <table:table-cell office:value-type="float" office:value="1.3044335">
            <text:p>1.3044335</text:p>
          </table:table-cell>
          <table:table-cell/>
          <table:table-cell table:formula="of:=([.D208]-[.E208])-([.D207]-[.E207])" office:value-type="float" office:value="-0.0266554000000001">
            <text:p>-0.0266554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2459015">
            <text:p>0.2459015</text:p>
          </table:table-cell>
          <table:table-cell office:value-type="float" office:value="0.23243542">
            <text:p>0.23243542</text:p>
          </table:table-cell>
          <table:table-cell office:value-type="float" office:value="1.2200007">
            <text:p>1.2200007</text:p>
          </table:table-cell>
          <table:table-cell office:value-type="float" office:value="1.2778124">
            <text:p>1.2778124</text:p>
          </table:table-cell>
          <table:table-cell/>
          <table:table-cell table:formula="of:=([.D209]-[.E209])-([.D208]-[.E208])" office:value-type="float" office:value="0.00662110000000005">
            <text:p>0.0066211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24999985">
            <text:p>0.24999985</text:p>
          </table:table-cell>
          <table:table-cell office:value-type="float" office:value="0.2370109">
            <text:p>0.2370109</text:p>
          </table:table-cell>
          <table:table-cell office:value-type="float" office:value="1.2000008">
            <text:p>1.2000008</text:p>
          </table:table-cell>
          <table:table-cell office:value-type="float" office:value="1.271157">
            <text:p>1.271157</text:p>
          </table:table-cell>
          <table:table-cell/>
          <table:table-cell table:formula="of:=([.D210]-[.E210])-([.D209]-[.E209])" office:value-type="float" office:value="-0.0133445000000001">
            <text:p>-0.0133445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25423712">
            <text:p>0.25423712</text:p>
          </table:table-cell>
          <table:table-cell office:value-type="float" office:value="0.2415864">
            <text:p>0.2415864</text:p>
          </table:table-cell>
          <table:table-cell office:value-type="float" office:value="1.1800008">
            <text:p>1.1800008</text:p>
          </table:table-cell>
          <table:table-cell office:value-type="float" office:value="1.2511913">
            <text:p>1.2511913</text:p>
          </table:table-cell>
          <table:table-cell/>
          <table:table-cell table:formula="of:=([.D211]-[.E211])-([.D210]-[.E210])" office:value-type="float" office:value="-0.0000342999999998206">
            <text:p>-0.0000343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25862053">
            <text:p>0.25862053</text:p>
          </table:table-cell>
          <table:table-cell office:value-type="float" office:value="0.24982233">
            <text:p>0.24982233</text:p>
          </table:table-cell>
          <table:table-cell office:value-type="float" office:value="1.1600008">
            <text:p>1.1600008</text:p>
          </table:table-cell>
          <table:table-cell office:value-type="float" office:value="1.244536">
            <text:p>1.244536</text:p>
          </table:table-cell>
          <table:table-cell/>
          <table:table-cell table:formula="of:=([.D212]-[.E212])-([.D211]-[.E211])" office:value-type="float" office:value="-0.0133447000000002">
            <text:p>-0.0133447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26315773">
            <text:p>0.26315773</text:p>
          </table:table-cell>
          <table:table-cell office:value-type="float" office:value="0.256228">
            <text:p>0.256228</text:p>
          </table:table-cell>
          <table:table-cell office:value-type="float" office:value="1.1400008">
            <text:p>1.1400008</text:p>
          </table:table-cell>
          <table:table-cell office:value-type="float" office:value="1.1846385">
            <text:p>1.1846385</text:p>
          </table:table-cell>
          <table:table-cell/>
          <table:table-cell table:formula="of:=([.D213]-[.E213])-([.D212]-[.E212])" office:value-type="float" office:value="0.0398975000000001">
            <text:p>0.0398975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26785696">
            <text:p>0.26785696</text:p>
          </table:table-cell>
          <table:table-cell office:value-type="float" office:value="0.2516525">
            <text:p>0.2516525</text:p>
          </table:table-cell>
          <table:table-cell office:value-type="float" office:value="1.1200008">
            <text:p>1.1200008</text:p>
          </table:table-cell>
          <table:table-cell office:value-type="float" office:value="1.1380516">
            <text:p>1.1380516</text:p>
          </table:table-cell>
          <table:table-cell/>
          <table:table-cell table:formula="of:=([.D214]-[.E214])-([.D213]-[.E213])" office:value-type="float" office:value="0.0265868999999999">
            <text:p>0.0265869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27272707">
            <text:p>0.27272707</text:p>
          </table:table-cell>
          <table:table-cell office:value-type="float" office:value="0.2543978">
            <text:p>0.2543978</text:p>
          </table:table-cell>
          <table:table-cell office:value-type="float" office:value="1.1000009">
            <text:p>1.1000009</text:p>
          </table:table-cell>
          <table:table-cell office:value-type="float" office:value="1.1047753">
            <text:p>1.1047753</text:p>
          </table:table-cell>
          <table:table-cell/>
          <table:table-cell table:formula="of:=([.D215]-[.E215])-([.D214]-[.E214])" office:value-type="float" office:value="0.0132764000000001">
            <text:p>0.0132764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27772707">
            <text:p>0.27772707</text:p>
          </table:table-cell>
          <table:table-cell office:value-type="float" office:value="0.25897333">
            <text:p>0.25897333</text:p>
          </table:table-cell>
          <table:table-cell office:value-type="float" office:value="1.0800009">
            <text:p>1.0800009</text:p>
          </table:table-cell>
          <table:table-cell office:value-type="float" office:value="1.1247412">
            <text:p>1.1247412</text:p>
          </table:table-cell>
          <table:table-cell/>
          <table:table-cell table:formula="of:=([.D216]-[.E216])-([.D215]-[.E215])" office:value-type="float" office:value="-0.0399658999999999">
            <text:p>-0.0399659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28272706">
            <text:p>0.28272706</text:p>
          </table:table-cell>
          <table:table-cell office:value-type="float" office:value="0.2690394">
            <text:p>0.2690394</text:p>
          </table:table-cell>
          <table:table-cell office:value-type="float" office:value="1.0600009">
            <text:p>1.0600009</text:p>
          </table:table-cell>
          <table:table-cell office:value-type="float" office:value="1.1180859">
            <text:p>1.1180859</text:p>
          </table:table-cell>
          <table:table-cell/>
          <table:table-cell table:formula="of:=([.D217]-[.E217])-([.D216]-[.E216])" office:value-type="float" office:value="-0.0133447000000002">
            <text:p>-0.0133447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28772706">
            <text:p>0.28772706</text:p>
          </table:table-cell>
          <table:table-cell office:value-type="float" office:value="0.2791055">
            <text:p>0.2791055</text:p>
          </table:table-cell>
          <table:table-cell office:value-type="float" office:value="1.0400009">
            <text:p>1.0400009</text:p>
          </table:table-cell>
          <table:table-cell office:value-type="float" office:value="1.1114305">
            <text:p>1.1114305</text:p>
          </table:table-cell>
          <table:table-cell/>
          <table:table-cell table:formula="of:=([.D218]-[.E218])-([.D217]-[.E217])" office:value-type="float" office:value="-0.0133445999999999">
            <text:p>-0.0133446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29272705">
            <text:p>0.29272705</text:p>
          </table:table-cell>
          <table:table-cell office:value-type="float" office:value="0.28459612">
            <text:p>0.28459612</text:p>
          </table:table-cell>
          <table:table-cell office:value-type="float" office:value="1.0200009">
            <text:p>1.0200009</text:p>
          </table:table-cell>
          <table:table-cell office:value-type="float" office:value="1.071499">
            <text:p>1.071499</text:p>
          </table:table-cell>
          <table:table-cell/>
          <table:table-cell table:formula="of:=([.D219]-[.E219])-([.D218]-[.E218])" office:value-type="float" office:value="0.0199315000000002">
            <text:p>0.0199315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29772705">
            <text:p>0.29772705</text:p>
          </table:table-cell>
          <table:table-cell office:value-type="float" office:value="0.28459612">
            <text:p>0.28459612</text:p>
          </table:table-cell>
          <table:table-cell office:value-type="float" office:value="1.000001">
            <text:p>1.000001</text:p>
          </table:table-cell>
          <table:table-cell office:value-type="float" office:value="1.071499">
            <text:p>1.071499</text:p>
          </table:table-cell>
          <table:table-cell/>
          <table:table-cell table:formula="of:=([.D220]-[.E220])-([.D219]-[.E219])" office:value-type="float" office:value="-0.0199999000000002">
            <text:p>-0.0199999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30272704">
            <text:p>0.30272704</text:p>
          </table:table-cell>
          <table:table-cell office:value-type="float" office:value="0.29283202">
            <text:p>0.29283202</text:p>
          </table:table-cell>
          <table:table-cell office:value-type="float" office:value="0.980001">
            <text:p>0.980001</text:p>
          </table:table-cell>
          <table:table-cell office:value-type="float" office:value="1.0648437">
            <text:p>1.0648437</text:p>
          </table:table-cell>
          <table:table-cell/>
          <table:table-cell table:formula="of:=([.D221]-[.E221])-([.D220]-[.E220])" office:value-type="float" office:value="-0.0133446999999999">
            <text:p>-0.0133447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30772704">
            <text:p>0.30772704</text:p>
          </table:table-cell>
          <table:table-cell office:value-type="float" office:value="0.2937471">
            <text:p>0.2937471</text:p>
          </table:table-cell>
          <table:table-cell office:value-type="float" office:value="0.960001">
            <text:p>0.960001</text:p>
          </table:table-cell>
          <table:table-cell office:value-type="float" office:value="0.9916357">
            <text:p>0.9916357</text:p>
          </table:table-cell>
          <table:table-cell/>
          <table:table-cell table:formula="of:=([.D222]-[.E222])-([.D221]-[.E221])" office:value-type="float" office:value="0.0532079999999999">
            <text:p>0.053208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31272703">
            <text:p>0.31272703</text:p>
          </table:table-cell>
          <table:table-cell office:value-type="float" office:value="0.29832262">
            <text:p>0.29832262</text:p>
          </table:table-cell>
          <table:table-cell office:value-type="float" office:value="0.940001">
            <text:p>0.940001</text:p>
          </table:table-cell>
          <table:table-cell office:value-type="float" office:value="0.9849803">
            <text:p>0.9849803</text:p>
          </table:table-cell>
          <table:table-cell/>
          <table:table-cell table:formula="of:=([.D223]-[.E223])-([.D222]-[.E222])" office:value-type="float" office:value="-0.0133445999999999">
            <text:p>-0.0133446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31772703">
            <text:p>0.31772703</text:p>
          </table:table-cell>
          <table:table-cell office:value-type="float" office:value="0.3056434">
            <text:p>0.3056434</text:p>
          </table:table-cell>
          <table:table-cell office:value-type="float" office:value="0.92000103">
            <text:p>0.92000103</text:p>
          </table:table-cell>
          <table:table-cell office:value-type="float" office:value="0.87849593">
            <text:p>0.87849593</text:p>
          </table:table-cell>
          <table:table-cell/>
          <table:table-cell table:formula="of:=([.D224]-[.E224])-([.D223]-[.E223])" office:value-type="float" office:value="0.0864843999999999">
            <text:p>0.0864844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32272702">
            <text:p>0.32272702</text:p>
          </table:table-cell>
          <table:table-cell office:value-type="float" office:value="0.3083887">
            <text:p>0.3083887</text:p>
          </table:table-cell>
          <table:table-cell office:value-type="float" office:value="0.90000105">
            <text:p>0.90000105</text:p>
          </table:table-cell>
          <table:table-cell office:value-type="float" office:value="0.8984618">
            <text:p>0.8984618</text:p>
          </table:table-cell>
          <table:table-cell/>
          <table:table-cell table:formula="of:=([.D225]-[.E225])-([.D224]-[.E224])" office:value-type="float" office:value="-0.03996585">
            <text:p>-0.03996585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32772702">
            <text:p>0.32772702</text:p>
          </table:table-cell>
          <table:table-cell office:value-type="float" office:value="0.3129642">
            <text:p>0.3129642</text:p>
          </table:table-cell>
          <table:table-cell office:value-type="float" office:value="0.88000107">
            <text:p>0.88000107</text:p>
          </table:table-cell>
          <table:table-cell office:value-type="float" office:value="0.93173814">
            <text:p>0.93173814</text:p>
          </table:table-cell>
          <table:table-cell/>
          <table:table-cell table:formula="of:=([.D226]-[.E226])-([.D225]-[.E225])" office:value-type="float" office:value="-0.0532763199999999">
            <text:p>-0.05327632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33272702">
            <text:p>0.33272702</text:p>
          </table:table-cell>
          <table:table-cell office:value-type="float" office:value="0.31936988">
            <text:p>0.31936988</text:p>
          </table:table-cell>
          <table:table-cell office:value-type="float" office:value="0.8600011">
            <text:p>0.8600011</text:p>
          </table:table-cell>
          <table:table-cell office:value-type="float" office:value="0.9383935">
            <text:p>0.9383935</text:p>
          </table:table-cell>
          <table:table-cell/>
          <table:table-cell table:formula="of:=([.D227]-[.E227])-([.D226]-[.E226])" office:value-type="float" office:value="-0.0266553300000001">
            <text:p>-0.02665533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337727">
            <text:p>0.337727</text:p>
          </table:table-cell>
          <table:table-cell office:value-type="float" office:value="0.32120013">
            <text:p>0.32120013</text:p>
          </table:table-cell>
          <table:table-cell office:value-type="float" office:value="0.8400011">
            <text:p>0.8400011</text:p>
          </table:table-cell>
          <table:table-cell office:value-type="float" office:value="0.9117724">
            <text:p>0.9117724</text:p>
          </table:table-cell>
          <table:table-cell/>
          <table:table-cell table:formula="of:=([.D228]-[.E228])-([.D227]-[.E227])" office:value-type="float" office:value="0.00662110000000005">
            <text:p>0.0066211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342727">
            <text:p>0.342727</text:p>
          </table:table-cell>
          <table:table-cell office:value-type="float" office:value="0.3312662">
            <text:p>0.3312662</text:p>
          </table:table-cell>
          <table:table-cell office:value-type="float" office:value="0.8200011">
            <text:p>0.8200011</text:p>
          </table:table-cell>
          <table:table-cell office:value-type="float" office:value="0.8518748">
            <text:p>0.8518748</text:p>
          </table:table-cell>
          <table:table-cell/>
          <table:table-cell table:formula="of:=([.D229]-[.E229])-([.D228]-[.E228])" office:value-type="float" office:value="0.0398976">
            <text:p>0.0398976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347727">
            <text:p>0.347727</text:p>
          </table:table-cell>
          <table:table-cell office:value-type="float" office:value="0.3330964">
            <text:p>0.3330964</text:p>
          </table:table-cell>
          <table:table-cell office:value-type="float" office:value="0.80000114">
            <text:p>0.80000114</text:p>
          </table:table-cell>
          <table:table-cell office:value-type="float" office:value="0.8252538">
            <text:p>0.8252538</text:p>
          </table:table-cell>
          <table:table-cell/>
          <table:table-cell table:formula="of:=([.D230]-[.E230])-([.D229]-[.E229])" office:value-type="float" office:value="0.00662104000000008">
            <text:p>0.00662104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352727">
            <text:p>0.352727</text:p>
          </table:table-cell>
          <table:table-cell office:value-type="float" office:value="0.3340115">
            <text:p>0.3340115</text:p>
          </table:table-cell>
          <table:table-cell office:value-type="float" office:value="0.78000116">
            <text:p>0.78000116</text:p>
          </table:table-cell>
          <table:table-cell office:value-type="float" office:value="0.88515127">
            <text:p>0.88515127</text:p>
          </table:table-cell>
          <table:table-cell/>
          <table:table-cell table:formula="of:=([.D231]-[.E231])-([.D230]-[.E230])" office:value-type="float" office:value="-0.0798974500000001">
            <text:p>-0.07989745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357727">
            <text:p>0.357727</text:p>
          </table:table-cell>
          <table:table-cell office:value-type="float" office:value="0.33858705">
            <text:p>0.33858705</text:p>
          </table:table-cell>
          <table:table-cell office:value-type="float" office:value="0.7600012">
            <text:p>0.7600012</text:p>
          </table:table-cell>
          <table:table-cell office:value-type="float" office:value="0.8252538">
            <text:p>0.8252538</text:p>
          </table:table-cell>
          <table:table-cell/>
          <table:table-cell table:formula="of:=([.D232]-[.E232])-([.D231]-[.E231])" office:value-type="float" office:value="0.0398975100000001">
            <text:p>0.03989751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362727">
            <text:p>0.362727</text:p>
          </table:table-cell>
          <table:table-cell office:value-type="float" office:value="0.3614645">
            <text:p>0.3614645</text:p>
          </table:table-cell>
          <table:table-cell office:value-type="float" office:value="0.7400012">
            <text:p>0.7400012</text:p>
          </table:table-cell>
          <table:table-cell office:value-type="float" office:value="0.778667">
            <text:p>0.778667</text:p>
          </table:table-cell>
          <table:table-cell/>
          <table:table-cell table:formula="of:=([.D233]-[.E233])-([.D232]-[.E232])" office:value-type="float" office:value="0.0265867999999999">
            <text:p>0.0265868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36772698">
            <text:p>0.36772698</text:p>
          </table:table-cell>
          <table:table-cell office:value-type="float" office:value="0.3614645">
            <text:p>0.3614645</text:p>
          </table:table-cell>
          <table:table-cell office:value-type="float" office:value="0.7200012">
            <text:p>0.7200012</text:p>
          </table:table-cell>
          <table:table-cell office:value-type="float" office:value="0.7121142">
            <text:p>0.7121142</text:p>
          </table:table-cell>
          <table:table-cell/>
          <table:table-cell table:formula="of:=([.D234]-[.E234])-([.D233]-[.E233])" office:value-type="float" office:value="0.0465528000000002">
            <text:p>0.0465528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37272698">
            <text:p>0.37272698</text:p>
          </table:table-cell>
          <table:table-cell office:value-type="float" office:value="0.34956822">
            <text:p>0.34956822</text:p>
          </table:table-cell>
          <table:table-cell office:value-type="float" office:value="0.70000124">
            <text:p>0.70000124</text:p>
          </table:table-cell>
          <table:table-cell office:value-type="float" office:value="0.6255957">
            <text:p>0.6255957</text:p>
          </table:table-cell>
          <table:table-cell/>
          <table:table-cell table:formula="of:=([.D235]-[.E235])-([.D234]-[.E234])" office:value-type="float" office:value="0.0665185399999999">
            <text:p>0.06651854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37772697">
            <text:p>0.37772697</text:p>
          </table:table-cell>
          <table:table-cell office:value-type="float" office:value="0.36878532">
            <text:p>0.36878532</text:p>
          </table:table-cell>
          <table:table-cell office:value-type="float" office:value="0.68000126">
            <text:p>0.68000126</text:p>
          </table:table-cell>
          <table:table-cell office:value-type="float" office:value="0.7520458">
            <text:p>0.7520458</text:p>
          </table:table-cell>
          <table:table-cell/>
          <table:table-cell table:formula="of:=([.D236]-[.E236])-([.D235]-[.E235])" office:value-type="float" office:value="-0.14645008">
            <text:p>-0.14645008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38272697">
            <text:p>0.38272697</text:p>
          </table:table-cell>
          <table:table-cell office:value-type="float" office:value="0.37061548">
            <text:p>0.37061548</text:p>
          </table:table-cell>
          <table:table-cell office:value-type="float" office:value="0.6600013">
            <text:p>0.6600013</text:p>
          </table:table-cell>
          <table:table-cell office:value-type="float" office:value="0.73873526">
            <text:p>0.73873526</text:p>
          </table:table-cell>
          <table:table-cell/>
          <table:table-cell table:formula="of:=([.D237]-[.E237])-([.D236]-[.E236])" office:value-type="float" office:value="-0.00668942000000006">
            <text:p>-0.00668942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38772696">
            <text:p>0.38772696</text:p>
          </table:table-cell>
          <table:table-cell office:value-type="float" office:value="0.37976652">
            <text:p>0.37976652</text:p>
          </table:table-cell>
          <table:table-cell office:value-type="float" office:value="0.6400013">
            <text:p>0.6400013</text:p>
          </table:table-cell>
          <table:table-cell office:value-type="float" office:value="0.7121141">
            <text:p>0.7121141</text:p>
          </table:table-cell>
          <table:table-cell/>
          <table:table-cell table:formula="of:=([.D238]-[.E238])-([.D237]-[.E237])" office:value-type="float" office:value="0.00662116000000002">
            <text:p>0.00662116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39272696">
            <text:p>0.39272696</text:p>
          </table:table-cell>
          <table:table-cell office:value-type="float" office:value="0.3907477">
            <text:p>0.3907477</text:p>
          </table:table-cell>
          <table:table-cell office:value-type="float" office:value="0.6200013">
            <text:p>0.6200013</text:p>
          </table:table-cell>
          <table:table-cell office:value-type="float" office:value="0.7121142">
            <text:p>0.7121142</text:p>
          </table:table-cell>
          <table:table-cell/>
          <table:table-cell table:formula="of:=([.D239]-[.E239])-([.D238]-[.E238])" office:value-type="float" office:value="-0.0200001">
            <text:p>-0.0200001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39772695">
            <text:p>0.39772695</text:p>
          </table:table-cell>
          <table:table-cell office:value-type="float" office:value="0.3971534">
            <text:p>0.3971534</text:p>
          </table:table-cell>
          <table:table-cell office:value-type="float" office:value="0.60000134">
            <text:p>0.60000134</text:p>
          </table:table-cell>
          <table:table-cell office:value-type="float" office:value="0.66552734">
            <text:p>0.66552734</text:p>
          </table:table-cell>
          <table:table-cell/>
          <table:table-cell table:formula="of:=([.D240]-[.E240])-([.D239]-[.E239])" office:value-type="float" office:value="0.0265869">
            <text:p>0.0265869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40272695">
            <text:p>0.40272695</text:p>
          </table:table-cell>
          <table:table-cell office:value-type="float" office:value="0.39349303">
            <text:p>0.39349303</text:p>
          </table:table-cell>
          <table:table-cell office:value-type="float" office:value="0.58000135">
            <text:p>0.58000135</text:p>
          </table:table-cell>
          <table:table-cell office:value-type="float" office:value="0.7054589">
            <text:p>0.7054589</text:p>
          </table:table-cell>
          <table:table-cell/>
          <table:table-cell table:formula="of:=([.D241]-[.E241])-([.D240]-[.E240])" office:value-type="float" office:value="-0.0599315500000001">
            <text:p>-0.05993155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40772694">
            <text:p>0.40772694</text:p>
          </table:table-cell>
          <table:table-cell office:value-type="float" office:value="0.39623833">
            <text:p>0.39623833</text:p>
          </table:table-cell>
          <table:table-cell office:value-type="float" office:value="0.5600014">
            <text:p>0.5600014</text:p>
          </table:table-cell>
          <table:table-cell office:value-type="float" office:value="0.72542477">
            <text:p>0.72542477</text:p>
          </table:table-cell>
          <table:table-cell/>
          <table:table-cell table:formula="of:=([.D242]-[.E242])-([.D241]-[.E241])" office:value-type="float" office:value="-0.03996582">
            <text:p>-0.03996582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41272694">
            <text:p>0.41272694</text:p>
          </table:table-cell>
          <table:table-cell office:value-type="float" office:value="0.39806852">
            <text:p>0.39806852</text:p>
          </table:table-cell>
          <table:table-cell office:value-type="float" office:value="0.5400014">
            <text:p>0.5400014</text:p>
          </table:table-cell>
          <table:table-cell office:value-type="float" office:value="0.6455614">
            <text:p>0.6455614</text:p>
          </table:table-cell>
          <table:table-cell/>
          <table:table-cell table:formula="of:=([.D243]-[.E243])-([.D242]-[.E242])" office:value-type="float" office:value="0.0598633700000001">
            <text:p>0.05986337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41772693">
            <text:p>0.41772693</text:p>
          </table:table-cell>
          <table:table-cell office:value-type="float" office:value="0.40081382">
            <text:p>0.40081382</text:p>
          </table:table-cell>
          <table:table-cell office:value-type="float" office:value="0.5200014">
            <text:p>0.5200014</text:p>
          </table:table-cell>
          <table:table-cell office:value-type="float" office:value="0.63890624">
            <text:p>0.63890624</text:p>
          </table:table-cell>
          <table:table-cell/>
          <table:table-cell table:formula="of:=([.D244]-[.E244])-([.D243]-[.E243])" office:value-type="float" office:value="-0.01334484">
            <text:p>-0.01334484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42272693">
            <text:p>0.42272693</text:p>
          </table:table-cell>
          <table:table-cell office:value-type="float" office:value="0.4108799">
            <text:p>0.4108799</text:p>
          </table:table-cell>
          <table:table-cell office:value-type="float" office:value="0.50000143">
            <text:p>0.50000143</text:p>
          </table:table-cell>
          <table:table-cell office:value-type="float" office:value="0.5923192">
            <text:p>0.5923192</text:p>
          </table:table-cell>
          <table:table-cell/>
          <table:table-cell table:formula="of:=([.D245]-[.E245])-([.D244]-[.E244])" office:value-type="float" office:value="0.02658707">
            <text:p>0.02658707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42772692">
            <text:p>0.42772692</text:p>
          </table:table-cell>
          <table:table-cell office:value-type="float" office:value="0.4191158">
            <text:p>0.4191158</text:p>
          </table:table-cell>
          <table:table-cell office:value-type="float" office:value="0.48000142">
            <text:p>0.48000142</text:p>
          </table:table-cell>
          <table:table-cell office:value-type="float" office:value="0.585664">
            <text:p>0.585664</text:p>
          </table:table-cell>
          <table:table-cell/>
          <table:table-cell table:formula="of:=([.D246]-[.E246])-([.D245]-[.E245])" office:value-type="float" office:value="-0.01334481">
            <text:p>-0.01334481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43272692">
            <text:p>0.43272692</text:p>
          </table:table-cell>
          <table:table-cell office:value-type="float" office:value="0.4108799">
            <text:p>0.4108799</text:p>
          </table:table-cell>
          <table:table-cell office:value-type="float" office:value="0.4600014">
            <text:p>0.4600014</text:p>
          </table:table-cell>
          <table:table-cell office:value-type="float" office:value="0.47252434">
            <text:p>0.47252434</text:p>
          </table:table-cell>
          <table:table-cell/>
          <table:table-cell table:formula="of:=([.D247]-[.E247])-([.D246]-[.E246])" office:value-type="float" office:value="0.09313964">
            <text:p>0.09313964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4377269">
            <text:p>0.4377269</text:p>
          </table:table-cell>
          <table:table-cell office:value-type="float" office:value="0.411795">
            <text:p>0.411795</text:p>
          </table:table-cell>
          <table:table-cell office:value-type="float" office:value="0.4400014">
            <text:p>0.4400014</text:p>
          </table:table-cell>
          <table:table-cell office:value-type="float" office:value="0.49249005">
            <text:p>0.49249005</text:p>
          </table:table-cell>
          <table:table-cell/>
          <table:table-cell table:formula="of:=([.D248]-[.E248])-([.D247]-[.E247])" office:value-type="float" office:value="-0.03996571">
            <text:p>-0.03996571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4427269">
            <text:p>0.4427269</text:p>
          </table:table-cell>
          <table:table-cell office:value-type="float" office:value="0.42369133">
            <text:p>0.42369133</text:p>
          </table:table-cell>
          <table:table-cell office:value-type="float" office:value="0.4200014">
            <text:p>0.4200014</text:p>
          </table:table-cell>
          <table:table-cell office:value-type="float" office:value="0.47252443">
            <text:p>0.47252443</text:p>
          </table:table-cell>
          <table:table-cell/>
          <table:table-cell table:formula="of:=([.D249]-[.E249])-([.D248]-[.E248])" office:value-type="float" office:value="-0.0000343800000000005">
            <text:p>-0.00003438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4477269">
            <text:p>0.4477269</text:p>
          </table:table-cell>
          <table:table-cell office:value-type="float" office:value="0.4328423">
            <text:p>0.4328423</text:p>
          </table:table-cell>
          <table:table-cell office:value-type="float" office:value="0.40000138">
            <text:p>0.40000138</text:p>
          </table:table-cell>
          <table:table-cell office:value-type="float" office:value="0.49914536">
            <text:p>0.49914536</text:p>
          </table:table-cell>
          <table:table-cell/>
          <table:table-cell table:formula="of:=([.D250]-[.E250])-([.D249]-[.E249])" office:value-type="float" office:value="-0.04662095">
            <text:p>-0.04662095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4527269">
            <text:p>0.4527269</text:p>
          </table:table-cell>
          <table:table-cell office:value-type="float" office:value="0.44382352">
            <text:p>0.44382352</text:p>
          </table:table-cell>
          <table:table-cell office:value-type="float" office:value="0.38000137">
            <text:p>0.38000137</text:p>
          </table:table-cell>
          <table:table-cell office:value-type="float" office:value="0.4459033">
            <text:p>0.4459033</text:p>
          </table:table-cell>
          <table:table-cell/>
          <table:table-cell table:formula="of:=([.D251]-[.E251])-([.D250]-[.E250])" office:value-type="float" office:value="0.03324205">
            <text:p>0.03324205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4577269">
            <text:p>0.4577269</text:p>
          </table:table-cell>
          <table:table-cell office:value-type="float" office:value="0.45297453">
            <text:p>0.45297453</text:p>
          </table:table-cell>
          <table:table-cell office:value-type="float" office:value="0.36000136">
            <text:p>0.36000136</text:p>
          </table:table-cell>
          <table:table-cell office:value-type="float" office:value="0.37935054">
            <text:p>0.37935054</text:p>
          </table:table-cell>
          <table:table-cell/>
          <table:table-cell table:formula="of:=([.D252]-[.E252])-([.D251]-[.E251])" office:value-type="float" office:value="0.04655275">
            <text:p>0.04655275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4627269">
            <text:p>0.4627269</text:p>
          </table:table-cell>
          <table:table-cell office:value-type="float" office:value="0.4557198">
            <text:p>0.4557198</text:p>
          </table:table-cell>
          <table:table-cell office:value-type="float" office:value="0.34000134">
            <text:p>0.34000134</text:p>
          </table:table-cell>
          <table:table-cell office:value-type="float" office:value="0.41262686">
            <text:p>0.41262686</text:p>
          </table:table-cell>
          <table:table-cell/>
          <table:table-cell table:formula="of:=([.D253]-[.E253])-([.D252]-[.E252])" office:value-type="float" office:value="-0.05327634">
            <text:p>-0.05327634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4677269">
            <text:p>0.4677269</text:p>
          </table:table-cell>
          <table:table-cell office:value-type="float" office:value="0.44931412">
            <text:p>0.44931412</text:p>
          </table:table-cell>
          <table:table-cell office:value-type="float" office:value="0.32000133">
            <text:p>0.32000133</text:p>
          </table:table-cell>
          <table:table-cell office:value-type="float" office:value="0.43259263">
            <text:p>0.43259263</text:p>
          </table:table-cell>
          <table:table-cell/>
          <table:table-cell table:formula="of:=([.D254]-[.E254])-([.D253]-[.E253])" office:value-type="float" office:value="-0.03996578">
            <text:p>-0.03996578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47272688">
            <text:p>0.47272688</text:p>
          </table:table-cell>
          <table:table-cell office:value-type="float" office:value="0.448399">
            <text:p>0.448399</text:p>
          </table:table-cell>
          <table:table-cell office:value-type="float" office:value="0.30000132">
            <text:p>0.30000132</text:p>
          </table:table-cell>
          <table:table-cell office:value-type="float" office:value="0.4259374">
            <text:p>0.4259374</text:p>
          </table:table-cell>
          <table:table-cell/>
          <table:table-cell table:formula="of:=([.D255]-[.E255])-([.D254]-[.E254])" office:value-type="float" office:value="-0.0133447799999999">
            <text:p>-0.01334478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47772688">
            <text:p>0.47772688</text:p>
          </table:table-cell>
          <table:table-cell office:value-type="float" office:value="0.45938018">
            <text:p>0.45938018</text:p>
          </table:table-cell>
          <table:table-cell office:value-type="float" office:value="0.2800013">
            <text:p>0.2800013</text:p>
          </table:table-cell>
          <table:table-cell office:value-type="float" office:value="0.34607422">
            <text:p>0.34607422</text:p>
          </table:table-cell>
          <table:table-cell/>
          <table:table-cell table:formula="of:=([.D256]-[.E256])-([.D255]-[.E255])" office:value-type="float" office:value="0.05986316">
            <text:p>0.05986316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48272687">
            <text:p>0.48272687</text:p>
          </table:table-cell>
          <table:table-cell office:value-type="float" office:value="0.46487078">
            <text:p>0.46487078</text:p>
          </table:table-cell>
          <table:table-cell office:value-type="float" office:value="0.2600013">
            <text:p>0.2600013</text:p>
          </table:table-cell>
          <table:table-cell office:value-type="float" office:value="0.34607422">
            <text:p>0.34607422</text:p>
          </table:table-cell>
          <table:table-cell/>
          <table:table-cell table:formula="of:=([.D257]-[.E257])-([.D256]-[.E256])" office:value-type="float" office:value="-0.02">
            <text:p>-0.02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48772687">
            <text:p>0.48772687</text:p>
          </table:table-cell>
          <table:table-cell office:value-type="float" office:value="0.4703614">
            <text:p>0.4703614</text:p>
          </table:table-cell>
          <table:table-cell office:value-type="float" office:value="0.2400013">
            <text:p>0.2400013</text:p>
          </table:table-cell>
          <table:table-cell office:value-type="float" office:value="0.33276358">
            <text:p>0.33276358</text:p>
          </table:table-cell>
          <table:table-cell/>
          <table:table-cell table:formula="of:=([.D258]-[.E258])-([.D257]-[.E257])" office:value-type="float" office:value="-0.00668936000000001">
            <text:p>-0.00668936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49272686">
            <text:p>0.49272686</text:p>
          </table:table-cell>
          <table:table-cell office:value-type="float" office:value="0.46853122">
            <text:p>0.46853122</text:p>
          </table:table-cell>
          <table:table-cell office:value-type="float" office:value="0.22000131">
            <text:p>0.22000131</text:p>
          </table:table-cell>
          <table:table-cell office:value-type="float" office:value="0.23958968">
            <text:p>0.23958968</text:p>
          </table:table-cell>
          <table:table-cell/>
          <table:table-cell table:formula="of:=([.D259]-[.E259])-([.D258]-[.E258])" office:value-type="float" office:value="0.07317391">
            <text:p>0.07317391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49772686">
            <text:p>0.49772686</text:p>
          </table:table-cell>
          <table:table-cell office:value-type="float" office:value="0.4804275">
            <text:p>0.4804275</text:p>
          </table:table-cell>
          <table:table-cell office:value-type="float" office:value="0.20000131">
            <text:p>0.20000131</text:p>
          </table:table-cell>
          <table:table-cell office:value-type="float" office:value="0.16638179">
            <text:p>0.16638179</text:p>
          </table:table-cell>
          <table:table-cell/>
          <table:table-cell table:formula="of:=([.D260]-[.E260])-([.D259]-[.E259])" office:value-type="float" office:value="0.05320789">
            <text:p>0.05320789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5">
            <text:p>0.5</text:p>
          </table:table-cell>
          <table:table-cell office:value-type="float" office:value="0.49232382">
            <text:p>0.49232382</text:p>
          </table:table-cell>
          <table:table-cell office:value-type="float" office:value="0.18000132">
            <text:p>0.18000132</text:p>
          </table:table-cell>
          <table:table-cell office:value-type="float" office:value="0.1464161">
            <text:p>0.1464161</text:p>
          </table:table-cell>
          <table:table-cell/>
          <table:table-cell table:formula="of:=([.D261]-[.E261])-([.D260]-[.E260])" office:value-type="float" office:value="-0.0000343000000000149">
            <text:p>-0.0000343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0.16000132">
            <text:p>0.16000132</text:p>
          </table:table-cell>
          <table:table-cell office:value-type="float" office:value="0.15972656">
            <text:p>0.15972656</text:p>
          </table:table-cell>
          <table:table-cell/>
          <table:table-cell table:formula="of:=([.D262]-[.E262])-([.D261]-[.E261])" office:value-type="float" office:value="-0.03331046">
            <text:p>-0.03331046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5">
            <text:p>0.5</text:p>
          </table:table-cell>
          <table:table-cell office:value-type="float" office:value="0.49323887">
            <text:p>0.49323887</text:p>
          </table:table-cell>
          <table:table-cell office:value-type="float" office:value="0.14000133">
            <text:p>0.14000133</text:p>
          </table:table-cell>
          <table:table-cell office:value-type="float" office:value="0.21962398">
            <text:p>0.21962398</text:p>
          </table:table-cell>
          <table:table-cell/>
          <table:table-cell table:formula="of:=([.D263]-[.E263])-([.D262]-[.E262])" office:value-type="float" office:value="-0.07989741">
            <text:p>-0.07989741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5">
            <text:p>0.5</text:p>
          </table:table-cell>
          <table:table-cell office:value-type="float" office:value="0.50147486">
            <text:p>0.50147486</text:p>
          </table:table-cell>
          <table:table-cell office:value-type="float" office:value="0.12000133">
            <text:p>0.12000133</text:p>
          </table:table-cell>
          <table:table-cell office:value-type="float" office:value="0.17303719">
            <text:p>0.17303719</text:p>
          </table:table-cell>
          <table:table-cell/>
          <table:table-cell table:formula="of:=([.D264]-[.E264])-([.D263]-[.E263])" office:value-type="float" office:value="0.02658679">
            <text:p>0.02658679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5">
            <text:p>0.5</text:p>
          </table:table-cell>
          <table:table-cell office:value-type="float" office:value="0.50605035">
            <text:p>0.50605035</text:p>
          </table:table-cell>
          <table:table-cell office:value-type="float" office:value="0.100001335">
            <text:p>0.100001335</text:p>
          </table:table-cell>
          <table:table-cell office:value-type="float" office:value="0.05989742">
            <text:p>0.05989742</text:p>
          </table:table-cell>
          <table:table-cell/>
          <table:table-cell table:formula="of:=([.D265]-[.E265])-([.D264]-[.E264])" office:value-type="float" office:value="0.093139775">
            <text:p>0.093139775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5">
            <text:p>0.5</text:p>
          </table:table-cell>
          <table:table-cell office:value-type="float" office:value="0.50055975">
            <text:p>0.50055975</text:p>
          </table:table-cell>
          <table:table-cell office:value-type="float" office:value="0.08000134">
            <text:p>0.08000134</text:p>
          </table:table-cell>
          <table:table-cell office:value-type="float" office:value="0.11313961">
            <text:p>0.11313961</text:p>
          </table:table-cell>
          <table:table-cell/>
          <table:table-cell table:formula="of:=([.D266]-[.E266])-([.D265]-[.E265])" office:value-type="float" office:value="-0.073242185">
            <text:p>-0.073242185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5">
            <text:p>0.5</text:p>
          </table:table-cell>
          <table:table-cell office:value-type="float" office:value="0.49323887">
            <text:p>0.49323887</text:p>
          </table:table-cell>
          <table:table-cell office:value-type="float" office:value="0.06000134">
            <text:p>0.06000134</text:p>
          </table:table-cell>
          <table:table-cell office:value-type="float" office:value="0.16638179">
            <text:p>0.16638179</text:p>
          </table:table-cell>
          <table:table-cell/>
          <table:table-cell table:formula="of:=([.D267]-[.E267])-([.D266]-[.E266])" office:value-type="float" office:value="-0.07324218">
            <text:p>-0.07324218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0.04000134">
            <text:p>0.04000134</text:p>
          </table:table-cell>
          <table:table-cell office:value-type="float" office:value="0.09317374">
            <text:p>0.09317374</text:p>
          </table:table-cell>
          <table:table-cell/>
          <table:table-cell table:formula="of:=([.D268]-[.E268])-([.D267]-[.E267])" office:value-type="float" office:value="0.05320805">
            <text:p>0.05320805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5">
            <text:p>0.5</text:p>
          </table:table-cell>
          <table:table-cell office:value-type="float" office:value="0.5023899">
            <text:p>0.5023899</text:p>
          </table:table-cell>
          <table:table-cell office:value-type="float" office:value="0.02000134">
            <text:p>0.02000134</text:p>
          </table:table-cell>
          <table:table-cell office:value-type="float" office:value="0.07320805">
            <text:p>0.07320805</text:p>
          </table:table-cell>
          <table:table-cell/>
          <table:table-cell table:formula="of:=([.D269]-[.E269])-([.D268]-[.E268])" office:value-type="float" office:value="-0.0000343099999999957">
            <text:p>-0.00003431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5">
            <text:p>0.5</text:p>
          </table:table-cell>
          <table:table-cell office:value-type="float" office:value="0.49689934">
            <text:p>0.49689934</text:p>
          </table:table-cell>
          <table:table-cell office:value-type="float" office:value="0.0000013411045">
            <text:p>1.3411045E-006</text:p>
          </table:table-cell>
          <table:table-cell office:value-type="float" office:value="0.006655231">
            <text:p>0.006655231</text:p>
          </table:table-cell>
          <table:table-cell/>
          <table:table-cell table:formula="of:=([.D270]-[.E270])-([.D269]-[.E269])" office:value-type="float" office:value="0.0465528201045">
            <text:p>0.0465528201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5">
            <text:p>0.5</text:p>
          </table:table-cell>
          <table:table-cell office:value-type="float" office:value="0.48774832">
            <text:p>0.48774832</text:p>
          </table:table-cell>
          <table:table-cell office:value-type="float" office:value="-0.019998658">
            <text:p>-0.019998658</text:p>
          </table:table-cell>
          <table:table-cell office:value-type="float" office:value="0.059897587">
            <text:p>0.059897587</text:p>
          </table:table-cell>
          <table:table-cell/>
          <table:table-cell table:formula="of:=([.D271]-[.E271])-([.D270]-[.E270])" office:value-type="float" office:value="-0.0732423551045">
            <text:p>-0.0732423551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5">
            <text:p>0.5</text:p>
          </table:table-cell>
          <table:table-cell office:value-type="float" office:value="0.51062584">
            <text:p>0.51062584</text:p>
          </table:table-cell>
          <table:table-cell office:value-type="float" office:value="-0.039998658">
            <text:p>-0.039998658</text:p>
          </table:table-cell>
          <table:table-cell office:value-type="float" office:value="-0.053242188">
            <text:p>-0.053242188</text:p>
          </table:table-cell>
          <table:table-cell/>
          <table:table-cell table:formula="of:=([.D272]-[.E272])-([.D271]-[.E271])" office:value-type="float" office:value="0.093139775">
            <text:p>0.093139775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5">
            <text:p>0.5</text:p>
          </table:table-cell>
          <table:table-cell office:value-type="float" office:value="0.4996446">
            <text:p>0.4996446</text:p>
          </table:table-cell>
          <table:table-cell office:value-type="float" office:value="-0.059998658">
            <text:p>-0.059998658</text:p>
          </table:table-cell>
          <table:table-cell office:value-type="float" office:value="-0.053242188">
            <text:p>-0.053242188</text:p>
          </table:table-cell>
          <table:table-cell/>
          <table:table-cell table:formula="of:=([.D273]-[.E273])-([.D272]-[.E272])" office:value-type="float" office:value="-0.02">
            <text:p>-0.02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5">
            <text:p>0.5</text:p>
          </table:table-cell>
          <table:table-cell office:value-type="float" office:value="0.49781442">
            <text:p>0.49781442</text:p>
          </table:table-cell>
          <table:table-cell office:value-type="float" office:value="-0.07999866">
            <text:p>-0.07999866</text:p>
          </table:table-cell>
          <table:table-cell office:value-type="float" office:value="-0.066552654">
            <text:p>-0.066552654</text:p>
          </table:table-cell>
          <table:table-cell/>
          <table:table-cell table:formula="of:=([.D274]-[.E274])-([.D273]-[.E273])" office:value-type="float" office:value="-0.006689536">
            <text:p>-0.006689536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5">
            <text:p>0.5</text:p>
          </table:table-cell>
          <table:table-cell office:value-type="float" office:value="0.5087956">
            <text:p>0.5087956</text:p>
          </table:table-cell>
          <table:table-cell office:value-type="float" office:value="-0.09999865">
            <text:p>-0.09999865</text:p>
          </table:table-cell>
          <table:table-cell office:value-type="float" office:value="-0.06655282">
            <text:p>-0.06655282</text:p>
          </table:table-cell>
          <table:table-cell/>
          <table:table-cell table:formula="of:=([.D275]-[.E275])-([.D274]-[.E274])" office:value-type="float" office:value="-0.019999824">
            <text:p>-0.019999824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5">
            <text:p>0.5</text:p>
          </table:table-cell>
          <table:table-cell office:value-type="float" office:value="0.5087956">
            <text:p>0.5087956</text:p>
          </table:table-cell>
          <table:table-cell office:value-type="float" office:value="-0.11999865">
            <text:p>-0.11999865</text:p>
          </table:table-cell>
          <table:table-cell office:value-type="float" office:value="-0.11979501">
            <text:p>-0.11979501</text:p>
          </table:table-cell>
          <table:table-cell/>
          <table:table-cell table:formula="of:=([.D276]-[.E276])-([.D275]-[.E275])" office:value-type="float" office:value="0.03324219">
            <text:p>0.03324219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5">
            <text:p>0.5</text:p>
          </table:table-cell>
          <table:table-cell office:value-type="float" office:value="0.49232385">
            <text:p>0.49232385</text:p>
          </table:table-cell>
          <table:table-cell office:value-type="float" office:value="-0.13999864">
            <text:p>-0.13999864</text:p>
          </table:table-cell>
          <table:table-cell office:value-type="float" office:value="-0.19965813">
            <text:p>-0.19965813</text:p>
          </table:table-cell>
          <table:table-cell/>
          <table:table-cell table:formula="of:=([.D277]-[.E277])-([.D276]-[.E276])" office:value-type="float" office:value="0.05986313">
            <text:p>0.05986313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5">
            <text:p>0.5</text:p>
          </table:table-cell>
          <table:table-cell office:value-type="float" office:value="0.49140874">
            <text:p>0.49140874</text:p>
          </table:table-cell>
          <table:table-cell office:value-type="float" office:value="-0.15999864">
            <text:p>-0.15999864</text:p>
          </table:table-cell>
          <table:table-cell office:value-type="float" office:value="-0.16638179">
            <text:p>-0.16638179</text:p>
          </table:table-cell>
          <table:table-cell/>
          <table:table-cell table:formula="of:=([.D278]-[.E278])-([.D277]-[.E277])" office:value-type="float" office:value="-0.05327634">
            <text:p>-0.05327634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5">
            <text:p>0.5</text:p>
          </table:table-cell>
          <table:table-cell office:value-type="float" office:value="0.4987295">
            <text:p>0.4987295</text:p>
          </table:table-cell>
          <table:table-cell office:value-type="float" office:value="-0.17999864">
            <text:p>-0.17999864</text:p>
          </table:table-cell>
          <table:table-cell office:value-type="float" office:value="-0.13976087">
            <text:p>-0.13976087</text:p>
          </table:table-cell>
          <table:table-cell/>
          <table:table-cell table:formula="of:=([.D279]-[.E279])-([.D278]-[.E278])" office:value-type="float" office:value="-0.04662092">
            <text:p>-0.04662092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5">
            <text:p>0.5</text:p>
          </table:table-cell>
          <table:table-cell office:value-type="float" office:value="0.50147486">
            <text:p>0.50147486</text:p>
          </table:table-cell>
          <table:table-cell office:value-type="float" office:value="-0.19999863">
            <text:p>-0.19999863</text:p>
          </table:table-cell>
          <table:table-cell office:value-type="float" office:value="-0.11979501">
            <text:p>-0.11979501</text:p>
          </table:table-cell>
          <table:table-cell/>
          <table:table-cell table:formula="of:=([.D280]-[.E280])-([.D279]-[.E279])" office:value-type="float" office:value="-0.03996585">
            <text:p>-0.03996585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5">
            <text:p>0.5</text:p>
          </table:table-cell>
          <table:table-cell office:value-type="float" office:value="0.49506912">
            <text:p>0.49506912</text:p>
          </table:table-cell>
          <table:table-cell office:value-type="float" office:value="-0.21999863">
            <text:p>-0.21999863</text:p>
          </table:table-cell>
          <table:table-cell office:value-type="float" office:value="-0.08651851">
            <text:p>-0.08651851</text:p>
          </table:table-cell>
          <table:table-cell/>
          <table:table-cell table:formula="of:=([.D281]-[.E281])-([.D280]-[.E280])" office:value-type="float" office:value="-0.0532765">
            <text:p>-0.0532765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-0.23999862">
            <text:p>-0.23999862</text:p>
          </table:table-cell>
          <table:table-cell office:value-type="float" office:value="-0.14641592">
            <text:p>-0.14641592</text:p>
          </table:table-cell>
          <table:table-cell/>
          <table:table-cell table:formula="of:=([.D282]-[.E282])-([.D281]-[.E281])" office:value-type="float" office:value="0.03989742">
            <text:p>0.03989742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5">
            <text:p>0.5</text:p>
          </table:table-cell>
          <table:table-cell office:value-type="float" office:value="0.51611644">
            <text:p>0.51611644</text:p>
          </table:table-cell>
          <table:table-cell office:value-type="float" office:value="-0.25999862">
            <text:p>-0.25999862</text:p>
          </table:table-cell>
          <table:table-cell office:value-type="float" office:value="-0.2529003">
            <text:p>-0.2529003</text:p>
          </table:table-cell>
          <table:table-cell/>
          <table:table-cell table:formula="of:=([.D283]-[.E283])-([.D282]-[.E282])" office:value-type="float" office:value="0.0864843799999999">
            <text:p>0.08648438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5">
            <text:p>0.5</text:p>
          </table:table-cell>
          <table:table-cell office:value-type="float" office:value="0.5078805">
            <text:p>0.5078805</text:p>
          </table:table-cell>
          <table:table-cell office:value-type="float" office:value="-0.27999863">
            <text:p>-0.27999863</text:p>
          </table:table-cell>
          <table:table-cell office:value-type="float" office:value="-0.2861768">
            <text:p>-0.2861768</text:p>
          </table:table-cell>
          <table:table-cell/>
          <table:table-cell table:formula="of:=([.D284]-[.E284])-([.D283]-[.E283])" office:value-type="float" office:value="0.01327649">
            <text:p>0.01327649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5">
            <text:p>0.5</text:p>
          </table:table-cell>
          <table:table-cell office:value-type="float" office:value="0.48774835">
            <text:p>0.48774835</text:p>
          </table:table-cell>
          <table:table-cell office:value-type="float" office:value="-0.29999864">
            <text:p>-0.29999864</text:p>
          </table:table-cell>
          <table:table-cell office:value-type="float" office:value="-0.27286616">
            <text:p>-0.27286616</text:p>
          </table:table-cell>
          <table:table-cell/>
          <table:table-cell table:formula="of:=([.D285]-[.E285])-([.D284]-[.E284])" office:value-type="float" office:value="-0.0333106499999999">
            <text:p>-0.03331065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5">
            <text:p>0.5</text:p>
          </table:table-cell>
          <table:table-cell office:value-type="float" office:value="0.4813426">
            <text:p>0.4813426</text:p>
          </table:table-cell>
          <table:table-cell office:value-type="float" office:value="-0.31999865">
            <text:p>-0.31999865</text:p>
          </table:table-cell>
          <table:table-cell office:value-type="float" office:value="-0.4259375">
            <text:p>-0.4259375</text:p>
          </table:table-cell>
          <table:table-cell/>
          <table:table-cell table:formula="of:=([.D286]-[.E286])-([.D285]-[.E285])" office:value-type="float" office:value="0.13307133">
            <text:p>0.13307133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-0.33999866">
            <text:p>-0.33999866</text:p>
          </table:table-cell>
          <table:table-cell office:value-type="float" office:value="-0.3726953">
            <text:p>-0.3726953</text:p>
          </table:table-cell>
          <table:table-cell/>
          <table:table-cell table:formula="of:=([.D287]-[.E287])-([.D286]-[.E286])" office:value-type="float" office:value="-0.07324221">
            <text:p>-0.07324221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5">
            <text:p>0.5</text:p>
          </table:table-cell>
          <table:table-cell office:value-type="float" office:value="0.49781442">
            <text:p>0.49781442</text:p>
          </table:table-cell>
          <table:table-cell office:value-type="float" office:value="-0.35999867">
            <text:p>-0.35999867</text:p>
          </table:table-cell>
          <table:table-cell office:value-type="float" office:value="-0.19965829">
            <text:p>-0.19965829</text:p>
          </table:table-cell>
          <table:table-cell/>
          <table:table-cell table:formula="of:=([.D288]-[.E288])-([.D287]-[.E287])" office:value-type="float" office:value="-0.19303702">
            <text:p>-0.19303702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5">
            <text:p>0.5</text:p>
          </table:table-cell>
          <table:table-cell office:value-type="float" office:value="0.49232382">
            <text:p>0.49232382</text:p>
          </table:table-cell>
          <table:table-cell office:value-type="float" office:value="-0.37999868">
            <text:p>-0.37999868</text:p>
          </table:table-cell>
          <table:table-cell office:value-type="float" office:value="-0.1464161">
            <text:p>-0.1464161</text:p>
          </table:table-cell>
          <table:table-cell/>
          <table:table-cell table:formula="of:=([.D289]-[.E289])-([.D288]-[.E288])" office:value-type="float" office:value="-0.0732422">
            <text:p>-0.0732422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5">
            <text:p>0.5</text:p>
          </table:table-cell>
          <table:table-cell office:value-type="float" office:value="0.49506912">
            <text:p>0.49506912</text:p>
          </table:table-cell>
          <table:table-cell office:value-type="float" office:value="-0.3999987">
            <text:p>-0.3999987</text:p>
          </table:table-cell>
          <table:table-cell office:value-type="float" office:value="-0.27286616">
            <text:p>-0.27286616</text:p>
          </table:table-cell>
          <table:table-cell/>
          <table:table-cell table:formula="of:=([.D290]-[.E290])-([.D289]-[.E289])" office:value-type="float" office:value="0.10645004">
            <text:p>0.10645004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5">
            <text:p>0.5</text:p>
          </table:table-cell>
          <table:table-cell office:value-type="float" office:value="0.49232382">
            <text:p>0.49232382</text:p>
          </table:table-cell>
          <table:table-cell office:value-type="float" office:value="-0.4199987">
            <text:p>-0.4199987</text:p>
          </table:table-cell>
          <table:table-cell office:value-type="float" office:value="-0.2662109">
            <text:p>-0.2662109</text:p>
          </table:table-cell>
          <table:table-cell/>
          <table:table-cell table:formula="of:=([.D291]-[.E291])-([.D290]-[.E290])" office:value-type="float" office:value="-0.0266552600000001">
            <text:p>-0.02665526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5">
            <text:p>0.5</text:p>
          </table:table-cell>
          <table:table-cell office:value-type="float" office:value="0.485003">
            <text:p>0.485003</text:p>
          </table:table-cell>
          <table:table-cell office:value-type="float" office:value="-0.43999872">
            <text:p>-0.43999872</text:p>
          </table:table-cell>
          <table:table-cell office:value-type="float" office:value="-0.23958984">
            <text:p>-0.23958984</text:p>
          </table:table-cell>
          <table:table-cell/>
          <table:table-cell table:formula="of:=([.D292]-[.E292])-([.D291]-[.E291])" office:value-type="float" office:value="-0.04662108">
            <text:p>-0.04662108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5">
            <text:p>0.5</text:p>
          </table:table-cell>
          <table:table-cell office:value-type="float" office:value="0.48774832">
            <text:p>0.48774832</text:p>
          </table:table-cell>
          <table:table-cell office:value-type="float" office:value="-0.45999873">
            <text:p>-0.45999873</text:p>
          </table:table-cell>
          <table:table-cell office:value-type="float" office:value="-0.29948726">
            <text:p>-0.29948726</text:p>
          </table:table-cell>
          <table:table-cell/>
          <table:table-cell table:formula="of:=([.D293]-[.E293])-([.D292]-[.E292])" office:value-type="float" office:value="0.03989741">
            <text:p>0.03989741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5">
            <text:p>0.5</text:p>
          </table:table-cell>
          <table:table-cell office:value-type="float" office:value="0.49323887">
            <text:p>0.49323887</text:p>
          </table:table-cell>
          <table:table-cell office:value-type="float" office:value="-0.47999874">
            <text:p>-0.47999874</text:p>
          </table:table-cell>
          <table:table-cell office:value-type="float" office:value="-0.37935054">
            <text:p>-0.37935054</text:p>
          </table:table-cell>
          <table:table-cell/>
          <table:table-cell table:formula="of:=([.D294]-[.E294])-([.D293]-[.E293])" office:value-type="float" office:value="0.05986327">
            <text:p>0.05986327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-0.49999875">
            <text:p>-0.49999875</text:p>
          </table:table-cell>
          <table:table-cell office:value-type="float" office:value="-0.3061425">
            <text:p>-0.3061425</text:p>
          </table:table-cell>
          <table:table-cell/>
          <table:table-cell table:formula="of:=([.D295]-[.E295])-([.D294]-[.E294])" office:value-type="float" office:value="-0.09320805">
            <text:p>-0.09320805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5">
            <text:p>0.5</text:p>
          </table:table-cell>
          <table:table-cell office:value-type="float" office:value="0.48774832">
            <text:p>0.48774832</text:p>
          </table:table-cell>
          <table:table-cell office:value-type="float" office:value="-0.5199987">
            <text:p>-0.5199987</text:p>
          </table:table-cell>
          <table:table-cell office:value-type="float" office:value="-0.29948726">
            <text:p>-0.29948726</text:p>
          </table:table-cell>
          <table:table-cell/>
          <table:table-cell table:formula="of:=([.D296]-[.E296])-([.D295]-[.E295])" office:value-type="float" office:value="-0.0266551899999999">
            <text:p>-0.02665519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5">
            <text:p>0.5</text:p>
          </table:table-cell>
          <table:table-cell office:value-type="float" office:value="0.49140874">
            <text:p>0.49140874</text:p>
          </table:table-cell>
          <table:table-cell office:value-type="float" office:value="-0.5399987">
            <text:p>-0.5399987</text:p>
          </table:table-cell>
          <table:table-cell office:value-type="float" office:value="-0.37935054">
            <text:p>-0.37935054</text:p>
          </table:table-cell>
          <table:table-cell/>
          <table:table-cell table:formula="of:=([.D297]-[.E297])-([.D296]-[.E296])" office:value-type="float" office:value="0.05986328">
            <text:p>0.05986328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5">
            <text:p>0.5</text:p>
          </table:table-cell>
          <table:table-cell office:value-type="float" office:value="0.48683324">
            <text:p>0.48683324</text:p>
          </table:table-cell>
          <table:table-cell office:value-type="float" office:value="-0.5599987">
            <text:p>-0.5599987</text:p>
          </table:table-cell>
          <table:table-cell office:value-type="float" office:value="-0.41262686">
            <text:p>-0.41262686</text:p>
          </table:table-cell>
          <table:table-cell/>
          <table:table-cell table:formula="of:=([.D298]-[.E298])-([.D297]-[.E297])" office:value-type="float" office:value="0.01327632">
            <text:p>0.01327632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5">
            <text:p>0.5</text:p>
          </table:table-cell>
          <table:table-cell office:value-type="float" office:value="0.48683324">
            <text:p>0.48683324</text:p>
          </table:table-cell>
          <table:table-cell office:value-type="float" office:value="-0.5799987">
            <text:p>-0.5799987</text:p>
          </table:table-cell>
          <table:table-cell office:value-type="float" office:value="-0.41262686">
            <text:p>-0.41262686</text:p>
          </table:table-cell>
          <table:table-cell/>
          <table:table-cell table:formula="of:=([.D299]-[.E299])-([.D298]-[.E298])" office:value-type="float" office:value="-0.02">
            <text:p>-0.02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5">
            <text:p>0.5</text:p>
          </table:table-cell>
          <table:table-cell office:value-type="float" office:value="0.49781442">
            <text:p>0.49781442</text:p>
          </table:table-cell>
          <table:table-cell office:value-type="float" office:value="-0.59999865">
            <text:p>-0.59999865</text:p>
          </table:table-cell>
          <table:table-cell office:value-type="float" office:value="-0.46586922">
            <text:p>-0.46586922</text:p>
          </table:table-cell>
          <table:table-cell/>
          <table:table-cell table:formula="of:=([.D300]-[.E300])-([.D299]-[.E299])" office:value-type="float" office:value="0.0332424100000001">
            <text:p>0.03324241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495">
            <text:p>0.495</text:p>
          </table:table-cell>
          <table:table-cell office:value-type="float" office:value="0.49323893">
            <text:p>0.49323893</text:p>
          </table:table-cell>
          <table:table-cell office:value-type="float" office:value="-0.61999863">
            <text:p>-0.61999863</text:p>
          </table:table-cell>
          <table:table-cell office:value-type="float" office:value="-0.512456">
            <text:p>-0.512456</text:p>
          </table:table-cell>
          <table:table-cell/>
          <table:table-cell table:formula="of:=([.D301]-[.E301])-([.D300]-[.E300])" office:value-type="float" office:value="0.0265868">
            <text:p>0.0265868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49">
            <text:p>0.49</text:p>
          </table:table-cell>
          <table:table-cell office:value-type="float" office:value="0.49689934">
            <text:p>0.49689934</text:p>
          </table:table-cell>
          <table:table-cell office:value-type="float" office:value="-0.6399986">
            <text:p>-0.6399986</text:p>
          </table:table-cell>
          <table:table-cell office:value-type="float" office:value="-0.5390771">
            <text:p>-0.5390771</text:p>
          </table:table-cell>
          <table:table-cell/>
          <table:table-cell table:formula="of:=([.D302]-[.E302])-([.D301]-[.E301])" office:value-type="float" office:value="0.00662112999999998">
            <text:p>0.00662113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485">
            <text:p>0.485</text:p>
          </table:table-cell>
          <table:table-cell office:value-type="float" office:value="0.49140874">
            <text:p>0.49140874</text:p>
          </table:table-cell>
          <table:table-cell office:value-type="float" office:value="-0.6599986">
            <text:p>-0.6599986</text:p>
          </table:table-cell>
          <table:table-cell office:value-type="float" office:value="-0.5790088">
            <text:p>-0.5790088</text:p>
          </table:table-cell>
          <table:table-cell/>
          <table:table-cell table:formula="of:=([.D303]-[.E303])-([.D302]-[.E302])" office:value-type="float" office:value="0.0199317">
            <text:p>0.0199317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48000002">
            <text:p>0.48000002</text:p>
          </table:table-cell>
          <table:table-cell office:value-type="float" office:value="0.49781442">
            <text:p>0.49781442</text:p>
          </table:table-cell>
          <table:table-cell office:value-type="float" office:value="-0.6799986">
            <text:p>-0.6799986</text:p>
          </table:table-cell>
          <table:table-cell office:value-type="float" office:value="-0.63890624">
            <text:p>-0.63890624</text:p>
          </table:table-cell>
          <table:table-cell/>
          <table:table-cell table:formula="of:=([.D304]-[.E304])-([.D303]-[.E303])" office:value-type="float" office:value="0.0398974399999999">
            <text:p>0.03989744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47500002">
            <text:p>0.47500002</text:p>
          </table:table-cell>
          <table:table-cell office:value-type="float" office:value="0.49232385">
            <text:p>0.49232385</text:p>
          </table:table-cell>
          <table:table-cell office:value-type="float" office:value="-0.69999856">
            <text:p>-0.69999856</text:p>
          </table:table-cell>
          <table:table-cell office:value-type="float" office:value="-0.61228514">
            <text:p>-0.61228514</text:p>
          </table:table-cell>
          <table:table-cell/>
          <table:table-cell table:formula="of:=([.D305]-[.E305])-([.D304]-[.E304])" office:value-type="float" office:value="-0.04662106">
            <text:p>-0.04662106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47000003">
            <text:p>0.47000003</text:p>
          </table:table-cell>
          <table:table-cell office:value-type="float" office:value="0.485003">
            <text:p>0.485003</text:p>
          </table:table-cell>
          <table:table-cell office:value-type="float" office:value="-0.71999854">
            <text:p>-0.71999854</text:p>
          </table:table-cell>
          <table:table-cell office:value-type="float" office:value="-0.61228514">
            <text:p>-0.61228514</text:p>
          </table:table-cell>
          <table:table-cell/>
          <table:table-cell table:formula="of:=([.D306]-[.E306])-([.D305]-[.E305])" office:value-type="float" office:value="-0.0199999799999999">
            <text:p>-0.01999998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46500003">
            <text:p>0.46500003</text:p>
          </table:table-cell>
          <table:table-cell office:value-type="float" office:value="0.4785973">
            <text:p>0.4785973</text:p>
          </table:table-cell>
          <table:table-cell office:value-type="float" office:value="-0.7399985">
            <text:p>-0.7399985</text:p>
          </table:table-cell>
          <table:table-cell office:value-type="float" office:value="-0.6721826">
            <text:p>-0.6721826</text:p>
          </table:table-cell>
          <table:table-cell/>
          <table:table-cell table:formula="of:=([.D307]-[.E307])-([.D306]-[.E306])" office:value-type="float" office:value="0.0398974999999999">
            <text:p>0.0398975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46000004">
            <text:p>0.46000004</text:p>
          </table:table-cell>
          <table:table-cell office:value-type="float" office:value="0.46395573">
            <text:p>0.46395573</text:p>
          </table:table-cell>
          <table:table-cell office:value-type="float" office:value="-0.7599985">
            <text:p>-0.7599985</text:p>
          </table:table-cell>
          <table:table-cell office:value-type="float" office:value="-0.7387353">
            <text:p>-0.7387353</text:p>
          </table:table-cell>
          <table:table-cell/>
          <table:table-cell table:formula="of:=([.D308]-[.E308])-([.D307]-[.E307])" office:value-type="float" office:value="0.0465527000000001">
            <text:p>0.0465527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45500004">
            <text:p>0.45500004</text:p>
          </table:table-cell>
          <table:table-cell office:value-type="float" office:value="0.46761614">
            <text:p>0.46761614</text:p>
          </table:table-cell>
          <table:table-cell office:value-type="float" office:value="-0.7799985">
            <text:p>-0.7799985</text:p>
          </table:table-cell>
          <table:table-cell office:value-type="float" office:value="-0.7520458">
            <text:p>-0.7520458</text:p>
          </table:table-cell>
          <table:table-cell/>
          <table:table-cell table:formula="of:=([.D309]-[.E309])-([.D308]-[.E308])" office:value-type="float" office:value="-0.00668950000000002">
            <text:p>-0.0066895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45000005">
            <text:p>0.45000005</text:p>
          </table:table-cell>
          <table:table-cell office:value-type="float" office:value="0.4776822">
            <text:p>0.4776822</text:p>
          </table:table-cell>
          <table:table-cell office:value-type="float" office:value="-0.79999846">
            <text:p>-0.79999846</text:p>
          </table:table-cell>
          <table:table-cell office:value-type="float" office:value="-0.93173814">
            <text:p>-0.93173814</text:p>
          </table:table-cell>
          <table:table-cell/>
          <table:table-cell table:formula="of:=([.D310]-[.E310])-([.D309]-[.E309])" office:value-type="float" office:value="0.15969238">
            <text:p>0.15969238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44500005">
            <text:p>0.44500005</text:p>
          </table:table-cell>
          <table:table-cell office:value-type="float" office:value="0.45755">
            <text:p>0.45755</text:p>
          </table:table-cell>
          <table:table-cell office:value-type="float" office:value="-0.81999844">
            <text:p>-0.81999844</text:p>
          </table:table-cell>
          <table:table-cell office:value-type="float" office:value="-0.97166973">
            <text:p>-0.97166973</text:p>
          </table:table-cell>
          <table:table-cell/>
          <table:table-cell table:formula="of:=([.D311]-[.E311])-([.D310]-[.E310])" office:value-type="float" office:value="0.01993161">
            <text:p>0.01993161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44000006">
            <text:p>0.44000006</text:p>
          </table:table-cell>
          <table:table-cell office:value-type="float" office:value="0.44473863">
            <text:p>0.44473863</text:p>
          </table:table-cell>
          <table:table-cell office:value-type="float" office:value="-0.8399984">
            <text:p>-0.8399984</text:p>
          </table:table-cell>
          <table:table-cell office:value-type="float" office:value="-0.9051172">
            <text:p>-0.9051172</text:p>
          </table:table-cell>
          <table:table-cell/>
          <table:table-cell table:formula="of:=([.D312]-[.E312])-([.D311]-[.E311])" office:value-type="float" office:value="-0.08655249">
            <text:p>-0.08655249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43500006">
            <text:p>0.43500006</text:p>
          </table:table-cell>
          <table:table-cell office:value-type="float" office:value="0.4456537">
            <text:p>0.4456537</text:p>
          </table:table-cell>
          <table:table-cell office:value-type="float" office:value="-0.8599984">
            <text:p>-0.8599984</text:p>
          </table:table-cell>
          <table:table-cell office:value-type="float" office:value="-0.91177243">
            <text:p>-0.91177243</text:p>
          </table:table-cell>
          <table:table-cell/>
          <table:table-cell table:formula="of:=([.D313]-[.E313])-([.D312]-[.E312])" office:value-type="float" office:value="-0.01334477">
            <text:p>-0.01334477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43000007">
            <text:p>0.43000007</text:p>
          </table:table-cell>
          <table:table-cell office:value-type="float" office:value="0.4456537">
            <text:p>0.4456537</text:p>
          </table:table-cell>
          <table:table-cell office:value-type="float" office:value="-0.8799984">
            <text:p>-0.8799984</text:p>
          </table:table-cell>
          <table:table-cell office:value-type="float" office:value="-0.9383935">
            <text:p>-0.9383935</text:p>
          </table:table-cell>
          <table:table-cell/>
          <table:table-cell table:formula="of:=([.D314]-[.E314])-([.D313]-[.E313])" office:value-type="float" office:value="0.00662107000000001">
            <text:p>0.00662107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42500007">
            <text:p>0.42500007</text:p>
          </table:table-cell>
          <table:table-cell office:value-type="float" office:value="0.43558758">
            <text:p>0.43558758</text:p>
          </table:table-cell>
          <table:table-cell office:value-type="float" office:value="-0.89999837">
            <text:p>-0.89999837</text:p>
          </table:table-cell>
          <table:table-cell office:value-type="float" office:value="-0.8918066">
            <text:p>-0.8918066</text:p>
          </table:table-cell>
          <table:table-cell/>
          <table:table-cell table:formula="of:=([.D315]-[.E315])-([.D314]-[.E314])" office:value-type="float" office:value="-0.0665868700000001">
            <text:p>-0.06658687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42000008">
            <text:p>0.42000008</text:p>
          </table:table-cell>
          <table:table-cell office:value-type="float" office:value="0.430097">
            <text:p>0.430097</text:p>
          </table:table-cell>
          <table:table-cell office:value-type="float" office:value="-0.91999835">
            <text:p>-0.91999835</text:p>
          </table:table-cell>
          <table:table-cell office:value-type="float" office:value="-0.87849605">
            <text:p>-0.87849605</text:p>
          </table:table-cell>
          <table:table-cell/>
          <table:table-cell table:formula="of:=([.D316]-[.E316])-([.D315]-[.E315])" office:value-type="float" office:value="-0.0333105299999999">
            <text:p>-0.03331053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41500008">
            <text:p>0.41500008</text:p>
          </table:table-cell>
          <table:table-cell office:value-type="float" office:value="0.430097">
            <text:p>0.430097</text:p>
          </table:table-cell>
          <table:table-cell office:value-type="float" office:value="-0.9399983">
            <text:p>-0.9399983</text:p>
          </table:table-cell>
          <table:table-cell office:value-type="float" office:value="-0.93173826">
            <text:p>-0.93173826</text:p>
          </table:table-cell>
          <table:table-cell/>
          <table:table-cell table:formula="of:=([.D317]-[.E317])-([.D316]-[.E316])" office:value-type="float" office:value="0.0332422600000001">
            <text:p>0.03324226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4100001">
            <text:p>0.4100001</text:p>
          </table:table-cell>
          <table:table-cell office:value-type="float" office:value="0.4218611">
            <text:p>0.4218611</text:p>
          </table:table-cell>
          <table:table-cell office:value-type="float" office:value="-0.9599983">
            <text:p>-0.9599983</text:p>
          </table:table-cell>
          <table:table-cell office:value-type="float" office:value="-0.9383935">
            <text:p>-0.9383935</text:p>
          </table:table-cell>
          <table:table-cell/>
          <table:table-cell table:formula="of:=([.D318]-[.E318])-([.D317]-[.E317])" office:value-type="float" office:value="-0.0133447600000001">
            <text:p>-0.01334476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4050001">
            <text:p>0.4050001</text:p>
          </table:table-cell>
          <table:table-cell office:value-type="float" office:value="0.4127101">
            <text:p>0.4127101</text:p>
          </table:table-cell>
          <table:table-cell office:value-type="float" office:value="-0.9799983">
            <text:p>-0.9799983</text:p>
          </table:table-cell>
          <table:table-cell office:value-type="float" office:value="-0.92508304">
            <text:p>-0.92508304</text:p>
          </table:table-cell>
          <table:table-cell/>
          <table:table-cell table:formula="of:=([.D319]-[.E319])-([.D318]-[.E318])" office:value-type="float" office:value="-0.03331046">
            <text:p>-0.03331046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4000001">
            <text:p>0.4000001</text:p>
          </table:table-cell>
          <table:table-cell office:value-type="float" office:value="0.4145403">
            <text:p>0.4145403</text:p>
          </table:table-cell>
          <table:table-cell office:value-type="float" office:value="-0.9999983">
            <text:p>-0.9999983</text:p>
          </table:table-cell>
          <table:table-cell office:value-type="float" office:value="-0.9916356">
            <text:p>-0.9916356</text:p>
          </table:table-cell>
          <table:table-cell/>
          <table:table-cell table:formula="of:=([.D320]-[.E320])-([.D319]-[.E319])" office:value-type="float" office:value="0.04655256">
            <text:p>0.04655256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3950001">
            <text:p>0.3950001</text:p>
          </table:table-cell>
          <table:table-cell office:value-type="float" office:value="0.40355912">
            <text:p>0.40355912</text:p>
          </table:table-cell>
          <table:table-cell office:value-type="float" office:value="-1.0199983">
            <text:p>-1.0199983</text:p>
          </table:table-cell>
          <table:table-cell office:value-type="float" office:value="-0.9916357">
            <text:p>-0.9916357</text:p>
          </table:table-cell>
          <table:table-cell/>
          <table:table-cell table:formula="of:=([.D321]-[.E321])-([.D320]-[.E320])" office:value-type="float" office:value="-0.0199998999999998">
            <text:p>-0.0199999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3900001">
            <text:p>0.3900001</text:p>
          </table:table-cell>
          <table:table-cell office:value-type="float" office:value="0.39349303">
            <text:p>0.39349303</text:p>
          </table:table-cell>
          <table:table-cell office:value-type="float" office:value="-1.0399983">
            <text:p>-1.0399983</text:p>
          </table:table-cell>
          <table:table-cell office:value-type="float" office:value="-1.0116016">
            <text:p>-1.0116016</text:p>
          </table:table-cell>
          <table:table-cell/>
          <table:table-cell table:formula="of:=([.D322]-[.E322])-([.D321]-[.E321])" office:value-type="float" office:value="-0.0000340999999999259">
            <text:p>-0.0000341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3850001">
            <text:p>0.3850001</text:p>
          </table:table-cell>
          <table:table-cell office:value-type="float" office:value="0.3880024">
            <text:p>0.3880024</text:p>
          </table:table-cell>
          <table:table-cell office:value-type="float" office:value="-1.0599983">
            <text:p>-1.0599983</text:p>
          </table:table-cell>
          <table:table-cell office:value-type="float" office:value="-1.0382226">
            <text:p>-1.0382226</text:p>
          </table:table-cell>
          <table:table-cell/>
          <table:table-cell table:formula="of:=([.D323]-[.E323])-([.D322]-[.E322])" office:value-type="float" office:value="0.00662099999999999">
            <text:p>0.006621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3800001">
            <text:p>0.3800001</text:p>
          </table:table-cell>
          <table:table-cell office:value-type="float" office:value="0.3898326">
            <text:p>0.3898326</text:p>
          </table:table-cell>
          <table:table-cell office:value-type="float" office:value="-1.0799983">
            <text:p>-1.0799983</text:p>
          </table:table-cell>
          <table:table-cell office:value-type="float" office:value="-1.0781542">
            <text:p>-1.0781542</text:p>
          </table:table-cell>
          <table:table-cell/>
          <table:table-cell table:formula="of:=([.D324]-[.E324])-([.D323]-[.E323])" office:value-type="float" office:value="0.0199315999999998">
            <text:p>0.0199316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37500012">
            <text:p>0.37500012</text:p>
          </table:table-cell>
          <table:table-cell office:value-type="float" office:value="0.38251182">
            <text:p>0.38251182</text:p>
          </table:table-cell>
          <table:table-cell office:value-type="float" office:value="-1.0999982">
            <text:p>-1.0999982</text:p>
          </table:table-cell>
          <table:table-cell office:value-type="float" office:value="-1.1047753">
            <text:p>-1.1047753</text:p>
          </table:table-cell>
          <table:table-cell/>
          <table:table-cell table:formula="of:=([.D325]-[.E325])-([.D324]-[.E324])" office:value-type="float" office:value="0.00662120000000011">
            <text:p>0.0066212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37000012">
            <text:p>0.37000012</text:p>
          </table:table-cell>
          <table:table-cell office:value-type="float" office:value="0.3678702">
            <text:p>0.3678702</text:p>
          </table:table-cell>
          <table:table-cell office:value-type="float" office:value="-1.1199982">
            <text:p>-1.1199982</text:p>
          </table:table-cell>
          <table:table-cell office:value-type="float" office:value="-1.0515331">
            <text:p>-1.0515331</text:p>
          </table:table-cell>
          <table:table-cell/>
          <table:table-cell table:formula="of:=([.D326]-[.E326])-([.D325]-[.E325])" office:value-type="float" office:value="-0.0732422000000001">
            <text:p>-0.0732422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36500013">
            <text:p>0.36500013</text:p>
          </table:table-cell>
          <table:table-cell office:value-type="float" office:value="0.37244573">
            <text:p>0.37244573</text:p>
          </table:table-cell>
          <table:table-cell office:value-type="float" office:value="-1.1399982">
            <text:p>-1.1399982</text:p>
          </table:table-cell>
          <table:table-cell office:value-type="float" office:value="-1.1247411">
            <text:p>-1.1247411</text:p>
          </table:table-cell>
          <table:table-cell/>
          <table:table-cell table:formula="of:=([.D327]-[.E327])-([.D326]-[.E326])" office:value-type="float" office:value="0.0532080000000001">
            <text:p>0.053208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36000013">
            <text:p>0.36000013</text:p>
          </table:table-cell>
          <table:table-cell office:value-type="float" office:value="0.36970043">
            <text:p>0.36970043</text:p>
          </table:table-cell>
          <table:table-cell office:value-type="float" office:value="-1.1599982">
            <text:p>-1.1599982</text:p>
          </table:table-cell>
          <table:table-cell office:value-type="float" office:value="-1.1313964">
            <text:p>-1.1313964</text:p>
          </table:table-cell>
          <table:table-cell/>
          <table:table-cell table:formula="of:=([.D328]-[.E328])-([.D327]-[.E327])" office:value-type="float" office:value="-0.0133447">
            <text:p>-0.0133447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35500014">
            <text:p>0.35500014</text:p>
          </table:table-cell>
          <table:table-cell office:value-type="float" office:value="0.375191">
            <text:p>0.375191</text:p>
          </table:table-cell>
          <table:table-cell office:value-type="float" office:value="-1.1799982">
            <text:p>-1.1799982</text:p>
          </table:table-cell>
          <table:table-cell office:value-type="float" office:value="-1.2112597">
            <text:p>-1.2112597</text:p>
          </table:table-cell>
          <table:table-cell/>
          <table:table-cell table:formula="of:=([.D329]-[.E329])-([.D328]-[.E328])" office:value-type="float" office:value="0.0598633">
            <text:p>0.0598633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35000014">
            <text:p>0.35000014</text:p>
          </table:table-cell>
          <table:table-cell office:value-type="float" office:value="0.36695513">
            <text:p>0.36695513</text:p>
          </table:table-cell>
          <table:table-cell office:value-type="float" office:value="-1.1999981">
            <text:p>-1.1999981</text:p>
          </table:table-cell>
          <table:table-cell office:value-type="float" office:value="-1.1912937">
            <text:p>-1.1912937</text:p>
          </table:table-cell>
          <table:table-cell/>
          <table:table-cell table:formula="of:=([.D330]-[.E330])-([.D329]-[.E329])" office:value-type="float" office:value="-0.0399659000000001">
            <text:p>-0.0399659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34500015">
            <text:p>0.34500015</text:p>
          </table:table-cell>
          <table:table-cell office:value-type="float" office:value="0.3596343">
            <text:p>0.3596343</text:p>
          </table:table-cell>
          <table:table-cell office:value-type="float" office:value="-1.2199981">
            <text:p>-1.2199981</text:p>
          </table:table-cell>
          <table:table-cell office:value-type="float" office:value="-1.2312254">
            <text:p>-1.2312254</text:p>
          </table:table-cell>
          <table:table-cell/>
          <table:table-cell table:formula="of:=([.D331]-[.E331])-([.D330]-[.E330])" office:value-type="float" office:value="0.0199317000000001">
            <text:p>0.0199317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34000015">
            <text:p>0.34000015</text:p>
          </table:table-cell>
          <table:table-cell office:value-type="float" office:value="0.34499273">
            <text:p>0.34499273</text:p>
          </table:table-cell>
          <table:table-cell office:value-type="float" office:value="-1.2399981">
            <text:p>-1.2399981</text:p>
          </table:table-cell>
          <table:table-cell office:value-type="float" office:value="-1.1779833">
            <text:p>-1.1779833</text:p>
          </table:table-cell>
          <table:table-cell/>
          <table:table-cell table:formula="of:=([.D332]-[.E332])-([.D331]-[.E331])" office:value-type="float" office:value="-0.0732421000000001">
            <text:p>-0.0732421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33500016">
            <text:p>0.33500016</text:p>
          </table:table-cell>
          <table:table-cell office:value-type="float" office:value="0.3330964">
            <text:p>0.3330964</text:p>
          </table:table-cell>
          <table:table-cell office:value-type="float" office:value="-1.2599981">
            <text:p>-1.2599981</text:p>
          </table:table-cell>
          <table:table-cell office:value-type="float" office:value="-1.1846386">
            <text:p>-1.1846386</text:p>
          </table:table-cell>
          <table:table-cell/>
          <table:table-cell table:formula="of:=([.D333]-[.E333])-([.D332]-[.E332])" office:value-type="float" office:value="-0.0133447">
            <text:p>-0.0133447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33000016">
            <text:p>0.33000016</text:p>
          </table:table-cell>
          <table:table-cell office:value-type="float" office:value="0.3285209">
            <text:p>0.3285209</text:p>
          </table:table-cell>
          <table:table-cell office:value-type="float" office:value="-1.2799981">
            <text:p>-1.2799981</text:p>
          </table:table-cell>
          <table:table-cell office:value-type="float" office:value="-1.1912938">
            <text:p>-1.1912938</text:p>
          </table:table-cell>
          <table:table-cell/>
          <table:table-cell table:formula="of:=([.D334]-[.E334])-([.D333]-[.E333])" office:value-type="float" office:value="-0.0133448">
            <text:p>-0.0133448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32500017">
            <text:p>0.32500017</text:p>
          </table:table-cell>
          <table:table-cell office:value-type="float" office:value="0.3248605">
            <text:p>0.3248605</text:p>
          </table:table-cell>
          <table:table-cell office:value-type="float" office:value="-1.299998">
            <text:p>-1.299998</text:p>
          </table:table-cell>
          <table:table-cell office:value-type="float" office:value="-1.2578465">
            <text:p>-1.2578465</text:p>
          </table:table-cell>
          <table:table-cell/>
          <table:table-cell table:formula="of:=([.D335]-[.E335])-([.D334]-[.E334])" office:value-type="float" office:value="0.0465528">
            <text:p>0.0465528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32000017">
            <text:p>0.32000017</text:p>
          </table:table-cell>
          <table:table-cell office:value-type="float" office:value="0.32303032">
            <text:p>0.32303032</text:p>
          </table:table-cell>
          <table:table-cell office:value-type="float" office:value="-1.319998">
            <text:p>-1.319998</text:p>
          </table:table-cell>
          <table:table-cell office:value-type="float" office:value="-1.2179149">
            <text:p>-1.2179149</text:p>
          </table:table-cell>
          <table:table-cell/>
          <table:table-cell table:formula="of:=([.D336]-[.E336])-([.D335]-[.E335])" office:value-type="float" office:value="-0.0599315999999999">
            <text:p>-0.0599316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31500018">
            <text:p>0.31500018</text:p>
          </table:table-cell>
          <table:table-cell office:value-type="float" office:value="0.3120491">
            <text:p>0.3120491</text:p>
          </table:table-cell>
          <table:table-cell office:value-type="float" office:value="-1.339998">
            <text:p>-1.339998</text:p>
          </table:table-cell>
          <table:table-cell office:value-type="float" office:value="-1.2179148">
            <text:p>-1.2179148</text:p>
          </table:table-cell>
          <table:table-cell/>
          <table:table-cell table:formula="of:=([.D337]-[.E337])-([.D336]-[.E336])" office:value-type="float" office:value="-0.0200001000000001">
            <text:p>-0.0200001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31000018">
            <text:p>0.31000018</text:p>
          </table:table-cell>
          <table:table-cell office:value-type="float" office:value="0.320285">
            <text:p>0.320285</text:p>
          </table:table-cell>
          <table:table-cell office:value-type="float" office:value="-1.359998">
            <text:p>-1.359998</text:p>
          </table:table-cell>
          <table:table-cell office:value-type="float" office:value="-1.3310547">
            <text:p>-1.3310547</text:p>
          </table:table-cell>
          <table:table-cell/>
          <table:table-cell table:formula="of:=([.D338]-[.E338])-([.D337]-[.E337])" office:value-type="float" office:value="0.0931398999999999">
            <text:p>0.0931399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3050002">
            <text:p>0.3050002</text:p>
          </table:table-cell>
          <table:table-cell office:value-type="float" office:value="0.3157095">
            <text:p>0.3157095</text:p>
          </table:table-cell>
          <table:table-cell office:value-type="float" office:value="-1.379998">
            <text:p>-1.379998</text:p>
          </table:table-cell>
          <table:table-cell office:value-type="float" office:value="-1.3510203">
            <text:p>-1.3510203</text:p>
          </table:table-cell>
          <table:table-cell/>
          <table:table-cell table:formula="of:=([.D339]-[.E339])-([.D338]-[.E338])" office:value-type="float" office:value="-0.000034399999999879">
            <text:p>-0.0000344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3000002">
            <text:p>0.3000002</text:p>
          </table:table-cell>
          <table:table-cell office:value-type="float" office:value="0.3047283">
            <text:p>0.3047283</text:p>
          </table:table-cell>
          <table:table-cell office:value-type="float" office:value="-1.399998">
            <text:p>-1.399998</text:p>
          </table:table-cell>
          <table:table-cell office:value-type="float" office:value="-1.3510205">
            <text:p>-1.3510205</text:p>
          </table:table-cell>
          <table:table-cell/>
          <table:table-cell table:formula="of:=([.D340]-[.E340])-([.D339]-[.E339])" office:value-type="float" office:value="-0.0199998000000001">
            <text:p>-0.0199998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2950002">
            <text:p>0.2950002</text:p>
          </table:table-cell>
          <table:table-cell office:value-type="float" office:value="0.2891716">
            <text:p>0.2891716</text:p>
          </table:table-cell>
          <table:table-cell office:value-type="float" office:value="-1.4199979">
            <text:p>-1.4199979</text:p>
          </table:table-cell>
          <table:table-cell office:value-type="float" office:value="-1.3044335">
            <text:p>-1.3044335</text:p>
          </table:table-cell>
          <table:table-cell/>
          <table:table-cell table:formula="of:=([.D341]-[.E341])-([.D340]-[.E340])" office:value-type="float" office:value="-0.0665868999999999">
            <text:p>-0.0665869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2900002">
            <text:p>0.2900002</text:p>
          </table:table-cell>
          <table:table-cell office:value-type="float" office:value="0.28734142">
            <text:p>0.28734142</text:p>
          </table:table-cell>
          <table:table-cell office:value-type="float" office:value="-1.4399979">
            <text:p>-1.4399979</text:p>
          </table:table-cell>
          <table:table-cell office:value-type="float" office:value="-1.3576758">
            <text:p>-1.3576758</text:p>
          </table:table-cell>
          <table:table-cell/>
          <table:table-cell table:formula="of:=([.D342]-[.E342])-([.D341]-[.E341])" office:value-type="float" office:value="0.0332422999999999">
            <text:p>0.0332423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2850002">
            <text:p>0.2850002</text:p>
          </table:table-cell>
          <table:table-cell office:value-type="float" office:value="0.2791055">
            <text:p>0.2791055</text:p>
          </table:table-cell>
          <table:table-cell office:value-type="float" office:value="-1.4599979">
            <text:p>-1.4599979</text:p>
          </table:table-cell>
          <table:table-cell office:value-type="float" office:value="-1.364331">
            <text:p>-1.364331</text:p>
          </table:table-cell>
          <table:table-cell/>
          <table:table-cell table:formula="of:=([.D343]-[.E343])-([.D342]-[.E342])" office:value-type="float" office:value="-0.0133447999999998">
            <text:p>-0.0133448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2800002">
            <text:p>0.2800002</text:p>
          </table:table-cell>
          <table:table-cell office:value-type="float" office:value="0.2717847">
            <text:p>0.2717847</text:p>
          </table:table-cell>
          <table:table-cell office:value-type="float" office:value="-1.4799979">
            <text:p>-1.4799979</text:p>
          </table:table-cell>
          <table:table-cell office:value-type="float" office:value="-1.364331">
            <text:p>-1.364331</text:p>
          </table:table-cell>
          <table:table-cell/>
          <table:table-cell table:formula="of:=([.D344]-[.E344])-([.D343]-[.E343])" office:value-type="float" office:value="-0.02">
            <text:p>-0.02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2750002">
            <text:p>0.2750002</text:p>
          </table:table-cell>
          <table:table-cell office:value-type="float" office:value="0.26812434">
            <text:p>0.26812434</text:p>
          </table:table-cell>
          <table:table-cell office:value-type="float" office:value="-1.4999979">
            <text:p>-1.4999979</text:p>
          </table:table-cell>
          <table:table-cell office:value-type="float" office:value="-1.3776416">
            <text:p>-1.3776416</text:p>
          </table:table-cell>
          <table:table-cell/>
          <table:table-cell table:formula="of:=([.D345]-[.E345])-([.D344]-[.E344])" office:value-type="float" office:value="-0.00668939999999996">
            <text:p>-0.0066894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27000022">
            <text:p>0.27000022</text:p>
          </table:table-cell>
          <table:table-cell office:value-type="float" office:value="0.26812434">
            <text:p>0.26812434</text:p>
          </table:table-cell>
          <table:table-cell office:value-type="float" office:value="-1.5199978">
            <text:p>-1.5199978</text:p>
          </table:table-cell>
          <table:table-cell office:value-type="float" office:value="-1.4308836">
            <text:p>-1.4308836</text:p>
          </table:table-cell>
          <table:table-cell/>
          <table:table-cell table:formula="of:=([.D346]-[.E346])-([.D345]-[.E345])" office:value-type="float" office:value="0.0332420999999998">
            <text:p>0.0332421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26500022">
            <text:p>0.26500022</text:p>
          </table:table-cell>
          <table:table-cell office:value-type="float" office:value="0.26629412">
            <text:p>0.26629412</text:p>
          </table:table-cell>
          <table:table-cell office:value-type="float" office:value="-1.5399978">
            <text:p>-1.5399978</text:p>
          </table:table-cell>
          <table:table-cell office:value-type="float" office:value="-1.4575047">
            <text:p>-1.4575047</text:p>
          </table:table-cell>
          <table:table-cell/>
          <table:table-cell table:formula="of:=([.D347]-[.E347])-([.D346]-[.E346])" office:value-type="float" office:value="0.00662109999999982">
            <text:p>0.0066211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26000023">
            <text:p>0.26000023</text:p>
          </table:table-cell>
          <table:table-cell office:value-type="float" office:value="0.25897333">
            <text:p>0.25897333</text:p>
          </table:table-cell>
          <table:table-cell office:value-type="float" office:value="-1.5599978">
            <text:p>-1.5599978</text:p>
          </table:table-cell>
          <table:table-cell office:value-type="float" office:value="-1.4575047">
            <text:p>-1.4575047</text:p>
          </table:table-cell>
          <table:table-cell/>
          <table:table-cell table:formula="of:=([.D348]-[.E348])-([.D347]-[.E347])" office:value-type="float" office:value="-0.02">
            <text:p>-0.02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25500023">
            <text:p>0.25500023</text:p>
          </table:table-cell>
          <table:table-cell office:value-type="float" office:value="0.24707702">
            <text:p>0.24707702</text:p>
          </table:table-cell>
          <table:table-cell office:value-type="float" office:value="-1.5799978">
            <text:p>-1.5799978</text:p>
          </table:table-cell>
          <table:table-cell office:value-type="float" office:value="-1.4242284">
            <text:p>-1.4242284</text:p>
          </table:table-cell>
          <table:table-cell/>
          <table:table-cell table:formula="of:=([.D349]-[.E349])-([.D348]-[.E348])" office:value-type="float" office:value="-0.0532762999999998">
            <text:p>-0.0532763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25000024">
            <text:p>0.25000024</text:p>
          </table:table-cell>
          <table:table-cell office:value-type="float" office:value="0.2534827">
            <text:p>0.2534827</text:p>
          </table:table-cell>
          <table:table-cell office:value-type="float" office:value="-1.5999978">
            <text:p>-1.5999978</text:p>
          </table:table-cell>
          <table:table-cell office:value-type="float" office:value="-1.510747">
            <text:p>-1.510747</text:p>
          </table:table-cell>
          <table:table-cell/>
          <table:table-cell table:formula="of:=([.D350]-[.E350])-([.D349]-[.E349])" office:value-type="float" office:value="0.0665185999999998">
            <text:p>0.0665186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24500024">
            <text:p>0.24500024</text:p>
          </table:table-cell>
          <table:table-cell office:value-type="float" office:value="0.2580582">
            <text:p>0.2580582</text:p>
          </table:table-cell>
          <table:table-cell office:value-type="float" office:value="-1.6199977">
            <text:p>-1.6199977</text:p>
          </table:table-cell>
          <table:table-cell office:value-type="float" office:value="-1.6105758">
            <text:p>-1.6105758</text:p>
          </table:table-cell>
          <table:table-cell/>
          <table:table-cell table:formula="of:=([.D351]-[.E351])-([.D350]-[.E350])" office:value-type="float" office:value="0.0798289000000003">
            <text:p>0.0798289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24000025">
            <text:p>0.24000025</text:p>
          </table:table-cell>
          <table:table-cell office:value-type="float" office:value="0.25073743">
            <text:p>0.25073743</text:p>
          </table:table-cell>
          <table:table-cell office:value-type="float" office:value="-1.6399977">
            <text:p>-1.6399977</text:p>
          </table:table-cell>
          <table:table-cell office:value-type="float" office:value="-1.6238865">
            <text:p>-1.6238865</text:p>
          </table:table-cell>
          <table:table-cell/>
          <table:table-cell table:formula="of:=([.D352]-[.E352])-([.D351]-[.E351])" office:value-type="float" office:value="-0.0066892999999999">
            <text:p>-0.0066893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23500025">
            <text:p>0.23500025</text:p>
          </table:table-cell>
          <table:table-cell office:value-type="float" office:value="0.23884113">
            <text:p>0.23884113</text:p>
          </table:table-cell>
          <table:table-cell office:value-type="float" office:value="-1.6599977">
            <text:p>-1.6599977</text:p>
          </table:table-cell>
          <table:table-cell office:value-type="float" office:value="-1.5906101">
            <text:p>-1.5906101</text:p>
          </table:table-cell>
          <table:table-cell/>
          <table:table-cell table:formula="of:=([.D353]-[.E353])-([.D352]-[.E352])" office:value-type="float" office:value="-0.0532763999999999">
            <text:p>-0.0532764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23000026">
            <text:p>0.23000026</text:p>
          </table:table-cell>
          <table:table-cell office:value-type="float" office:value="0.237926">
            <text:p>0.237926</text:p>
          </table:table-cell>
          <table:table-cell office:value-type="float" office:value="-1.6799977">
            <text:p>-1.6799977</text:p>
          </table:table-cell>
          <table:table-cell office:value-type="float" office:value="-1.6238865">
            <text:p>-1.6238865</text:p>
          </table:table-cell>
          <table:table-cell/>
          <table:table-cell table:formula="of:=([.D354]-[.E354])-([.D353]-[.E353])" office:value-type="float" office:value="0.0132763999999999">
            <text:p>0.0132764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22500026">
            <text:p>0.22500026</text:p>
          </table:table-cell>
          <table:table-cell office:value-type="float" office:value="0.2388411">
            <text:p>0.2388411</text:p>
          </table:table-cell>
          <table:table-cell office:value-type="float" office:value="-1.6999977">
            <text:p>-1.6999977</text:p>
          </table:table-cell>
          <table:table-cell office:value-type="float" office:value="-1.6970944">
            <text:p>-1.6970944</text:p>
          </table:table-cell>
          <table:table-cell/>
          <table:table-cell table:formula="of:=([.D355]-[.E355])-([.D354]-[.E354])" office:value-type="float" office:value="0.0532079000000001">
            <text:p>0.0532079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22000027">
            <text:p>0.22000027</text:p>
          </table:table-cell>
          <table:table-cell office:value-type="float" office:value="0.2397562">
            <text:p>0.2397562</text:p>
          </table:table-cell>
          <table:table-cell office:value-type="float" office:value="-1.7199976">
            <text:p>-1.7199976</text:p>
          </table:table-cell>
          <table:table-cell office:value-type="float" office:value="-1.7436814">
            <text:p>-1.7436814</text:p>
          </table:table-cell>
          <table:table-cell/>
          <table:table-cell table:formula="of:=([.D356]-[.E356])-([.D355]-[.E355])" office:value-type="float" office:value="0.0265870999999995">
            <text:p>0.0265871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21500027">
            <text:p>0.21500027</text:p>
          </table:table-cell>
          <table:table-cell office:value-type="float" office:value="0.23243542">
            <text:p>0.23243542</text:p>
          </table:table-cell>
          <table:table-cell office:value-type="float" office:value="-1.7399976">
            <text:p>-1.7399976</text:p>
          </table:table-cell>
          <table:table-cell office:value-type="float" office:value="-1.6904393">
            <text:p>-1.6904393</text:p>
          </table:table-cell>
          <table:table-cell/>
          <table:table-cell table:formula="of:=([.D357]-[.E357])-([.D356]-[.E356])" office:value-type="float" office:value="-0.0732420999999996">
            <text:p>-0.0732421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21000028">
            <text:p>0.21000028</text:p>
          </table:table-cell>
          <table:table-cell office:value-type="float" office:value="0.2388411">
            <text:p>0.2388411</text:p>
          </table:table-cell>
          <table:table-cell office:value-type="float" office:value="-1.7599976">
            <text:p>-1.7599976</text:p>
          </table:table-cell>
          <table:table-cell office:value-type="float" office:value="-1.7370262">
            <text:p>-1.7370262</text:p>
          </table:table-cell>
          <table:table-cell/>
          <table:table-cell table:formula="of:=([.D358]-[.E358])-([.D357]-[.E357])" office:value-type="float" office:value="0.0265868999999999">
            <text:p>0.0265869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20500028">
            <text:p>0.20500028</text:p>
          </table:table-cell>
          <table:table-cell office:value-type="float" office:value="0.2315203">
            <text:p>0.2315203</text:p>
          </table:table-cell>
          <table:table-cell office:value-type="float" office:value="-1.7799976">
            <text:p>-1.7799976</text:p>
          </table:table-cell>
          <table:table-cell office:value-type="float" office:value="-1.6837839">
            <text:p>-1.6837839</text:p>
          </table:table-cell>
          <table:table-cell/>
          <table:table-cell table:formula="of:=([.D359]-[.E359])-([.D358]-[.E358])" office:value-type="float" office:value="-0.0732423">
            <text:p>-0.0732423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20000029">
            <text:p>0.20000029</text:p>
          </table:table-cell>
          <table:table-cell office:value-type="float" office:value="0.22236931">
            <text:p>0.22236931</text:p>
          </table:table-cell>
          <table:table-cell office:value-type="float" office:value="-1.7999976">
            <text:p>-1.7999976</text:p>
          </table:table-cell>
          <table:table-cell office:value-type="float" office:value="-1.7370262">
            <text:p>-1.7370262</text:p>
          </table:table-cell>
          <table:table-cell/>
          <table:table-cell table:formula="of:=([.D360]-[.E360])-([.D359]-[.E359])" office:value-type="float" office:value="0.0332422999999999">
            <text:p>0.0332423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19500029">
            <text:p>0.19500029</text:p>
          </table:table-cell>
          <table:table-cell office:value-type="float" office:value="0.21962401">
            <text:p>0.21962401</text:p>
          </table:table-cell>
          <table:table-cell office:value-type="float" office:value="-1.8199975">
            <text:p>-1.8199975</text:p>
          </table:table-cell>
          <table:table-cell office:value-type="float" office:value="-1.7969238">
            <text:p>-1.7969238</text:p>
          </table:table-cell>
          <table:table-cell/>
          <table:table-cell table:formula="of:=([.D361]-[.E361])-([.D360]-[.E360])" office:value-type="float" office:value="0.0398977000000003">
            <text:p>0.0398977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1900003">
            <text:p>0.1900003</text:p>
          </table:table-cell>
          <table:table-cell office:value-type="float" office:value="0.22145422">
            <text:p>0.22145422</text:p>
          </table:table-cell>
          <table:table-cell office:value-type="float" office:value="-1.8399975">
            <text:p>-1.8399975</text:p>
          </table:table-cell>
          <table:table-cell office:value-type="float" office:value="-1.9034079">
            <text:p>-1.9034079</text:p>
          </table:table-cell>
          <table:table-cell/>
          <table:table-cell table:formula="of:=([.D362]-[.E362])-([.D361]-[.E361])" office:value-type="float" office:value="0.0864840999999998">
            <text:p>0.0864841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1850003">
            <text:p>0.1850003</text:p>
          </table:table-cell>
          <table:table-cell office:value-type="float" office:value="0.20864283">
            <text:p>0.20864283</text:p>
          </table:table-cell>
          <table:table-cell office:value-type="float" office:value="-1.8599975">
            <text:p>-1.8599975</text:p>
          </table:table-cell>
          <table:table-cell office:value-type="float" office:value="-1.8634765">
            <text:p>-1.8634765</text:p>
          </table:table-cell>
          <table:table-cell/>
          <table:table-cell table:formula="of:=([.D363]-[.E363])-([.D362]-[.E362])" office:value-type="float" office:value="-0.0599314">
            <text:p>-0.0599314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1800003">
            <text:p>0.1800003</text:p>
          </table:table-cell>
          <table:table-cell office:value-type="float" office:value="0.19949181">
            <text:p>0.19949181</text:p>
          </table:table-cell>
          <table:table-cell office:value-type="float" office:value="-1.8799975">
            <text:p>-1.8799975</text:p>
          </table:table-cell>
          <table:table-cell office:value-type="float" office:value="-1.8368554">
            <text:p>-1.8368554</text:p>
          </table:table-cell>
          <table:table-cell/>
          <table:table-cell table:formula="of:=([.D364]-[.E364])-([.D363]-[.E363])" office:value-type="float" office:value="-0.0466211000000001">
            <text:p>-0.0466211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17500031">
            <text:p>0.17500031</text:p>
          </table:table-cell>
          <table:table-cell office:value-type="float" office:value="0.192171">
            <text:p>0.192171</text:p>
          </table:table-cell>
          <table:table-cell office:value-type="float" office:value="-1.8999975">
            <text:p>-1.8999975</text:p>
          </table:table-cell>
          <table:table-cell office:value-type="float" office:value="-1.8235449">
            <text:p>-1.8235449</text:p>
          </table:table-cell>
          <table:table-cell/>
          <table:table-cell table:formula="of:=([.D365]-[.E365])-([.D364]-[.E364])" office:value-type="float" office:value="-0.0333105">
            <text:p>-0.0333105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17000031">
            <text:p>0.17000031</text:p>
          </table:table-cell>
          <table:table-cell office:value-type="float" office:value="0.19034082">
            <text:p>0.19034082</text:p>
          </table:table-cell>
          <table:table-cell office:value-type="float" office:value="-1.9199975">
            <text:p>-1.9199975</text:p>
          </table:table-cell>
          <table:table-cell office:value-type="float" office:value="-1.8368554">
            <text:p>-1.8368554</text:p>
          </table:table-cell>
          <table:table-cell/>
          <table:table-cell table:formula="of:=([.D366]-[.E366])-([.D365]-[.E365])" office:value-type="float" office:value="-0.00668950000000002">
            <text:p>-0.0066895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16500032">
            <text:p>0.16500032</text:p>
          </table:table-cell>
          <table:table-cell office:value-type="float" office:value="0.18851061">
            <text:p>0.18851061</text:p>
          </table:table-cell>
          <table:table-cell office:value-type="float" office:value="-1.9399974">
            <text:p>-1.9399974</text:p>
          </table:table-cell>
          <table:table-cell office:value-type="float" office:value="-1.8634765">
            <text:p>-1.8634765</text:p>
          </table:table-cell>
          <table:table-cell/>
          <table:table-cell table:formula="of:=([.D367]-[.E367])-([.D366]-[.E366])" office:value-type="float" office:value="0.00662120000000011">
            <text:p>0.0066212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16000032">
            <text:p>0.16000032</text:p>
          </table:table-cell>
          <table:table-cell office:value-type="float" office:value="0.1711237">
            <text:p>0.1711237</text:p>
          </table:table-cell>
          <table:table-cell office:value-type="float" office:value="-1.9599974">
            <text:p>-1.9599974</text:p>
          </table:table-cell>
          <table:table-cell office:value-type="float" office:value="-1.8435106">
            <text:p>-1.8435106</text:p>
          </table:table-cell>
          <table:table-cell/>
          <table:table-cell table:formula="of:=([.D368]-[.E368])-([.D367]-[.E367])" office:value-type="float" office:value="-0.0399658999999999">
            <text:p>-0.0399659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15500033">
            <text:p>0.15500033</text:p>
          </table:table-cell>
          <table:table-cell office:value-type="float" office:value="0.1720388">
            <text:p>0.1720388</text:p>
          </table:table-cell>
          <table:table-cell office:value-type="float" office:value="-1.9799974">
            <text:p>-1.9799974</text:p>
          </table:table-cell>
          <table:table-cell office:value-type="float" office:value="-1.9034079">
            <text:p>-1.9034079</text:p>
          </table:table-cell>
          <table:table-cell/>
          <table:table-cell table:formula="of:=([.D369]-[.E369])-([.D368]-[.E368])" office:value-type="float" office:value="0.0398973">
            <text:p>0.0398973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15000033">
            <text:p>0.15000033</text:p>
          </table:table-cell>
          <table:table-cell office:value-type="float" office:value="0.1793596">
            <text:p>0.1793596</text:p>
          </table:table-cell>
          <table:table-cell office:value-type="float" office:value="-1.9999974">
            <text:p>-1.9999974</text:p>
          </table:table-cell>
          <table:table-cell office:value-type="float" office:value="-2.0098922">
            <text:p>-2.0098922</text:p>
          </table:table-cell>
          <table:table-cell/>
          <table:table-cell table:formula="of:=([.D370]-[.E370])-([.D369]-[.E369])" office:value-type="float" office:value="0.0864843">
            <text:p>0.0864843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15">
            <text:p>0.15</text:p>
          </table:table-cell>
          <table:table-cell office:value-type="float" office:value="0.1793596">
            <text:p>0.1793596</text:p>
          </table:table-cell>
          <table:table-cell office:value-type="float" office:value="-2">
            <text:p>-2</text:p>
          </table:table-cell>
          <table:table-cell office:value-type="float" office:value="-2.0631344">
            <text:p>-2.0631344</text:p>
          </table:table-cell>
          <table:table-cell/>
          <table:table-cell table:formula="of:=([.D371]-[.E371])-([.D370]-[.E370])" office:value-type="float" office:value="0.0532395999999999">
            <text:p>0.0532396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15">
            <text:p>0.15</text:p>
          </table:table-cell>
          <table:table-cell office:value-type="float" office:value="0.16929351">
            <text:p>0.16929351</text:p>
          </table:table-cell>
          <table:table-cell office:value-type="float" office:value="-2">
            <text:p>-2</text:p>
          </table:table-cell>
          <table:table-cell office:value-type="float" office:value="-2.0165477">
            <text:p>-2.0165477</text:p>
          </table:table-cell>
          <table:table-cell/>
          <table:table-cell table:formula="of:=([.D372]-[.E372])-([.D371]-[.E371])" office:value-type="float" office:value="-0.0465867000000002">
            <text:p>-0.0465867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15">
            <text:p>0.15</text:p>
          </table:table-cell>
          <table:table-cell office:value-type="float" office:value="0.16105762">
            <text:p>0.16105762</text:p>
          </table:table-cell>
          <table:table-cell office:value-type="float" office:value="-2">
            <text:p>-2</text:p>
          </table:table-cell>
          <table:table-cell office:value-type="float" office:value="-1.9965819">
            <text:p>-1.9965819</text:p>
          </table:table-cell>
          <table:table-cell/>
          <table:table-cell table:formula="of:=([.D373]-[.E373])-([.D372]-[.E372])" office:value-type="float" office:value="-0.0199658">
            <text:p>-0.0199658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15">
            <text:p>0.15</text:p>
          </table:table-cell>
          <table:table-cell office:value-type="float" office:value="0.155567">
            <text:p>0.155567</text:p>
          </table:table-cell>
          <table:table-cell office:value-type="float" office:value="-2">
            <text:p>-2</text:p>
          </table:table-cell>
          <table:table-cell office:value-type="float" office:value="-1.9566501">
            <text:p>-1.9566501</text:p>
          </table:table-cell>
          <table:table-cell/>
          <table:table-cell table:formula="of:=([.D374]-[.E374])-([.D373]-[.E373])" office:value-type="float" office:value="-0.0399317999999997">
            <text:p>-0.0399318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15">
            <text:p>0.15</text:p>
          </table:table-cell>
          <table:table-cell office:value-type="float" office:value="0.1656331">
            <text:p>0.1656331</text:p>
          </table:table-cell>
          <table:table-cell office:value-type="float" office:value="-2">
            <text:p>-2</text:p>
          </table:table-cell>
          <table:table-cell office:value-type="float" office:value="-1.9899265">
            <text:p>-1.9899265</text:p>
          </table:table-cell>
          <table:table-cell/>
          <table:table-cell table:formula="of:=([.D375]-[.E375])-([.D374]-[.E374])" office:value-type="float" office:value="0.0332763999999999">
            <text:p>0.0332764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15">
            <text:p>0.15</text:p>
          </table:table-cell>
          <table:table-cell office:value-type="float" office:value="0.16563311">
            <text:p>0.16563311</text:p>
          </table:table-cell>
          <table:table-cell office:value-type="float" office:value="-2">
            <text:p>-2</text:p>
          </table:table-cell>
          <table:table-cell office:value-type="float" office:value="-1.9633055">
            <text:p>-1.9633055</text:p>
          </table:table-cell>
          <table:table-cell/>
          <table:table-cell table:formula="of:=([.D376]-[.E376])-([.D375]-[.E375])" office:value-type="float" office:value="-0.026621">
            <text:p>-0.026621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15">
            <text:p>0.15</text:p>
          </table:table-cell>
          <table:table-cell office:value-type="float" office:value="0.15465191">
            <text:p>0.15465191</text:p>
          </table:table-cell>
          <table:table-cell office:value-type="float" office:value="-2">
            <text:p>-2</text:p>
          </table:table-cell>
          <table:table-cell office:value-type="float" office:value="-1.8967526">
            <text:p>-1.8967526</text:p>
          </table:table-cell>
          <table:table-cell/>
          <table:table-cell table:formula="of:=([.D377]-[.E377])-([.D376]-[.E376])" office:value-type="float" office:value="-0.0665528999999998">
            <text:p>-0.0665529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15">
            <text:p>0.15</text:p>
          </table:table-cell>
          <table:table-cell office:value-type="float" office:value="0.14824621">
            <text:p>0.14824621</text:p>
          </table:table-cell>
          <table:table-cell office:value-type="float" office:value="-2">
            <text:p>-2</text:p>
          </table:table-cell>
          <table:table-cell office:value-type="float" office:value="-1.8501658">
            <text:p>-1.8501658</text:p>
          </table:table-cell>
          <table:table-cell/>
          <table:table-cell table:formula="of:=([.D378]-[.E378])-([.D377]-[.E377])" office:value-type="float" office:value="-0.0465868">
            <text:p>-0.0465868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15">
            <text:p>0.15</text:p>
          </table:table-cell>
          <table:table-cell office:value-type="float" office:value="0.1564821">
            <text:p>0.1564821</text:p>
          </table:table-cell>
          <table:table-cell office:value-type="float" office:value="-2">
            <text:p>-2</text:p>
          </table:table-cell>
          <table:table-cell office:value-type="float" office:value="-1.8834422">
            <text:p>-1.8834422</text:p>
          </table:table-cell>
          <table:table-cell/>
          <table:table-cell table:formula="of:=([.D379]-[.E379])-([.D378]-[.E378])" office:value-type="float" office:value="0.0332763999999999">
            <text:p>0.0332764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15">
            <text:p>0.15</text:p>
          </table:table-cell>
          <table:table-cell office:value-type="float" office:value="0.15831232">
            <text:p>0.15831232</text:p>
          </table:table-cell>
          <table:table-cell office:value-type="float" office:value="-2">
            <text:p>-2</text:p>
          </table:table-cell>
          <table:table-cell office:value-type="float" office:value="-1.9233737">
            <text:p>-1.9233737</text:p>
          </table:table-cell>
          <table:table-cell/>
          <table:table-cell table:formula="of:=([.D380]-[.E380])-([.D379]-[.E379])" office:value-type="float" office:value="0.0399315">
            <text:p>0.0399315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15">
            <text:p>0.15</text:p>
          </table:table-cell>
          <table:table-cell office:value-type="float" office:value="0.15739723">
            <text:p>0.15739723</text:p>
          </table:table-cell>
          <table:table-cell office:value-type="float" office:value="-2">
            <text:p>-2</text:p>
          </table:table-cell>
          <table:table-cell office:value-type="float" office:value="-1.9167185">
            <text:p>-1.9167185</text:p>
          </table:table-cell>
          <table:table-cell/>
          <table:table-cell table:formula="of:=([.D381]-[.E381])-([.D380]-[.E380])" office:value-type="float" office:value="-0.00665519999999997">
            <text:p>-0.0066552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15">
            <text:p>0.15</text:p>
          </table:table-cell>
          <table:table-cell office:value-type="float" office:value="0.15190661">
            <text:p>0.15190661</text:p>
          </table:table-cell>
          <table:table-cell office:value-type="float" office:value="-2">
            <text:p>-2</text:p>
          </table:table-cell>
          <table:table-cell office:value-type="float" office:value="-1.903408">
            <text:p>-1.903408</text:p>
          </table:table-cell>
          <table:table-cell/>
          <table:table-cell table:formula="of:=([.D382]-[.E382])-([.D381]-[.E381])" office:value-type="float" office:value="-0.0133105">
            <text:p>-0.0133105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15">
            <text:p>0.15</text:p>
          </table:table-cell>
          <table:table-cell office:value-type="float" office:value="0.15373681">
            <text:p>0.15373681</text:p>
          </table:table-cell>
          <table:table-cell office:value-type="float" office:value="-2">
            <text:p>-2</text:p>
          </table:table-cell>
          <table:table-cell office:value-type="float" office:value="-1.9034079">
            <text:p>-1.9034079</text:p>
          </table:table-cell>
          <table:table-cell/>
          <table:table-cell table:formula="of:=([.D383]-[.E383])-([.D382]-[.E382])" office:value-type="float" office:value="-0.000000100000000058387">
            <text:p>-0.0000001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15">
            <text:p>0.15</text:p>
          </table:table-cell>
          <table:table-cell office:value-type="float" office:value="0.16197269">
            <text:p>0.16197269</text:p>
          </table:table-cell>
          <table:table-cell office:value-type="float" office:value="-2">
            <text:p>-2</text:p>
          </table:table-cell>
          <table:table-cell office:value-type="float" office:value="-1.976616">
            <text:p>-1.976616</text:p>
          </table:table-cell>
          <table:table-cell/>
          <table:table-cell table:formula="of:=([.D384]-[.E384])-([.D383]-[.E383])" office:value-type="float" office:value="0.0732081">
            <text:p>0.0732081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15">
            <text:p>0.15</text:p>
          </table:table-cell>
          <table:table-cell office:value-type="float" office:value="0.15648212">
            <text:p>0.15648212</text:p>
          </table:table-cell>
          <table:table-cell office:value-type="float" office:value="-2">
            <text:p>-2</text:p>
          </table:table-cell>
          <table:table-cell office:value-type="float" office:value="-1.9233737">
            <text:p>-1.9233737</text:p>
          </table:table-cell>
          <table:table-cell/>
          <table:table-cell table:formula="of:=([.D385]-[.E385])-([.D384]-[.E384])" office:value-type="float" office:value="-0.0532423">
            <text:p>-0.0532423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15">
            <text:p>0.15</text:p>
          </table:table-cell>
          <table:table-cell office:value-type="float" office:value="0.15190661">
            <text:p>0.15190661</text:p>
          </table:table-cell>
          <table:table-cell office:value-type="float" office:value="-2">
            <text:p>-2</text:p>
          </table:table-cell>
          <table:table-cell office:value-type="float" office:value="-1.903408">
            <text:p>-1.903408</text:p>
          </table:table-cell>
          <table:table-cell/>
          <table:table-cell table:formula="of:=([.D386]-[.E386])-([.D385]-[.E385])" office:value-type="float" office:value="-0.0199657">
            <text:p>-0.0199657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15">
            <text:p>0.15</text:p>
          </table:table-cell>
          <table:table-cell office:value-type="float" office:value="0.146416">
            <text:p>0.146416</text:p>
          </table:table-cell>
          <table:table-cell office:value-type="float" office:value="-2">
            <text:p>-2</text:p>
          </table:table-cell>
          <table:table-cell office:value-type="float" office:value="-1.8634765">
            <text:p>-1.8634765</text:p>
          </table:table-cell>
          <table:table-cell/>
          <table:table-cell table:formula="of:=([.D387]-[.E387])-([.D386]-[.E386])" office:value-type="float" office:value="-0.0399315">
            <text:p>-0.0399315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15">
            <text:p>0.15</text:p>
          </table:table-cell>
          <table:table-cell office:value-type="float" office:value="0.1500764">
            <text:p>0.1500764</text:p>
          </table:table-cell>
          <table:table-cell office:value-type="float" office:value="-2">
            <text:p>-2</text:p>
          </table:table-cell>
          <table:table-cell office:value-type="float" office:value="-1.876787">
            <text:p>-1.876787</text:p>
          </table:table-cell>
          <table:table-cell/>
          <table:table-cell table:formula="of:=([.D388]-[.E388])-([.D387]-[.E387])" office:value-type="float" office:value="0.0133105">
            <text:p>0.0133105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15">
            <text:p>0.15</text:p>
          </table:table-cell>
          <table:table-cell office:value-type="float" office:value="0.1528217">
            <text:p>0.1528217</text:p>
          </table:table-cell>
          <table:table-cell office:value-type="float" office:value="-2">
            <text:p>-2</text:p>
          </table:table-cell>
          <table:table-cell office:value-type="float" office:value="-1.8834422">
            <text:p>-1.8834422</text:p>
          </table:table-cell>
          <table:table-cell/>
          <table:table-cell table:formula="of:=([.D389]-[.E389])-([.D388]-[.E388])" office:value-type="float" office:value="0.00665519999999997">
            <text:p>0.0066552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15">
            <text:p>0.15</text:p>
          </table:table-cell>
          <table:table-cell office:value-type="float" office:value="0.1528217">
            <text:p>0.1528217</text:p>
          </table:table-cell>
          <table:table-cell office:value-type="float" office:value="-2">
            <text:p>-2</text:p>
          </table:table-cell>
          <table:table-cell office:value-type="float" office:value="-1.8834422">
            <text:p>-1.8834422</text:p>
          </table:table-cell>
          <table:table-cell/>
          <table:table-cell table:formula="of:=([.D390]-[.E390])-([.D389]-[.E389])" office:value-type="float" office:value="0">
            <text:p>0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15">
            <text:p>0.15</text:p>
          </table:table-cell>
          <table:table-cell office:value-type="float" office:value="0.15190661">
            <text:p>0.15190661</text:p>
          </table:table-cell>
          <table:table-cell office:value-type="float" office:value="-2">
            <text:p>-2</text:p>
          </table:table-cell>
          <table:table-cell office:value-type="float" office:value="-1.903408">
            <text:p>-1.903408</text:p>
          </table:table-cell>
          <table:table-cell/>
          <table:table-cell table:formula="of:=([.D391]-[.E391])-([.D390]-[.E390])" office:value-type="float" office:value="0.0199658">
            <text:p>0.0199658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15">
            <text:p>0.15</text:p>
          </table:table-cell>
          <table:table-cell office:value-type="float" office:value="0.14641601">
            <text:p>0.14641601</text:p>
          </table:table-cell>
          <table:table-cell office:value-type="float" office:value="-2">
            <text:p>-2</text:p>
          </table:table-cell>
          <table:table-cell office:value-type="float" office:value="-1.8501658">
            <text:p>-1.8501658</text:p>
          </table:table-cell>
          <table:table-cell/>
          <table:table-cell table:formula="of:=([.D392]-[.E392])-([.D391]-[.E391])" office:value-type="float" office:value="-0.0532421999999999">
            <text:p>-0.0532422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15">
            <text:p>0.15</text:p>
          </table:table-cell>
          <table:table-cell office:value-type="float" office:value="0.1592274">
            <text:p>0.1592274</text:p>
          </table:table-cell>
          <table:table-cell office:value-type="float" office:value="-2">
            <text:p>-2</text:p>
          </table:table-cell>
          <table:table-cell office:value-type="float" office:value="-1.9433396">
            <text:p>-1.9433396</text:p>
          </table:table-cell>
          <table:table-cell/>
          <table:table-cell table:formula="of:=([.D393]-[.E393])-([.D392]-[.E392])" office:value-type="float" office:value="0.0931737999999998">
            <text:p>0.0931738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15">
            <text:p>0.15</text:p>
          </table:table-cell>
          <table:table-cell office:value-type="float" office:value="0.15007639">
            <text:p>0.15007639</text:p>
          </table:table-cell>
          <table:table-cell office:value-type="float" office:value="-2">
            <text:p>-2</text:p>
          </table:table-cell>
          <table:table-cell office:value-type="float" office:value="-1.8900974">
            <text:p>-1.8900974</text:p>
          </table:table-cell>
          <table:table-cell/>
          <table:table-cell table:formula="of:=([.D394]-[.E394])-([.D393]-[.E393])" office:value-type="float" office:value="-0.0532421999999999">
            <text:p>-0.0532422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15">
            <text:p>0.15</text:p>
          </table:table-cell>
          <table:table-cell office:value-type="float" office:value="0.14916131">
            <text:p>0.14916131</text:p>
          </table:table-cell>
          <table:table-cell office:value-type="float" office:value="-2">
            <text:p>-2</text:p>
          </table:table-cell>
          <table:table-cell office:value-type="float" office:value="-1.9233737">
            <text:p>-1.9233737</text:p>
          </table:table-cell>
          <table:table-cell/>
          <table:table-cell table:formula="of:=([.D395]-[.E395])-([.D394]-[.E394])" office:value-type="float" office:value="0.0332763">
            <text:p>0.0332763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15">
            <text:p>0.15</text:p>
          </table:table-cell>
          <table:table-cell office:value-type="float" office:value="0.15007639">
            <text:p>0.15007639</text:p>
          </table:table-cell>
          <table:table-cell office:value-type="float" office:value="-2">
            <text:p>-2</text:p>
          </table:table-cell>
          <table:table-cell office:value-type="float" office:value="-1.9034079">
            <text:p>-1.9034079</text:p>
          </table:table-cell>
          <table:table-cell/>
          <table:table-cell table:formula="of:=([.D396]-[.E396])-([.D395]-[.E395])" office:value-type="float" office:value="-0.0199658">
            <text:p>-0.0199658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15">
            <text:p>0.15</text:p>
          </table:table-cell>
          <table:table-cell office:value-type="float" office:value="0.1573972">
            <text:p>0.1573972</text:p>
          </table:table-cell>
          <table:table-cell office:value-type="float" office:value="-2">
            <text:p>-2</text:p>
          </table:table-cell>
          <table:table-cell office:value-type="float" office:value="-1.9433396">
            <text:p>-1.9433396</text:p>
          </table:table-cell>
          <table:table-cell/>
          <table:table-cell table:formula="of:=([.D397]-[.E397])-([.D396]-[.E396])" office:value-type="float" office:value="0.0399316999999999">
            <text:p>0.0399317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15">
            <text:p>0.15</text:p>
          </table:table-cell>
          <table:table-cell office:value-type="float" office:value="0.1537368">
            <text:p>0.1537368</text:p>
          </table:table-cell>
          <table:table-cell office:value-type="float" office:value="-2">
            <text:p>-2</text:p>
          </table:table-cell>
          <table:table-cell office:value-type="float" office:value="-1.930029">
            <text:p>-1.930029</text:p>
          </table:table-cell>
          <table:table-cell/>
          <table:table-cell table:formula="of:=([.D398]-[.E398])-([.D397]-[.E397])" office:value-type="float" office:value="-0.0133105999999998">
            <text:p>-0.0133106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15">
            <text:p>0.15</text:p>
          </table:table-cell>
          <table:table-cell office:value-type="float" office:value="0.1455009">
            <text:p>0.1455009</text:p>
          </table:table-cell>
          <table:table-cell office:value-type="float" office:value="-2">
            <text:p>-2</text:p>
          </table:table-cell>
          <table:table-cell office:value-type="float" office:value="-1.9100633">
            <text:p>-1.9100633</text:p>
          </table:table-cell>
          <table:table-cell/>
          <table:table-cell table:formula="of:=([.D399]-[.E399])-([.D398]-[.E398])" office:value-type="float" office:value="-0.0199657">
            <text:p>-0.0199657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15">
            <text:p>0.15</text:p>
          </table:table-cell>
          <table:table-cell office:value-type="float" office:value="0.14275561">
            <text:p>0.14275561</text:p>
          </table:table-cell>
          <table:table-cell office:value-type="float" office:value="-2">
            <text:p>-2</text:p>
          </table:table-cell>
          <table:table-cell office:value-type="float" office:value="-1.876787">
            <text:p>-1.876787</text:p>
          </table:table-cell>
          <table:table-cell/>
          <table:table-cell table:formula="of:=([.D400]-[.E400])-([.D399]-[.E399])" office:value-type="float" office:value="-0.0332763">
            <text:p>-0.0332763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15">
            <text:p>0.15</text:p>
          </table:table-cell>
          <table:table-cell office:value-type="float" office:value="0.14916131">
            <text:p>0.14916131</text:p>
          </table:table-cell>
          <table:table-cell office:value-type="float" office:value="-2">
            <text:p>-2</text:p>
          </table:table-cell>
          <table:table-cell office:value-type="float" office:value="-1.9233737">
            <text:p>-1.9233737</text:p>
          </table:table-cell>
          <table:table-cell/>
          <table:table-cell table:formula="of:=([.D401]-[.E401])-([.D400]-[.E400])" office:value-type="float" office:value="0.0465867">
            <text:p>0.0465867</text:p>
          </table:table-cell>
        </table:table-row>
        <table:table-row table:style-name="ro2" table:number-rows-repeated="10481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 style:data-style-name="N2" text:time-value="0000-00-00T22:26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2T13:04:19</dc:date>
    <dc:creator>Matthieu Pizenberg</dc:creator>
    <meta:editing-duration>PT20H15M51S</meta:editing-duration>
    <meta:editing-cycles>18</meta:editing-cycles>
    <meta:generator>LibreOffice/4.0.2.2$Linux_X86_64 LibreOffice_project/400m0$Build-2</meta:generator>
    <meta:document-statistic meta:table-count="1" meta:cell-count="2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column-mapping="3 4 1 2" chart:style-name="ch1">
        <chart:legend chart:legend-position="end" svg:x="41.577cm" svg:y="8.437cm" style:legend-expansion="high" chart:style-name="ch2"/>
        <chart:plot-area chart:style-name="ch3" table:cell-range-address="Sheet1.A2:Sheet1.C401 Sheet1.D1:Sheet1.E401 Sheet1.B1:Sheet1.C1" chart:data-source-has-labels="row" svg:x="1.332cm" svg:y="1.651cm" svg:width="38.481cm" svg:height="16.516cm">
          <chartooo:coordinate-region svg:x="2.059cm" svg:y="1.851cm" svg:width="36.92cm" svg:height="15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D2:Sheet1.D401" chart:label-cell-address="Sheet1.D1:Sheet1.D1" chart:class="chart:scatter">
            <chart:domain table:cell-range-address="Sheet1.A2:Sheet1.A401"/>
            <chart:data-point chart:repeated="400"/>
          </chart:series>
          <chart:series chart:attached-axis="secondary-y" chart:style-name="ch8" chart:values-cell-range-address="Sheet1.E2:Sheet1.E401" chart:label-cell-address="Sheet1.E1:Sheet1.E1" chart:class="chart:scatter">
            <chart:data-point chart:repeated="400"/>
          </chart:series>
          <chart:series chart:attached-axis="primary-y" chart:style-name="ch9" chart:values-cell-range-address="Sheet1.B2:Sheet1.B401" chart:label-cell-address="Sheet1.B1:Sheet1.B1" chart:class="chart:scatter">
            <chart:data-point chart:repeated="400"/>
          </chart:series>
          <chart:series chart:attached-axis="primary-y" chart:style-name="ch10" chart:values-cell-range-address="Sheet1.C2:Sheet1.C401" chart:label-cell-address="Sheet1.C1:Sheet1.C1" chart:class="chart:scatter">
            <chart:data-point chart:repeated="4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vt</text:p>
                <draw:g>
                  <svg:desc>Sheet1.E1:Sheet1.E1</svg:desc>
                </draw:g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01</svg:desc>
                </draw:g>
              </table:table-cell>
              <table:table-cell office:value-type="float" office:value="0">
                <text:p>0</text:p>
                <draw:g>
                  <svg:desc>Sheet1.D2:Sheet1.D401</svg:desc>
                </draw:g>
              </table:table-cell>
              <table:table-cell office:value-type="float" office:value="0">
                <text:p>0</text:p>
                <draw:g>
                  <svg:desc>Sheet1.E2:Sheet1.E401</svg:desc>
                </draw:g>
              </table:table-cell>
              <table:table-cell office:value-type="float" office:value="0">
                <text:p>0</text:p>
                <draw:g>
                  <svg:desc>Sheet1.B2:Sheet1.B401</svg:desc>
                </draw:g>
              </table:table-cell>
              <table:table-cell office:value-type="float" office:value="0.0036604002">
                <text:p>0.0036604002</text:p>
                <draw:g>
                  <svg:desc>Sheet1.C2:Sheet1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6">
                <text:p>0.06</text:p>
              </table:table-cell>
              <table:table-cell office:value-type="float" office:value="0.0066552726">
                <text:p>0.0066552726</text:p>
              </table:table-cell>
              <table:table-cell office:value-type="float" office:value="0.015">
                <text:p>0.015</text:p>
              </table:table-cell>
              <table:table-cell office:value-type="float" office:value="0.00091510004">
                <text:p>0.0009151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8">
                <text:p>0.08</text:p>
              </table:table-cell>
              <table:table-cell office:value-type="float" office:value="0.02662109">
                <text:p>0.02662109</text:p>
              </table:table-cell>
              <table:table-cell office:value-type="float" office:value="0.02">
                <text:p>0.02</text:p>
              </table:table-cell>
              <table:table-cell office:value-type="float" office:value="0.0036604002">
                <text:p>0.0036604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99999994">
                <text:p>0.099999994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24999999">
                <text:p>0.024999999</text:p>
              </table:table-cell>
              <table:table-cell office:value-type="float" office:value="0.0045755003">
                <text:p>0.0045755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11999999">
                <text:p>0.11999999</text:p>
              </table:table-cell>
              <table:table-cell office:value-type="float" office:value="0.099829085">
                <text:p>0.099829085</text:p>
              </table:table-cell>
              <table:table-cell office:value-type="float" office:value="0.029999997">
                <text:p>0.029999997</text:p>
              </table:table-cell>
              <table:table-cell office:value-type="float" office:value="0.013726501">
                <text:p>0.013726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13999999">
                <text:p>0.13999999</text:p>
              </table:table-cell>
              <table:table-cell office:value-type="float" office:value="0.15972655">
                <text:p>0.15972655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9965817">
                <text:p>0.19965817</text:p>
              </table:table-cell>
              <table:table-cell office:value-type="float" office:value="0.039999995">
                <text:p>0.039999995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17999998">
                <text:p>0.17999998</text:p>
              </table:table-cell>
              <table:table-cell office:value-type="float" office:value="0.19300291">
                <text:p>0.19300291</text:p>
              </table:table-cell>
              <table:table-cell office:value-type="float" office:value="0.044999994">
                <text:p>0.044999994</text:p>
              </table:table-cell>
              <table:table-cell office:value-type="float" office:value="0.0320285">
                <text:p>0.0320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19999997">
                <text:p>0.19999997</text:p>
              </table:table-cell>
              <table:table-cell office:value-type="float" office:value="0.22627929">
                <text:p>0.22627929</text:p>
              </table:table-cell>
              <table:table-cell office:value-type="float" office:value="0.049999993">
                <text:p>0.049999993</text:p>
              </table:table-cell>
              <table:table-cell office:value-type="float" office:value="0.038434204">
                <text:p>0.038434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21999997">
                <text:p>0.21999997</text:p>
              </table:table-cell>
              <table:table-cell office:value-type="float" office:value="0.20631345">
                <text:p>0.20631345</text:p>
              </table:table-cell>
              <table:table-cell office:value-type="float" office:value="0.054999992">
                <text:p>0.054999992</text:p>
              </table:table-cell>
              <table:table-cell office:value-type="float" office:value="0.039349303">
                <text:p>0.039349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23999996">
                <text:p>0.23999996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.05999999">
                <text:p>0.05999999</text:p>
              </table:table-cell>
              <table:table-cell office:value-type="float" office:value="0.044839904">
                <text:p>0.0448399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25999996">
                <text:p>0.25999996</text:p>
              </table:table-cell>
              <table:table-cell office:value-type="float" office:value="0.23958981">
                <text:p>0.23958981</text:p>
              </table:table-cell>
              <table:table-cell office:value-type="float" office:value="0.06499999">
                <text:p>0.06499999</text:p>
              </table:table-cell>
              <table:table-cell office:value-type="float" office:value="0.047585204">
                <text:p>0.047585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27999997">
                <text:p>0.27999997</text:p>
              </table:table-cell>
              <table:table-cell office:value-type="float" office:value="0.2662109">
                <text:p>0.2662109</text:p>
              </table:table-cell>
              <table:table-cell office:value-type="float" office:value="0.06999999">
                <text:p>0.06999999</text:p>
              </table:table-cell>
              <table:table-cell office:value-type="float" office:value="0.0530758">
                <text:p>0.05307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29999998">
                <text:p>0.29999998</text:p>
              </table:table-cell>
              <table:table-cell office:value-type="float" office:value="0.30614254">
                <text:p>0.30614254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603966">
                <text:p>0.0603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32">
                <text:p>0.32</text:p>
              </table:table-cell>
              <table:table-cell office:value-type="float" office:value="0.29948726">
                <text:p>0.29948726</text:p>
              </table:table-cell>
              <table:table-cell office:value-type="float" office:value="0.08">
                <text:p>0.08</text:p>
              </table:table-cell>
              <table:table-cell office:value-type="float" office:value="0.063141905">
                <text:p>0.063141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34">
                <text:p>0.34</text:p>
              </table:table-cell>
              <table:table-cell office:value-type="float" office:value="0.32610837">
                <text:p>0.32610837</text:p>
              </table:table-cell>
              <table:table-cell office:value-type="float" office:value="0.085">
                <text:p>0.085</text:p>
              </table:table-cell>
              <table:table-cell office:value-type="float" office:value="0.0668023">
                <text:p>0.0668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36">
                <text:p>0.36</text:p>
              </table:table-cell>
              <table:table-cell office:value-type="float" office:value="0.35272944">
                <text:p>0.35272944</text:p>
              </table:table-cell>
              <table:table-cell office:value-type="float" office:value="0.09">
                <text:p>0.09</text:p>
              </table:table-cell>
              <table:table-cell office:value-type="float" office:value="0.0722929">
                <text:p>0.0722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38000003">
                <text:p>0.38000003</text:p>
              </table:table-cell>
              <table:table-cell office:value-type="float" office:value="0.37269527">
                <text:p>0.37269527</text:p>
              </table:table-cell>
              <table:table-cell office:value-type="float" office:value="0.095000006">
                <text:p>0.095000006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40000004">
                <text:p>0.40000004</text:p>
              </table:table-cell>
              <table:table-cell office:value-type="float" office:value="0.39931634">
                <text:p>0.39931634</text:p>
              </table:table-cell>
              <table:table-cell office:value-type="float" office:value="0.10000001">
                <text:p>0.10000001</text:p>
              </table:table-cell>
              <table:table-cell office:value-type="float" office:value="0.08235901">
                <text:p>0.08235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42000005">
                <text:p>0.42000005</text:p>
              </table:table-cell>
              <table:table-cell office:value-type="float" office:value="0.41928217">
                <text:p>0.41928217</text:p>
              </table:table-cell>
              <table:table-cell office:value-type="float" office:value="0.10500001">
                <text:p>0.10500001</text:p>
              </table:table-cell>
              <table:table-cell office:value-type="float" office:value="0.088764705">
                <text:p>0.088764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44000006">
                <text:p>0.44000006</text:p>
              </table:table-cell>
              <table:table-cell office:value-type="float" office:value="0.4459033">
                <text:p>0.4459033</text:p>
              </table:table-cell>
              <table:table-cell office:value-type="float" office:value="0.110000014">
                <text:p>0.110000014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46000007">
                <text:p>0.46000007</text:p>
              </table:table-cell>
              <table:table-cell office:value-type="float" office:value="0.4459033">
                <text:p>0.4459033</text:p>
              </table:table-cell>
              <table:table-cell office:value-type="float" office:value="0.11500002">
                <text:p>0.11500002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48000008">
                <text:p>0.48000008</text:p>
              </table:table-cell>
              <table:table-cell office:value-type="float" office:value="0.4858349">
                <text:p>0.4858349</text:p>
              </table:table-cell>
              <table:table-cell office:value-type="float" office:value="0.12000002">
                <text:p>0.12000002</text:p>
              </table:table-cell>
              <table:table-cell office:value-type="float" office:value="0.10523651">
                <text:p>0.10523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50000006">
                <text:p>0.50000006</text:p>
              </table:table-cell>
              <table:table-cell office:value-type="float" office:value="0.5058007">
                <text:p>0.5058007</text:p>
              </table:table-cell>
              <table:table-cell office:value-type="float" office:value="0.12500001">
                <text:p>0.12500001</text:p>
              </table:table-cell>
              <table:table-cell office:value-type="float" office:value="0.111642204">
                <text:p>0.1116422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52000004">
                <text:p>0.52000004</text:p>
              </table:table-cell>
              <table:table-cell office:value-type="float" office:value="0.52576655">
                <text:p>0.52576655</text:p>
              </table:table-cell>
              <table:table-cell office:value-type="float" office:value="0.13000001">
                <text:p>0.13000001</text:p>
              </table:table-cell>
              <table:table-cell office:value-type="float" office:value="0.116217695">
                <text:p>0.1162176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54">
                <text:p>0.54</text:p>
              </table:table-cell>
              <table:table-cell office:value-type="float" office:value="0.5191113">
                <text:p>0.5191113</text:p>
              </table:table-cell>
              <table:table-cell office:value-type="float" office:value="0.135">
                <text:p>0.135</text:p>
              </table:table-cell>
              <table:table-cell office:value-type="float" office:value="0.117132805">
                <text:p>0.1171328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56">
                <text:p>0.56</text:p>
              </table:table-cell>
              <table:table-cell office:value-type="float" office:value="0.55238765">
                <text:p>0.55238765</text:p>
              </table:table-cell>
              <table:table-cell office:value-type="float" office:value="0.14">
                <text:p>0.14</text:p>
              </table:table-cell>
              <table:table-cell office:value-type="float" office:value="0.12353851">
                <text:p>0.123538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58">
                <text:p>0.58</text:p>
              </table:table-cell>
              <table:table-cell office:value-type="float" office:value="0.5324218">
                <text:p>0.5324218</text:p>
              </table:table-cell>
              <table:table-cell office:value-type="float" office:value="0.145">
                <text:p>0.145</text:p>
              </table:table-cell>
              <table:table-cell office:value-type="float" office:value="0.124453604">
                <text:p>0.1244536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59999996">
                <text:p>0.59999996</text:p>
              </table:table-cell>
              <table:table-cell office:value-type="float" office:value="0.57900876">
                <text:p>0.57900876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.13451971">
                <text:p>0.134519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61999995">
                <text:p>0.61999995</text:p>
              </table:table-cell>
              <table:table-cell office:value-type="float" office:value="0.57900876">
                <text:p>0.57900876</text:p>
              </table:table-cell>
              <table:table-cell office:value-type="float" office:value="0.15499999">
                <text:p>0.15499999</text:p>
              </table:table-cell>
              <table:table-cell office:value-type="float" office:value="0.1381801">
                <text:p>0.13818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6399999">
                <text:p>0.6399999</text:p>
              </table:table-cell>
              <table:table-cell office:value-type="float" office:value="0.6255956">
                <text:p>0.6255956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4824621">
                <text:p>0.14824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6599999">
                <text:p>0.6599999</text:p>
              </table:table-cell>
              <table:table-cell office:value-type="float" office:value="0.63225085">
                <text:p>0.63225085</text:p>
              </table:table-cell>
              <table:table-cell office:value-type="float" office:value="0.16499998">
                <text:p>0.16499998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6799999">
                <text:p>0.6799999</text:p>
              </table:table-cell>
              <table:table-cell office:value-type="float" office:value="0.65887195">
                <text:p>0.65887195</text:p>
              </table:table-cell>
              <table:table-cell office:value-type="float" office:value="0.16999997">
                <text:p>0.16999997</text:p>
              </table:table-cell>
              <table:table-cell office:value-type="float" office:value="0.1564821">
                <text:p>0.1564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69999987">
                <text:p>0.69999987</text:p>
              </table:table-cell>
              <table:table-cell office:value-type="float" office:value="0.69880354">
                <text:p>0.69880354</text:p>
              </table:table-cell>
              <table:table-cell office:value-type="float" office:value="0.17499997">
                <text:p>0.17499997</text:p>
              </table:table-cell>
              <table:table-cell office:value-type="float" office:value="0.1619727">
                <text:p>0.16197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71999985">
                <text:p>0.71999985</text:p>
              </table:table-cell>
              <table:table-cell office:value-type="float" office:value="0.71876943">
                <text:p>0.71876943</text:p>
              </table:table-cell>
              <table:table-cell office:value-type="float" office:value="0.17999996">
                <text:p>0.17999996</text:p>
              </table:table-cell>
              <table:table-cell office:value-type="float" office:value="0.16654819">
                <text:p>0.16654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73999983">
                <text:p>0.73999983</text:p>
              </table:table-cell>
              <table:table-cell office:value-type="float" office:value="0.73208">
                <text:p>0.73208</text:p>
              </table:table-cell>
              <table:table-cell office:value-type="float" office:value="0.18499996">
                <text:p>0.18499996</text:p>
              </table:table-cell>
              <table:table-cell office:value-type="float" office:value="0.1720388">
                <text:p>0.1720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7599998">
                <text:p>0.7599998</text:p>
              </table:table-cell>
              <table:table-cell office:value-type="float" office:value="0.73873526">
                <text:p>0.73873526</text:p>
              </table:table-cell>
              <table:table-cell office:value-type="float" office:value="0.18999995">
                <text:p>0.18999995</text:p>
              </table:table-cell>
              <table:table-cell office:value-type="float" office:value="0.1711237">
                <text:p>0.1711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7799998">
                <text:p>0.7799998</text:p>
              </table:table-cell>
              <table:table-cell office:value-type="float" office:value="0.71876943">
                <text:p>0.71876943</text:p>
              </table:table-cell>
              <table:table-cell office:value-type="float" office:value="0.19499995">
                <text:p>0.19499995</text:p>
              </table:table-cell>
              <table:table-cell office:value-type="float" office:value="0.1775294">
                <text:p>0.1775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7999998">
                <text:p>0.7999998</text:p>
              </table:table-cell>
              <table:table-cell office:value-type="float" office:value="0.81194323">
                <text:p>0.81194323</text:p>
              </table:table-cell>
              <table:table-cell office:value-type="float" office:value="0.19999994">
                <text:p>0.19999994</text:p>
              </table:table-cell>
              <table:table-cell office:value-type="float" office:value="0.1940012">
                <text:p>0.19400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81999975">
                <text:p>0.81999975</text:p>
              </table:table-cell>
              <table:table-cell office:value-type="float" office:value="0.79197747">
                <text:p>0.79197747</text:p>
              </table:table-cell>
              <table:table-cell office:value-type="float" office:value="0.20499994">
                <text:p>0.20499994</text:p>
              </table:table-cell>
              <table:table-cell office:value-type="float" office:value="0.1930861">
                <text:p>0.19308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83999974">
                <text:p>0.83999974</text:p>
              </table:table-cell>
              <table:table-cell office:value-type="float" office:value="0.81194323">
                <text:p>0.81194323</text:p>
              </table:table-cell>
              <table:table-cell office:value-type="float" office:value="0.20999993">
                <text:p>0.20999993</text:p>
              </table:table-cell>
              <table:table-cell office:value-type="float" office:value="0.19583142">
                <text:p>0.19583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8599997">
                <text:p>0.8599997</text:p>
              </table:table-cell>
              <table:table-cell office:value-type="float" office:value="0.87849605">
                <text:p>0.87849605</text:p>
              </table:table-cell>
              <table:table-cell office:value-type="float" office:value="0.21499993">
                <text:p>0.21499993</text:p>
              </table:table-cell>
              <table:table-cell office:value-type="float" office:value="0.19949181">
                <text:p>0.199491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8799997">
                <text:p>0.8799997</text:p>
              </table:table-cell>
              <table:table-cell office:value-type="float" office:value="0.8984619">
                <text:p>0.8984619</text:p>
              </table:table-cell>
              <table:table-cell office:value-type="float" office:value="0.21999992">
                <text:p>0.21999992</text:p>
              </table:table-cell>
              <table:table-cell office:value-type="float" office:value="0.20589752">
                <text:p>0.205897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8999997">
                <text:p>0.8999997</text:p>
              </table:table-cell>
              <table:table-cell office:value-type="float" office:value="0.8984618">
                <text:p>0.8984618</text:p>
              </table:table-cell>
              <table:table-cell office:value-type="float" office:value="0.22499992">
                <text:p>0.22499992</text:p>
              </table:table-cell>
              <table:table-cell office:value-type="float" office:value="0.2150485">
                <text:p>0.2150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91999966">
                <text:p>0.91999966</text:p>
              </table:table-cell>
              <table:table-cell office:value-type="float" office:value="0.86518544">
                <text:p>0.86518544</text:p>
              </table:table-cell>
              <table:table-cell office:value-type="float" office:value="0.22999991">
                <text:p>0.22999991</text:p>
              </table:table-cell>
              <table:table-cell office:value-type="float" office:value="0.21413341">
                <text:p>0.214133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93999964">
                <text:p>0.93999964</text:p>
              </table:table-cell>
              <table:table-cell office:value-type="float" office:value="0.9184277">
                <text:p>0.9184277</text:p>
              </table:table-cell>
              <table:table-cell office:value-type="float" office:value="0.23499991">
                <text:p>0.23499991</text:p>
              </table:table-cell>
              <table:table-cell office:value-type="float" office:value="0.21962401">
                <text:p>0.219624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9599996">
                <text:p>0.9599996</text:p>
              </table:table-cell>
              <table:table-cell office:value-type="float" office:value="1.0049461">
                <text:p>1.0049461</text:p>
              </table:table-cell>
              <table:table-cell office:value-type="float" office:value="0.2399999">
                <text:p>0.2399999</text:p>
              </table:table-cell>
              <table:table-cell office:value-type="float" office:value="0.22969012">
                <text:p>0.22969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9799996">
                <text:p>0.9799996</text:p>
              </table:table-cell>
              <table:table-cell office:value-type="float" office:value="1.0116014">
                <text:p>1.0116014</text:p>
              </table:table-cell>
              <table:table-cell office:value-type="float" office:value="0.2449999">
                <text:p>0.2449999</text:p>
              </table:table-cell>
              <table:table-cell office:value-type="float" office:value="0.2306052">
                <text:p>0.2306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9999996">
                <text:p>0.9999996</text:p>
              </table:table-cell>
              <table:table-cell office:value-type="float" office:value="0.9583592">
                <text:p>0.9583592</text:p>
              </table:table-cell>
              <table:table-cell office:value-type="float" office:value="0.2499999">
                <text:p>0.2499999</text:p>
              </table:table-cell>
              <table:table-cell office:value-type="float" office:value="0.23426561">
                <text:p>0.234265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.0199996">
                <text:p>1.0199996</text:p>
              </table:table-cell>
              <table:table-cell office:value-type="float" office:value="1.0182568">
                <text:p>1.0182568</text:p>
              </table:table-cell>
              <table:table-cell office:value-type="float" office:value="0.2549999">
                <text:p>0.2549999</text:p>
              </table:table-cell>
              <table:table-cell office:value-type="float" office:value="0.2388411">
                <text:p>0.2388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.0399996">
                <text:p>1.0399996</text:p>
              </table:table-cell>
              <table:table-cell office:value-type="float" office:value="1.0515331">
                <text:p>1.0515331</text:p>
              </table:table-cell>
              <table:table-cell office:value-type="float" office:value="0.2599999">
                <text:p>0.2599999</text:p>
              </table:table-cell>
              <table:table-cell office:value-type="float" office:value="0.24524681">
                <text:p>0.245246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.0599996">
                <text:p>1.0599996</text:p>
              </table:table-cell>
              <table:table-cell office:value-type="float" office:value="1.071499">
                <text:p>1.071499</text:p>
              </table:table-cell>
              <table:table-cell office:value-type="float" office:value="0.2649999">
                <text:p>0.2649999</text:p>
              </table:table-cell>
              <table:table-cell office:value-type="float" office:value="0.24616191">
                <text:p>0.246161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0799996">
                <text:p>1.0799996</text:p>
              </table:table-cell>
              <table:table-cell office:value-type="float" office:value="1.0515331">
                <text:p>1.0515331</text:p>
              </table:table-cell>
              <table:table-cell office:value-type="float" office:value="0.2699999">
                <text:p>0.2699999</text:p>
              </table:table-cell>
              <table:table-cell office:value-type="float" office:value="0.2543978">
                <text:p>0.25439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.0999995">
                <text:p>1.0999995</text:p>
              </table:table-cell>
              <table:table-cell office:value-type="float" office:value="1.0581884">
                <text:p>1.0581884</text:p>
              </table:table-cell>
              <table:table-cell office:value-type="float" office:value="0.2727274">
                <text:p>0.2727274</text:p>
              </table:table-cell>
              <table:table-cell office:value-type="float" office:value="0.26080352">
                <text:p>0.26080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1199995">
                <text:p>1.1199995</text:p>
              </table:table-cell>
              <table:table-cell office:value-type="float" office:value="1.1447068">
                <text:p>1.1447068</text:p>
              </table:table-cell>
              <table:table-cell office:value-type="float" office:value="0.26785725">
                <text:p>0.26785725</text:p>
              </table:table-cell>
              <table:table-cell office:value-type="float" office:value="0.2690394">
                <text:p>0.2690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.1399995">
                <text:p>1.1399995</text:p>
              </table:table-cell>
              <table:table-cell office:value-type="float" office:value="1.1047753">
                <text:p>1.1047753</text:p>
              </table:table-cell>
              <table:table-cell office:value-type="float" office:value="0.26315802">
                <text:p>0.26315802</text:p>
              </table:table-cell>
              <table:table-cell office:value-type="float" office:value="0.2580582">
                <text:p>0.25805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.1599995">
                <text:p>1.1599995</text:p>
              </table:table-cell>
              <table:table-cell office:value-type="float" office:value="1.1047753">
                <text:p>1.1047753</text:p>
              </table:table-cell>
              <table:table-cell office:value-type="float" office:value="0.25862083">
                <text:p>0.25862083</text:p>
              </table:table-cell>
              <table:table-cell office:value-type="float" office:value="0.24890721">
                <text:p>0.248907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.1799995">
                <text:p>1.1799995</text:p>
              </table:table-cell>
              <table:table-cell office:value-type="float" office:value="1.1180857">
                <text:p>1.1180857</text:p>
              </table:table-cell>
              <table:table-cell office:value-type="float" office:value="0.2542374">
                <text:p>0.2542374</text:p>
              </table:table-cell>
              <table:table-cell office:value-type="float" office:value="0.2580582">
                <text:p>0.25805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.1999995">
                <text:p>1.1999995</text:p>
              </table:table-cell>
              <table:table-cell office:value-type="float" office:value="1.197949">
                <text:p>1.197949</text:p>
              </table:table-cell>
              <table:table-cell office:value-type="float" office:value="0.25000012">
                <text:p>0.25000012</text:p>
              </table:table-cell>
              <table:table-cell office:value-type="float" office:value="0.2598884">
                <text:p>0.25988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.2199994">
                <text:p>1.2199994</text:p>
              </table:table-cell>
              <table:table-cell office:value-type="float" office:value="1.2378807">
                <text:p>1.2378807</text:p>
              </table:table-cell>
              <table:table-cell office:value-type="float" office:value="0.24590176">
                <text:p>0.24590176</text:p>
              </table:table-cell>
              <table:table-cell office:value-type="float" office:value="0.2543978">
                <text:p>0.25439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.2399994">
                <text:p>1.2399994</text:p>
              </table:table-cell>
              <table:table-cell office:value-type="float" office:value="1.2245702">
                <text:p>1.2245702</text:p>
              </table:table-cell>
              <table:table-cell office:value-type="float" office:value="0.24193561">
                <text:p>0.24193561</text:p>
              </table:table-cell>
              <table:table-cell office:value-type="float" office:value="0.24341659">
                <text:p>0.24341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2599994">
                <text:p>1.2599994</text:p>
              </table:table-cell>
              <table:table-cell office:value-type="float" office:value="1.2312254">
                <text:p>1.2312254</text:p>
              </table:table-cell>
              <table:table-cell office:value-type="float" office:value="0.23809536">
                <text:p>0.23809536</text:p>
              </table:table-cell>
              <table:table-cell office:value-type="float" office:value="0.2351807">
                <text:p>0.23518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2799994">
                <text:p>1.2799994</text:p>
              </table:table-cell>
              <table:table-cell office:value-type="float" office:value="1.2977782">
                <text:p>1.2977782</text:p>
              </table:table-cell>
              <table:table-cell office:value-type="float" office:value="0.23437512">
                <text:p>0.23437512</text:p>
              </table:table-cell>
              <table:table-cell office:value-type="float" office:value="0.23518072">
                <text:p>0.235180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.2999994">
                <text:p>1.2999994</text:p>
              </table:table-cell>
              <table:table-cell office:value-type="float" office:value="1.2911229">
                <text:p>1.2911229</text:p>
              </table:table-cell>
              <table:table-cell office:value-type="float" office:value="0.23076935">
                <text:p>0.23076935</text:p>
              </table:table-cell>
              <table:table-cell office:value-type="float" office:value="0.2269448">
                <text:p>0.22694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.3199993">
                <text:p>1.3199993</text:p>
              </table:table-cell>
              <table:table-cell office:value-type="float" office:value="1.2711571">
                <text:p>1.2711571</text:p>
              </table:table-cell>
              <table:table-cell office:value-type="float" office:value="0.22727285">
                <text:p>0.22727285</text:p>
              </table:table-cell>
              <table:table-cell office:value-type="float" office:value="0.22419952">
                <text:p>0.224199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.3399993">
                <text:p>1.3399993</text:p>
              </table:table-cell>
              <table:table-cell office:value-type="float" office:value="1.2844677">
                <text:p>1.2844677</text:p>
              </table:table-cell>
              <table:table-cell office:value-type="float" office:value="0.22388072">
                <text:p>0.22388072</text:p>
              </table:table-cell>
              <table:table-cell office:value-type="float" office:value="0.2168787">
                <text:p>0.2168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.3599993">
                <text:p>1.3599993</text:p>
              </table:table-cell>
              <table:table-cell office:value-type="float" office:value="1.2977782">
                <text:p>1.2977782</text:p>
              </table:table-cell>
              <table:table-cell office:value-type="float" office:value="0.22058836">
                <text:p>0.22058836</text:p>
              </table:table-cell>
              <table:table-cell office:value-type="float" office:value="0.2095579">
                <text:p>0.20955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.3799993">
                <text:p>1.3799993</text:p>
              </table:table-cell>
              <table:table-cell office:value-type="float" office:value="1.3510205">
                <text:p>1.3510205</text:p>
              </table:table-cell>
              <table:table-cell office:value-type="float" office:value="0.21739143">
                <text:p>0.21739143</text:p>
              </table:table-cell>
              <table:table-cell office:value-type="float" office:value="0.2095579">
                <text:p>0.20955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.3999993">
                <text:p>1.3999993</text:p>
              </table:table-cell>
              <table:table-cell office:value-type="float" office:value="1.3842968">
                <text:p>1.3842968</text:p>
              </table:table-cell>
              <table:table-cell office:value-type="float" office:value="0.21428584">
                <text:p>0.21428584</text:p>
              </table:table-cell>
              <table:table-cell office:value-type="float" office:value="0.20864281">
                <text:p>0.208642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.4199992">
                <text:p>1.4199992</text:p>
              </table:table-cell>
              <table:table-cell office:value-type="float" office:value="1.4242284">
                <text:p>1.4242284</text:p>
              </table:table-cell>
              <table:table-cell office:value-type="float" office:value="0.21126772">
                <text:p>0.21126772</text:p>
              </table:table-cell>
              <table:table-cell office:value-type="float" office:value="0.2049824">
                <text:p>0.20498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.4399992">
                <text:p>1.4399992</text:p>
              </table:table-cell>
              <table:table-cell office:value-type="float" office:value="1.417573">
                <text:p>1.417573</text:p>
              </table:table-cell>
              <table:table-cell office:value-type="float" office:value="0.20833345">
                <text:p>0.20833345</text:p>
              </table:table-cell>
              <table:table-cell office:value-type="float" office:value="0.2022371">
                <text:p>0.20223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.4599992">
                <text:p>1.4599992</text:p>
              </table:table-cell>
              <table:table-cell office:value-type="float" office:value="1.4042625">
                <text:p>1.4042625</text:p>
              </table:table-cell>
              <table:table-cell office:value-type="float" office:value="0.20547958">
                <text:p>0.20547958</text:p>
              </table:table-cell>
              <table:table-cell office:value-type="float" office:value="0.1949163">
                <text:p>0.19491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.4799992">
                <text:p>1.4799992</text:p>
              </table:table-cell>
              <table:table-cell office:value-type="float" office:value="1.4441941">
                <text:p>1.4441941</text:p>
              </table:table-cell>
              <table:table-cell office:value-type="float" office:value="0.20270282">
                <text:p>0.20270282</text:p>
              </table:table-cell>
              <table:table-cell office:value-type="float" office:value="0.1985767">
                <text:p>0.19857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.4999992">
                <text:p>1.4999992</text:p>
              </table:table-cell>
              <table:table-cell office:value-type="float" office:value="1.4308836">
                <text:p>1.4308836</text:p>
              </table:table-cell>
              <table:table-cell office:value-type="float" office:value="0.20000012">
                <text:p>0.20000012</text:p>
              </table:table-cell>
              <table:table-cell office:value-type="float" office:value="0.19674651">
                <text:p>0.196746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.5199991">
                <text:p>1.5199991</text:p>
              </table:table-cell>
              <table:table-cell office:value-type="float" office:value="1.46416">
                <text:p>1.46416</text:p>
              </table:table-cell>
              <table:table-cell office:value-type="float" office:value="0.19736853">
                <text:p>0.19736853</text:p>
              </table:table-cell>
              <table:table-cell office:value-type="float" office:value="0.201322">
                <text:p>0.2013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.5399991">
                <text:p>1.5399991</text:p>
              </table:table-cell>
              <table:table-cell office:value-type="float" office:value="1.4375389">
                <text:p>1.4375389</text:p>
              </table:table-cell>
              <table:table-cell office:value-type="float" office:value="0.19480531">
                <text:p>0.19480531</text:p>
              </table:table-cell>
              <table:table-cell office:value-type="float" office:value="0.19766161">
                <text:p>0.19766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.5599991">
                <text:p>1.5599991</text:p>
              </table:table-cell>
              <table:table-cell office:value-type="float" office:value="1.46416">
                <text:p>1.46416</text:p>
              </table:table-cell>
              <table:table-cell office:value-type="float" office:value="0.19230781">
                <text:p>0.19230781</text:p>
              </table:table-cell>
              <table:table-cell office:value-type="float" office:value="0.201322">
                <text:p>0.2013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.5799991">
                <text:p>1.5799991</text:p>
              </table:table-cell>
              <table:table-cell office:value-type="float" office:value="1.4575047">
                <text:p>1.4575047</text:p>
              </table:table-cell>
              <table:table-cell office:value-type="float" office:value="0.18987353">
                <text:p>0.18987353</text:p>
              </table:table-cell>
              <table:table-cell office:value-type="float" office:value="0.20040691">
                <text:p>0.200406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.5999991">
                <text:p>1.5999991</text:p>
              </table:table-cell>
              <table:table-cell office:value-type="float" office:value="1.4774705">
                <text:p>1.4774705</text:p>
              </table:table-cell>
              <table:table-cell office:value-type="float" office:value="0.18750012">
                <text:p>0.18750012</text:p>
              </table:table-cell>
              <table:table-cell office:value-type="float" office:value="0.1940012">
                <text:p>0.1940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.619999">
                <text:p>1.619999</text:p>
              </table:table-cell>
              <table:table-cell office:value-type="float" office:value="1.537368">
                <text:p>1.537368</text:p>
              </table:table-cell>
              <table:table-cell office:value-type="float" office:value="0.1851853">
                <text:p>0.1851853</text:p>
              </table:table-cell>
              <table:table-cell office:value-type="float" office:value="0.19491632">
                <text:p>0.194916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.639999">
                <text:p>1.639999</text:p>
              </table:table-cell>
              <table:table-cell office:value-type="float" office:value="1.5440233">
                <text:p>1.5440233</text:p>
              </table:table-cell>
              <table:table-cell office:value-type="float" office:value="0.18292694">
                <text:p>0.18292694</text:p>
              </table:table-cell>
              <table:table-cell office:value-type="float" office:value="0.192171">
                <text:p>0.1921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.659999">
                <text:p>1.659999</text:p>
              </table:table-cell>
              <table:table-cell office:value-type="float" office:value="1.5639892">
                <text:p>1.5639892</text:p>
              </table:table-cell>
              <table:table-cell office:value-type="float" office:value="0.18072301">
                <text:p>0.18072301</text:p>
              </table:table-cell>
              <table:table-cell office:value-type="float" office:value="0.1875955">
                <text:p>0.18759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1.679999">
                <text:p>1.679999</text:p>
              </table:table-cell>
              <table:table-cell office:value-type="float" office:value="1.5839549">
                <text:p>1.5839549</text:p>
              </table:table-cell>
              <table:table-cell office:value-type="float" office:value="0.17857154">
                <text:p>0.17857154</text:p>
              </table:table-cell>
              <table:table-cell office:value-type="float" office:value="0.18302001">
                <text:p>0.18302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1.699999">
                <text:p>1.699999</text:p>
              </table:table-cell>
              <table:table-cell office:value-type="float" office:value="1.6238865">
                <text:p>1.6238865</text:p>
              </table:table-cell>
              <table:table-cell office:value-type="float" office:value="0.1764707">
                <text:p>0.1764707</text:p>
              </table:table-cell>
              <table:table-cell office:value-type="float" office:value="0.18485022">
                <text:p>0.184850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1.719999">
                <text:p>1.719999</text:p>
              </table:table-cell>
              <table:table-cell office:value-type="float" office:value="1.6238865">
                <text:p>1.6238865</text:p>
              </table:table-cell>
              <table:table-cell office:value-type="float" office:value="0.17441872">
                <text:p>0.17441872</text:p>
              </table:table-cell>
              <table:table-cell office:value-type="float" office:value="0.1811898">
                <text:p>0.18118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.7399989">
                <text:p>1.7399989</text:p>
              </table:table-cell>
              <table:table-cell office:value-type="float" office:value="1.6172312">
                <text:p>1.6172312</text:p>
              </table:table-cell>
              <table:table-cell office:value-type="float" office:value="0.1724139">
                <text:p>0.1724139</text:p>
              </table:table-cell>
              <table:table-cell office:value-type="float" office:value="0.1784445">
                <text:p>0.17844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.7599989">
                <text:p>1.7599989</text:p>
              </table:table-cell>
              <table:table-cell office:value-type="float" office:value="1.6704735">
                <text:p>1.6704735</text:p>
              </table:table-cell>
              <table:table-cell office:value-type="float" office:value="0.17045465">
                <text:p>0.17045465</text:p>
              </table:table-cell>
              <table:table-cell office:value-type="float" office:value="0.18393512">
                <text:p>0.183935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.7799989">
                <text:p>1.7799989</text:p>
              </table:table-cell>
              <table:table-cell office:value-type="float" office:value="1.6904392">
                <text:p>1.6904392</text:p>
              </table:table-cell>
              <table:table-cell office:value-type="float" office:value="0.16853943">
                <text:p>0.16853943</text:p>
              </table:table-cell>
              <table:table-cell office:value-type="float" office:value="0.1848502">
                <text:p>0.18485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1.7999989">
                <text:p>1.7999989</text:p>
              </table:table-cell>
              <table:table-cell office:value-type="float" office:value="1.6970946">
                <text:p>1.6970946</text:p>
              </table:table-cell>
              <table:table-cell office:value-type="float" office:value="0.16666678">
                <text:p>0.16666678</text:p>
              </table:table-cell>
              <table:table-cell office:value-type="float" office:value="0.18027472">
                <text:p>0.18027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1.8199989">
                <text:p>1.8199989</text:p>
              </table:table-cell>
              <table:table-cell office:value-type="float" office:value="1.7104051">
                <text:p>1.7104051</text:p>
              </table:table-cell>
              <table:table-cell office:value-type="float" office:value="0.16483527">
                <text:p>0.16483527</text:p>
              </table:table-cell>
              <table:table-cell office:value-type="float" office:value="0.17478411">
                <text:p>0.174784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1.8399988">
                <text:p>1.8399988</text:p>
              </table:table-cell>
              <table:table-cell office:value-type="float" office:value="1.7436814">
                <text:p>1.7436814</text:p>
              </table:table-cell>
              <table:table-cell office:value-type="float" office:value="0.16304359">
                <text:p>0.16304359</text:p>
              </table:table-cell>
              <table:table-cell office:value-type="float" office:value="0.1720388">
                <text:p>0.17203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1.8599988">
                <text:p>1.8599988</text:p>
              </table:table-cell>
              <table:table-cell office:value-type="float" office:value="1.8035791">
                <text:p>1.8035791</text:p>
              </table:table-cell>
              <table:table-cell office:value-type="float" office:value="0.16129044">
                <text:p>0.16129044</text:p>
              </table:table-cell>
              <table:table-cell office:value-type="float" office:value="0.1674633">
                <text:p>0.16746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1.8799988">
                <text:p>1.8799988</text:p>
              </table:table-cell>
              <table:table-cell office:value-type="float" office:value="1.7769579">
                <text:p>1.7769579</text:p>
              </table:table-cell>
              <table:table-cell office:value-type="float" office:value="0.15957458">
                <text:p>0.15957458</text:p>
              </table:table-cell>
              <table:table-cell office:value-type="float" office:value="0.15465191">
                <text:p>0.15465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1.8999988">
                <text:p>1.8999988</text:p>
              </table:table-cell>
              <table:table-cell office:value-type="float" office:value="1.7636473">
                <text:p>1.7636473</text:p>
              </table:table-cell>
              <table:table-cell office:value-type="float" office:value="0.15789485">
                <text:p>0.15789485</text:p>
              </table:table-cell>
              <table:table-cell office:value-type="float" office:value="0.1528217">
                <text:p>0.15282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1.9199988">
                <text:p>1.9199988</text:p>
              </table:table-cell>
              <table:table-cell office:value-type="float" office:value="1.8102343">
                <text:p>1.8102343</text:p>
              </table:table-cell>
              <table:table-cell office:value-type="float" office:value="0.1562501">
                <text:p>0.1562501</text:p>
              </table:table-cell>
              <table:table-cell office:value-type="float" office:value="0.15922742">
                <text:p>0.15922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1.9399987">
                <text:p>1.9399987</text:p>
              </table:table-cell>
              <table:table-cell office:value-type="float" office:value="1.8368554">
                <text:p>1.8368554</text:p>
              </table:table-cell>
              <table:table-cell office:value-type="float" office:value="0.15463929">
                <text:p>0.15463929</text:p>
              </table:table-cell>
              <table:table-cell office:value-type="float" office:value="0.164718">
                <text:p>0.1647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1.9599987">
                <text:p>1.9599987</text:p>
              </table:table-cell>
              <table:table-cell office:value-type="float" office:value="1.8900974">
                <text:p>1.8900974</text:p>
              </table:table-cell>
              <table:table-cell office:value-type="float" office:value="0.15306133">
                <text:p>0.15306133</text:p>
              </table:table-cell>
              <table:table-cell office:value-type="float" office:value="0.16654819">
                <text:p>0.166548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1.9799987">
                <text:p>1.9799987</text:p>
              </table:table-cell>
              <table:table-cell office:value-type="float" office:value="1.9233737">
                <text:p>1.9233737</text:p>
              </table:table-cell>
              <table:table-cell office:value-type="float" office:value="0.15151526">
                <text:p>0.15151526</text:p>
              </table:table-cell>
              <table:table-cell office:value-type="float" office:value="0.1601425">
                <text:p>0.16014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1.9999987">
                <text:p>1.9999987</text:p>
              </table:table-cell>
              <table:table-cell office:value-type="float" office:value="1.9167185">
                <text:p>1.9167185</text:p>
              </table:table-cell>
              <table:table-cell office:value-type="float" office:value="0.15000011">
                <text:p>0.15000011</text:p>
              </table:table-cell>
              <table:table-cell office:value-type="float" office:value="0.15922742">
                <text:p>0.15922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2">
                <text:p>2</text:p>
              </table:table-cell>
              <table:table-cell office:value-type="float" office:value="1.9499949">
                <text:p>1.9499949</text:p>
              </table:table-cell>
              <table:table-cell office:value-type="float" office:value="0.15">
                <text:p>0.15</text:p>
              </table:table-cell>
              <table:table-cell office:value-type="float" office:value="0.16197272">
                <text:p>0.161972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2">
                <text:p>2</text:p>
              </table:table-cell>
              <table:table-cell office:value-type="float" office:value="1.9633055">
                <text:p>1.9633055</text:p>
              </table:table-cell>
              <table:table-cell office:value-type="float" office:value="0.15">
                <text:p>0.15</text:p>
              </table:table-cell>
              <table:table-cell office:value-type="float" office:value="0.15465191">
                <text:p>0.154651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2">
                <text:p>2</text:p>
              </table:table-cell>
              <table:table-cell office:value-type="float" office:value="1.903408">
                <text:p>1.903408</text:p>
              </table:table-cell>
              <table:table-cell office:value-type="float" office:value="0.15">
                <text:p>0.15</text:p>
              </table:table-cell>
              <table:table-cell office:value-type="float" office:value="0.1445858">
                <text:p>0.14458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2">
                <text:p>2</text:p>
              </table:table-cell>
              <table:table-cell office:value-type="float" office:value="1.8634765">
                <text:p>1.8634765</text:p>
              </table:table-cell>
              <table:table-cell office:value-type="float" office:value="0.15">
                <text:p>0.15</text:p>
              </table:table-cell>
              <table:table-cell office:value-type="float" office:value="0.1390952">
                <text:p>0.13909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2">
                <text:p>2</text:p>
              </table:table-cell>
              <table:table-cell office:value-type="float" office:value="1.9699606">
                <text:p>1.9699606</text:p>
              </table:table-cell>
              <table:table-cell office:value-type="float" office:value="0.15">
                <text:p>0.15</text:p>
              </table:table-cell>
              <table:table-cell office:value-type="float" office:value="0.15556699">
                <text:p>0.155566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2">
                <text:p>2</text:p>
              </table:table-cell>
              <table:table-cell office:value-type="float" office:value="1.9633055">
                <text:p>1.9633055</text:p>
              </table:table-cell>
              <table:table-cell office:value-type="float" office:value="0.15">
                <text:p>0.15</text:p>
              </table:table-cell>
              <table:table-cell office:value-type="float" office:value="0.15465191">
                <text:p>0.154651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2">
                <text:p>2</text:p>
              </table:table-cell>
              <table:table-cell office:value-type="float" office:value="2.029858">
                <text:p>2.029858</text:p>
              </table:table-cell>
              <table:table-cell office:value-type="float" office:value="0.15">
                <text:p>0.15</text:p>
              </table:table-cell>
              <table:table-cell office:value-type="float" office:value="0.16197269">
                <text:p>0.16197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2">
                <text:p>2</text:p>
              </table:table-cell>
              <table:table-cell office:value-type="float" office:value="2.003237">
                <text:p>2.003237</text:p>
              </table:table-cell>
              <table:table-cell office:value-type="float" office:value="0.15">
                <text:p>0.15</text:p>
              </table:table-cell>
              <table:table-cell office:value-type="float" office:value="0.15831229">
                <text:p>0.158312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2">
                <text:p>2</text:p>
              </table:table-cell>
              <table:table-cell office:value-type="float" office:value="1.9566501">
                <text:p>1.9566501</text:p>
              </table:table-cell>
              <table:table-cell office:value-type="float" office:value="0.15">
                <text:p>0.15</text:p>
              </table:table-cell>
              <table:table-cell office:value-type="float" office:value="0.155567">
                <text:p>0.1555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  <table:table-cell office:value-type="float" office:value="1.9633054">
                <text:p>1.9633054</text:p>
              </table:table-cell>
              <table:table-cell office:value-type="float" office:value="0.15">
                <text:p>0.15</text:p>
              </table:table-cell>
              <table:table-cell office:value-type="float" office:value="0.1564821">
                <text:p>0.15648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2">
                <text:p>2</text:p>
              </table:table-cell>
              <table:table-cell office:value-type="float" office:value="1.9633055">
                <text:p>1.9633055</text:p>
              </table:table-cell>
              <table:table-cell office:value-type="float" office:value="0.15">
                <text:p>0.15</text:p>
              </table:table-cell>
              <table:table-cell office:value-type="float" office:value="0.15099151">
                <text:p>0.150991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2">
                <text:p>2</text:p>
              </table:table-cell>
              <table:table-cell office:value-type="float" office:value="1.9566501">
                <text:p>1.9566501</text:p>
              </table:table-cell>
              <table:table-cell office:value-type="float" office:value="0.15">
                <text:p>0.15</text:p>
              </table:table-cell>
              <table:table-cell office:value-type="float" office:value="0.15373681">
                <text:p>0.153736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2">
                <text:p>2</text:p>
              </table:table-cell>
              <table:table-cell office:value-type="float" office:value="1.9633054">
                <text:p>1.9633054</text:p>
              </table:table-cell>
              <table:table-cell office:value-type="float" office:value="0.15">
                <text:p>0.15</text:p>
              </table:table-cell>
              <table:table-cell office:value-type="float" office:value="0.1564821">
                <text:p>0.15648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2">
                <text:p>2</text:p>
              </table:table-cell>
              <table:table-cell office:value-type="float" office:value="1.9832712">
                <text:p>1.9832712</text:p>
              </table:table-cell>
              <table:table-cell office:value-type="float" office:value="0.15">
                <text:p>0.15</text:p>
              </table:table-cell>
              <table:table-cell office:value-type="float" office:value="0.15922742">
                <text:p>0.15922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2">
                <text:p>2</text:p>
              </table:table-cell>
              <table:table-cell office:value-type="float" office:value="1.9633055">
                <text:p>1.9633055</text:p>
              </table:table-cell>
              <table:table-cell office:value-type="float" office:value="0.15">
                <text:p>0.15</text:p>
              </table:table-cell>
              <table:table-cell office:value-type="float" office:value="0.15465191">
                <text:p>0.154651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528217">
                <text:p>0.1528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2">
                <text:p>2</text:p>
              </table:table-cell>
              <table:table-cell office:value-type="float" office:value="1.9832714">
                <text:p>1.9832714</text:p>
              </table:table-cell>
              <table:table-cell office:value-type="float" office:value="0.15">
                <text:p>0.15</text:p>
              </table:table-cell>
              <table:table-cell office:value-type="float" office:value="0.15739721">
                <text:p>0.157397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2">
                <text:p>2</text:p>
              </table:table-cell>
              <table:table-cell office:value-type="float" office:value="1.9965819">
                <text:p>1.9965819</text:p>
              </table:table-cell>
              <table:table-cell office:value-type="float" office:value="0.15">
                <text:p>0.15</text:p>
              </table:table-cell>
              <table:table-cell office:value-type="float" office:value="0.1573972">
                <text:p>0.15739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2">
                <text:p>2</text:p>
              </table:table-cell>
              <table:table-cell office:value-type="float" office:value="1.9633055">
                <text:p>1.9633055</text:p>
              </table:table-cell>
              <table:table-cell office:value-type="float" office:value="0.15">
                <text:p>0.15</text:p>
              </table:table-cell>
              <table:table-cell office:value-type="float" office:value="0.15099151">
                <text:p>0.150991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546519">
                <text:p>0.15465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2">
                <text:p>2</text:p>
              </table:table-cell>
              <table:table-cell office:value-type="float" office:value="1.9566501">
                <text:p>1.9566501</text:p>
              </table:table-cell>
              <table:table-cell office:value-type="float" office:value="0.15">
                <text:p>0.15</text:p>
              </table:table-cell>
              <table:table-cell office:value-type="float" office:value="0.155567">
                <text:p>0.1555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2">
                <text:p>2</text:p>
              </table:table-cell>
              <table:table-cell office:value-type="float" office:value="1.903408">
                <text:p>1.903408</text:p>
              </table:table-cell>
              <table:table-cell office:value-type="float" office:value="0.15">
                <text:p>0.15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2">
                <text:p>2</text:p>
              </table:table-cell>
              <table:table-cell office:value-type="float" office:value="1.9233737">
                <text:p>1.9233737</text:p>
              </table:table-cell>
              <table:table-cell office:value-type="float" office:value="0.15">
                <text:p>0.15</text:p>
              </table:table-cell>
              <table:table-cell office:value-type="float" office:value="0.1528217">
                <text:p>0.15282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2">
                <text:p>2</text:p>
              </table:table-cell>
              <table:table-cell office:value-type="float" office:value="1.9633055">
                <text:p>1.9633055</text:p>
              </table:table-cell>
              <table:table-cell office:value-type="float" office:value="0.15">
                <text:p>0.15</text:p>
              </table:table-cell>
              <table:table-cell office:value-type="float" office:value="0.15831232">
                <text:p>0.158312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601425">
                <text:p>0.16014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2">
                <text:p>2</text:p>
              </table:table-cell>
              <table:table-cell office:value-type="float" office:value="1.9832714">
                <text:p>1.9832714</text:p>
              </table:table-cell>
              <table:table-cell office:value-type="float" office:value="0.15">
                <text:p>0.15</text:p>
              </table:table-cell>
              <table:table-cell office:value-type="float" office:value="0.155567">
                <text:p>0.1555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2">
                <text:p>2</text:p>
              </table:table-cell>
              <table:table-cell office:value-type="float" office:value="2.003237">
                <text:p>2.003237</text:p>
              </table:table-cell>
              <table:table-cell office:value-type="float" office:value="0.15">
                <text:p>0.15</text:p>
              </table:table-cell>
              <table:table-cell office:value-type="float" office:value="0.15099148">
                <text:p>0.150991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2">
                <text:p>2</text:p>
              </table:table-cell>
              <table:table-cell office:value-type="float" office:value="2.0165477">
                <text:p>2.0165477</text:p>
              </table:table-cell>
              <table:table-cell office:value-type="float" office:value="0.15">
                <text:p>0.15</text:p>
              </table:table-cell>
              <table:table-cell office:value-type="float" office:value="0.15099151">
                <text:p>0.150991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2">
                <text:p>2</text:p>
              </table:table-cell>
              <table:table-cell office:value-type="float" office:value="1.8834422">
                <text:p>1.8834422</text:p>
              </table:table-cell>
              <table:table-cell office:value-type="float" office:value="0.15">
                <text:p>0.15</text:p>
              </table:table-cell>
              <table:table-cell office:value-type="float" office:value="0.1381801">
                <text:p>0.13818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2">
                <text:p>2</text:p>
              </table:table-cell>
              <table:table-cell office:value-type="float" office:value="1.8701317">
                <text:p>1.8701317</text:p>
              </table:table-cell>
              <table:table-cell office:value-type="float" office:value="0.15">
                <text:p>0.15</text:p>
              </table:table-cell>
              <table:table-cell office:value-type="float" office:value="0.14001028">
                <text:p>0.140010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2">
                <text:p>2</text:p>
              </table:table-cell>
              <table:table-cell office:value-type="float" office:value="1.876787">
                <text:p>1.876787</text:p>
              </table:table-cell>
              <table:table-cell office:value-type="float" office:value="0.15">
                <text:p>0.15</text:p>
              </table:table-cell>
              <table:table-cell office:value-type="float" office:value="0.14824621">
                <text:p>0.148246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2">
                <text:p>2</text:p>
              </table:table-cell>
              <table:table-cell office:value-type="float" office:value="1.9167185">
                <text:p>1.9167185</text:p>
              </table:table-cell>
              <table:table-cell office:value-type="float" office:value="0.15">
                <text:p>0.15</text:p>
              </table:table-cell>
              <table:table-cell office:value-type="float" office:value="0.15922742">
                <text:p>0.159227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2">
                <text:p>2</text:p>
              </table:table-cell>
              <table:table-cell office:value-type="float" office:value="1.9633054">
                <text:p>1.9633054</text:p>
              </table:table-cell>
              <table:table-cell office:value-type="float" office:value="0.15">
                <text:p>0.15</text:p>
              </table:table-cell>
              <table:table-cell office:value-type="float" office:value="0.1638029">
                <text:p>0.16380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601425">
                <text:p>0.160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5099151">
                <text:p>0.150991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5099151">
                <text:p>0.150991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2">
                <text:p>2</text:p>
              </table:table-cell>
              <table:table-cell office:value-type="float" office:value="1.949995">
                <text:p>1.949995</text:p>
              </table:table-cell>
              <table:table-cell office:value-type="float" office:value="0.15">
                <text:p>0.15</text:p>
              </table:table-cell>
              <table:table-cell office:value-type="float" office:value="0.14550091">
                <text:p>0.145500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2">
                <text:p>2</text:p>
              </table:table-cell>
              <table:table-cell office:value-type="float" office:value="1.9832714">
                <text:p>1.9832714</text:p>
              </table:table-cell>
              <table:table-cell office:value-type="float" office:value="0.15">
                <text:p>0.15</text:p>
              </table:table-cell>
              <table:table-cell office:value-type="float" office:value="0.1500764">
                <text:p>0.15007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2">
                <text:p>2</text:p>
              </table:table-cell>
              <table:table-cell office:value-type="float" office:value="1.9366844">
                <text:p>1.9366844</text:p>
              </table:table-cell>
              <table:table-cell office:value-type="float" office:value="0.15">
                <text:p>0.15</text:p>
              </table:table-cell>
              <table:table-cell office:value-type="float" office:value="0.14733112">
                <text:p>0.147331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2">
                <text:p>2</text:p>
              </table:table-cell>
              <table:table-cell office:value-type="float" office:value="1.9366843">
                <text:p>1.9366843</text:p>
              </table:table-cell>
              <table:table-cell office:value-type="float" office:value="0.15">
                <text:p>0.15</text:p>
              </table:table-cell>
              <table:table-cell office:value-type="float" office:value="0.1509915">
                <text:p>0.15099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5648212">
                <text:p>0.156482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2">
                <text:p>2</text:p>
              </table:table-cell>
              <table:table-cell office:value-type="float" office:value="1.9899266">
                <text:p>1.9899266</text:p>
              </table:table-cell>
              <table:table-cell office:value-type="float" office:value="0.15">
                <text:p>0.15</text:p>
              </table:table-cell>
              <table:table-cell office:value-type="float" office:value="0.15465191">
                <text:p>0.154651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2">
                <text:p>2</text:p>
              </table:table-cell>
              <table:table-cell office:value-type="float" office:value="1.949995">
                <text:p>1.949995</text:p>
              </table:table-cell>
              <table:table-cell office:value-type="float" office:value="0.15">
                <text:p>0.15</text:p>
              </table:table-cell>
              <table:table-cell office:value-type="float" office:value="0.15282172">
                <text:p>0.152821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2">
                <text:p>2</text:p>
              </table:table-cell>
              <table:table-cell office:value-type="float" office:value="1.9167185">
                <text:p>1.9167185</text:p>
              </table:table-cell>
              <table:table-cell office:value-type="float" office:value="0.15">
                <text:p>0.15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2">
                <text:p>2</text:p>
              </table:table-cell>
              <table:table-cell office:value-type="float" office:value="1.9499949">
                <text:p>1.9499949</text:p>
              </table:table-cell>
              <table:table-cell office:value-type="float" office:value="0.15">
                <text:p>0.15</text:p>
              </table:table-cell>
              <table:table-cell office:value-type="float" office:value="0.15099148">
                <text:p>0.150991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2">
                <text:p>2</text:p>
              </table:table-cell>
              <table:table-cell office:value-type="float" office:value="1.9899265">
                <text:p>1.9899265</text:p>
              </table:table-cell>
              <table:table-cell office:value-type="float" office:value="0.15">
                <text:p>0.15</text:p>
              </table:table-cell>
              <table:table-cell office:value-type="float" office:value="0.1509915">
                <text:p>0.15099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2">
                <text:p>2</text:p>
              </table:table-cell>
              <table:table-cell office:value-type="float" office:value="1.9899265">
                <text:p>1.9899265</text:p>
              </table:table-cell>
              <table:table-cell office:value-type="float" office:value="0.15">
                <text:p>0.15</text:p>
              </table:table-cell>
              <table:table-cell office:value-type="float" office:value="0.1509915">
                <text:p>0.15099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2">
                <text:p>2</text:p>
              </table:table-cell>
              <table:table-cell office:value-type="float" office:value="2.003237">
                <text:p>2.003237</text:p>
              </table:table-cell>
              <table:table-cell office:value-type="float" office:value="0.15">
                <text:p>0.15</text:p>
              </table:table-cell>
              <table:table-cell office:value-type="float" office:value="0.15465191">
                <text:p>0.154651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2">
                <text:p>2</text:p>
              </table:table-cell>
              <table:table-cell office:value-type="float" office:value="1.9965819">
                <text:p>1.9965819</text:p>
              </table:table-cell>
              <table:table-cell office:value-type="float" office:value="0.15">
                <text:p>0.15</text:p>
              </table:table-cell>
              <table:table-cell office:value-type="float" office:value="0.1519066">
                <text:p>0.15190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2">
                <text:p>2</text:p>
              </table:table-cell>
              <table:table-cell office:value-type="float" office:value="1.9832712">
                <text:p>1.9832712</text:p>
              </table:table-cell>
              <table:table-cell office:value-type="float" office:value="0.15">
                <text:p>0.15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2">
                <text:p>2</text:p>
              </table:table-cell>
              <table:table-cell office:value-type="float" office:value="1.9433396">
                <text:p>1.9433396</text:p>
              </table:table-cell>
              <table:table-cell office:value-type="float" office:value="0.15">
                <text:p>0.15</text:p>
              </table:table-cell>
              <table:table-cell office:value-type="float" office:value="0.15373681">
                <text:p>0.153736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2">
                <text:p>2</text:p>
              </table:table-cell>
              <table:table-cell office:value-type="float" office:value="1.9167185">
                <text:p>1.9167185</text:p>
              </table:table-cell>
              <table:table-cell office:value-type="float" office:value="0.15">
                <text:p>0.15</text:p>
              </table:table-cell>
              <table:table-cell office:value-type="float" office:value="0.15739723">
                <text:p>0.157397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  <table:table-cell office:value-type="float" office:value="1.9034079">
                <text:p>1.9034079</text:p>
              </table:table-cell>
              <table:table-cell office:value-type="float" office:value="0.15">
                <text:p>0.15</text:p>
              </table:table-cell>
              <table:table-cell office:value-type="float" office:value="0.1573972">
                <text:p>0.15739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2">
                <text:p>2</text:p>
              </table:table-cell>
              <table:table-cell office:value-type="float" office:value="2.0098925">
                <text:p>2.0098925</text:p>
              </table:table-cell>
              <table:table-cell office:value-type="float" office:value="0.15">
                <text:p>0.15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2">
                <text:p>2</text:p>
              </table:table-cell>
              <table:table-cell office:value-type="float" office:value="2.0165477">
                <text:p>2.0165477</text:p>
              </table:table-cell>
              <table:table-cell office:value-type="float" office:value="0.15">
                <text:p>0.15</text:p>
              </table:table-cell>
              <table:table-cell office:value-type="float" office:value="0.1528217">
                <text:p>0.15282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2">
                <text:p>2</text:p>
              </table:table-cell>
              <table:table-cell office:value-type="float" office:value="1.976616">
                <text:p>1.976616</text:p>
              </table:table-cell>
              <table:table-cell office:value-type="float" office:value="0.15">
                <text:p>0.15</text:p>
              </table:table-cell>
              <table:table-cell office:value-type="float" office:value="0.1528217">
                <text:p>0.15282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1.98">
                <text:p>1.98</text:p>
              </table:table-cell>
              <table:table-cell office:value-type="float" office:value="1.9832714">
                <text:p>1.9832714</text:p>
              </table:table-cell>
              <table:table-cell office:value-type="float" office:value="0.15151516">
                <text:p>0.15151516</text:p>
              </table:table-cell>
              <table:table-cell office:value-type="float" office:value="0.1500764">
                <text:p>0.15007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.96">
                <text:p>1.96</text:p>
              </table:table-cell>
              <table:table-cell office:value-type="float" office:value="2.003237">
                <text:p>2.003237</text:p>
              </table:table-cell>
              <table:table-cell office:value-type="float" office:value="0.15306123">
                <text:p>0.15306123</text:p>
              </table:table-cell>
              <table:table-cell office:value-type="float" office:value="0.15465191">
                <text:p>0.154651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1.94">
                <text:p>1.94</text:p>
              </table:table-cell>
              <table:table-cell office:value-type="float" office:value="1.9965819">
                <text:p>1.9965819</text:p>
              </table:table-cell>
              <table:table-cell office:value-type="float" office:value="0.15463917">
                <text:p>0.15463917</text:p>
              </table:table-cell>
              <table:table-cell office:value-type="float" office:value="0.155567">
                <text:p>0.1555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1.9200001">
                <text:p>1.9200001</text:p>
              </table:table-cell>
              <table:table-cell office:value-type="float" office:value="1.9233737">
                <text:p>1.9233737</text:p>
              </table:table-cell>
              <table:table-cell office:value-type="float" office:value="0.15625">
                <text:p>0.15625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.9000001">
                <text:p>1.9000001</text:p>
              </table:table-cell>
              <table:table-cell office:value-type="float" office:value="1.8701317">
                <text:p>1.8701317</text:p>
              </table:table-cell>
              <table:table-cell office:value-type="float" office:value="0.15789473">
                <text:p>0.15789473</text:p>
              </table:table-cell>
              <table:table-cell office:value-type="float" office:value="0.14184052">
                <text:p>0.141840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1.8800001">
                <text:p>1.8800001</text:p>
              </table:table-cell>
              <table:table-cell office:value-type="float" office:value="1.9233737">
                <text:p>1.9233737</text:p>
              </table:table-cell>
              <table:table-cell office:value-type="float" office:value="0.15957446">
                <text:p>0.15957446</text:p>
              </table:table-cell>
              <table:table-cell office:value-type="float" office:value="0.16197269">
                <text:p>0.161972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1.8600001">
                <text:p>1.8600001</text:p>
              </table:table-cell>
              <table:table-cell office:value-type="float" office:value="1.8168896">
                <text:p>1.8168896</text:p>
              </table:table-cell>
              <table:table-cell office:value-type="float" office:value="0.16129032">
                <text:p>0.16129032</text:p>
              </table:table-cell>
              <table:table-cell office:value-type="float" office:value="0.16380292">
                <text:p>0.16380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1.8400002">
                <text:p>1.8400002</text:p>
              </table:table-cell>
              <table:table-cell office:value-type="float" office:value="1.7170603">
                <text:p>1.7170603</text:p>
              </table:table-cell>
              <table:table-cell office:value-type="float" office:value="0.16304347">
                <text:p>0.16304347</text:p>
              </table:table-cell>
              <table:table-cell office:value-type="float" office:value="0.1592274">
                <text:p>0.15922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.8200002">
                <text:p>1.8200002</text:p>
              </table:table-cell>
              <table:table-cell office:value-type="float" office:value="1.7769579">
                <text:p>1.7769579</text:p>
              </table:table-cell>
              <table:table-cell office:value-type="float" office:value="0.16483516">
                <text:p>0.16483516</text:p>
              </table:table-cell>
              <table:table-cell office:value-type="float" office:value="0.16929352">
                <text:p>0.169293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1.8000002">
                <text:p>1.8000002</text:p>
              </table:table-cell>
              <table:table-cell office:value-type="float" office:value="1.8302002">
                <text:p>1.8302002</text:p>
              </table:table-cell>
              <table:table-cell office:value-type="float" office:value="0.16666666">
                <text:p>0.16666666</text:p>
              </table:table-cell>
              <table:table-cell office:value-type="float" office:value="0.1729539">
                <text:p>0.17295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1.7800002">
                <text:p>1.7800002</text:p>
              </table:table-cell>
              <table:table-cell office:value-type="float" office:value="1.8568213">
                <text:p>1.8568213</text:p>
              </table:table-cell>
              <table:table-cell office:value-type="float" office:value="0.16853932">
                <text:p>0.16853932</text:p>
              </table:table-cell>
              <table:table-cell office:value-type="float" office:value="0.1766143">
                <text:p>0.1766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1.7600002">
                <text:p>1.7600002</text:p>
              </table:table-cell>
              <table:table-cell office:value-type="float" office:value="1.8302002">
                <text:p>1.8302002</text:p>
              </table:table-cell>
              <table:table-cell office:value-type="float" office:value="0.17045453">
                <text:p>0.17045453</text:p>
              </table:table-cell>
              <table:table-cell office:value-type="float" office:value="0.1711237">
                <text:p>0.17112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1.7400002">
                <text:p>1.7400002</text:p>
              </table:table-cell>
              <table:table-cell office:value-type="float" office:value="1.7769579">
                <text:p>1.7769579</text:p>
              </table:table-cell>
              <table:table-cell office:value-type="float" office:value="0.17241378">
                <text:p>0.17241378</text:p>
              </table:table-cell>
              <table:table-cell office:value-type="float" office:value="0.1656331">
                <text:p>0.16563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1.7200003">
                <text:p>1.7200003</text:p>
              </table:table-cell>
              <table:table-cell office:value-type="float" office:value="1.8102343">
                <text:p>1.8102343</text:p>
              </table:table-cell>
              <table:table-cell office:value-type="float" office:value="0.17441858">
                <text:p>0.17441858</text:p>
              </table:table-cell>
              <table:table-cell office:value-type="float" office:value="0.1683784">
                <text:p>0.16837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1.7000003">
                <text:p>1.7000003</text:p>
              </table:table-cell>
              <table:table-cell office:value-type="float" office:value="1.7769578">
                <text:p>1.7769578</text:p>
              </table:table-cell>
              <table:table-cell office:value-type="float" office:value="0.17647056">
                <text:p>0.17647056</text:p>
              </table:table-cell>
              <table:table-cell office:value-type="float" office:value="0.1821049">
                <text:p>0.18210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1.6800003">
                <text:p>1.6800003</text:p>
              </table:table-cell>
              <table:table-cell office:value-type="float" office:value="1.6970946">
                <text:p>1.6970946</text:p>
              </table:table-cell>
              <table:table-cell office:value-type="float" office:value="0.1785714">
                <text:p>0.1785714</text:p>
              </table:table-cell>
              <table:table-cell office:value-type="float" office:value="0.1821049">
                <text:p>0.18210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1.6600003">
                <text:p>1.6600003</text:p>
              </table:table-cell>
              <table:table-cell office:value-type="float" office:value="1.663818">
                <text:p>1.663818</text:p>
              </table:table-cell>
              <table:table-cell office:value-type="float" office:value="0.18072286">
                <text:p>0.18072286</text:p>
              </table:table-cell>
              <table:table-cell office:value-type="float" office:value="0.1811898">
                <text:p>0.1811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.6400003">
                <text:p>1.6400003</text:p>
              </table:table-cell>
              <table:table-cell office:value-type="float" office:value="1.6039206">
                <text:p>1.6039206</text:p>
              </table:table-cell>
              <table:table-cell office:value-type="float" office:value="0.1829268">
                <text:p>0.1829268</text:p>
              </table:table-cell>
              <table:table-cell office:value-type="float" office:value="0.17478411">
                <text:p>0.174784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.6200004">
                <text:p>1.6200004</text:p>
              </table:table-cell>
              <table:table-cell office:value-type="float" office:value="1.5772997">
                <text:p>1.5772997</text:p>
              </table:table-cell>
              <table:table-cell office:value-type="float" office:value="0.18518515">
                <text:p>0.18518515</text:p>
              </table:table-cell>
              <table:table-cell office:value-type="float" office:value="0.18210492">
                <text:p>0.182104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1.6000004">
                <text:p>1.6000004</text:p>
              </table:table-cell>
              <table:table-cell office:value-type="float" office:value="1.5972654">
                <text:p>1.5972654</text:p>
              </table:table-cell>
              <table:table-cell office:value-type="float" office:value="0.18749997">
                <text:p>0.18749997</text:p>
              </table:table-cell>
              <table:table-cell office:value-type="float" office:value="0.18851061">
                <text:p>0.18851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1.5800004">
                <text:p>1.5800004</text:p>
              </table:table-cell>
              <table:table-cell office:value-type="float" office:value="1.5839549">
                <text:p>1.5839549</text:p>
              </table:table-cell>
              <table:table-cell office:value-type="float" office:value="0.18987338">
                <text:p>0.18987338</text:p>
              </table:table-cell>
              <table:table-cell office:value-type="float" office:value="0.192171">
                <text:p>0.1921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1.5600004">
                <text:p>1.5600004</text:p>
              </table:table-cell>
              <table:table-cell office:value-type="float" office:value="1.5839549">
                <text:p>1.5839549</text:p>
              </table:table-cell>
              <table:table-cell office:value-type="float" office:value="0.19230765">
                <text:p>0.19230765</text:p>
              </table:table-cell>
              <table:table-cell office:value-type="float" office:value="0.19034082">
                <text:p>0.190340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.5400004">
                <text:p>1.5400004</text:p>
              </table:table-cell>
              <table:table-cell office:value-type="float" office:value="1.5706445">
                <text:p>1.5706445</text:p>
              </table:table-cell>
              <table:table-cell office:value-type="float" office:value="0.19480515">
                <text:p>0.19480515</text:p>
              </table:table-cell>
              <table:table-cell office:value-type="float" office:value="0.192171">
                <text:p>0.1921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.5200005">
                <text:p>1.5200005</text:p>
              </table:table-cell>
              <table:table-cell office:value-type="float" office:value="1.5240574">
                <text:p>1.5240574</text:p>
              </table:table-cell>
              <table:table-cell office:value-type="float" office:value="0.19736837">
                <text:p>0.19736837</text:p>
              </table:table-cell>
              <table:table-cell office:value-type="float" office:value="0.1930861">
                <text:p>0.19308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1.5000005">
                <text:p>1.5000005</text:p>
              </table:table-cell>
              <table:table-cell office:value-type="float" office:value="1.4907811">
                <text:p>1.4907811</text:p>
              </table:table-cell>
              <table:table-cell office:value-type="float" office:value="0.19999994">
                <text:p>0.19999994</text:p>
              </table:table-cell>
              <table:table-cell office:value-type="float" office:value="0.19400121">
                <text:p>0.194001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1.4800005">
                <text:p>1.4800005</text:p>
              </table:table-cell>
              <table:table-cell office:value-type="float" office:value="1.4841257">
                <text:p>1.4841257</text:p>
              </table:table-cell>
              <table:table-cell office:value-type="float" office:value="0.20270264">
                <text:p>0.20270264</text:p>
              </table:table-cell>
              <table:table-cell office:value-type="float" office:value="0.20040691">
                <text:p>0.200406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.4600005">
                <text:p>1.4600005</text:p>
              </table:table-cell>
              <table:table-cell office:value-type="float" office:value="1.4974364">
                <text:p>1.4974364</text:p>
              </table:table-cell>
              <table:table-cell office:value-type="float" office:value="0.20547938">
                <text:p>0.20547938</text:p>
              </table:table-cell>
              <table:table-cell office:value-type="float" office:value="0.2040673">
                <text:p>0.20406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.4400005">
                <text:p>1.4400005</text:p>
              </table:table-cell>
              <table:table-cell office:value-type="float" office:value="1.5240574">
                <text:p>1.5240574</text:p>
              </table:table-cell>
              <table:table-cell office:value-type="float" office:value="0.20833327">
                <text:p>0.20833327</text:p>
              </table:table-cell>
              <table:table-cell office:value-type="float" office:value="0.2095579">
                <text:p>0.20955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.4200006">
                <text:p>1.4200006</text:p>
              </table:table-cell>
              <table:table-cell office:value-type="float" office:value="1.4774706">
                <text:p>1.4774706</text:p>
              </table:table-cell>
              <table:table-cell office:value-type="float" office:value="0.21126753">
                <text:p>0.21126753</text:p>
              </table:table-cell>
              <table:table-cell office:value-type="float" office:value="0.20315221">
                <text:p>0.203152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.4000006">
                <text:p>1.4000006</text:p>
              </table:table-cell>
              <table:table-cell office:value-type="float" office:value="1.46416">
                <text:p>1.46416</text:p>
              </table:table-cell>
              <table:table-cell office:value-type="float" office:value="0.21428564">
                <text:p>0.21428564</text:p>
              </table:table-cell>
              <table:table-cell office:value-type="float" office:value="0.201322">
                <text:p>0.2013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.3800006">
                <text:p>1.3800006</text:p>
              </table:table-cell>
              <table:table-cell office:value-type="float" office:value="1.4575047">
                <text:p>1.4575047</text:p>
              </table:table-cell>
              <table:table-cell office:value-type="float" office:value="0.21739122">
                <text:p>0.21739122</text:p>
              </table:table-cell>
              <table:table-cell office:value-type="float" office:value="0.20040691">
                <text:p>0.200406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.3600006">
                <text:p>1.3600006</text:p>
              </table:table-cell>
              <table:table-cell office:value-type="float" office:value="1.4109179">
                <text:p>1.4109179</text:p>
              </table:table-cell>
              <table:table-cell office:value-type="float" office:value="0.22058815">
                <text:p>0.22058815</text:p>
              </table:table-cell>
              <table:table-cell office:value-type="float" office:value="0.20681262">
                <text:p>0.206812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.3400006">
                <text:p>1.3400006</text:p>
              </table:table-cell>
              <table:table-cell office:value-type="float" office:value="1.3510205">
                <text:p>1.3510205</text:p>
              </table:table-cell>
              <table:table-cell office:value-type="float" office:value="0.2238805">
                <text:p>0.2238805</text:p>
              </table:table-cell>
              <table:table-cell office:value-type="float" office:value="0.20772772">
                <text:p>0.207727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.3200006">
                <text:p>1.3200006</text:p>
              </table:table-cell>
              <table:table-cell office:value-type="float" office:value="1.3510205">
                <text:p>1.3510205</text:p>
              </table:table-cell>
              <table:table-cell office:value-type="float" office:value="0.22727263">
                <text:p>0.22727263</text:p>
              </table:table-cell>
              <table:table-cell office:value-type="float" office:value="0.2150485">
                <text:p>0.21504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.3000007">
                <text:p>1.3000007</text:p>
              </table:table-cell>
              <table:table-cell office:value-type="float" office:value="1.3576757">
                <text:p>1.3576757</text:p>
              </table:table-cell>
              <table:table-cell office:value-type="float" office:value="0.23076913">
                <text:p>0.23076913</text:p>
              </table:table-cell>
              <table:table-cell office:value-type="float" office:value="0.2251146">
                <text:p>0.22511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.2800007">
                <text:p>1.2800007</text:p>
              </table:table-cell>
              <table:table-cell office:value-type="float" office:value="1.3110888">
                <text:p>1.3110888</text:p>
              </table:table-cell>
              <table:table-cell office:value-type="float" office:value="0.23437488">
                <text:p>0.23437488</text:p>
              </table:table-cell>
              <table:table-cell office:value-type="float" office:value="0.22602971">
                <text:p>0.226029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.2600007">
                <text:p>1.2600007</text:p>
              </table:table-cell>
              <table:table-cell office:value-type="float" office:value="1.2977781">
                <text:p>1.2977781</text:p>
              </table:table-cell>
              <table:table-cell office:value-type="float" office:value="0.23809512">
                <text:p>0.23809512</text:p>
              </table:table-cell>
              <table:table-cell office:value-type="float" office:value="0.2260297">
                <text:p>0.22602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.2400007">
                <text:p>1.2400007</text:p>
              </table:table-cell>
              <table:table-cell office:value-type="float" office:value="1.3044335">
                <text:p>1.3044335</text:p>
              </table:table-cell>
              <table:table-cell office:value-type="float" office:value="0.24193536">
                <text:p>0.24193536</text:p>
              </table:table-cell>
              <table:table-cell office:value-type="float" office:value="0.23243539">
                <text:p>0.232435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.2200007">
                <text:p>1.2200007</text:p>
              </table:table-cell>
              <table:table-cell office:value-type="float" office:value="1.2778124">
                <text:p>1.2778124</text:p>
              </table:table-cell>
              <table:table-cell office:value-type="float" office:value="0.2459015">
                <text:p>0.2459015</text:p>
              </table:table-cell>
              <table:table-cell office:value-type="float" office:value="0.23243542">
                <text:p>0.232435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.2000008">
                <text:p>1.2000008</text:p>
              </table:table-cell>
              <table:table-cell office:value-type="float" office:value="1.271157">
                <text:p>1.271157</text:p>
              </table:table-cell>
              <table:table-cell office:value-type="float" office:value="0.24999985">
                <text:p>0.24999985</text:p>
              </table:table-cell>
              <table:table-cell office:value-type="float" office:value="0.2370109">
                <text:p>0.23701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.1800008">
                <text:p>1.1800008</text:p>
              </table:table-cell>
              <table:table-cell office:value-type="float" office:value="1.2511913">
                <text:p>1.2511913</text:p>
              </table:table-cell>
              <table:table-cell office:value-type="float" office:value="0.25423712">
                <text:p>0.25423712</text:p>
              </table:table-cell>
              <table:table-cell office:value-type="float" office:value="0.2415864">
                <text:p>0.24158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.1600008">
                <text:p>1.1600008</text:p>
              </table:table-cell>
              <table:table-cell office:value-type="float" office:value="1.244536">
                <text:p>1.244536</text:p>
              </table:table-cell>
              <table:table-cell office:value-type="float" office:value="0.25862053">
                <text:p>0.25862053</text:p>
              </table:table-cell>
              <table:table-cell office:value-type="float" office:value="0.24982233">
                <text:p>0.249822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.1400008">
                <text:p>1.1400008</text:p>
              </table:table-cell>
              <table:table-cell office:value-type="float" office:value="1.1846385">
                <text:p>1.1846385</text:p>
              </table:table-cell>
              <table:table-cell office:value-type="float" office:value="0.26315773">
                <text:p>0.26315773</text:p>
              </table:table-cell>
              <table:table-cell office:value-type="float" office:value="0.256228">
                <text:p>0.2562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.1200008">
                <text:p>1.1200008</text:p>
              </table:table-cell>
              <table:table-cell office:value-type="float" office:value="1.1380516">
                <text:p>1.1380516</text:p>
              </table:table-cell>
              <table:table-cell office:value-type="float" office:value="0.26785696">
                <text:p>0.26785696</text:p>
              </table:table-cell>
              <table:table-cell office:value-type="float" office:value="0.2516525">
                <text:p>0.25165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1.1000009">
                <text:p>1.1000009</text:p>
              </table:table-cell>
              <table:table-cell office:value-type="float" office:value="1.1047753">
                <text:p>1.1047753</text:p>
              </table:table-cell>
              <table:table-cell office:value-type="float" office:value="0.27272707">
                <text:p>0.27272707</text:p>
              </table:table-cell>
              <table:table-cell office:value-type="float" office:value="0.2543978">
                <text:p>0.25439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.0800009">
                <text:p>1.0800009</text:p>
              </table:table-cell>
              <table:table-cell office:value-type="float" office:value="1.1247412">
                <text:p>1.1247412</text:p>
              </table:table-cell>
              <table:table-cell office:value-type="float" office:value="0.27772707">
                <text:p>0.27772707</text:p>
              </table:table-cell>
              <table:table-cell office:value-type="float" office:value="0.25897333">
                <text:p>0.25897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.0600009">
                <text:p>1.0600009</text:p>
              </table:table-cell>
              <table:table-cell office:value-type="float" office:value="1.1180859">
                <text:p>1.1180859</text:p>
              </table:table-cell>
              <table:table-cell office:value-type="float" office:value="0.28272706">
                <text:p>0.28272706</text:p>
              </table:table-cell>
              <table:table-cell office:value-type="float" office:value="0.2690394">
                <text:p>0.26903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.0400009">
                <text:p>1.0400009</text:p>
              </table:table-cell>
              <table:table-cell office:value-type="float" office:value="1.1114305">
                <text:p>1.1114305</text:p>
              </table:table-cell>
              <table:table-cell office:value-type="float" office:value="0.28772706">
                <text:p>0.28772706</text:p>
              </table:table-cell>
              <table:table-cell office:value-type="float" office:value="0.2791055">
                <text:p>0.2791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.0200009">
                <text:p>1.0200009</text:p>
              </table:table-cell>
              <table:table-cell office:value-type="float" office:value="1.071499">
                <text:p>1.071499</text:p>
              </table:table-cell>
              <table:table-cell office:value-type="float" office:value="0.29272705">
                <text:p>0.29272705</text:p>
              </table:table-cell>
              <table:table-cell office:value-type="float" office:value="0.28459612">
                <text:p>0.284596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.000001">
                <text:p>1.000001</text:p>
              </table:table-cell>
              <table:table-cell office:value-type="float" office:value="1.071499">
                <text:p>1.071499</text:p>
              </table:table-cell>
              <table:table-cell office:value-type="float" office:value="0.29772705">
                <text:p>0.29772705</text:p>
              </table:table-cell>
              <table:table-cell office:value-type="float" office:value="0.28459612">
                <text:p>0.284596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0.980001">
                <text:p>0.980001</text:p>
              </table:table-cell>
              <table:table-cell office:value-type="float" office:value="1.0648437">
                <text:p>1.0648437</text:p>
              </table:table-cell>
              <table:table-cell office:value-type="float" office:value="0.30272704">
                <text:p>0.30272704</text:p>
              </table:table-cell>
              <table:table-cell office:value-type="float" office:value="0.29283202">
                <text:p>0.292832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0.960001">
                <text:p>0.960001</text:p>
              </table:table-cell>
              <table:table-cell office:value-type="float" office:value="0.9916357">
                <text:p>0.9916357</text:p>
              </table:table-cell>
              <table:table-cell office:value-type="float" office:value="0.30772704">
                <text:p>0.30772704</text:p>
              </table:table-cell>
              <table:table-cell office:value-type="float" office:value="0.2937471">
                <text:p>0.29374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0.940001">
                <text:p>0.940001</text:p>
              </table:table-cell>
              <table:table-cell office:value-type="float" office:value="0.9849803">
                <text:p>0.9849803</text:p>
              </table:table-cell>
              <table:table-cell office:value-type="float" office:value="0.31272703">
                <text:p>0.31272703</text:p>
              </table:table-cell>
              <table:table-cell office:value-type="float" office:value="0.29832262">
                <text:p>0.298322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0.92000103">
                <text:p>0.92000103</text:p>
              </table:table-cell>
              <table:table-cell office:value-type="float" office:value="0.87849593">
                <text:p>0.87849593</text:p>
              </table:table-cell>
              <table:table-cell office:value-type="float" office:value="0.31772703">
                <text:p>0.31772703</text:p>
              </table:table-cell>
              <table:table-cell office:value-type="float" office:value="0.3056434">
                <text:p>0.30564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0.90000105">
                <text:p>0.90000105</text:p>
              </table:table-cell>
              <table:table-cell office:value-type="float" office:value="0.8984618">
                <text:p>0.8984618</text:p>
              </table:table-cell>
              <table:table-cell office:value-type="float" office:value="0.32272702">
                <text:p>0.32272702</text:p>
              </table:table-cell>
              <table:table-cell office:value-type="float" office:value="0.3083887">
                <text:p>0.30838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0.88000107">
                <text:p>0.88000107</text:p>
              </table:table-cell>
              <table:table-cell office:value-type="float" office:value="0.93173814">
                <text:p>0.93173814</text:p>
              </table:table-cell>
              <table:table-cell office:value-type="float" office:value="0.32772702">
                <text:p>0.32772702</text:p>
              </table:table-cell>
              <table:table-cell office:value-type="float" office:value="0.3129642">
                <text:p>0.31296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0.8600011">
                <text:p>0.8600011</text:p>
              </table:table-cell>
              <table:table-cell office:value-type="float" office:value="0.9383935">
                <text:p>0.9383935</text:p>
              </table:table-cell>
              <table:table-cell office:value-type="float" office:value="0.33272702">
                <text:p>0.33272702</text:p>
              </table:table-cell>
              <table:table-cell office:value-type="float" office:value="0.31936988">
                <text:p>0.319369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0.8400011">
                <text:p>0.8400011</text:p>
              </table:table-cell>
              <table:table-cell office:value-type="float" office:value="0.9117724">
                <text:p>0.9117724</text:p>
              </table:table-cell>
              <table:table-cell office:value-type="float" office:value="0.337727">
                <text:p>0.337727</text:p>
              </table:table-cell>
              <table:table-cell office:value-type="float" office:value="0.32120013">
                <text:p>0.321200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0.8200011">
                <text:p>0.8200011</text:p>
              </table:table-cell>
              <table:table-cell office:value-type="float" office:value="0.8518748">
                <text:p>0.8518748</text:p>
              </table:table-cell>
              <table:table-cell office:value-type="float" office:value="0.342727">
                <text:p>0.342727</text:p>
              </table:table-cell>
              <table:table-cell office:value-type="float" office:value="0.3312662">
                <text:p>0.33126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0.80000114">
                <text:p>0.80000114</text:p>
              </table:table-cell>
              <table:table-cell office:value-type="float" office:value="0.8252538">
                <text:p>0.8252538</text:p>
              </table:table-cell>
              <table:table-cell office:value-type="float" office:value="0.347727">
                <text:p>0.347727</text:p>
              </table:table-cell>
              <table:table-cell office:value-type="float" office:value="0.3330964">
                <text:p>0.33309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0.78000116">
                <text:p>0.78000116</text:p>
              </table:table-cell>
              <table:table-cell office:value-type="float" office:value="0.88515127">
                <text:p>0.88515127</text:p>
              </table:table-cell>
              <table:table-cell office:value-type="float" office:value="0.352727">
                <text:p>0.352727</text:p>
              </table:table-cell>
              <table:table-cell office:value-type="float" office:value="0.3340115">
                <text:p>0.3340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0.7600012">
                <text:p>0.7600012</text:p>
              </table:table-cell>
              <table:table-cell office:value-type="float" office:value="0.8252538">
                <text:p>0.8252538</text:p>
              </table:table-cell>
              <table:table-cell office:value-type="float" office:value="0.357727">
                <text:p>0.357727</text:p>
              </table:table-cell>
              <table:table-cell office:value-type="float" office:value="0.33858705">
                <text:p>0.338587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0.7400012">
                <text:p>0.7400012</text:p>
              </table:table-cell>
              <table:table-cell office:value-type="float" office:value="0.778667">
                <text:p>0.778667</text:p>
              </table:table-cell>
              <table:table-cell office:value-type="float" office:value="0.362727">
                <text:p>0.362727</text:p>
              </table:table-cell>
              <table:table-cell office:value-type="float" office:value="0.3614645">
                <text:p>0.36146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0.7200012">
                <text:p>0.7200012</text:p>
              </table:table-cell>
              <table:table-cell office:value-type="float" office:value="0.7121142">
                <text:p>0.7121142</text:p>
              </table:table-cell>
              <table:table-cell office:value-type="float" office:value="0.36772698">
                <text:p>0.36772698</text:p>
              </table:table-cell>
              <table:table-cell office:value-type="float" office:value="0.3614645">
                <text:p>0.36146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0.70000124">
                <text:p>0.70000124</text:p>
              </table:table-cell>
              <table:table-cell office:value-type="float" office:value="0.6255957">
                <text:p>0.6255957</text:p>
              </table:table-cell>
              <table:table-cell office:value-type="float" office:value="0.37272698">
                <text:p>0.37272698</text:p>
              </table:table-cell>
              <table:table-cell office:value-type="float" office:value="0.34956822">
                <text:p>0.34956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0.68000126">
                <text:p>0.68000126</text:p>
              </table:table-cell>
              <table:table-cell office:value-type="float" office:value="0.7520458">
                <text:p>0.7520458</text:p>
              </table:table-cell>
              <table:table-cell office:value-type="float" office:value="0.37772697">
                <text:p>0.37772697</text:p>
              </table:table-cell>
              <table:table-cell office:value-type="float" office:value="0.36878532">
                <text:p>0.368785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0.6600013">
                <text:p>0.6600013</text:p>
              </table:table-cell>
              <table:table-cell office:value-type="float" office:value="0.73873526">
                <text:p>0.73873526</text:p>
              </table:table-cell>
              <table:table-cell office:value-type="float" office:value="0.38272697">
                <text:p>0.38272697</text:p>
              </table:table-cell>
              <table:table-cell office:value-type="float" office:value="0.37061548">
                <text:p>0.370615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0.6400013">
                <text:p>0.6400013</text:p>
              </table:table-cell>
              <table:table-cell office:value-type="float" office:value="0.7121141">
                <text:p>0.7121141</text:p>
              </table:table-cell>
              <table:table-cell office:value-type="float" office:value="0.38772696">
                <text:p>0.38772696</text:p>
              </table:table-cell>
              <table:table-cell office:value-type="float" office:value="0.37976652">
                <text:p>0.379766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0.6200013">
                <text:p>0.6200013</text:p>
              </table:table-cell>
              <table:table-cell office:value-type="float" office:value="0.7121142">
                <text:p>0.7121142</text:p>
              </table:table-cell>
              <table:table-cell office:value-type="float" office:value="0.39272696">
                <text:p>0.39272696</text:p>
              </table:table-cell>
              <table:table-cell office:value-type="float" office:value="0.3907477">
                <text:p>0.39074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0.60000134">
                <text:p>0.60000134</text:p>
              </table:table-cell>
              <table:table-cell office:value-type="float" office:value="0.66552734">
                <text:p>0.66552734</text:p>
              </table:table-cell>
              <table:table-cell office:value-type="float" office:value="0.39772695">
                <text:p>0.39772695</text:p>
              </table:table-cell>
              <table:table-cell office:value-type="float" office:value="0.3971534">
                <text:p>0.39715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0.58000135">
                <text:p>0.58000135</text:p>
              </table:table-cell>
              <table:table-cell office:value-type="float" office:value="0.7054589">
                <text:p>0.7054589</text:p>
              </table:table-cell>
              <table:table-cell office:value-type="float" office:value="0.40272695">
                <text:p>0.40272695</text:p>
              </table:table-cell>
              <table:table-cell office:value-type="float" office:value="0.39349303">
                <text:p>0.393493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0.5600014">
                <text:p>0.5600014</text:p>
              </table:table-cell>
              <table:table-cell office:value-type="float" office:value="0.72542477">
                <text:p>0.72542477</text:p>
              </table:table-cell>
              <table:table-cell office:value-type="float" office:value="0.40772694">
                <text:p>0.40772694</text:p>
              </table:table-cell>
              <table:table-cell office:value-type="float" office:value="0.39623833">
                <text:p>0.396238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0.5400014">
                <text:p>0.5400014</text:p>
              </table:table-cell>
              <table:table-cell office:value-type="float" office:value="0.6455614">
                <text:p>0.6455614</text:p>
              </table:table-cell>
              <table:table-cell office:value-type="float" office:value="0.41272694">
                <text:p>0.41272694</text:p>
              </table:table-cell>
              <table:table-cell office:value-type="float" office:value="0.39806852">
                <text:p>0.398068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0.5200014">
                <text:p>0.5200014</text:p>
              </table:table-cell>
              <table:table-cell office:value-type="float" office:value="0.63890624">
                <text:p>0.63890624</text:p>
              </table:table-cell>
              <table:table-cell office:value-type="float" office:value="0.41772693">
                <text:p>0.41772693</text:p>
              </table:table-cell>
              <table:table-cell office:value-type="float" office:value="0.40081382">
                <text:p>0.400813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0.50000143">
                <text:p>0.50000143</text:p>
              </table:table-cell>
              <table:table-cell office:value-type="float" office:value="0.5923192">
                <text:p>0.5923192</text:p>
              </table:table-cell>
              <table:table-cell office:value-type="float" office:value="0.42272693">
                <text:p>0.42272693</text:p>
              </table:table-cell>
              <table:table-cell office:value-type="float" office:value="0.4108799">
                <text:p>0.41087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0.48000142">
                <text:p>0.48000142</text:p>
              </table:table-cell>
              <table:table-cell office:value-type="float" office:value="0.585664">
                <text:p>0.585664</text:p>
              </table:table-cell>
              <table:table-cell office:value-type="float" office:value="0.42772692">
                <text:p>0.42772692</text:p>
              </table:table-cell>
              <table:table-cell office:value-type="float" office:value="0.4191158">
                <text:p>0.41911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0.4600014">
                <text:p>0.4600014</text:p>
              </table:table-cell>
              <table:table-cell office:value-type="float" office:value="0.47252434">
                <text:p>0.47252434</text:p>
              </table:table-cell>
              <table:table-cell office:value-type="float" office:value="0.43272692">
                <text:p>0.43272692</text:p>
              </table:table-cell>
              <table:table-cell office:value-type="float" office:value="0.4108799">
                <text:p>0.41087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0.4400014">
                <text:p>0.4400014</text:p>
              </table:table-cell>
              <table:table-cell office:value-type="float" office:value="0.49249005">
                <text:p>0.49249005</text:p>
              </table:table-cell>
              <table:table-cell office:value-type="float" office:value="0.4377269">
                <text:p>0.4377269</text:p>
              </table:table-cell>
              <table:table-cell office:value-type="float" office:value="0.411795">
                <text:p>0.4117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0.4200014">
                <text:p>0.4200014</text:p>
              </table:table-cell>
              <table:table-cell office:value-type="float" office:value="0.47252443">
                <text:p>0.47252443</text:p>
              </table:table-cell>
              <table:table-cell office:value-type="float" office:value="0.4427269">
                <text:p>0.4427269</text:p>
              </table:table-cell>
              <table:table-cell office:value-type="float" office:value="0.42369133">
                <text:p>0.423691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0.40000138">
                <text:p>0.40000138</text:p>
              </table:table-cell>
              <table:table-cell office:value-type="float" office:value="0.49914536">
                <text:p>0.49914536</text:p>
              </table:table-cell>
              <table:table-cell office:value-type="float" office:value="0.4477269">
                <text:p>0.4477269</text:p>
              </table:table-cell>
              <table:table-cell office:value-type="float" office:value="0.4328423">
                <text:p>0.43284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0.38000137">
                <text:p>0.38000137</text:p>
              </table:table-cell>
              <table:table-cell office:value-type="float" office:value="0.4459033">
                <text:p>0.4459033</text:p>
              </table:table-cell>
              <table:table-cell office:value-type="float" office:value="0.4527269">
                <text:p>0.4527269</text:p>
              </table:table-cell>
              <table:table-cell office:value-type="float" office:value="0.44382352">
                <text:p>0.443823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0.36000136">
                <text:p>0.36000136</text:p>
              </table:table-cell>
              <table:table-cell office:value-type="float" office:value="0.37935054">
                <text:p>0.37935054</text:p>
              </table:table-cell>
              <table:table-cell office:value-type="float" office:value="0.4577269">
                <text:p>0.4577269</text:p>
              </table:table-cell>
              <table:table-cell office:value-type="float" office:value="0.45297453">
                <text:p>0.452974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0.34000134">
                <text:p>0.34000134</text:p>
              </table:table-cell>
              <table:table-cell office:value-type="float" office:value="0.41262686">
                <text:p>0.41262686</text:p>
              </table:table-cell>
              <table:table-cell office:value-type="float" office:value="0.4627269">
                <text:p>0.4627269</text:p>
              </table:table-cell>
              <table:table-cell office:value-type="float" office:value="0.4557198">
                <text:p>0.45571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0.32000133">
                <text:p>0.32000133</text:p>
              </table:table-cell>
              <table:table-cell office:value-type="float" office:value="0.43259263">
                <text:p>0.43259263</text:p>
              </table:table-cell>
              <table:table-cell office:value-type="float" office:value="0.4677269">
                <text:p>0.4677269</text:p>
              </table:table-cell>
              <table:table-cell office:value-type="float" office:value="0.44931412">
                <text:p>0.449314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0.30000132">
                <text:p>0.30000132</text:p>
              </table:table-cell>
              <table:table-cell office:value-type="float" office:value="0.4259374">
                <text:p>0.4259374</text:p>
              </table:table-cell>
              <table:table-cell office:value-type="float" office:value="0.47272688">
                <text:p>0.47272688</text:p>
              </table:table-cell>
              <table:table-cell office:value-type="float" office:value="0.448399">
                <text:p>0.4483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0.2800013">
                <text:p>0.2800013</text:p>
              </table:table-cell>
              <table:table-cell office:value-type="float" office:value="0.34607422">
                <text:p>0.34607422</text:p>
              </table:table-cell>
              <table:table-cell office:value-type="float" office:value="0.47772688">
                <text:p>0.47772688</text:p>
              </table:table-cell>
              <table:table-cell office:value-type="float" office:value="0.45938018">
                <text:p>0.459380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0.2600013">
                <text:p>0.2600013</text:p>
              </table:table-cell>
              <table:table-cell office:value-type="float" office:value="0.34607422">
                <text:p>0.34607422</text:p>
              </table:table-cell>
              <table:table-cell office:value-type="float" office:value="0.48272687">
                <text:p>0.48272687</text:p>
              </table:table-cell>
              <table:table-cell office:value-type="float" office:value="0.46487078">
                <text:p>0.464870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0.2400013">
                <text:p>0.2400013</text:p>
              </table:table-cell>
              <table:table-cell office:value-type="float" office:value="0.33276358">
                <text:p>0.33276358</text:p>
              </table:table-cell>
              <table:table-cell office:value-type="float" office:value="0.48772687">
                <text:p>0.48772687</text:p>
              </table:table-cell>
              <table:table-cell office:value-type="float" office:value="0.4703614">
                <text:p>0.47036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0.22000131">
                <text:p>0.22000131</text:p>
              </table:table-cell>
              <table:table-cell office:value-type="float" office:value="0.23958968">
                <text:p>0.23958968</text:p>
              </table:table-cell>
              <table:table-cell office:value-type="float" office:value="0.49272686">
                <text:p>0.49272686</text:p>
              </table:table-cell>
              <table:table-cell office:value-type="float" office:value="0.46853122">
                <text:p>0.468531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0.20000131">
                <text:p>0.20000131</text:p>
              </table:table-cell>
              <table:table-cell office:value-type="float" office:value="0.16638179">
                <text:p>0.16638179</text:p>
              </table:table-cell>
              <table:table-cell office:value-type="float" office:value="0.49772686">
                <text:p>0.49772686</text:p>
              </table:table-cell>
              <table:table-cell office:value-type="float" office:value="0.4804275">
                <text:p>0.48042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0.18000132">
                <text:p>0.18000132</text:p>
              </table:table-cell>
              <table:table-cell office:value-type="float" office:value="0.1464161">
                <text:p>0.1464161</text:p>
              </table:table-cell>
              <table:table-cell office:value-type="float" office:value="0.5">
                <text:p>0.5</text:p>
              </table:table-cell>
              <table:table-cell office:value-type="float" office:value="0.49232382">
                <text:p>0.492323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0.16000132">
                <text:p>0.16000132</text:p>
              </table:table-cell>
              <table:table-cell office:value-type="float" office:value="0.15972656">
                <text:p>0.15972656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0.14000133">
                <text:p>0.14000133</text:p>
              </table:table-cell>
              <table:table-cell office:value-type="float" office:value="0.21962398">
                <text:p>0.21962398</text:p>
              </table:table-cell>
              <table:table-cell office:value-type="float" office:value="0.5">
                <text:p>0.5</text:p>
              </table:table-cell>
              <table:table-cell office:value-type="float" office:value="0.49323887">
                <text:p>0.493238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0.12000133">
                <text:p>0.12000133</text:p>
              </table:table-cell>
              <table:table-cell office:value-type="float" office:value="0.17303719">
                <text:p>0.17303719</text:p>
              </table:table-cell>
              <table:table-cell office:value-type="float" office:value="0.5">
                <text:p>0.5</text:p>
              </table:table-cell>
              <table:table-cell office:value-type="float" office:value="0.50147486">
                <text:p>0.501474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0.100001335">
                <text:p>0.100001335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5">
                <text:p>0.5</text:p>
              </table:table-cell>
              <table:table-cell office:value-type="float" office:value="0.50605035">
                <text:p>0.506050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0.08000134">
                <text:p>0.08000134</text:p>
              </table:table-cell>
              <table:table-cell office:value-type="float" office:value="0.11313961">
                <text:p>0.11313961</text:p>
              </table:table-cell>
              <table:table-cell office:value-type="float" office:value="0.5">
                <text:p>0.5</text:p>
              </table:table-cell>
              <table:table-cell office:value-type="float" office:value="0.50055975">
                <text:p>0.500559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0.06000134">
                <text:p>0.06000134</text:p>
              </table:table-cell>
              <table:table-cell office:value-type="float" office:value="0.16638179">
                <text:p>0.16638179</text:p>
              </table:table-cell>
              <table:table-cell office:value-type="float" office:value="0.5">
                <text:p>0.5</text:p>
              </table:table-cell>
              <table:table-cell office:value-type="float" office:value="0.49323887">
                <text:p>0.493238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0.04000134">
                <text:p>0.04000134</text:p>
              </table:table-cell>
              <table:table-cell office:value-type="float" office:value="0.09317374">
                <text:p>0.09317374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0.02000134">
                <text:p>0.02000134</text:p>
              </table:table-cell>
              <table:table-cell office:value-type="float" office:value="0.07320805">
                <text:p>0.07320805</text:p>
              </table:table-cell>
              <table:table-cell office:value-type="float" office:value="0.5">
                <text:p>0.5</text:p>
              </table:table-cell>
              <table:table-cell office:value-type="float" office:value="0.5023899">
                <text:p>0.50238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0.0000013411045">
                <text:p>0.0000013411045</text:p>
              </table:table-cell>
              <table:table-cell office:value-type="float" office:value="0.006655231">
                <text:p>0.006655231</text:p>
              </table:table-cell>
              <table:table-cell office:value-type="float" office:value="0.5">
                <text:p>0.5</text:p>
              </table:table-cell>
              <table:table-cell office:value-type="float" office:value="0.49689934">
                <text:p>0.496899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-0.019998658">
                <text:p>-0.019998658</text:p>
              </table:table-cell>
              <table:table-cell office:value-type="float" office:value="0.059897587">
                <text:p>0.059897587</text:p>
              </table:table-cell>
              <table:table-cell office:value-type="float" office:value="0.5">
                <text:p>0.5</text:p>
              </table:table-cell>
              <table:table-cell office:value-type="float" office:value="0.48774832">
                <text:p>0.487748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-0.039998658">
                <text:p>-0.039998658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5">
                <text:p>0.5</text:p>
              </table:table-cell>
              <table:table-cell office:value-type="float" office:value="0.51062584">
                <text:p>0.510625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-0.059998658">
                <text:p>-0.059998658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5">
                <text:p>0.5</text:p>
              </table:table-cell>
              <table:table-cell office:value-type="float" office:value="0.4996446">
                <text:p>0.49964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-0.07999866">
                <text:p>-0.07999866</text:p>
              </table:table-cell>
              <table:table-cell office:value-type="float" office:value="-0.066552654">
                <text:p>-0.066552654</text:p>
              </table:table-cell>
              <table:table-cell office:value-type="float" office:value="0.5">
                <text:p>0.5</text:p>
              </table:table-cell>
              <table:table-cell office:value-type="float" office:value="0.49781442">
                <text:p>0.497814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-0.09999865">
                <text:p>-0.09999865</text:p>
              </table:table-cell>
              <table:table-cell office:value-type="float" office:value="-0.06655282">
                <text:p>-0.06655282</text:p>
              </table:table-cell>
              <table:table-cell office:value-type="float" office:value="0.5">
                <text:p>0.5</text:p>
              </table:table-cell>
              <table:table-cell office:value-type="float" office:value="0.5087956">
                <text:p>0.50879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-0.11999865">
                <text:p>-0.11999865</text:p>
              </table:table-cell>
              <table:table-cell office:value-type="float" office:value="-0.11979501">
                <text:p>-0.11979501</text:p>
              </table:table-cell>
              <table:table-cell office:value-type="float" office:value="0.5">
                <text:p>0.5</text:p>
              </table:table-cell>
              <table:table-cell office:value-type="float" office:value="0.5087956">
                <text:p>0.50879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-0.13999864">
                <text:p>-0.13999864</text:p>
              </table:table-cell>
              <table:table-cell office:value-type="float" office:value="-0.19965813">
                <text:p>-0.19965813</text:p>
              </table:table-cell>
              <table:table-cell office:value-type="float" office:value="0.5">
                <text:p>0.5</text:p>
              </table:table-cell>
              <table:table-cell office:value-type="float" office:value="0.49232385">
                <text:p>0.492323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-0.15999864">
                <text:p>-0.15999864</text:p>
              </table:table-cell>
              <table:table-cell office:value-type="float" office:value="-0.16638179">
                <text:p>-0.16638179</text:p>
              </table:table-cell>
              <table:table-cell office:value-type="float" office:value="0.5">
                <text:p>0.5</text:p>
              </table:table-cell>
              <table:table-cell office:value-type="float" office:value="0.49140874">
                <text:p>0.491408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-0.17999864">
                <text:p>-0.17999864</text:p>
              </table:table-cell>
              <table:table-cell office:value-type="float" office:value="-0.13976087">
                <text:p>-0.13976087</text:p>
              </table:table-cell>
              <table:table-cell office:value-type="float" office:value="0.5">
                <text:p>0.5</text:p>
              </table:table-cell>
              <table:table-cell office:value-type="float" office:value="0.4987295">
                <text:p>0.49872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-0.19999863">
                <text:p>-0.19999863</text:p>
              </table:table-cell>
              <table:table-cell office:value-type="float" office:value="-0.11979501">
                <text:p>-0.11979501</text:p>
              </table:table-cell>
              <table:table-cell office:value-type="float" office:value="0.5">
                <text:p>0.5</text:p>
              </table:table-cell>
              <table:table-cell office:value-type="float" office:value="0.50147486">
                <text:p>0.501474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-0.21999863">
                <text:p>-0.21999863</text:p>
              </table:table-cell>
              <table:table-cell office:value-type="float" office:value="-0.08651851">
                <text:p>-0.08651851</text:p>
              </table:table-cell>
              <table:table-cell office:value-type="float" office:value="0.5">
                <text:p>0.5</text:p>
              </table:table-cell>
              <table:table-cell office:value-type="float" office:value="0.49506912">
                <text:p>0.495069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-0.23999862">
                <text:p>-0.23999862</text:p>
              </table:table-cell>
              <table:table-cell office:value-type="float" office:value="-0.14641592">
                <text:p>-0.14641592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-0.25999862">
                <text:p>-0.25999862</text:p>
              </table:table-cell>
              <table:table-cell office:value-type="float" office:value="-0.2529003">
                <text:p>-0.2529003</text:p>
              </table:table-cell>
              <table:table-cell office:value-type="float" office:value="0.5">
                <text:p>0.5</text:p>
              </table:table-cell>
              <table:table-cell office:value-type="float" office:value="0.51611644">
                <text:p>0.516116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-0.27999863">
                <text:p>-0.27999863</text:p>
              </table:table-cell>
              <table:table-cell office:value-type="float" office:value="-0.2861768">
                <text:p>-0.2861768</text:p>
              </table:table-cell>
              <table:table-cell office:value-type="float" office:value="0.5">
                <text:p>0.5</text:p>
              </table:table-cell>
              <table:table-cell office:value-type="float" office:value="0.5078805">
                <text:p>0.50788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-0.29999864">
                <text:p>-0.29999864</text:p>
              </table:table-cell>
              <table:table-cell office:value-type="float" office:value="-0.27286616">
                <text:p>-0.27286616</text:p>
              </table:table-cell>
              <table:table-cell office:value-type="float" office:value="0.5">
                <text:p>0.5</text:p>
              </table:table-cell>
              <table:table-cell office:value-type="float" office:value="0.48774835">
                <text:p>0.487748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-0.31999865">
                <text:p>-0.31999865</text:p>
              </table:table-cell>
              <table:table-cell office:value-type="float" office:value="-0.4259375">
                <text:p>-0.4259375</text:p>
              </table:table-cell>
              <table:table-cell office:value-type="float" office:value="0.5">
                <text:p>0.5</text:p>
              </table:table-cell>
              <table:table-cell office:value-type="float" office:value="0.4813426">
                <text:p>0.48134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-0.33999866">
                <text:p>-0.33999866</text:p>
              </table:table-cell>
              <table:table-cell office:value-type="float" office:value="-0.3726953">
                <text:p>-0.3726953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-0.35999867">
                <text:p>-0.35999867</text:p>
              </table:table-cell>
              <table:table-cell office:value-type="float" office:value="-0.19965829">
                <text:p>-0.19965829</text:p>
              </table:table-cell>
              <table:table-cell office:value-type="float" office:value="0.5">
                <text:p>0.5</text:p>
              </table:table-cell>
              <table:table-cell office:value-type="float" office:value="0.49781442">
                <text:p>0.497814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-0.37999868">
                <text:p>-0.37999868</text:p>
              </table:table-cell>
              <table:table-cell office:value-type="float" office:value="-0.1464161">
                <text:p>-0.1464161</text:p>
              </table:table-cell>
              <table:table-cell office:value-type="float" office:value="0.5">
                <text:p>0.5</text:p>
              </table:table-cell>
              <table:table-cell office:value-type="float" office:value="0.49232382">
                <text:p>0.492323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-0.3999987">
                <text:p>-0.3999987</text:p>
              </table:table-cell>
              <table:table-cell office:value-type="float" office:value="-0.27286616">
                <text:p>-0.27286616</text:p>
              </table:table-cell>
              <table:table-cell office:value-type="float" office:value="0.5">
                <text:p>0.5</text:p>
              </table:table-cell>
              <table:table-cell office:value-type="float" office:value="0.49506912">
                <text:p>0.495069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-0.4199987">
                <text:p>-0.4199987</text:p>
              </table:table-cell>
              <table:table-cell office:value-type="float" office:value="-0.2662109">
                <text:p>-0.2662109</text:p>
              </table:table-cell>
              <table:table-cell office:value-type="float" office:value="0.5">
                <text:p>0.5</text:p>
              </table:table-cell>
              <table:table-cell office:value-type="float" office:value="0.49232382">
                <text:p>0.492323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-0.43999872">
                <text:p>-0.43999872</text:p>
              </table:table-cell>
              <table:table-cell office:value-type="float" office:value="-0.23958984">
                <text:p>-0.23958984</text:p>
              </table:table-cell>
              <table:table-cell office:value-type="float" office:value="0.5">
                <text:p>0.5</text:p>
              </table:table-cell>
              <table:table-cell office:value-type="float" office:value="0.485003">
                <text:p>0.4850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-0.45999873">
                <text:p>-0.45999873</text:p>
              </table:table-cell>
              <table:table-cell office:value-type="float" office:value="-0.29948726">
                <text:p>-0.29948726</text:p>
              </table:table-cell>
              <table:table-cell office:value-type="float" office:value="0.5">
                <text:p>0.5</text:p>
              </table:table-cell>
              <table:table-cell office:value-type="float" office:value="0.48774832">
                <text:p>0.487748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-0.47999874">
                <text:p>-0.47999874</text:p>
              </table:table-cell>
              <table:table-cell office:value-type="float" office:value="-0.37935054">
                <text:p>-0.37935054</text:p>
              </table:table-cell>
              <table:table-cell office:value-type="float" office:value="0.5">
                <text:p>0.5</text:p>
              </table:table-cell>
              <table:table-cell office:value-type="float" office:value="0.49323887">
                <text:p>0.493238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-0.49999875">
                <text:p>-0.49999875</text:p>
              </table:table-cell>
              <table:table-cell office:value-type="float" office:value="-0.3061425">
                <text:p>-0.3061425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-0.5199987">
                <text:p>-0.5199987</text:p>
              </table:table-cell>
              <table:table-cell office:value-type="float" office:value="-0.29948726">
                <text:p>-0.29948726</text:p>
              </table:table-cell>
              <table:table-cell office:value-type="float" office:value="0.5">
                <text:p>0.5</text:p>
              </table:table-cell>
              <table:table-cell office:value-type="float" office:value="0.48774832">
                <text:p>0.487748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-0.5399987">
                <text:p>-0.5399987</text:p>
              </table:table-cell>
              <table:table-cell office:value-type="float" office:value="-0.37935054">
                <text:p>-0.37935054</text:p>
              </table:table-cell>
              <table:table-cell office:value-type="float" office:value="0.5">
                <text:p>0.5</text:p>
              </table:table-cell>
              <table:table-cell office:value-type="float" office:value="0.49140874">
                <text:p>0.491408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-0.5599987">
                <text:p>-0.5599987</text:p>
              </table:table-cell>
              <table:table-cell office:value-type="float" office:value="-0.41262686">
                <text:p>-0.41262686</text:p>
              </table:table-cell>
              <table:table-cell office:value-type="float" office:value="0.5">
                <text:p>0.5</text:p>
              </table:table-cell>
              <table:table-cell office:value-type="float" office:value="0.48683324">
                <text:p>0.486833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-0.5799987">
                <text:p>-0.5799987</text:p>
              </table:table-cell>
              <table:table-cell office:value-type="float" office:value="-0.41262686">
                <text:p>-0.41262686</text:p>
              </table:table-cell>
              <table:table-cell office:value-type="float" office:value="0.5">
                <text:p>0.5</text:p>
              </table:table-cell>
              <table:table-cell office:value-type="float" office:value="0.48683324">
                <text:p>0.486833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-0.59999865">
                <text:p>-0.59999865</text:p>
              </table:table-cell>
              <table:table-cell office:value-type="float" office:value="-0.46586922">
                <text:p>-0.46586922</text:p>
              </table:table-cell>
              <table:table-cell office:value-type="float" office:value="0.5">
                <text:p>0.5</text:p>
              </table:table-cell>
              <table:table-cell office:value-type="float" office:value="0.49781442">
                <text:p>0.497814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-0.61999863">
                <text:p>-0.61999863</text:p>
              </table:table-cell>
              <table:table-cell office:value-type="float" office:value="-0.512456">
                <text:p>-0.512456</text:p>
              </table:table-cell>
              <table:table-cell office:value-type="float" office:value="0.495">
                <text:p>0.495</text:p>
              </table:table-cell>
              <table:table-cell office:value-type="float" office:value="0.49323893">
                <text:p>0.493238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-0.6399986">
                <text:p>-0.6399986</text:p>
              </table:table-cell>
              <table:table-cell office:value-type="float" office:value="-0.5390771">
                <text:p>-0.5390771</text:p>
              </table:table-cell>
              <table:table-cell office:value-type="float" office:value="0.49">
                <text:p>0.49</text:p>
              </table:table-cell>
              <table:table-cell office:value-type="float" office:value="0.49689934">
                <text:p>0.496899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-0.6599986">
                <text:p>-0.6599986</text:p>
              </table:table-cell>
              <table:table-cell office:value-type="float" office:value="-0.5790088">
                <text:p>-0.5790088</text:p>
              </table:table-cell>
              <table:table-cell office:value-type="float" office:value="0.485">
                <text:p>0.485</text:p>
              </table:table-cell>
              <table:table-cell office:value-type="float" office:value="0.49140874">
                <text:p>0.491408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-0.6799986">
                <text:p>-0.6799986</text:p>
              </table:table-cell>
              <table:table-cell office:value-type="float" office:value="-0.63890624">
                <text:p>-0.63890624</text:p>
              </table:table-cell>
              <table:table-cell office:value-type="float" office:value="0.48000002">
                <text:p>0.48000002</text:p>
              </table:table-cell>
              <table:table-cell office:value-type="float" office:value="0.49781442">
                <text:p>0.497814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-0.69999856">
                <text:p>-0.69999856</text:p>
              </table:table-cell>
              <table:table-cell office:value-type="float" office:value="-0.61228514">
                <text:p>-0.61228514</text:p>
              </table:table-cell>
              <table:table-cell office:value-type="float" office:value="0.47500002">
                <text:p>0.47500002</text:p>
              </table:table-cell>
              <table:table-cell office:value-type="float" office:value="0.49232385">
                <text:p>0.492323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-0.71999854">
                <text:p>-0.71999854</text:p>
              </table:table-cell>
              <table:table-cell office:value-type="float" office:value="-0.61228514">
                <text:p>-0.61228514</text:p>
              </table:table-cell>
              <table:table-cell office:value-type="float" office:value="0.47000003">
                <text:p>0.47000003</text:p>
              </table:table-cell>
              <table:table-cell office:value-type="float" office:value="0.485003">
                <text:p>0.4850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-0.7399985">
                <text:p>-0.7399985</text:p>
              </table:table-cell>
              <table:table-cell office:value-type="float" office:value="-0.6721826">
                <text:p>-0.6721826</text:p>
              </table:table-cell>
              <table:table-cell office:value-type="float" office:value="0.46500003">
                <text:p>0.46500003</text:p>
              </table:table-cell>
              <table:table-cell office:value-type="float" office:value="0.4785973">
                <text:p>0.47859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-0.7599985">
                <text:p>-0.7599985</text:p>
              </table:table-cell>
              <table:table-cell office:value-type="float" office:value="-0.7387353">
                <text:p>-0.7387353</text:p>
              </table:table-cell>
              <table:table-cell office:value-type="float" office:value="0.46000004">
                <text:p>0.46000004</text:p>
              </table:table-cell>
              <table:table-cell office:value-type="float" office:value="0.46395573">
                <text:p>0.463955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-0.7799985">
                <text:p>-0.7799985</text:p>
              </table:table-cell>
              <table:table-cell office:value-type="float" office:value="-0.7520458">
                <text:p>-0.7520458</text:p>
              </table:table-cell>
              <table:table-cell office:value-type="float" office:value="0.45500004">
                <text:p>0.45500004</text:p>
              </table:table-cell>
              <table:table-cell office:value-type="float" office:value="0.46761614">
                <text:p>0.467616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-0.79999846">
                <text:p>-0.79999846</text:p>
              </table:table-cell>
              <table:table-cell office:value-type="float" office:value="-0.93173814">
                <text:p>-0.93173814</text:p>
              </table:table-cell>
              <table:table-cell office:value-type="float" office:value="0.45000005">
                <text:p>0.45000005</text:p>
              </table:table-cell>
              <table:table-cell office:value-type="float" office:value="0.4776822">
                <text:p>0.47768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-0.81999844">
                <text:p>-0.81999844</text:p>
              </table:table-cell>
              <table:table-cell office:value-type="float" office:value="-0.97166973">
                <text:p>-0.97166973</text:p>
              </table:table-cell>
              <table:table-cell office:value-type="float" office:value="0.44500005">
                <text:p>0.44500005</text:p>
              </table:table-cell>
              <table:table-cell office:value-type="float" office:value="0.45755">
                <text:p>0.457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-0.8399984">
                <text:p>-0.8399984</text:p>
              </table:table-cell>
              <table:table-cell office:value-type="float" office:value="-0.9051172">
                <text:p>-0.9051172</text:p>
              </table:table-cell>
              <table:table-cell office:value-type="float" office:value="0.44000006">
                <text:p>0.44000006</text:p>
              </table:table-cell>
              <table:table-cell office:value-type="float" office:value="0.44473863">
                <text:p>0.444738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-0.8599984">
                <text:p>-0.8599984</text:p>
              </table:table-cell>
              <table:table-cell office:value-type="float" office:value="-0.91177243">
                <text:p>-0.91177243</text:p>
              </table:table-cell>
              <table:table-cell office:value-type="float" office:value="0.43500006">
                <text:p>0.43500006</text:p>
              </table:table-cell>
              <table:table-cell office:value-type="float" office:value="0.4456537">
                <text:p>0.44565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-0.8799984">
                <text:p>-0.8799984</text:p>
              </table:table-cell>
              <table:table-cell office:value-type="float" office:value="-0.9383935">
                <text:p>-0.9383935</text:p>
              </table:table-cell>
              <table:table-cell office:value-type="float" office:value="0.43000007">
                <text:p>0.43000007</text:p>
              </table:table-cell>
              <table:table-cell office:value-type="float" office:value="0.4456537">
                <text:p>0.44565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-0.89999837">
                <text:p>-0.89999837</text:p>
              </table:table-cell>
              <table:table-cell office:value-type="float" office:value="-0.8918066">
                <text:p>-0.8918066</text:p>
              </table:table-cell>
              <table:table-cell office:value-type="float" office:value="0.42500007">
                <text:p>0.42500007</text:p>
              </table:table-cell>
              <table:table-cell office:value-type="float" office:value="0.43558758">
                <text:p>0.435587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-0.91999835">
                <text:p>-0.91999835</text:p>
              </table:table-cell>
              <table:table-cell office:value-type="float" office:value="-0.87849605">
                <text:p>-0.87849605</text:p>
              </table:table-cell>
              <table:table-cell office:value-type="float" office:value="0.42000008">
                <text:p>0.42000008</text:p>
              </table:table-cell>
              <table:table-cell office:value-type="float" office:value="0.430097">
                <text:p>0.4300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-0.9399983">
                <text:p>-0.9399983</text:p>
              </table:table-cell>
              <table:table-cell office:value-type="float" office:value="-0.93173826">
                <text:p>-0.93173826</text:p>
              </table:table-cell>
              <table:table-cell office:value-type="float" office:value="0.41500008">
                <text:p>0.41500008</text:p>
              </table:table-cell>
              <table:table-cell office:value-type="float" office:value="0.430097">
                <text:p>0.4300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-0.9599983">
                <text:p>-0.9599983</text:p>
              </table:table-cell>
              <table:table-cell office:value-type="float" office:value="-0.9383935">
                <text:p>-0.9383935</text:p>
              </table:table-cell>
              <table:table-cell office:value-type="float" office:value="0.4100001">
                <text:p>0.4100001</text:p>
              </table:table-cell>
              <table:table-cell office:value-type="float" office:value="0.4218611">
                <text:p>0.42186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-0.9799983">
                <text:p>-0.9799983</text:p>
              </table:table-cell>
              <table:table-cell office:value-type="float" office:value="-0.92508304">
                <text:p>-0.92508304</text:p>
              </table:table-cell>
              <table:table-cell office:value-type="float" office:value="0.4050001">
                <text:p>0.4050001</text:p>
              </table:table-cell>
              <table:table-cell office:value-type="float" office:value="0.4127101">
                <text:p>0.41271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-0.9999983">
                <text:p>-0.9999983</text:p>
              </table:table-cell>
              <table:table-cell office:value-type="float" office:value="-0.9916356">
                <text:p>-0.9916356</text:p>
              </table:table-cell>
              <table:table-cell office:value-type="float" office:value="0.4000001">
                <text:p>0.4000001</text:p>
              </table:table-cell>
              <table:table-cell office:value-type="float" office:value="0.4145403">
                <text:p>0.41454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-1.0199983">
                <text:p>-1.0199983</text:p>
              </table:table-cell>
              <table:table-cell office:value-type="float" office:value="-0.9916357">
                <text:p>-0.9916357</text:p>
              </table:table-cell>
              <table:table-cell office:value-type="float" office:value="0.3950001">
                <text:p>0.3950001</text:p>
              </table:table-cell>
              <table:table-cell office:value-type="float" office:value="0.40355912">
                <text:p>0.403559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-1.0399983">
                <text:p>-1.0399983</text:p>
              </table:table-cell>
              <table:table-cell office:value-type="float" office:value="-1.0116016">
                <text:p>-1.0116016</text:p>
              </table:table-cell>
              <table:table-cell office:value-type="float" office:value="0.3900001">
                <text:p>0.3900001</text:p>
              </table:table-cell>
              <table:table-cell office:value-type="float" office:value="0.39349303">
                <text:p>0.393493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-1.0599983">
                <text:p>-1.0599983</text:p>
              </table:table-cell>
              <table:table-cell office:value-type="float" office:value="-1.0382226">
                <text:p>-1.0382226</text:p>
              </table:table-cell>
              <table:table-cell office:value-type="float" office:value="0.3850001">
                <text:p>0.3850001</text:p>
              </table:table-cell>
              <table:table-cell office:value-type="float" office:value="0.3880024">
                <text:p>0.38800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-1.0799983">
                <text:p>-1.0799983</text:p>
              </table:table-cell>
              <table:table-cell office:value-type="float" office:value="-1.0781542">
                <text:p>-1.0781542</text:p>
              </table:table-cell>
              <table:table-cell office:value-type="float" office:value="0.3800001">
                <text:p>0.3800001</text:p>
              </table:table-cell>
              <table:table-cell office:value-type="float" office:value="0.3898326">
                <text:p>0.38983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-1.0999982">
                <text:p>-1.0999982</text:p>
              </table:table-cell>
              <table:table-cell office:value-type="float" office:value="-1.1047753">
                <text:p>-1.1047753</text:p>
              </table:table-cell>
              <table:table-cell office:value-type="float" office:value="0.37500012">
                <text:p>0.37500012</text:p>
              </table:table-cell>
              <table:table-cell office:value-type="float" office:value="0.38251182">
                <text:p>0.382511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-1.1199982">
                <text:p>-1.1199982</text:p>
              </table:table-cell>
              <table:table-cell office:value-type="float" office:value="-1.0515331">
                <text:p>-1.0515331</text:p>
              </table:table-cell>
              <table:table-cell office:value-type="float" office:value="0.37000012">
                <text:p>0.37000012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-1.1399982">
                <text:p>-1.1399982</text:p>
              </table:table-cell>
              <table:table-cell office:value-type="float" office:value="-1.1247411">
                <text:p>-1.1247411</text:p>
              </table:table-cell>
              <table:table-cell office:value-type="float" office:value="0.36500013">
                <text:p>0.36500013</text:p>
              </table:table-cell>
              <table:table-cell office:value-type="float" office:value="0.37244573">
                <text:p>0.372445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-1.1599982">
                <text:p>-1.1599982</text:p>
              </table:table-cell>
              <table:table-cell office:value-type="float" office:value="-1.1313964">
                <text:p>-1.1313964</text:p>
              </table:table-cell>
              <table:table-cell office:value-type="float" office:value="0.36000013">
                <text:p>0.36000013</text:p>
              </table:table-cell>
              <table:table-cell office:value-type="float" office:value="0.36970043">
                <text:p>0.369700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-1.1799982">
                <text:p>-1.1799982</text:p>
              </table:table-cell>
              <table:table-cell office:value-type="float" office:value="-1.2112597">
                <text:p>-1.2112597</text:p>
              </table:table-cell>
              <table:table-cell office:value-type="float" office:value="0.35500014">
                <text:p>0.35500014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-1.1999981">
                <text:p>-1.1999981</text:p>
              </table:table-cell>
              <table:table-cell office:value-type="float" office:value="-1.1912937">
                <text:p>-1.1912937</text:p>
              </table:table-cell>
              <table:table-cell office:value-type="float" office:value="0.35000014">
                <text:p>0.35000014</text:p>
              </table:table-cell>
              <table:table-cell office:value-type="float" office:value="0.36695513">
                <text:p>0.366955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-1.2199981">
                <text:p>-1.2199981</text:p>
              </table:table-cell>
              <table:table-cell office:value-type="float" office:value="-1.2312254">
                <text:p>-1.2312254</text:p>
              </table:table-cell>
              <table:table-cell office:value-type="float" office:value="0.34500015">
                <text:p>0.34500015</text:p>
              </table:table-cell>
              <table:table-cell office:value-type="float" office:value="0.3596343">
                <text:p>0.35963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-1.2399981">
                <text:p>-1.2399981</text:p>
              </table:table-cell>
              <table:table-cell office:value-type="float" office:value="-1.1779833">
                <text:p>-1.1779833</text:p>
              </table:table-cell>
              <table:table-cell office:value-type="float" office:value="0.34000015">
                <text:p>0.34000015</text:p>
              </table:table-cell>
              <table:table-cell office:value-type="float" office:value="0.34499273">
                <text:p>0.344992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-1.2599981">
                <text:p>-1.2599981</text:p>
              </table:table-cell>
              <table:table-cell office:value-type="float" office:value="-1.1846386">
                <text:p>-1.1846386</text:p>
              </table:table-cell>
              <table:table-cell office:value-type="float" office:value="0.33500016">
                <text:p>0.33500016</text:p>
              </table:table-cell>
              <table:table-cell office:value-type="float" office:value="0.3330964">
                <text:p>0.33309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-1.2799981">
                <text:p>-1.2799981</text:p>
              </table:table-cell>
              <table:table-cell office:value-type="float" office:value="-1.1912938">
                <text:p>-1.1912938</text:p>
              </table:table-cell>
              <table:table-cell office:value-type="float" office:value="0.33000016">
                <text:p>0.33000016</text:p>
              </table:table-cell>
              <table:table-cell office:value-type="float" office:value="0.3285209">
                <text:p>0.32852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-1.299998">
                <text:p>-1.299998</text:p>
              </table:table-cell>
              <table:table-cell office:value-type="float" office:value="-1.2578465">
                <text:p>-1.2578465</text:p>
              </table:table-cell>
              <table:table-cell office:value-type="float" office:value="0.32500017">
                <text:p>0.32500017</text:p>
              </table:table-cell>
              <table:table-cell office:value-type="float" office:value="0.3248605">
                <text:p>0.32486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-1.319998">
                <text:p>-1.319998</text:p>
              </table:table-cell>
              <table:table-cell office:value-type="float" office:value="-1.2179149">
                <text:p>-1.2179149</text:p>
              </table:table-cell>
              <table:table-cell office:value-type="float" office:value="0.32000017">
                <text:p>0.32000017</text:p>
              </table:table-cell>
              <table:table-cell office:value-type="float" office:value="0.32303032">
                <text:p>0.323030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-1.339998">
                <text:p>-1.339998</text:p>
              </table:table-cell>
              <table:table-cell office:value-type="float" office:value="-1.2179148">
                <text:p>-1.2179148</text:p>
              </table:table-cell>
              <table:table-cell office:value-type="float" office:value="0.31500018">
                <text:p>0.31500018</text:p>
              </table:table-cell>
              <table:table-cell office:value-type="float" office:value="0.3120491">
                <text:p>0.31204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-1.359998">
                <text:p>-1.359998</text:p>
              </table:table-cell>
              <table:table-cell office:value-type="float" office:value="-1.3310547">
                <text:p>-1.3310547</text:p>
              </table:table-cell>
              <table:table-cell office:value-type="float" office:value="0.31000018">
                <text:p>0.31000018</text:p>
              </table:table-cell>
              <table:table-cell office:value-type="float" office:value="0.320285">
                <text:p>0.3202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-1.379998">
                <text:p>-1.379998</text:p>
              </table:table-cell>
              <table:table-cell office:value-type="float" office:value="-1.3510203">
                <text:p>-1.3510203</text:p>
              </table:table-cell>
              <table:table-cell office:value-type="float" office:value="0.3050002">
                <text:p>0.3050002</text:p>
              </table:table-cell>
              <table:table-cell office:value-type="float" office:value="0.3157095">
                <text:p>0.3157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-1.399998">
                <text:p>-1.399998</text:p>
              </table:table-cell>
              <table:table-cell office:value-type="float" office:value="-1.3510205">
                <text:p>-1.3510205</text:p>
              </table:table-cell>
              <table:table-cell office:value-type="float" office:value="0.3000002">
                <text:p>0.3000002</text:p>
              </table:table-cell>
              <table:table-cell office:value-type="float" office:value="0.3047283">
                <text:p>0.30472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-1.4199979">
                <text:p>-1.4199979</text:p>
              </table:table-cell>
              <table:table-cell office:value-type="float" office:value="-1.3044335">
                <text:p>-1.3044335</text:p>
              </table:table-cell>
              <table:table-cell office:value-type="float" office:value="0.2950002">
                <text:p>0.2950002</text:p>
              </table:table-cell>
              <table:table-cell office:value-type="float" office:value="0.2891716">
                <text:p>0.28917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-1.4399979">
                <text:p>-1.4399979</text:p>
              </table:table-cell>
              <table:table-cell office:value-type="float" office:value="-1.3576758">
                <text:p>-1.3576758</text:p>
              </table:table-cell>
              <table:table-cell office:value-type="float" office:value="0.2900002">
                <text:p>0.2900002</text:p>
              </table:table-cell>
              <table:table-cell office:value-type="float" office:value="0.28734142">
                <text:p>0.287341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-1.4599979">
                <text:p>-1.4599979</text:p>
              </table:table-cell>
              <table:table-cell office:value-type="float" office:value="-1.364331">
                <text:p>-1.364331</text:p>
              </table:table-cell>
              <table:table-cell office:value-type="float" office:value="0.2850002">
                <text:p>0.2850002</text:p>
              </table:table-cell>
              <table:table-cell office:value-type="float" office:value="0.2791055">
                <text:p>0.27910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-1.4799979">
                <text:p>-1.4799979</text:p>
              </table:table-cell>
              <table:table-cell office:value-type="float" office:value="-1.364331">
                <text:p>-1.364331</text:p>
              </table:table-cell>
              <table:table-cell office:value-type="float" office:value="0.2800002">
                <text:p>0.2800002</text:p>
              </table:table-cell>
              <table:table-cell office:value-type="float" office:value="0.2717847">
                <text:p>0.27178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-1.4999979">
                <text:p>-1.4999979</text:p>
              </table:table-cell>
              <table:table-cell office:value-type="float" office:value="-1.3776416">
                <text:p>-1.3776416</text:p>
              </table:table-cell>
              <table:table-cell office:value-type="float" office:value="0.2750002">
                <text:p>0.2750002</text:p>
              </table:table-cell>
              <table:table-cell office:value-type="float" office:value="0.26812434">
                <text:p>0.268124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-1.5199978">
                <text:p>-1.5199978</text:p>
              </table:table-cell>
              <table:table-cell office:value-type="float" office:value="-1.4308836">
                <text:p>-1.4308836</text:p>
              </table:table-cell>
              <table:table-cell office:value-type="float" office:value="0.27000022">
                <text:p>0.27000022</text:p>
              </table:table-cell>
              <table:table-cell office:value-type="float" office:value="0.26812434">
                <text:p>0.268124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-1.5399978">
                <text:p>-1.5399978</text:p>
              </table:table-cell>
              <table:table-cell office:value-type="float" office:value="-1.4575047">
                <text:p>-1.4575047</text:p>
              </table:table-cell>
              <table:table-cell office:value-type="float" office:value="0.26500022">
                <text:p>0.26500022</text:p>
              </table:table-cell>
              <table:table-cell office:value-type="float" office:value="0.26629412">
                <text:p>0.266294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-1.5599978">
                <text:p>-1.5599978</text:p>
              </table:table-cell>
              <table:table-cell office:value-type="float" office:value="-1.4575047">
                <text:p>-1.4575047</text:p>
              </table:table-cell>
              <table:table-cell office:value-type="float" office:value="0.26000023">
                <text:p>0.26000023</text:p>
              </table:table-cell>
              <table:table-cell office:value-type="float" office:value="0.25897333">
                <text:p>0.25897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-1.5799978">
                <text:p>-1.5799978</text:p>
              </table:table-cell>
              <table:table-cell office:value-type="float" office:value="-1.4242284">
                <text:p>-1.4242284</text:p>
              </table:table-cell>
              <table:table-cell office:value-type="float" office:value="0.25500023">
                <text:p>0.25500023</text:p>
              </table:table-cell>
              <table:table-cell office:value-type="float" office:value="0.24707702">
                <text:p>0.247077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-1.5999978">
                <text:p>-1.5999978</text:p>
              </table:table-cell>
              <table:table-cell office:value-type="float" office:value="-1.510747">
                <text:p>-1.510747</text:p>
              </table:table-cell>
              <table:table-cell office:value-type="float" office:value="0.25000024">
                <text:p>0.25000024</text:p>
              </table:table-cell>
              <table:table-cell office:value-type="float" office:value="0.2534827">
                <text:p>0.25348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-1.6199977">
                <text:p>-1.6199977</text:p>
              </table:table-cell>
              <table:table-cell office:value-type="float" office:value="-1.6105758">
                <text:p>-1.6105758</text:p>
              </table:table-cell>
              <table:table-cell office:value-type="float" office:value="0.24500024">
                <text:p>0.24500024</text:p>
              </table:table-cell>
              <table:table-cell office:value-type="float" office:value="0.2580582">
                <text:p>0.25805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-1.6399977">
                <text:p>-1.6399977</text:p>
              </table:table-cell>
              <table:table-cell office:value-type="float" office:value="-1.6238865">
                <text:p>-1.6238865</text:p>
              </table:table-cell>
              <table:table-cell office:value-type="float" office:value="0.24000025">
                <text:p>0.24000025</text:p>
              </table:table-cell>
              <table:table-cell office:value-type="float" office:value="0.25073743">
                <text:p>0.250737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-1.6599977">
                <text:p>-1.6599977</text:p>
              </table:table-cell>
              <table:table-cell office:value-type="float" office:value="-1.5906101">
                <text:p>-1.5906101</text:p>
              </table:table-cell>
              <table:table-cell office:value-type="float" office:value="0.23500025">
                <text:p>0.23500025</text:p>
              </table:table-cell>
              <table:table-cell office:value-type="float" office:value="0.23884113">
                <text:p>0.238841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-1.6799977">
                <text:p>-1.6799977</text:p>
              </table:table-cell>
              <table:table-cell office:value-type="float" office:value="-1.6238865">
                <text:p>-1.6238865</text:p>
              </table:table-cell>
              <table:table-cell office:value-type="float" office:value="0.23000026">
                <text:p>0.23000026</text:p>
              </table:table-cell>
              <table:table-cell office:value-type="float" office:value="0.237926">
                <text:p>0.2379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-1.6999977">
                <text:p>-1.6999977</text:p>
              </table:table-cell>
              <table:table-cell office:value-type="float" office:value="-1.6970944">
                <text:p>-1.6970944</text:p>
              </table:table-cell>
              <table:table-cell office:value-type="float" office:value="0.22500026">
                <text:p>0.22500026</text:p>
              </table:table-cell>
              <table:table-cell office:value-type="float" office:value="0.2388411">
                <text:p>0.23884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-1.7199976">
                <text:p>-1.7199976</text:p>
              </table:table-cell>
              <table:table-cell office:value-type="float" office:value="-1.7436814">
                <text:p>-1.7436814</text:p>
              </table:table-cell>
              <table:table-cell office:value-type="float" office:value="0.22000027">
                <text:p>0.22000027</text:p>
              </table:table-cell>
              <table:table-cell office:value-type="float" office:value="0.2397562">
                <text:p>0.23975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-1.7399976">
                <text:p>-1.7399976</text:p>
              </table:table-cell>
              <table:table-cell office:value-type="float" office:value="-1.6904393">
                <text:p>-1.6904393</text:p>
              </table:table-cell>
              <table:table-cell office:value-type="float" office:value="0.21500027">
                <text:p>0.21500027</text:p>
              </table:table-cell>
              <table:table-cell office:value-type="float" office:value="0.23243542">
                <text:p>0.232435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-1.7599976">
                <text:p>-1.7599976</text:p>
              </table:table-cell>
              <table:table-cell office:value-type="float" office:value="-1.7370262">
                <text:p>-1.7370262</text:p>
              </table:table-cell>
              <table:table-cell office:value-type="float" office:value="0.21000028">
                <text:p>0.21000028</text:p>
              </table:table-cell>
              <table:table-cell office:value-type="float" office:value="0.2388411">
                <text:p>0.23884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-1.7799976">
                <text:p>-1.7799976</text:p>
              </table:table-cell>
              <table:table-cell office:value-type="float" office:value="-1.6837839">
                <text:p>-1.6837839</text:p>
              </table:table-cell>
              <table:table-cell office:value-type="float" office:value="0.20500028">
                <text:p>0.20500028</text:p>
              </table:table-cell>
              <table:table-cell office:value-type="float" office:value="0.2315203">
                <text:p>0.23152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-1.7999976">
                <text:p>-1.7999976</text:p>
              </table:table-cell>
              <table:table-cell office:value-type="float" office:value="-1.7370262">
                <text:p>-1.7370262</text:p>
              </table:table-cell>
              <table:table-cell office:value-type="float" office:value="0.20000029">
                <text:p>0.20000029</text:p>
              </table:table-cell>
              <table:table-cell office:value-type="float" office:value="0.22236931">
                <text:p>0.222369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-1.8199975">
                <text:p>-1.8199975</text:p>
              </table:table-cell>
              <table:table-cell office:value-type="float" office:value="-1.7969238">
                <text:p>-1.7969238</text:p>
              </table:table-cell>
              <table:table-cell office:value-type="float" office:value="0.19500029">
                <text:p>0.19500029</text:p>
              </table:table-cell>
              <table:table-cell office:value-type="float" office:value="0.21962401">
                <text:p>0.219624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-1.8399975">
                <text:p>-1.8399975</text:p>
              </table:table-cell>
              <table:table-cell office:value-type="float" office:value="-1.9034079">
                <text:p>-1.9034079</text:p>
              </table:table-cell>
              <table:table-cell office:value-type="float" office:value="0.1900003">
                <text:p>0.1900003</text:p>
              </table:table-cell>
              <table:table-cell office:value-type="float" office:value="0.22145422">
                <text:p>0.221454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-1.8599975">
                <text:p>-1.8599975</text:p>
              </table:table-cell>
              <table:table-cell office:value-type="float" office:value="-1.8634765">
                <text:p>-1.8634765</text:p>
              </table:table-cell>
              <table:table-cell office:value-type="float" office:value="0.1850003">
                <text:p>0.1850003</text:p>
              </table:table-cell>
              <table:table-cell office:value-type="float" office:value="0.20864283">
                <text:p>0.208642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-1.8799975">
                <text:p>-1.8799975</text:p>
              </table:table-cell>
              <table:table-cell office:value-type="float" office:value="-1.8368554">
                <text:p>-1.8368554</text:p>
              </table:table-cell>
              <table:table-cell office:value-type="float" office:value="0.1800003">
                <text:p>0.1800003</text:p>
              </table:table-cell>
              <table:table-cell office:value-type="float" office:value="0.19949181">
                <text:p>0.199491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-1.8999975">
                <text:p>-1.8999975</text:p>
              </table:table-cell>
              <table:table-cell office:value-type="float" office:value="-1.8235449">
                <text:p>-1.8235449</text:p>
              </table:table-cell>
              <table:table-cell office:value-type="float" office:value="0.17500031">
                <text:p>0.17500031</text:p>
              </table:table-cell>
              <table:table-cell office:value-type="float" office:value="0.192171">
                <text:p>0.1921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-1.9199975">
                <text:p>-1.9199975</text:p>
              </table:table-cell>
              <table:table-cell office:value-type="float" office:value="-1.8368554">
                <text:p>-1.8368554</text:p>
              </table:table-cell>
              <table:table-cell office:value-type="float" office:value="0.17000031">
                <text:p>0.17000031</text:p>
              </table:table-cell>
              <table:table-cell office:value-type="float" office:value="0.19034082">
                <text:p>0.190340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-1.9399974">
                <text:p>-1.9399974</text:p>
              </table:table-cell>
              <table:table-cell office:value-type="float" office:value="-1.8634765">
                <text:p>-1.8634765</text:p>
              </table:table-cell>
              <table:table-cell office:value-type="float" office:value="0.16500032">
                <text:p>0.16500032</text:p>
              </table:table-cell>
              <table:table-cell office:value-type="float" office:value="0.18851061">
                <text:p>0.188510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-1.9599974">
                <text:p>-1.9599974</text:p>
              </table:table-cell>
              <table:table-cell office:value-type="float" office:value="-1.8435106">
                <text:p>-1.8435106</text:p>
              </table:table-cell>
              <table:table-cell office:value-type="float" office:value="0.16000032">
                <text:p>0.16000032</text:p>
              </table:table-cell>
              <table:table-cell office:value-type="float" office:value="0.1711237">
                <text:p>0.17112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-1.9799974">
                <text:p>-1.9799974</text:p>
              </table:table-cell>
              <table:table-cell office:value-type="float" office:value="-1.9034079">
                <text:p>-1.9034079</text:p>
              </table:table-cell>
              <table:table-cell office:value-type="float" office:value="0.15500033">
                <text:p>0.15500033</text:p>
              </table:table-cell>
              <table:table-cell office:value-type="float" office:value="0.1720388">
                <text:p>0.17203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-1.9999974">
                <text:p>-1.9999974</text:p>
              </table:table-cell>
              <table:table-cell office:value-type="float" office:value="-2.0098922">
                <text:p>-2.0098922</text:p>
              </table:table-cell>
              <table:table-cell office:value-type="float" office:value="0.15000033">
                <text:p>0.15000033</text:p>
              </table:table-cell>
              <table:table-cell office:value-type="float" office:value="0.1793596">
                <text:p>0.17935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-2">
                <text:p>-2</text:p>
              </table:table-cell>
              <table:table-cell office:value-type="float" office:value="-2.0631344">
                <text:p>-2.0631344</text:p>
              </table:table-cell>
              <table:table-cell office:value-type="float" office:value="0.15">
                <text:p>0.15</text:p>
              </table:table-cell>
              <table:table-cell office:value-type="float" office:value="0.1793596">
                <text:p>0.17935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-2">
                <text:p>-2</text:p>
              </table:table-cell>
              <table:table-cell office:value-type="float" office:value="-2.0165477">
                <text:p>-2.0165477</text:p>
              </table:table-cell>
              <table:table-cell office:value-type="float" office:value="0.15">
                <text:p>0.15</text:p>
              </table:table-cell>
              <table:table-cell office:value-type="float" office:value="0.16929351">
                <text:p>0.169293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-2">
                <text:p>-2</text:p>
              </table:table-cell>
              <table:table-cell office:value-type="float" office:value="-1.9965819">
                <text:p>-1.9965819</text:p>
              </table:table-cell>
              <table:table-cell office:value-type="float" office:value="0.15">
                <text:p>0.15</text:p>
              </table:table-cell>
              <table:table-cell office:value-type="float" office:value="0.16105762">
                <text:p>0.161057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-2">
                <text:p>-2</text:p>
              </table:table-cell>
              <table:table-cell office:value-type="float" office:value="-1.9566501">
                <text:p>-1.9566501</text:p>
              </table:table-cell>
              <table:table-cell office:value-type="float" office:value="0.15">
                <text:p>0.15</text:p>
              </table:table-cell>
              <table:table-cell office:value-type="float" office:value="0.155567">
                <text:p>0.1555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-2">
                <text:p>-2</text:p>
              </table:table-cell>
              <table:table-cell office:value-type="float" office:value="-1.9899265">
                <text:p>-1.9899265</text:p>
              </table:table-cell>
              <table:table-cell office:value-type="float" office:value="0.15">
                <text:p>0.15</text:p>
              </table:table-cell>
              <table:table-cell office:value-type="float" office:value="0.1656331">
                <text:p>0.16563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-2">
                <text:p>-2</text:p>
              </table:table-cell>
              <table:table-cell office:value-type="float" office:value="-1.9633055">
                <text:p>-1.9633055</text:p>
              </table:table-cell>
              <table:table-cell office:value-type="float" office:value="0.15">
                <text:p>0.15</text:p>
              </table:table-cell>
              <table:table-cell office:value-type="float" office:value="0.16563311">
                <text:p>0.165633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-2">
                <text:p>-2</text:p>
              </table:table-cell>
              <table:table-cell office:value-type="float" office:value="-1.8967526">
                <text:p>-1.8967526</text:p>
              </table:table-cell>
              <table:table-cell office:value-type="float" office:value="0.15">
                <text:p>0.15</text:p>
              </table:table-cell>
              <table:table-cell office:value-type="float" office:value="0.15465191">
                <text:p>0.154651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-2">
                <text:p>-2</text:p>
              </table:table-cell>
              <table:table-cell office:value-type="float" office:value="-1.8501658">
                <text:p>-1.8501658</text:p>
              </table:table-cell>
              <table:table-cell office:value-type="float" office:value="0.15">
                <text:p>0.15</text:p>
              </table:table-cell>
              <table:table-cell office:value-type="float" office:value="0.14824621">
                <text:p>0.148246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-2">
                <text:p>-2</text:p>
              </table:table-cell>
              <table:table-cell office:value-type="float" office:value="-1.8834422">
                <text:p>-1.8834422</text:p>
              </table:table-cell>
              <table:table-cell office:value-type="float" office:value="0.15">
                <text:p>0.15</text:p>
              </table:table-cell>
              <table:table-cell office:value-type="float" office:value="0.1564821">
                <text:p>0.15648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-2">
                <text:p>-2</text:p>
              </table:table-cell>
              <table:table-cell office:value-type="float" office:value="-1.9233737">
                <text:p>-1.9233737</text:p>
              </table:table-cell>
              <table:table-cell office:value-type="float" office:value="0.15">
                <text:p>0.15</text:p>
              </table:table-cell>
              <table:table-cell office:value-type="float" office:value="0.15831232">
                <text:p>0.158312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-2">
                <text:p>-2</text:p>
              </table:table-cell>
              <table:table-cell office:value-type="float" office:value="-1.9167185">
                <text:p>-1.9167185</text:p>
              </table:table-cell>
              <table:table-cell office:value-type="float" office:value="0.15">
                <text:p>0.15</text:p>
              </table:table-cell>
              <table:table-cell office:value-type="float" office:value="0.15739723">
                <text:p>0.157397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-2">
                <text:p>-2</text:p>
              </table:table-cell>
              <table:table-cell office:value-type="float" office:value="-1.903408">
                <text:p>-1.903408</text:p>
              </table:table-cell>
              <table:table-cell office:value-type="float" office:value="0.15">
                <text:p>0.15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-2">
                <text:p>-2</text:p>
              </table:table-cell>
              <table:table-cell office:value-type="float" office:value="-1.9034079">
                <text:p>-1.9034079</text:p>
              </table:table-cell>
              <table:table-cell office:value-type="float" office:value="0.15">
                <text:p>0.15</text:p>
              </table:table-cell>
              <table:table-cell office:value-type="float" office:value="0.15373681">
                <text:p>0.153736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-2">
                <text:p>-2</text:p>
              </table:table-cell>
              <table:table-cell office:value-type="float" office:value="-1.976616">
                <text:p>-1.976616</text:p>
              </table:table-cell>
              <table:table-cell office:value-type="float" office:value="0.15">
                <text:p>0.15</text:p>
              </table:table-cell>
              <table:table-cell office:value-type="float" office:value="0.16197269">
                <text:p>0.161972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-2">
                <text:p>-2</text:p>
              </table:table-cell>
              <table:table-cell office:value-type="float" office:value="-1.9233737">
                <text:p>-1.9233737</text:p>
              </table:table-cell>
              <table:table-cell office:value-type="float" office:value="0.15">
                <text:p>0.15</text:p>
              </table:table-cell>
              <table:table-cell office:value-type="float" office:value="0.15648212">
                <text:p>0.156482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-2">
                <text:p>-2</text:p>
              </table:table-cell>
              <table:table-cell office:value-type="float" office:value="-1.903408">
                <text:p>-1.903408</text:p>
              </table:table-cell>
              <table:table-cell office:value-type="float" office:value="0.15">
                <text:p>0.15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-2">
                <text:p>-2</text:p>
              </table:table-cell>
              <table:table-cell office:value-type="float" office:value="-1.8634765">
                <text:p>-1.8634765</text:p>
              </table:table-cell>
              <table:table-cell office:value-type="float" office:value="0.15">
                <text:p>0.15</text:p>
              </table:table-cell>
              <table:table-cell office:value-type="float" office:value="0.146416">
                <text:p>0.1464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-2">
                <text:p>-2</text:p>
              </table:table-cell>
              <table:table-cell office:value-type="float" office:value="-1.876787">
                <text:p>-1.876787</text:p>
              </table:table-cell>
              <table:table-cell office:value-type="float" office:value="0.15">
                <text:p>0.15</text:p>
              </table:table-cell>
              <table:table-cell office:value-type="float" office:value="0.1500764">
                <text:p>0.15007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-2">
                <text:p>-2</text:p>
              </table:table-cell>
              <table:table-cell office:value-type="float" office:value="-1.8834422">
                <text:p>-1.8834422</text:p>
              </table:table-cell>
              <table:table-cell office:value-type="float" office:value="0.15">
                <text:p>0.15</text:p>
              </table:table-cell>
              <table:table-cell office:value-type="float" office:value="0.1528217">
                <text:p>0.15282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-2">
                <text:p>-2</text:p>
              </table:table-cell>
              <table:table-cell office:value-type="float" office:value="-1.8834422">
                <text:p>-1.8834422</text:p>
              </table:table-cell>
              <table:table-cell office:value-type="float" office:value="0.15">
                <text:p>0.15</text:p>
              </table:table-cell>
              <table:table-cell office:value-type="float" office:value="0.1528217">
                <text:p>0.15282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-2">
                <text:p>-2</text:p>
              </table:table-cell>
              <table:table-cell office:value-type="float" office:value="-1.903408">
                <text:p>-1.903408</text:p>
              </table:table-cell>
              <table:table-cell office:value-type="float" office:value="0.15">
                <text:p>0.15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-2">
                <text:p>-2</text:p>
              </table:table-cell>
              <table:table-cell office:value-type="float" office:value="-1.8501658">
                <text:p>-1.8501658</text:p>
              </table:table-cell>
              <table:table-cell office:value-type="float" office:value="0.15">
                <text:p>0.15</text:p>
              </table:table-cell>
              <table:table-cell office:value-type="float" office:value="0.14641601">
                <text:p>0.146416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-2">
                <text:p>-2</text:p>
              </table:table-cell>
              <table:table-cell office:value-type="float" office:value="-1.9433396">
                <text:p>-1.9433396</text:p>
              </table:table-cell>
              <table:table-cell office:value-type="float" office:value="0.15">
                <text:p>0.15</text:p>
              </table:table-cell>
              <table:table-cell office:value-type="float" office:value="0.1592274">
                <text:p>0.15922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-2">
                <text:p>-2</text:p>
              </table:table-cell>
              <table:table-cell office:value-type="float" office:value="-1.8900974">
                <text:p>-1.8900974</text:p>
              </table:table-cell>
              <table:table-cell office:value-type="float" office:value="0.15">
                <text:p>0.15</text:p>
              </table:table-cell>
              <table:table-cell office:value-type="float" office:value="0.15007639">
                <text:p>0.150076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-2">
                <text:p>-2</text:p>
              </table:table-cell>
              <table:table-cell office:value-type="float" office:value="-1.9233737">
                <text:p>-1.9233737</text:p>
              </table:table-cell>
              <table:table-cell office:value-type="float" office:value="0.15">
                <text:p>0.15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-2">
                <text:p>-2</text:p>
              </table:table-cell>
              <table:table-cell office:value-type="float" office:value="-1.9034079">
                <text:p>-1.9034079</text:p>
              </table:table-cell>
              <table:table-cell office:value-type="float" office:value="0.15">
                <text:p>0.15</text:p>
              </table:table-cell>
              <table:table-cell office:value-type="float" office:value="0.15007639">
                <text:p>0.150076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-2">
                <text:p>-2</text:p>
              </table:table-cell>
              <table:table-cell office:value-type="float" office:value="-1.9433396">
                <text:p>-1.9433396</text:p>
              </table:table-cell>
              <table:table-cell office:value-type="float" office:value="0.15">
                <text:p>0.15</text:p>
              </table:table-cell>
              <table:table-cell office:value-type="float" office:value="0.1573972">
                <text:p>0.15739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-2">
                <text:p>-2</text:p>
              </table:table-cell>
              <table:table-cell office:value-type="float" office:value="-1.930029">
                <text:p>-1.930029</text:p>
              </table:table-cell>
              <table:table-cell office:value-type="float" office:value="0.15">
                <text:p>0.15</text:p>
              </table:table-cell>
              <table:table-cell office:value-type="float" office:value="0.1537368">
                <text:p>0.15373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-2">
                <text:p>-2</text:p>
              </table:table-cell>
              <table:table-cell office:value-type="float" office:value="-1.9100633">
                <text:p>-1.9100633</text:p>
              </table:table-cell>
              <table:table-cell office:value-type="float" office:value="0.15">
                <text:p>0.15</text:p>
              </table:table-cell>
              <table:table-cell office:value-type="float" office:value="0.1455009">
                <text:p>0.14550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-2">
                <text:p>-2</text:p>
              </table:table-cell>
              <table:table-cell office:value-type="float" office:value="-1.876787">
                <text:p>-1.876787</text:p>
              </table:table-cell>
              <table:table-cell office:value-type="float" office:value="0.15">
                <text:p>0.15</text:p>
              </table:table-cell>
              <table:table-cell office:value-type="float" office:value="0.14275561">
                <text:p>0.142755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-2">
                <text:p>-2</text:p>
              </table:table-cell>
              <table:table-cell office:value-type="float" office:value="-1.9233737">
                <text:p>-1.9233737</text:p>
              </table:table-cell>
              <table:table-cell office:value-type="float" office:value="0.15">
                <text:p>0.15</text:p>
              </table:table-cell>
              <table:table-cell office:value-type="float" office:value="0.14916131">
                <text:p>0.14916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